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45.56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52.92mm"/>
    </style:style>
    <style:style style:name="co6" style:family="table-column">
      <style:table-column-properties fo:break-before="auto" style:column-width="42.83mm"/>
    </style:style>
    <style:style style:name="co7" style:family="table-column">
      <style:table-column-properties fo:break-before="auto" style:column-width="66.2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erature20200426_102211" table:style-name="ta1">
        <table:shapes>
          <draw:frame draw:z-index="0" draw:style-name="gr1" draw:text-style-name="P1" svg:width="255.79mm" svg:height="136.52mm" svg:x="185.05mm" svg:y="32.41mm">
            <draw:object draw:notify-on-update-of-ranges="temperature20200426_102211.A1:temperature20200426_102211.A1 temperature20200426_102211.A2:temperature20200426_102211.A756 temperature20200426_102211.B1:temperature20200426_102211.B1 temperature20200426_102211.B2:temperature20200426_102211.B756 temperature20200426_102211.C1:temperature20200426_102211.C1 temperature20200426_102211.C2:temperature20200426_102211.C7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me[min]</text:p>
          </table:table-cell>
          <table:table-cell office:value-type="string" calcext:value-type="string">
            <text:p>Temperature[°C]</text:p>
          </table:table-cell>
          <table:table-cell office:value-type="string" calcext:value-type="string">
            <text:p>Reference Temperature[°C]</text:p>
          </table:table-cell>
          <table:table-cell office:value-type="string" calcext:value-type="string">
            <text:p>Power[W]</text:p>
          </table:table-cell>
          <table:table-cell office:value-type="string" calcext:value-type="string">
            <text:p>Observer state Temperature[°C]</text:p>
          </table:table-cell>
          <table:table-cell office:value-type="string" calcext:value-type="string">
            <text:p>Observer state Power[W]</text:p>
          </table:table-cell>
          <table:table-cell office:value-type="string" calcext:value-type="string">
            <text:p>Observer state Ambient temperature[°C]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67.5" calcext:value-type="float">
            <text:p>67.5</text:p>
          </table:table-cell>
          <table:table-cell office:value-type="float" office:value="65.0019428571429" calcext:value-type="float">
            <text:p>65.0019428571429</text:p>
          </table:table-cell>
          <table:table-cell office:value-type="float" office:value="1700" calcext:value-type="float">
            <text:p>1700</text:p>
          </table:table-cell>
          <table:table-cell office:value-type="float" office:value="15.63015" calcext:value-type="float">
            <text:p>15.63015</text:p>
          </table:table-cell>
          <table:table-cell office:value-type="float" office:value="3.15" calcext:value-type="float">
            <text:p>3.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67.5" calcext:value-type="float">
            <text:p>67.5</text:p>
          </table:table-cell>
          <table:table-cell office:value-type="float" office:value="65.2098285714286" calcext:value-type="float">
            <text:p>65.2098285714286</text:p>
          </table:table-cell>
          <table:table-cell office:value-type="float" office:value="1700" calcext:value-type="float">
            <text:p>1700</text:p>
          </table:table-cell>
          <table:table-cell office:value-type="float" office:value="55.6823715368349" calcext:value-type="float">
            <text:p>55.6823715368349</text:p>
          </table:table-cell>
          <table:table-cell office:value-type="float" office:value="297.264635053178" calcext:value-type="float">
            <text:p>297.2646350531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67.4" calcext:value-type="float">
            <text:p>67.4</text:p>
          </table:table-cell>
          <table:table-cell office:value-type="float" office:value="65.3720571428571" calcext:value-type="float">
            <text:p>65.3720571428571</text:p>
          </table:table-cell>
          <table:table-cell office:value-type="float" office:value="1700" calcext:value-type="float">
            <text:p>1700</text:p>
          </table:table-cell>
          <table:table-cell office:value-type="float" office:value="63.3613293465641" calcext:value-type="float">
            <text:p>63.3613293465641</text:p>
          </table:table-cell>
          <table:table-cell office:value-type="float" office:value="404.559597073269" calcext:value-type="float">
            <text:p>404.5595970732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67.4" calcext:value-type="float">
            <text:p>67.4</text:p>
          </table:table-cell>
          <table:table-cell office:value-type="float" office:value="65.5342857142857" calcext:value-type="float">
            <text:p>65.5342857142857</text:p>
          </table:table-cell>
          <table:table-cell office:value-type="float" office:value="1700" calcext:value-type="float">
            <text:p>1700</text:p>
          </table:table-cell>
          <table:table-cell office:value-type="float" office:value="66.0192085628585" calcext:value-type="float">
            <text:p>66.0192085628585</text:p>
          </table:table-cell>
          <table:table-cell office:value-type="float" office:value="483.980764419292" calcext:value-type="float">
            <text:p>483.9807644192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67.4" calcext:value-type="float">
            <text:p>67.4</text:p>
          </table:table-cell>
          <table:table-cell office:value-type="float" office:value="65.6955428571429" calcext:value-type="float">
            <text:p>65.6955428571429</text:p>
          </table:table-cell>
          <table:table-cell office:value-type="float" office:value="1700" calcext:value-type="float">
            <text:p>1700</text:p>
          </table:table-cell>
          <table:table-cell office:value-type="float" office:value="66.9280371015442" calcext:value-type="float">
            <text:p>66.9280371015442</text:p>
          </table:table-cell>
          <table:table-cell office:value-type="float" office:value="551.422366502807" calcext:value-type="float">
            <text:p>551.4223665028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67.4" calcext:value-type="float">
            <text:p>67.4</text:p>
          </table:table-cell>
          <table:table-cell office:value-type="float" office:value="65.8577714285714" calcext:value-type="float">
            <text:p>65.8577714285714</text:p>
          </table:table-cell>
          <table:table-cell office:value-type="float" office:value="1700" calcext:value-type="float">
            <text:p>1700</text:p>
          </table:table-cell>
          <table:table-cell office:value-type="float" office:value="67.2437710509432" calcext:value-type="float">
            <text:p>67.2437710509432</text:p>
          </table:table-cell>
          <table:table-cell office:value-type="float" office:value="612.673973260302" calcext:value-type="float">
            <text:p>612.6739732603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67.6" calcext:value-type="float">
            <text:p>67.6</text:p>
          </table:table-cell>
          <table:table-cell office:value-type="float" office:value="66.0209714285714" calcext:value-type="float">
            <text:p>66.0209714285714</text:p>
          </table:table-cell>
          <table:table-cell office:value-type="float" office:value="1700" calcext:value-type="float">
            <text:p>1700</text:p>
          </table:table-cell>
          <table:table-cell office:value-type="float" office:value="67.4466457292211" calcext:value-type="float">
            <text:p>67.4466457292211</text:p>
          </table:table-cell>
          <table:table-cell office:value-type="float" office:value="671.392727903519" calcext:value-type="float">
            <text:p>671.3927279035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67.7" calcext:value-type="float">
            <text:p>67.7</text:p>
          </table:table-cell>
          <table:table-cell office:value-type="float" office:value="66.1822285714286" calcext:value-type="float">
            <text:p>66.1822285714286</text:p>
          </table:table-cell>
          <table:table-cell office:value-type="float" office:value="1700" calcext:value-type="float">
            <text:p>1700</text:p>
          </table:table-cell>
          <table:table-cell office:value-type="float" office:value="67.5591442436853" calcext:value-type="float">
            <text:p>67.5591442436853</text:p>
          </table:table-cell>
          <table:table-cell office:value-type="float" office:value="721.90986145077" calcext:value-type="float">
            <text:p>721.909861450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67.8" calcext:value-type="float">
            <text:p>67.8</text:p>
          </table:table-cell>
          <table:table-cell office:value-type="float" office:value="66.3444571428571" calcext:value-type="float">
            <text:p>66.3444571428571</text:p>
          </table:table-cell>
          <table:table-cell office:value-type="float" office:value="1700" calcext:value-type="float">
            <text:p>1700</text:p>
          </table:table-cell>
          <table:table-cell office:value-type="float" office:value="67.7079898812644" calcext:value-type="float">
            <text:p>67.7079898812644</text:p>
          </table:table-cell>
          <table:table-cell office:value-type="float" office:value="776.822637359066" calcext:value-type="float">
            <text:p>776.8226373590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67.8" calcext:value-type="float">
            <text:p>67.8</text:p>
          </table:table-cell>
          <table:table-cell office:value-type="float" office:value="66.5066857142857" calcext:value-type="float">
            <text:p>66.5066857142857</text:p>
          </table:table-cell>
          <table:table-cell office:value-type="float" office:value="1700" calcext:value-type="float">
            <text:p>1700</text:p>
          </table:table-cell>
          <table:table-cell office:value-type="float" office:value="67.8091342224325" calcext:value-type="float">
            <text:p>67.8091342224325</text:p>
          </table:table-cell>
          <table:table-cell office:value-type="float" office:value="828.778932310852" calcext:value-type="float">
            <text:p>828.7789323108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68" calcext:value-type="float">
            <text:p>68</text:p>
          </table:table-cell>
          <table:table-cell office:value-type="float" office:value="66.6689142857143" calcext:value-type="float">
            <text:p>66.6689142857143</text:p>
          </table:table-cell>
          <table:table-cell office:value-type="float" office:value="1700" calcext:value-type="float">
            <text:p>1700</text:p>
          </table:table-cell>
          <table:table-cell office:value-type="float" office:value="67.9197144305762" calcext:value-type="float">
            <text:p>67.9197144305762</text:p>
          </table:table-cell>
          <table:table-cell office:value-type="float" office:value="879.090061991773" calcext:value-type="float">
            <text:p>879.0900619917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68.1" calcext:value-type="float">
            <text:p>68.1</text:p>
          </table:table-cell>
          <table:table-cell office:value-type="float" office:value="66.8301714285714" calcext:value-type="float">
            <text:p>66.8301714285714</text:p>
          </table:table-cell>
          <table:table-cell office:value-type="float" office:value="1700" calcext:value-type="float">
            <text:p>1700</text:p>
          </table:table-cell>
          <table:table-cell office:value-type="float" office:value="68.0611503955002" calcext:value-type="float">
            <text:p>68.0611503955002</text:p>
          </table:table-cell>
          <table:table-cell office:value-type="float" office:value="927.90001483333" calcext:value-type="float">
            <text:p>927.900014833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68.3" calcext:value-type="float">
            <text:p>68.3</text:p>
          </table:table-cell>
          <table:table-cell office:value-type="float" office:value="66.9924" calcext:value-type="float">
            <text:p>66.9924</text:p>
          </table:table-cell>
          <table:table-cell office:value-type="float" office:value="1700" calcext:value-type="float">
            <text:p>1700</text:p>
          </table:table-cell>
          <table:table-cell office:value-type="float" office:value="68.1585083638094" calcext:value-type="float">
            <text:p>68.1585083638094</text:p>
          </table:table-cell>
          <table:table-cell office:value-type="float" office:value="973.808781019581" calcext:value-type="float">
            <text:p>973.8087810195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68.3" calcext:value-type="float">
            <text:p>68.3</text:p>
          </table:table-cell>
          <table:table-cell office:value-type="float" office:value="67.1536571428571" calcext:value-type="float">
            <text:p>67.1536571428571</text:p>
          </table:table-cell>
          <table:table-cell office:value-type="float" office:value="1700" calcext:value-type="float">
            <text:p>1700</text:p>
          </table:table-cell>
          <table:table-cell office:value-type="float" office:value="68.2809762443385" calcext:value-type="float">
            <text:p>68.2809762443385</text:p>
          </table:table-cell>
          <table:table-cell office:value-type="float" office:value="1018.35618745336" calcext:value-type="float">
            <text:p>1018.356187453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68.5" calcext:value-type="float">
            <text:p>68.5</text:p>
          </table:table-cell>
          <table:table-cell office:value-type="float" office:value="67.3158857142857" calcext:value-type="float">
            <text:p>67.3158857142857</text:p>
          </table:table-cell>
          <table:table-cell office:value-type="float" office:value="1800" calcext:value-type="float">
            <text:p>1800</text:p>
          </table:table-cell>
          <table:table-cell office:value-type="float" office:value="68.4086956050023" calcext:value-type="float">
            <text:p>68.4086956050023</text:p>
          </table:table-cell>
          <table:table-cell office:value-type="float" office:value="1069.67324087255" calcext:value-type="float">
            <text:p>1069.673240872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68.5" calcext:value-type="float">
            <text:p>68.5</text:p>
          </table:table-cell>
          <table:table-cell office:value-type="float" office:value="67.4781142857143" calcext:value-type="float">
            <text:p>67.4781142857143</text:p>
          </table:table-cell>
          <table:table-cell office:value-type="float" office:value="1800" calcext:value-type="float">
            <text:p>1800</text:p>
          </table:table-cell>
          <table:table-cell office:value-type="float" office:value="68.5282471131649" calcext:value-type="float">
            <text:p>68.5282471131649</text:p>
          </table:table-cell>
          <table:table-cell office:value-type="float" office:value="1115.55849770045" calcext:value-type="float">
            <text:p>1115.558497700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68.7" calcext:value-type="float">
            <text:p>68.7</text:p>
          </table:table-cell>
          <table:table-cell office:value-type="float" office:value="67.6393714285714" calcext:value-type="float">
            <text:p>67.6393714285714</text:p>
          </table:table-cell>
          <table:table-cell office:value-type="float" office:value="1800" calcext:value-type="float">
            <text:p>1800</text:p>
          </table:table-cell>
          <table:table-cell office:value-type="float" office:value="68.6232591050163" calcext:value-type="float">
            <text:p>68.6232591050163</text:p>
          </table:table-cell>
          <table:table-cell office:value-type="float" office:value="1155.00828466742" calcext:value-type="float">
            <text:p>1155.008284667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68.8" calcext:value-type="float">
            <text:p>68.8</text:p>
          </table:table-cell>
          <table:table-cell office:value-type="float" office:value="67.8016" calcext:value-type="float">
            <text:p>67.8016</text:p>
          </table:table-cell>
          <table:table-cell office:value-type="float" office:value="1800" calcext:value-type="float">
            <text:p>1800</text:p>
          </table:table-cell>
          <table:table-cell office:value-type="float" office:value="68.7408422767002" calcext:value-type="float">
            <text:p>68.7408422767002</text:p>
          </table:table-cell>
          <table:table-cell office:value-type="float" office:value="1197.12124393942" calcext:value-type="float">
            <text:p>1197.121243939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69" calcext:value-type="float">
            <text:p>69</text:p>
          </table:table-cell>
          <table:table-cell office:value-type="float" office:value="67.9648" calcext:value-type="float">
            <text:p>67.9648</text:p>
          </table:table-cell>
          <table:table-cell office:value-type="float" office:value="1800" calcext:value-type="float">
            <text:p>1800</text:p>
          </table:table-cell>
          <table:table-cell office:value-type="float" office:value="68.9176699434808" calcext:value-type="float">
            <text:p>68.9176699434808</text:p>
          </table:table-cell>
          <table:table-cell office:value-type="float" office:value="1237.93175667646" calcext:value-type="float">
            <text:p>1237.931756676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69.2" calcext:value-type="float">
            <text:p>69.2</text:p>
          </table:table-cell>
          <table:table-cell office:value-type="float" office:value="68.1260571428571" calcext:value-type="float">
            <text:p>68.1260571428571</text:p>
          </table:table-cell>
          <table:table-cell office:value-type="float" office:value="1800" calcext:value-type="float">
            <text:p>1800</text:p>
          </table:table-cell>
          <table:table-cell office:value-type="float" office:value="69.0833360743725" calcext:value-type="float">
            <text:p>69.0833360743725</text:p>
          </table:table-cell>
          <table:table-cell office:value-type="float" office:value="1277.81622163725" calcext:value-type="float">
            <text:p>1277.816221637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69.4" calcext:value-type="float">
            <text:p>69.4</text:p>
          </table:table-cell>
          <table:table-cell office:value-type="float" office:value="68.2873142857143" calcext:value-type="float">
            <text:p>68.2873142857143</text:p>
          </table:table-cell>
          <table:table-cell office:value-type="float" office:value="1800" calcext:value-type="float">
            <text:p>1800</text:p>
          </table:table-cell>
          <table:table-cell office:value-type="float" office:value="69.3039287846192" calcext:value-type="float">
            <text:p>69.3039287846192</text:p>
          </table:table-cell>
          <table:table-cell office:value-type="float" office:value="1316.65054162851" calcext:value-type="float">
            <text:p>1316.650541628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69.5" calcext:value-type="float">
            <text:p>69.5</text:p>
          </table:table-cell>
          <table:table-cell office:value-type="float" office:value="68.4495428571429" calcext:value-type="float">
            <text:p>68.4495428571429</text:p>
          </table:table-cell>
          <table:table-cell office:value-type="float" office:value="1800" calcext:value-type="float">
            <text:p>1800</text:p>
          </table:table-cell>
          <table:table-cell office:value-type="float" office:value="69.4866995774232" calcext:value-type="float">
            <text:p>69.4866995774232</text:p>
          </table:table-cell>
          <table:table-cell office:value-type="float" office:value="1353.58291237644" calcext:value-type="float">
            <text:p>1353.582912376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69.8" calcext:value-type="float">
            <text:p>69.8</text:p>
          </table:table-cell>
          <table:table-cell office:value-type="float" office:value="68.6117714285714" calcext:value-type="float">
            <text:p>68.6117714285714</text:p>
          </table:table-cell>
          <table:table-cell office:value-type="float" office:value="1800" calcext:value-type="float">
            <text:p>1800</text:p>
          </table:table-cell>
          <table:table-cell office:value-type="float" office:value="69.6823964080988" calcext:value-type="float">
            <text:p>69.6823964080988</text:p>
          </table:table-cell>
          <table:table-cell office:value-type="float" office:value="1389.15549538437" calcext:value-type="float">
            <text:p>1389.155495384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69.9" calcext:value-type="float">
            <text:p>69.9</text:p>
          </table:table-cell>
          <table:table-cell office:value-type="float" office:value="68.774" calcext:value-type="float">
            <text:p>68.774</text:p>
          </table:table-cell>
          <table:table-cell office:value-type="float" office:value="1800" calcext:value-type="float">
            <text:p>1800</text:p>
          </table:table-cell>
          <table:table-cell office:value-type="float" office:value="69.8762308025849" calcext:value-type="float">
            <text:p>69.8762308025849</text:p>
          </table:table-cell>
          <table:table-cell office:value-type="float" office:value="1422.76954347266" calcext:value-type="float">
            <text:p>1422.769543472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70.2" calcext:value-type="float">
            <text:p>70.2</text:p>
          </table:table-cell>
          <table:table-cell office:value-type="float" office:value="68.9352571428571" calcext:value-type="float">
            <text:p>68.9352571428571</text:p>
          </table:table-cell>
          <table:table-cell office:value-type="float" office:value="1800" calcext:value-type="float">
            <text:p>1800</text:p>
          </table:table-cell>
          <table:table-cell office:value-type="float" office:value="70.0834098217215" calcext:value-type="float">
            <text:p>70.0834098217215</text:p>
          </table:table-cell>
          <table:table-cell office:value-type="float" office:value="1455.36134505053" calcext:value-type="float">
            <text:p>1455.361345050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70.3" calcext:value-type="float">
            <text:p>70.3</text:p>
          </table:table-cell>
          <table:table-cell office:value-type="float" office:value="69.0974857142857" calcext:value-type="float">
            <text:p>69.0974857142857</text:p>
          </table:table-cell>
          <table:table-cell office:value-type="float" office:value="1800" calcext:value-type="float">
            <text:p>1800</text:p>
          </table:table-cell>
          <table:table-cell office:value-type="float" office:value="70.2816737065231" calcext:value-type="float">
            <text:p>70.2816737065231</text:p>
          </table:table-cell>
          <table:table-cell office:value-type="float" office:value="1484.00803155415" calcext:value-type="float">
            <text:p>1484.008031554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70.6" calcext:value-type="float">
            <text:p>70.6</text:p>
          </table:table-cell>
          <table:table-cell office:value-type="float" office:value="69.2587428571429" calcext:value-type="float">
            <text:p>69.2587428571429</text:p>
          </table:table-cell>
          <table:table-cell office:value-type="float" office:value="1800" calcext:value-type="float">
            <text:p>1800</text:p>
          </table:table-cell>
          <table:table-cell office:value-type="float" office:value="70.4708938577578" calcext:value-type="float">
            <text:p>70.4708938577578</text:p>
          </table:table-cell>
          <table:table-cell office:value-type="float" office:value="1514.17938034002" calcext:value-type="float">
            <text:p>1514.179380340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70.7" calcext:value-type="float">
            <text:p>70.7</text:p>
          </table:table-cell>
          <table:table-cell office:value-type="float" office:value="69.4219428571429" calcext:value-type="float">
            <text:p>69.4219428571429</text:p>
          </table:table-cell>
          <table:table-cell office:value-type="float" office:value="1800" calcext:value-type="float">
            <text:p>1800</text:p>
          </table:table-cell>
          <table:table-cell office:value-type="float" office:value="70.6758283785167" calcext:value-type="float">
            <text:p>70.6758283785167</text:p>
          </table:table-cell>
          <table:table-cell office:value-type="float" office:value="1543.27469081248" calcext:value-type="float">
            <text:p>1543.274690812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71" calcext:value-type="float">
            <text:p>71</text:p>
          </table:table-cell>
          <table:table-cell office:value-type="float" office:value="69.5832" calcext:value-type="float">
            <text:p>69.5832</text:p>
          </table:table-cell>
          <table:table-cell office:value-type="float" office:value="1800" calcext:value-type="float">
            <text:p>1800</text:p>
          </table:table-cell>
          <table:table-cell office:value-type="float" office:value="70.893927244584" calcext:value-type="float">
            <text:p>70.893927244584</text:p>
          </table:table-cell>
          <table:table-cell office:value-type="float" office:value="1571.8016992311" calcext:value-type="float">
            <text:p>1571.80169923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71.1" calcext:value-type="float">
            <text:p>71.1</text:p>
          </table:table-cell>
          <table:table-cell office:value-type="float" office:value="69.7444571428571" calcext:value-type="float">
            <text:p>69.7444571428571</text:p>
          </table:table-cell>
          <table:table-cell office:value-type="float" office:value="1800" calcext:value-type="float">
            <text:p>1800</text:p>
          </table:table-cell>
          <table:table-cell office:value-type="float" office:value="71.0823246878374" calcext:value-type="float">
            <text:p>71.0823246878374</text:p>
          </table:table-cell>
          <table:table-cell office:value-type="float" office:value="1598.9222738689" calcext:value-type="float">
            <text:p>1598.92227386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71.4" calcext:value-type="float">
            <text:p>71.4</text:p>
          </table:table-cell>
          <table:table-cell office:value-type="float" office:value="69.9076571428572" calcext:value-type="float">
            <text:p>69.9076571428572</text:p>
          </table:table-cell>
          <table:table-cell office:value-type="float" office:value="1800" calcext:value-type="float">
            <text:p>1800</text:p>
          </table:table-cell>
          <table:table-cell office:value-type="float" office:value="71.2906552794537" calcext:value-type="float">
            <text:p>71.2906552794537</text:p>
          </table:table-cell>
          <table:table-cell office:value-type="float" office:value="1624.66244759745" calcext:value-type="float">
            <text:p>1624.662447597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71.5" calcext:value-type="float">
            <text:p>71.5</text:p>
          </table:table-cell>
          <table:table-cell office:value-type="float" office:value="70.0698857142857" calcext:value-type="float">
            <text:p>70.0698857142857</text:p>
          </table:table-cell>
          <table:table-cell office:value-type="float" office:value="1800" calcext:value-type="float">
            <text:p>1800</text:p>
          </table:table-cell>
          <table:table-cell office:value-type="float" office:value="71.5109254646066" calcext:value-type="float">
            <text:p>71.5109254646066</text:p>
          </table:table-cell>
          <table:table-cell office:value-type="float" office:value="1649.90307394983" calcext:value-type="float">
            <text:p>1649.903073949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.53" calcext:value-type="float">
            <text:p>5.53</text:p>
          </table:table-cell>
          <table:table-cell office:value-type="float" office:value="71.7" calcext:value-type="float">
            <text:p>71.7</text:p>
          </table:table-cell>
          <table:table-cell office:value-type="float" office:value="70.2321142857143" calcext:value-type="float">
            <text:p>70.2321142857143</text:p>
          </table:table-cell>
          <table:table-cell office:value-type="float" office:value="1800" calcext:value-type="float">
            <text:p>1800</text:p>
          </table:table-cell>
          <table:table-cell office:value-type="float" office:value="71.6983224883858" calcext:value-type="float">
            <text:p>71.6983224883858</text:p>
          </table:table-cell>
          <table:table-cell office:value-type="float" office:value="1671.33190129637" calcext:value-type="float">
            <text:p>1671.331901296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71.9" calcext:value-type="float">
            <text:p>71.9</text:p>
          </table:table-cell>
          <table:table-cell office:value-type="float" office:value="70.3924" calcext:value-type="float">
            <text:p>70.3924</text:p>
          </table:table-cell>
          <table:table-cell office:value-type="float" office:value="1800" calcext:value-type="float">
            <text:p>1800</text:p>
          </table:table-cell>
          <table:table-cell office:value-type="float" office:value="71.8910682826121" calcext:value-type="float">
            <text:p>71.8910682826121</text:p>
          </table:table-cell>
          <table:table-cell office:value-type="float" office:value="1694.38338989933" calcext:value-type="float">
            <text:p>1694.383389899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72.1" calcext:value-type="float">
            <text:p>72.1</text:p>
          </table:table-cell>
          <table:table-cell office:value-type="float" office:value="70.5556" calcext:value-type="float">
            <text:p>70.5556</text:p>
          </table:table-cell>
          <table:table-cell office:value-type="float" office:value="1800" calcext:value-type="float">
            <text:p>1800</text:p>
          </table:table-cell>
          <table:table-cell office:value-type="float" office:value="72.0983774272024" calcext:value-type="float">
            <text:p>72.0983774272024</text:p>
          </table:table-cell>
          <table:table-cell office:value-type="float" office:value="1716.752023897" calcext:value-type="float">
            <text:p>1716.7520238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72.3" calcext:value-type="float">
            <text:p>72.3</text:p>
          </table:table-cell>
          <table:table-cell office:value-type="float" office:value="70.7168571428571" calcext:value-type="float">
            <text:p>70.7168571428571</text:p>
          </table:table-cell>
          <table:table-cell office:value-type="float" office:value="1800" calcext:value-type="float">
            <text:p>1800</text:p>
          </table:table-cell>
          <table:table-cell office:value-type="float" office:value="72.283094946041" calcext:value-type="float">
            <text:p>72.283094946041</text:p>
          </table:table-cell>
          <table:table-cell office:value-type="float" office:value="1738.03220350505" calcext:value-type="float">
            <text:p>1738.032203505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72.5" calcext:value-type="float">
            <text:p>72.5</text:p>
          </table:table-cell>
          <table:table-cell office:value-type="float" office:value="70.8800571428571" calcext:value-type="float">
            <text:p>70.8800571428571</text:p>
          </table:table-cell>
          <table:table-cell office:value-type="float" office:value="1800" calcext:value-type="float">
            <text:p>1800</text:p>
          </table:table-cell>
          <table:table-cell office:value-type="float" office:value="72.4719784294981" calcext:value-type="float">
            <text:p>72.4719784294981</text:p>
          </table:table-cell>
          <table:table-cell office:value-type="float" office:value="1724.5839820629" calcext:value-type="float">
            <text:p>1724.58398206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72.7" calcext:value-type="float">
            <text:p>72.7</text:p>
          </table:table-cell>
          <table:table-cell office:value-type="float" office:value="71.0403428571429" calcext:value-type="float">
            <text:p>71.0403428571429</text:p>
          </table:table-cell>
          <table:table-cell office:value-type="float" office:value="1800" calcext:value-type="float">
            <text:p>1800</text:p>
          </table:table-cell>
          <table:table-cell office:value-type="float" office:value="72.6684702937382" calcext:value-type="float">
            <text:p>72.6684702937382</text:p>
          </table:table-cell>
          <table:table-cell office:value-type="float" office:value="1745.50752072833" calcext:value-type="float">
            <text:p>1745.507520728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72.9" calcext:value-type="float">
            <text:p>72.9</text:p>
          </table:table-cell>
          <table:table-cell office:value-type="float" office:value="71.2035428571429" calcext:value-type="float">
            <text:p>71.2035428571429</text:p>
          </table:table-cell>
          <table:table-cell office:value-type="float" office:value="1800" calcext:value-type="float">
            <text:p>1800</text:p>
          </table:table-cell>
          <table:table-cell office:value-type="float" office:value="72.8593348902416" calcext:value-type="float">
            <text:p>72.8593348902416</text:p>
          </table:table-cell>
          <table:table-cell office:value-type="float" office:value="1765.72671513337" calcext:value-type="float">
            <text:p>1765.726715133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73.1" calcext:value-type="float">
            <text:p>73.1</text:p>
          </table:table-cell>
          <table:table-cell office:value-type="float" office:value="71.3657714285714" calcext:value-type="float">
            <text:p>71.3657714285714</text:p>
          </table:table-cell>
          <table:table-cell office:value-type="float" office:value="1800" calcext:value-type="float">
            <text:p>1800</text:p>
          </table:table-cell>
          <table:table-cell office:value-type="float" office:value="73.0716107697162" calcext:value-type="float">
            <text:p>73.0716107697162</text:p>
          </table:table-cell>
          <table:table-cell office:value-type="float" office:value="1785.16937417094" calcext:value-type="float">
            <text:p>1785.169374170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73.4" calcext:value-type="float">
            <text:p>73.4</text:p>
          </table:table-cell>
          <table:table-cell office:value-type="float" office:value="71.5270285714286" calcext:value-type="float">
            <text:p>71.5270285714286</text:p>
          </table:table-cell>
          <table:table-cell office:value-type="float" office:value="1800" calcext:value-type="float">
            <text:p>1800</text:p>
          </table:table-cell>
          <table:table-cell office:value-type="float" office:value="73.2754052972007" calcext:value-type="float">
            <text:p>73.2754052972007</text:p>
          </table:table-cell>
          <table:table-cell office:value-type="float" office:value="1804.04471762794" calcext:value-type="float">
            <text:p>1804.044717627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.03" calcext:value-type="float">
            <text:p>7.03</text:p>
          </table:table-cell>
          <table:table-cell office:value-type="float" office:value="73.5" calcext:value-type="float">
            <text:p>73.5</text:p>
          </table:table-cell>
          <table:table-cell office:value-type="float" office:value="71.6882857142857" calcext:value-type="float">
            <text:p>71.6882857142857</text:p>
          </table:table-cell>
          <table:table-cell office:value-type="float" office:value="1800" calcext:value-type="float">
            <text:p>1800</text:p>
          </table:table-cell>
          <table:table-cell office:value-type="float" office:value="73.5046523236059" calcext:value-type="float">
            <text:p>73.5046523236059</text:p>
          </table:table-cell>
          <table:table-cell office:value-type="float" office:value="1822.22085483201" calcext:value-type="float">
            <text:p>1822.220854832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73.7" calcext:value-type="float">
            <text:p>73.7</text:p>
          </table:table-cell>
          <table:table-cell office:value-type="float" office:value="71.8514857142857" calcext:value-type="float">
            <text:p>71.8514857142857</text:p>
          </table:table-cell>
          <table:table-cell office:value-type="float" office:value="1800" calcext:value-type="float">
            <text:p>1800</text:p>
          </table:table-cell>
          <table:table-cell office:value-type="float" office:value="73.7048194818217" calcext:value-type="float">
            <text:p>73.7048194818217</text:p>
          </table:table-cell>
          <table:table-cell office:value-type="float" office:value="1839.75567076746" calcext:value-type="float">
            <text:p>1839.755670767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73.9" calcext:value-type="float">
            <text:p>73.9</text:p>
          </table:table-cell>
          <table:table-cell office:value-type="float" office:value="72.0127428571429" calcext:value-type="float">
            <text:p>72.0127428571429</text:p>
          </table:table-cell>
          <table:table-cell office:value-type="float" office:value="1800" calcext:value-type="float">
            <text:p>1800</text:p>
          </table:table-cell>
          <table:table-cell office:value-type="float" office:value="73.888523285227" calcext:value-type="float">
            <text:p>73.888523285227</text:p>
          </table:table-cell>
          <table:table-cell office:value-type="float" office:value="1856.44355904041" calcext:value-type="float">
            <text:p>1856.443559040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.53" calcext:value-type="float">
            <text:p>7.53</text:p>
          </table:table-cell>
          <table:table-cell office:value-type="float" office:value="74.1" calcext:value-type="float">
            <text:p>74.1</text:p>
          </table:table-cell>
          <table:table-cell office:value-type="float" office:value="72.174" calcext:value-type="float">
            <text:p>72.174</text:p>
          </table:table-cell>
          <table:table-cell office:value-type="float" office:value="1800" calcext:value-type="float">
            <text:p>1800</text:p>
          </table:table-cell>
          <table:table-cell office:value-type="float" office:value="74.0742952184203" calcext:value-type="float">
            <text:p>74.0742952184203</text:p>
          </table:table-cell>
          <table:table-cell office:value-type="float" office:value="1870.9189938193" calcext:value-type="float">
            <text:p>1870.91899381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74.2" calcext:value-type="float">
            <text:p>74.2</text:p>
          </table:table-cell>
          <table:table-cell office:value-type="float" office:value="72.3362285714286" calcext:value-type="float">
            <text:p>72.3362285714286</text:p>
          </table:table-cell>
          <table:table-cell office:value-type="float" office:value="1800" calcext:value-type="float">
            <text:p>1800</text:p>
          </table:table-cell>
          <table:table-cell office:value-type="float" office:value="74.266569645293" calcext:value-type="float">
            <text:p>74.266569645293</text:p>
          </table:table-cell>
          <table:table-cell office:value-type="float" office:value="1886.3692857077" calcext:value-type="float">
            <text:p>1886.36928570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74.5" calcext:value-type="float">
            <text:p>74.5</text:p>
          </table:table-cell>
          <table:table-cell office:value-type="float" office:value="72.4984571428571" calcext:value-type="float">
            <text:p>72.4984571428571</text:p>
          </table:table-cell>
          <table:table-cell office:value-type="float" office:value="1800" calcext:value-type="float">
            <text:p>1800</text:p>
          </table:table-cell>
          <table:table-cell office:value-type="float" office:value="74.4727965670662" calcext:value-type="float">
            <text:p>74.4727965670662</text:p>
          </table:table-cell>
          <table:table-cell office:value-type="float" office:value="1901.30219926757" calcext:value-type="float">
            <text:p>1901.302199267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.03" calcext:value-type="float">
            <text:p>8.03</text:p>
          </table:table-cell>
          <table:table-cell office:value-type="float" office:value="74.7" calcext:value-type="float">
            <text:p>74.7</text:p>
          </table:table-cell>
          <table:table-cell office:value-type="float" office:value="72.6597142857143" calcext:value-type="float">
            <text:p>72.6597142857143</text:p>
          </table:table-cell>
          <table:table-cell office:value-type="float" office:value="1800" calcext:value-type="float">
            <text:p>1800</text:p>
          </table:table-cell>
          <table:table-cell office:value-type="float" office:value="74.6794364860067" calcext:value-type="float">
            <text:p>74.6794364860067</text:p>
          </table:table-cell>
          <table:table-cell office:value-type="float" office:value="1915.66643622296" calcext:value-type="float">
            <text:p>1915.666436222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74.9" calcext:value-type="float">
            <text:p>74.9</text:p>
          </table:table-cell>
          <table:table-cell office:value-type="float" office:value="72.8219428571429" calcext:value-type="float">
            <text:p>72.8219428571429</text:p>
          </table:table-cell>
          <table:table-cell office:value-type="float" office:value="1800" calcext:value-type="float">
            <text:p>1800</text:p>
          </table:table-cell>
          <table:table-cell office:value-type="float" office:value="74.8827149689819" calcext:value-type="float">
            <text:p>74.8827149689819</text:p>
          </table:table-cell>
          <table:table-cell office:value-type="float" office:value="1929.39291603553" calcext:value-type="float">
            <text:p>1929.392916035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75" calcext:value-type="float">
            <text:p>75</text:p>
          </table:table-cell>
          <table:table-cell office:value-type="float" office:value="72.9841714285714" calcext:value-type="float">
            <text:p>72.9841714285714</text:p>
          </table:table-cell>
          <table:table-cell office:value-type="float" office:value="1800" calcext:value-type="float">
            <text:p>1800</text:p>
          </table:table-cell>
          <table:table-cell office:value-type="float" office:value="75.0575053994154" calcext:value-type="float">
            <text:p>75.0575053994154</text:p>
          </table:table-cell>
          <table:table-cell office:value-type="float" office:value="1942.60522140245" calcext:value-type="float">
            <text:p>1942.605221402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75.3" calcext:value-type="float">
            <text:p>75.3</text:p>
          </table:table-cell>
          <table:table-cell office:value-type="float" office:value="73.1464" calcext:value-type="float">
            <text:p>73.1464</text:p>
          </table:table-cell>
          <table:table-cell office:value-type="float" office:value="1800" calcext:value-type="float">
            <text:p>1800</text:p>
          </table:table-cell>
          <table:table-cell office:value-type="float" office:value="75.2470339554786" calcext:value-type="float">
            <text:p>75.2470339554786</text:p>
          </table:table-cell>
          <table:table-cell office:value-type="float" office:value="1955.24778761887" calcext:value-type="float">
            <text:p>1955.247787618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75.4" calcext:value-type="float">
            <text:p>75.4</text:p>
          </table:table-cell>
          <table:table-cell office:value-type="float" office:value="73.3086285714286" calcext:value-type="float">
            <text:p>73.3086285714286</text:p>
          </table:table-cell>
          <table:table-cell office:value-type="float" office:value="1800" calcext:value-type="float">
            <text:p>1800</text:p>
          </table:table-cell>
          <table:table-cell office:value-type="float" office:value="75.4194828095633" calcext:value-type="float">
            <text:p>75.4194828095633</text:p>
          </table:table-cell>
          <table:table-cell office:value-type="float" office:value="1967.39114291662" calcext:value-type="float">
            <text:p>1967.391142916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75.6" calcext:value-type="float">
            <text:p>75.6</text:p>
          </table:table-cell>
          <table:table-cell office:value-type="float" office:value="73.4718285714286" calcext:value-type="float">
            <text:p>73.4718285714286</text:p>
          </table:table-cell>
          <table:table-cell office:value-type="float" office:value="1800" calcext:value-type="float">
            <text:p>1800</text:p>
          </table:table-cell>
          <table:table-cell office:value-type="float" office:value="75.6010405975596" calcext:value-type="float">
            <text:p>75.6010405975596</text:p>
          </table:table-cell>
          <table:table-cell office:value-type="float" office:value="1979.05507064867" calcext:value-type="float">
            <text:p>1979.055070648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.03" calcext:value-type="float">
            <text:p>9.03</text:p>
          </table:table-cell>
          <table:table-cell office:value-type="float" office:value="75.8" calcext:value-type="float">
            <text:p>75.8</text:p>
          </table:table-cell>
          <table:table-cell office:value-type="float" office:value="73.6330857142857" calcext:value-type="float">
            <text:p>73.6330857142857</text:p>
          </table:table-cell>
          <table:table-cell office:value-type="float" office:value="1800" calcext:value-type="float">
            <text:p>1800</text:p>
          </table:table-cell>
          <table:table-cell office:value-type="float" office:value="75.8120433674045" calcext:value-type="float">
            <text:p>75.8120433674045</text:p>
          </table:table-cell>
          <table:table-cell office:value-type="float" office:value="1990.48358581336" calcext:value-type="float">
            <text:p>1990.483585813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76" calcext:value-type="float">
            <text:p>76</text:p>
          </table:table-cell>
          <table:table-cell office:value-type="float" office:value="73.7962857142857" calcext:value-type="float">
            <text:p>73.7962857142857</text:p>
          </table:table-cell>
          <table:table-cell office:value-type="float" office:value="1800" calcext:value-type="float">
            <text:p>1800</text:p>
          </table:table-cell>
          <table:table-cell office:value-type="float" office:value="76.0005209270114" calcext:value-type="float">
            <text:p>76.0005209270114</text:p>
          </table:table-cell>
          <table:table-cell office:value-type="float" office:value="2001.36873011761" calcext:value-type="float">
            <text:p>2001.368730117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76.1" calcext:value-type="float">
            <text:p>76.1</text:p>
          </table:table-cell>
          <table:table-cell office:value-type="float" office:value="73.9575428571429" calcext:value-type="float">
            <text:p>73.9575428571429</text:p>
          </table:table-cell>
          <table:table-cell office:value-type="float" office:value="1800" calcext:value-type="float">
            <text:p>1800</text:p>
          </table:table-cell>
          <table:table-cell office:value-type="float" office:value="76.1875706706964" calcext:value-type="float">
            <text:p>76.1875706706964</text:p>
          </table:table-cell>
          <table:table-cell office:value-type="float" office:value="2011.88743682627" calcext:value-type="float">
            <text:p>2011.887436826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.53" calcext:value-type="float">
            <text:p>9.53</text:p>
          </table:table-cell>
          <table:table-cell office:value-type="float" office:value="76.4" calcext:value-type="float">
            <text:p>76.4</text:p>
          </table:table-cell>
          <table:table-cell office:value-type="float" office:value="74.1197714285714" calcext:value-type="float">
            <text:p>74.1197714285714</text:p>
          </table:table-cell>
          <table:table-cell office:value-type="float" office:value="1800" calcext:value-type="float">
            <text:p>1800</text:p>
          </table:table-cell>
          <table:table-cell office:value-type="float" office:value="76.3699256831998" calcext:value-type="float">
            <text:p>76.3699256831998</text:p>
          </table:table-cell>
          <table:table-cell office:value-type="float" office:value="2021.87625722461" calcext:value-type="float">
            <text:p>2021.876257224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76.6" calcext:value-type="float">
            <text:p>76.6</text:p>
          </table:table-cell>
          <table:table-cell office:value-type="float" office:value="74.282" calcext:value-type="float">
            <text:p>74.282</text:p>
          </table:table-cell>
          <table:table-cell office:value-type="float" office:value="1800" calcext:value-type="float">
            <text:p>1800</text:p>
          </table:table-cell>
          <table:table-cell office:value-type="float" office:value="76.5890349489435" calcext:value-type="float">
            <text:p>76.5890349489435</text:p>
          </table:table-cell>
          <table:table-cell office:value-type="float" office:value="2031.76893824488" calcext:value-type="float">
            <text:p>2031.768938244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.87" calcext:value-type="float">
            <text:p>9.87</text:p>
          </table:table-cell>
          <table:table-cell office:value-type="float" office:value="76.8" calcext:value-type="float">
            <text:p>76.8</text:p>
          </table:table-cell>
          <table:table-cell office:value-type="float" office:value="74.4442285714286" calcext:value-type="float">
            <text:p>74.4442285714286</text:p>
          </table:table-cell>
          <table:table-cell office:value-type="float" office:value="1800" calcext:value-type="float">
            <text:p>1800</text:p>
          </table:table-cell>
          <table:table-cell office:value-type="float" office:value="76.788079587991" calcext:value-type="float">
            <text:p>76.788079587991</text:p>
          </table:table-cell>
          <table:table-cell office:value-type="float" office:value="2041.08770252863" calcext:value-type="float">
            <text:p>2041.087702528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.03" calcext:value-type="float">
            <text:p>10.03</text:p>
          </table:table-cell>
          <table:table-cell office:value-type="float" office:value="76.9" calcext:value-type="float">
            <text:p>76.9</text:p>
          </table:table-cell>
          <table:table-cell office:value-type="float" office:value="74.6064571428571" calcext:value-type="float">
            <text:p>74.6064571428571</text:p>
          </table:table-cell>
          <table:table-cell office:value-type="float" office:value="1800" calcext:value-type="float">
            <text:p>1800</text:p>
          </table:table-cell>
          <table:table-cell office:value-type="float" office:value="76.9444674820886" calcext:value-type="float">
            <text:p>76.9444674820886</text:p>
          </table:table-cell>
          <table:table-cell office:value-type="float" office:value="2049.09289593279" calcext:value-type="float">
            <text:p>2049.092895932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77.1" calcext:value-type="float">
            <text:p>77.1</text:p>
          </table:table-cell>
          <table:table-cell office:value-type="float" office:value="74.7686857142857" calcext:value-type="float">
            <text:p>74.7686857142857</text:p>
          </table:table-cell>
          <table:table-cell office:value-type="float" office:value="1800" calcext:value-type="float">
            <text:p>1800</text:p>
          </table:table-cell>
          <table:table-cell office:value-type="float" office:value="77.1427096791739" calcext:value-type="float">
            <text:p>77.1427096791739</text:p>
          </table:table-cell>
          <table:table-cell office:value-type="float" office:value="2057.75417872582" calcext:value-type="float">
            <text:p>2057.754178725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.37" calcext:value-type="float">
            <text:p>10.37</text:p>
          </table:table-cell>
          <table:table-cell office:value-type="float" office:value="77.3" calcext:value-type="float">
            <text:p>77.3</text:p>
          </table:table-cell>
          <table:table-cell office:value-type="float" office:value="74.9299428571429" calcext:value-type="float">
            <text:p>74.9299428571429</text:p>
          </table:table-cell>
          <table:table-cell office:value-type="float" office:value="1800" calcext:value-type="float">
            <text:p>1800</text:p>
          </table:table-cell>
          <table:table-cell office:value-type="float" office:value="77.3494915734609" calcext:value-type="float">
            <text:p>77.3494915734609</text:p>
          </table:table-cell>
          <table:table-cell office:value-type="float" office:value="2066.30378297587" calcext:value-type="float">
            <text:p>2066.303782975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.53" calcext:value-type="float">
            <text:p>10.53</text:p>
          </table:table-cell>
          <table:table-cell office:value-type="float" office:value="77.5" calcext:value-type="float">
            <text:p>77.5</text:p>
          </table:table-cell>
          <table:table-cell office:value-type="float" office:value="75.0912" calcext:value-type="float">
            <text:p>75.0912</text:p>
          </table:table-cell>
          <table:table-cell office:value-type="float" office:value="1800" calcext:value-type="float">
            <text:p>1800</text:p>
          </table:table-cell>
          <table:table-cell office:value-type="float" office:value="77.5421514905385" calcext:value-type="float">
            <text:p>77.5421514905385</text:p>
          </table:table-cell>
          <table:table-cell office:value-type="float" office:value="2074.37115912079" calcext:value-type="float">
            <text:p>2074.371159120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77.6" calcext:value-type="float">
            <text:p>77.6</text:p>
          </table:table-cell>
          <table:table-cell office:value-type="float" office:value="75.2534285714286" calcext:value-type="float">
            <text:p>75.2534285714286</text:p>
          </table:table-cell>
          <table:table-cell office:value-type="float" office:value="1800" calcext:value-type="float">
            <text:p>1800</text:p>
          </table:table-cell>
          <table:table-cell office:value-type="float" office:value="77.7013129388556" calcext:value-type="float">
            <text:p>77.7013129388556</text:p>
          </table:table-cell>
          <table:table-cell office:value-type="float" office:value="2081.96436755975" calcext:value-type="float">
            <text:p>2081.964367559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.87" calcext:value-type="float">
            <text:p>10.87</text:p>
          </table:table-cell>
          <table:table-cell office:value-type="float" office:value="77.9" calcext:value-type="float">
            <text:p>77.9</text:p>
          </table:table-cell>
          <table:table-cell office:value-type="float" office:value="75.4146857142857" calcext:value-type="float">
            <text:p>75.4146857142857</text:p>
          </table:table-cell>
          <table:table-cell office:value-type="float" office:value="1800" calcext:value-type="float">
            <text:p>1800</text:p>
          </table:table-cell>
          <table:table-cell office:value-type="float" office:value="77.8689864811726" calcext:value-type="float">
            <text:p>77.8689864811726</text:p>
          </table:table-cell>
          <table:table-cell office:value-type="float" office:value="2089.31139971644" calcext:value-type="float">
            <text:p>2089.311399716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.03" calcext:value-type="float">
            <text:p>11.03</text:p>
          </table:table-cell>
          <table:table-cell office:value-type="float" office:value="78" calcext:value-type="float">
            <text:p>78</text:p>
          </table:table-cell>
          <table:table-cell office:value-type="float" office:value="75.5778857142857" calcext:value-type="float">
            <text:p>75.5778857142857</text:p>
          </table:table-cell>
          <table:table-cell office:value-type="float" office:value="1800" calcext:value-type="float">
            <text:p>1800</text:p>
          </table:table-cell>
          <table:table-cell office:value-type="float" office:value="78.0521306297637" calcext:value-type="float">
            <text:p>78.0521306297637</text:p>
          </table:table-cell>
          <table:table-cell office:value-type="float" office:value="2096.45014752452" calcext:value-type="float">
            <text:p>2096.450147524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78.2" calcext:value-type="float">
            <text:p>78.2</text:p>
          </table:table-cell>
          <table:table-cell office:value-type="float" office:value="75.7391428571429" calcext:value-type="float">
            <text:p>75.7391428571429</text:p>
          </table:table-cell>
          <table:table-cell office:value-type="float" office:value="1800" calcext:value-type="float">
            <text:p>1800</text:p>
          </table:table-cell>
          <table:table-cell office:value-type="float" office:value="78.2483647363987" calcext:value-type="float">
            <text:p>78.2483647363987</text:p>
          </table:table-cell>
          <table:table-cell office:value-type="float" office:value="2103.41897769194" calcext:value-type="float">
            <text:p>2103.418977691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.37" calcext:value-type="float">
            <text:p>11.37</text:p>
          </table:table-cell>
          <table:table-cell office:value-type="float" office:value="78.3" calcext:value-type="float">
            <text:p>78.3</text:p>
          </table:table-cell>
          <table:table-cell office:value-type="float" office:value="75.7410857142857" calcext:value-type="float">
            <text:p>75.7410857142857</text:p>
          </table:table-cell>
          <table:table-cell office:value-type="float" office:value="0" calcext:value-type="float">
            <text:p>0</text:p>
          </table:table-cell>
          <table:table-cell office:value-type="float" office:value="78.2505855497989" calcext:value-type="float">
            <text:p>78.2505855497989</text:p>
          </table:table-cell>
          <table:table-cell office:value-type="float" office:value="2103.49875400654" calcext:value-type="float">
            <text:p>2103.498754006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.53" calcext:value-type="float">
            <text:p>11.53</text:p>
          </table:table-cell>
          <table:table-cell office:value-type="float" office:value="78.6" calcext:value-type="float">
            <text:p>78.6</text:p>
          </table:table-cell>
          <table:table-cell office:value-type="float" office:value="75.7741142857143" calcext:value-type="float">
            <text:p>75.7741142857143</text:p>
          </table:table-cell>
          <table:table-cell office:value-type="float" office:value="1800" calcext:value-type="float">
            <text:p>1800</text:p>
          </table:table-cell>
          <table:table-cell office:value-type="float" office:value="78.3143738012943" calcext:value-type="float">
            <text:p>78.3143738012943</text:p>
          </table:table-cell>
          <table:table-cell office:value-type="float" office:value="2102.92218803421" calcext:value-type="float">
            <text:p>2102.922188034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78.6" calcext:value-type="float">
            <text:p>78.6</text:p>
          </table:table-cell>
          <table:table-cell office:value-type="float" office:value="75.9363428571429" calcext:value-type="float">
            <text:p>75.9363428571429</text:p>
          </table:table-cell>
          <table:table-cell office:value-type="float" office:value="1800" calcext:value-type="float">
            <text:p>1800</text:p>
          </table:table-cell>
          <table:table-cell office:value-type="float" office:value="78.6637388606322" calcext:value-type="float">
            <text:p>78.6637388606322</text:p>
          </table:table-cell>
          <table:table-cell office:value-type="float" office:value="2110.38946642762" calcext:value-type="float">
            <text:p>2110.389466427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.87" calcext:value-type="float">
            <text:p>11.87</text:p>
          </table:table-cell>
          <table:table-cell office:value-type="float" office:value="78.7" calcext:value-type="float">
            <text:p>78.7</text:p>
          </table:table-cell>
          <table:table-cell office:value-type="float" office:value="76.0976" calcext:value-type="float">
            <text:p>76.0976</text:p>
          </table:table-cell>
          <table:table-cell office:value-type="float" office:value="1800" calcext:value-type="float">
            <text:p>1800</text:p>
          </table:table-cell>
          <table:table-cell office:value-type="float" office:value="78.8151854820448" calcext:value-type="float">
            <text:p>78.8151854820448</text:p>
          </table:table-cell>
          <table:table-cell office:value-type="float" office:value="2116.54023422136" calcext:value-type="float">
            <text:p>2116.540234221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.03" calcext:value-type="float">
            <text:p>12.03</text:p>
          </table:table-cell>
          <table:table-cell office:value-type="float" office:value="78.7" calcext:value-type="float">
            <text:p>78.7</text:p>
          </table:table-cell>
          <table:table-cell office:value-type="float" office:value="76.2588571428571" calcext:value-type="float">
            <text:p>76.2588571428571</text:p>
          </table:table-cell>
          <table:table-cell office:value-type="float" office:value="1800" calcext:value-type="float">
            <text:p>1800</text:p>
          </table:table-cell>
          <table:table-cell office:value-type="float" office:value="78.8473079494903" calcext:value-type="float">
            <text:p>78.8473079494903</text:p>
          </table:table-cell>
          <table:table-cell office:value-type="float" office:value="2121.86885092578" calcext:value-type="float">
            <text:p>2121.86885092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78.9" calcext:value-type="float">
            <text:p>78.9</text:p>
          </table:table-cell>
          <table:table-cell office:value-type="float" office:value="76.4220571428571" calcext:value-type="float">
            <text:p>76.4220571428571</text:p>
          </table:table-cell>
          <table:table-cell office:value-type="float" office:value="1800" calcext:value-type="float">
            <text:p>1800</text:p>
          </table:table-cell>
          <table:table-cell office:value-type="float" office:value="78.9394681009959" calcext:value-type="float">
            <text:p>78.9394681009959</text:p>
          </table:table-cell>
          <table:table-cell office:value-type="float" office:value="2127.26378283686" calcext:value-type="float">
            <text:p>2127.263782836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.37" calcext:value-type="float">
            <text:p>12.37</text:p>
          </table:table-cell>
          <table:table-cell office:value-type="float" office:value="78.9" calcext:value-type="float">
            <text:p>78.9</text:p>
          </table:table-cell>
          <table:table-cell office:value-type="float" office:value="76.5842857142857" calcext:value-type="float">
            <text:p>76.5842857142857</text:p>
          </table:table-cell>
          <table:table-cell office:value-type="float" office:value="1800" calcext:value-type="float">
            <text:p>1800</text:p>
          </table:table-cell>
          <table:table-cell office:value-type="float" office:value="79.0622965542296" calcext:value-type="float">
            <text:p>79.0622965542296</text:p>
          </table:table-cell>
          <table:table-cell office:value-type="float" office:value="2132.63081240084" calcext:value-type="float">
            <text:p>2132.630812400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.53" calcext:value-type="float">
            <text:p>12.53</text:p>
          </table:table-cell>
          <table:table-cell office:value-type="float" office:value="79.1" calcext:value-type="float">
            <text:p>79.1</text:p>
          </table:table-cell>
          <table:table-cell office:value-type="float" office:value="76.7455428571429" calcext:value-type="float">
            <text:p>76.7455428571429</text:p>
          </table:table-cell>
          <table:table-cell office:value-type="float" office:value="1800" calcext:value-type="float">
            <text:p>1800</text:p>
          </table:table-cell>
          <table:table-cell office:value-type="float" office:value="79.1918171890642" calcext:value-type="float">
            <text:p>79.1918171890642</text:p>
          </table:table-cell>
          <table:table-cell office:value-type="float" office:value="2137.85732098919" calcext:value-type="float">
            <text:p>2137.857320989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79.3" calcext:value-type="float">
            <text:p>79.3</text:p>
          </table:table-cell>
          <table:table-cell office:value-type="float" office:value="76.9077714285714" calcext:value-type="float">
            <text:p>76.9077714285714</text:p>
          </table:table-cell>
          <table:table-cell office:value-type="float" office:value="1800" calcext:value-type="float">
            <text:p>1800</text:p>
          </table:table-cell>
          <table:table-cell office:value-type="float" office:value="79.3694856227316" calcext:value-type="float">
            <text:p>79.3694856227316</text:p>
          </table:table-cell>
          <table:table-cell office:value-type="float" office:value="2143.09374927391" calcext:value-type="float">
            <text:p>2143.093749273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.87" calcext:value-type="float">
            <text:p>12.87</text:p>
          </table:table-cell>
          <table:table-cell office:value-type="float" office:value="79.5" calcext:value-type="float">
            <text:p>79.5</text:p>
          </table:table-cell>
          <table:table-cell office:value-type="float" office:value="77.07" calcext:value-type="float">
            <text:p>77.07</text:p>
          </table:table-cell>
          <table:table-cell office:value-type="float" office:value="1800" calcext:value-type="float">
            <text:p>1800</text:p>
          </table:table-cell>
          <table:table-cell office:value-type="float" office:value="79.5297440668351" calcext:value-type="float">
            <text:p>79.5297440668351</text:p>
          </table:table-cell>
          <table:table-cell office:value-type="float" office:value="2148.04851319987" calcext:value-type="float">
            <text:p>2148.048513199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.03" calcext:value-type="float">
            <text:p>13.03</text:p>
          </table:table-cell>
          <table:table-cell office:value-type="float" office:value="79.6" calcext:value-type="float">
            <text:p>79.6</text:p>
          </table:table-cell>
          <table:table-cell office:value-type="float" office:value="77.2322285714286" calcext:value-type="float">
            <text:p>77.2322285714286</text:p>
          </table:table-cell>
          <table:table-cell office:value-type="float" office:value="1800" calcext:value-type="float">
            <text:p>1800</text:p>
          </table:table-cell>
          <table:table-cell office:value-type="float" office:value="79.7189324141912" calcext:value-type="float">
            <text:p>79.7189324141912</text:p>
          </table:table-cell>
          <table:table-cell office:value-type="float" office:value="2152.95443943376" calcext:value-type="float">
            <text:p>2152.954439433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79.8" calcext:value-type="float">
            <text:p>79.8</text:p>
          </table:table-cell>
          <table:table-cell office:value-type="float" office:value="77.3934857142857" calcext:value-type="float">
            <text:p>77.3934857142857</text:p>
          </table:table-cell>
          <table:table-cell office:value-type="float" office:value="1800" calcext:value-type="float">
            <text:p>1800</text:p>
          </table:table-cell>
          <table:table-cell office:value-type="float" office:value="79.8736817745994" calcext:value-type="float">
            <text:p>79.8736817745994</text:p>
          </table:table-cell>
          <table:table-cell office:value-type="float" office:value="2157.48510290604" calcext:value-type="float">
            <text:p>2157.485102906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.37" calcext:value-type="float">
            <text:p>13.37</text:p>
          </table:table-cell>
          <table:table-cell office:value-type="float" office:value="79.9" calcext:value-type="float">
            <text:p>79.9</text:p>
          </table:table-cell>
          <table:table-cell office:value-type="float" office:value="77.5547428571429" calcext:value-type="float">
            <text:p>77.5547428571429</text:p>
          </table:table-cell>
          <table:table-cell office:value-type="float" office:value="1800" calcext:value-type="float">
            <text:p>1800</text:p>
          </table:table-cell>
          <table:table-cell office:value-type="float" office:value="80.023209307511" calcext:value-type="float">
            <text:p>80.023209307511</text:p>
          </table:table-cell>
          <table:table-cell office:value-type="float" office:value="2161.5023736154" calcext:value-type="float">
            <text:p>2161.50237361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.53" calcext:value-type="float">
            <text:p>13.53</text:p>
          </table:table-cell>
          <table:table-cell office:value-type="float" office:value="80.2" calcext:value-type="float">
            <text:p>80.2</text:p>
          </table:table-cell>
          <table:table-cell office:value-type="float" office:value="77.7179428571429" calcext:value-type="float">
            <text:p>77.7179428571429</text:p>
          </table:table-cell>
          <table:table-cell office:value-type="float" office:value="1800" calcext:value-type="float">
            <text:p>1800</text:p>
          </table:table-cell>
          <table:table-cell office:value-type="float" office:value="80.187457611363" calcext:value-type="float">
            <text:p>80.187457611363</text:p>
          </table:table-cell>
          <table:table-cell office:value-type="float" office:value="2165.81974324659" calcext:value-type="float">
            <text:p>2165.819743246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80.3" calcext:value-type="float">
            <text:p>80.3</text:p>
          </table:table-cell>
          <table:table-cell office:value-type="float" office:value="77.8792" calcext:value-type="float">
            <text:p>77.8792</text:p>
          </table:table-cell>
          <table:table-cell office:value-type="float" office:value="1800" calcext:value-type="float">
            <text:p>1800</text:p>
          </table:table-cell>
          <table:table-cell office:value-type="float" office:value="80.3738466121859" calcext:value-type="float">
            <text:p>80.3738466121859</text:p>
          </table:table-cell>
          <table:table-cell office:value-type="float" office:value="2170.07785966915" calcext:value-type="float">
            <text:p>2170.077859669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.87" calcext:value-type="float">
            <text:p>13.87</text:p>
          </table:table-cell>
          <table:table-cell office:value-type="float" office:value="80.5" calcext:value-type="float">
            <text:p>80.5</text:p>
          </table:table-cell>
          <table:table-cell office:value-type="float" office:value="78.0414285714286" calcext:value-type="float">
            <text:p>78.0414285714286</text:p>
          </table:table-cell>
          <table:table-cell office:value-type="float" office:value="1800" calcext:value-type="float">
            <text:p>1800</text:p>
          </table:table-cell>
          <table:table-cell office:value-type="float" office:value="80.5449370956912" calcext:value-type="float">
            <text:p>80.5449370956912</text:p>
          </table:table-cell>
          <table:table-cell office:value-type="float" office:value="2174.04447259136" calcext:value-type="float">
            <text:p>2174.044472591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.03" calcext:value-type="float">
            <text:p>14.03</text:p>
          </table:table-cell>
          <table:table-cell office:value-type="float" office:value="80.6" calcext:value-type="float">
            <text:p>80.6</text:p>
          </table:table-cell>
          <table:table-cell office:value-type="float" office:value="78.2026857142857" calcext:value-type="float">
            <text:p>78.2026857142857</text:p>
          </table:table-cell>
          <table:table-cell office:value-type="float" office:value="1800" calcext:value-type="float">
            <text:p>1800</text:p>
          </table:table-cell>
          <table:table-cell office:value-type="float" office:value="80.7309340866263" calcext:value-type="float">
            <text:p>80.7309340866263</text:p>
          </table:table-cell>
          <table:table-cell office:value-type="float" office:value="2177.96849900533" calcext:value-type="float">
            <text:p>2177.968499005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80.9" calcext:value-type="float">
            <text:p>80.9</text:p>
          </table:table-cell>
          <table:table-cell office:value-type="float" office:value="78.3649142857143" calcext:value-type="float">
            <text:p>78.3649142857143</text:p>
          </table:table-cell>
          <table:table-cell office:value-type="float" office:value="1800" calcext:value-type="float">
            <text:p>1800</text:p>
          </table:table-cell>
          <table:table-cell office:value-type="float" office:value="80.8820939558907" calcext:value-type="float">
            <text:p>80.8820939558907</text:p>
          </table:table-cell>
          <table:table-cell office:value-type="float" office:value="2181.54226320816" calcext:value-type="float">
            <text:p>2181.542263208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.37" calcext:value-type="float">
            <text:p>14.37</text:p>
          </table:table-cell>
          <table:table-cell office:value-type="float" office:value="81" calcext:value-type="float">
            <text:p>81</text:p>
          </table:table-cell>
          <table:table-cell office:value-type="float" office:value="78.5271428571429" calcext:value-type="float">
            <text:p>78.5271428571429</text:p>
          </table:table-cell>
          <table:table-cell office:value-type="float" office:value="1800" calcext:value-type="float">
            <text:p>1800</text:p>
          </table:table-cell>
          <table:table-cell office:value-type="float" office:value="81.0777234423668" calcext:value-type="float">
            <text:p>81.0777234423668</text:p>
          </table:table-cell>
          <table:table-cell office:value-type="float" office:value="2185.19793214142" calcext:value-type="float">
            <text:p>2185.197932141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.53" calcext:value-type="float">
            <text:p>14.53</text:p>
          </table:table-cell>
          <table:table-cell office:value-type="float" office:value="81.3" calcext:value-type="float">
            <text:p>81.3</text:p>
          </table:table-cell>
          <table:table-cell office:value-type="float" office:value="78.6893714285714" calcext:value-type="float">
            <text:p>78.6893714285714</text:p>
          </table:table-cell>
          <table:table-cell office:value-type="float" office:value="1800" calcext:value-type="float">
            <text:p>1800</text:p>
          </table:table-cell>
          <table:table-cell office:value-type="float" office:value="81.2417224133519" calcext:value-type="float">
            <text:p>81.2417224133519</text:p>
          </table:table-cell>
          <table:table-cell office:value-type="float" office:value="2188.57752311144" calcext:value-type="float">
            <text:p>2188.577523111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81.4" calcext:value-type="float">
            <text:p>81.4</text:p>
          </table:table-cell>
          <table:table-cell office:value-type="float" office:value="78.8525714285714" calcext:value-type="float">
            <text:p>78.8525714285714</text:p>
          </table:table-cell>
          <table:table-cell office:value-type="float" office:value="1800" calcext:value-type="float">
            <text:p>1800</text:p>
          </table:table-cell>
          <table:table-cell office:value-type="float" office:value="81.4373444199199" calcext:value-type="float">
            <text:p>81.4373444199199</text:p>
          </table:table-cell>
          <table:table-cell office:value-type="float" office:value="2191.96728644024" calcext:value-type="float">
            <text:p>2191.967286440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.87" calcext:value-type="float">
            <text:p>14.87</text:p>
          </table:table-cell>
          <table:table-cell office:value-type="float" office:value="81.5" calcext:value-type="float">
            <text:p>81.5</text:p>
          </table:table-cell>
          <table:table-cell office:value-type="float" office:value="79.0128571428572" calcext:value-type="float">
            <text:p>79.0128571428572</text:p>
          </table:table-cell>
          <table:table-cell office:value-type="float" office:value="1800" calcext:value-type="float">
            <text:p>1800</text:p>
          </table:table-cell>
          <table:table-cell office:value-type="float" office:value="81.5956254872845" calcext:value-type="float">
            <text:p>81.5956254872845</text:p>
          </table:table-cell>
          <table:table-cell office:value-type="float" office:value="2195.09041303826" calcext:value-type="float">
            <text:p>2195.090413038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.03" calcext:value-type="float">
            <text:p>15.03</text:p>
          </table:table-cell>
          <table:table-cell office:value-type="float" office:value="81.7" calcext:value-type="float">
            <text:p>81.7</text:p>
          </table:table-cell>
          <table:table-cell office:value-type="float" office:value="79.1750857142857" calcext:value-type="float">
            <text:p>79.1750857142857</text:p>
          </table:table-cell>
          <table:table-cell office:value-type="float" office:value="1800" calcext:value-type="float">
            <text:p>1800</text:p>
          </table:table-cell>
          <table:table-cell office:value-type="float" office:value="81.7872057344963" calcext:value-type="float">
            <text:p>81.7872057344963</text:p>
          </table:table-cell>
          <table:table-cell office:value-type="float" office:value="2198.21939372824" calcext:value-type="float">
            <text:p>2198.219393728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81.9" calcext:value-type="float">
            <text:p>81.9</text:p>
          </table:table-cell>
          <table:table-cell office:value-type="float" office:value="79.3382857142857" calcext:value-type="float">
            <text:p>79.3382857142857</text:p>
          </table:table-cell>
          <table:table-cell office:value-type="float" office:value="1800" calcext:value-type="float">
            <text:p>1800</text:p>
          </table:table-cell>
          <table:table-cell office:value-type="float" office:value="81.9291511730541" calcext:value-type="float">
            <text:p>81.9291511730541</text:p>
          </table:table-cell>
          <table:table-cell office:value-type="float" office:value="2200.98730153349" calcext:value-type="float">
            <text:p>2200.987301533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.37" calcext:value-type="float">
            <text:p>15.37</text:p>
          </table:table-cell>
          <table:table-cell office:value-type="float" office:value="82" calcext:value-type="float">
            <text:p>82</text:p>
          </table:table-cell>
          <table:table-cell office:value-type="float" office:value="79.4995428571429" calcext:value-type="float">
            <text:p>79.4995428571429</text:p>
          </table:table-cell>
          <table:table-cell office:value-type="float" office:value="1800" calcext:value-type="float">
            <text:p>1800</text:p>
          </table:table-cell>
          <table:table-cell office:value-type="float" office:value="82.1029019333321" calcext:value-type="float">
            <text:p>82.1029019333321</text:p>
          </table:table-cell>
          <table:table-cell office:value-type="float" office:value="2203.63534573186" calcext:value-type="float">
            <text:p>2203.635345731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.53" calcext:value-type="float">
            <text:p>15.53</text:p>
          </table:table-cell>
          <table:table-cell office:value-type="float" office:value="82.2" calcext:value-type="float">
            <text:p>82.2</text:p>
          </table:table-cell>
          <table:table-cell office:value-type="float" office:value="79.6617714285714" calcext:value-type="float">
            <text:p>79.6617714285714</text:p>
          </table:table-cell>
          <table:table-cell office:value-type="float" office:value="1800" calcext:value-type="float">
            <text:p>1800</text:p>
          </table:table-cell>
          <table:table-cell office:value-type="float" office:value="82.2440058794166" calcext:value-type="float">
            <text:p>82.2440058794166</text:p>
          </table:table-cell>
          <table:table-cell office:value-type="float" office:value="2206.19734723303" calcext:value-type="float">
            <text:p>2206.197347233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82.3" calcext:value-type="float">
            <text:p>82.3</text:p>
          </table:table-cell>
          <table:table-cell office:value-type="float" office:value="79.824" calcext:value-type="float">
            <text:p>79.824</text:p>
          </table:table-cell>
          <table:table-cell office:value-type="float" office:value="1800" calcext:value-type="float">
            <text:p>1800</text:p>
          </table:table-cell>
          <table:table-cell office:value-type="float" office:value="82.427560267255" calcext:value-type="float">
            <text:p>82.427560267255</text:p>
          </table:table-cell>
          <table:table-cell office:value-type="float" office:value="2208.90103385033" calcext:value-type="float">
            <text:p>2208.901033850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.87" calcext:value-type="float">
            <text:p>15.87</text:p>
          </table:table-cell>
          <table:table-cell office:value-type="float" office:value="82.5" calcext:value-type="float">
            <text:p>82.5</text:p>
          </table:table-cell>
          <table:table-cell office:value-type="float" office:value="79.9852571428571" calcext:value-type="float">
            <text:p>79.9852571428571</text:p>
          </table:table-cell>
          <table:table-cell office:value-type="float" office:value="1800" calcext:value-type="float">
            <text:p>1800</text:p>
          </table:table-cell>
          <table:table-cell office:value-type="float" office:value="82.5823541960198" calcext:value-type="float">
            <text:p>82.5823541960198</text:p>
          </table:table-cell>
          <table:table-cell office:value-type="float" office:value="2211.34364038148" calcext:value-type="float">
            <text:p>2211.343640381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.04" calcext:value-type="float">
            <text:p>16.04</text:p>
          </table:table-cell>
          <table:table-cell office:value-type="float" office:value="82.6" calcext:value-type="float">
            <text:p>82.6</text:p>
          </table:table-cell>
          <table:table-cell office:value-type="float" office:value="80.1484571428571" calcext:value-type="float">
            <text:p>80.1484571428571</text:p>
          </table:table-cell>
          <table:table-cell office:value-type="float" office:value="1800" calcext:value-type="float">
            <text:p>1800</text:p>
          </table:table-cell>
          <table:table-cell office:value-type="float" office:value="82.7400063077993" calcext:value-type="float">
            <text:p>82.7400063077993</text:p>
          </table:table-cell>
          <table:table-cell office:value-type="float" office:value="2213.70625496708" calcext:value-type="float">
            <text:p>2213.706254967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82.8" calcext:value-type="float">
            <text:p>82.8</text:p>
          </table:table-cell>
          <table:table-cell office:value-type="float" office:value="80.3087428571429" calcext:value-type="float">
            <text:p>80.3087428571429</text:p>
          </table:table-cell>
          <table:table-cell office:value-type="float" office:value="1800" calcext:value-type="float">
            <text:p>1800</text:p>
          </table:table-cell>
          <table:table-cell office:value-type="float" office:value="82.8865438589504" calcext:value-type="float">
            <text:p>82.8865438589504</text:p>
          </table:table-cell>
          <table:table-cell office:value-type="float" office:value="2215.91903284625" calcext:value-type="float">
            <text:p>2215.919032846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.37" calcext:value-type="float">
            <text:p>16.37</text:p>
          </table:table-cell>
          <table:table-cell office:value-type="float" office:value="82.9" calcext:value-type="float">
            <text:p>82.9</text:p>
          </table:table-cell>
          <table:table-cell office:value-type="float" office:value="80.4719428571429" calcext:value-type="float">
            <text:p>80.4719428571429</text:p>
          </table:table-cell>
          <table:table-cell office:value-type="float" office:value="1800" calcext:value-type="float">
            <text:p>1800</text:p>
          </table:table-cell>
          <table:table-cell office:value-type="float" office:value="83.0467641206729" calcext:value-type="float">
            <text:p>83.0467641206729</text:p>
          </table:table-cell>
          <table:table-cell office:value-type="float" office:value="2218.13002001247" calcext:value-type="float">
            <text:p>2218.130020012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.54" calcext:value-type="float">
            <text:p>16.54</text:p>
          </table:table-cell>
          <table:table-cell office:value-type="float" office:value="83.1" calcext:value-type="float">
            <text:p>83.1</text:p>
          </table:table-cell>
          <table:table-cell office:value-type="float" office:value="80.6341714285714" calcext:value-type="float">
            <text:p>80.6341714285714</text:p>
          </table:table-cell>
          <table:table-cell office:value-type="float" office:value="1800" calcext:value-type="float">
            <text:p>1800</text:p>
          </table:table-cell>
          <table:table-cell office:value-type="float" office:value="83.2074405302616" calcext:value-type="float">
            <text:p>83.2074405302616</text:p>
          </table:table-cell>
          <table:table-cell office:value-type="float" office:value="2220.26930459494" calcext:value-type="float">
            <text:p>2220.269304594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83.3" calcext:value-type="float">
            <text:p>83.3</text:p>
          </table:table-cell>
          <table:table-cell office:value-type="float" office:value="80.7954285714286" calcext:value-type="float">
            <text:p>80.7954285714286</text:p>
          </table:table-cell>
          <table:table-cell office:value-type="float" office:value="1800" calcext:value-type="float">
            <text:p>1800</text:p>
          </table:table-cell>
          <table:table-cell office:value-type="float" office:value="83.3688134616908" calcext:value-type="float">
            <text:p>83.3688134616908</text:p>
          </table:table-cell>
          <table:table-cell office:value-type="float" office:value="2222.32213949328" calcext:value-type="float">
            <text:p>2222.322139493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.87" calcext:value-type="float">
            <text:p>16.87</text:p>
          </table:table-cell>
          <table:table-cell office:value-type="float" office:value="83.5" calcext:value-type="float">
            <text:p>83.5</text:p>
          </table:table-cell>
          <table:table-cell office:value-type="float" office:value="80.9576571428572" calcext:value-type="float">
            <text:p>80.9576571428572</text:p>
          </table:table-cell>
          <table:table-cell office:value-type="float" office:value="1800" calcext:value-type="float">
            <text:p>1800</text:p>
          </table:table-cell>
          <table:table-cell office:value-type="float" office:value="83.5421631628058" calcext:value-type="float">
            <text:p>83.5421631628058</text:p>
          </table:table-cell>
          <table:table-cell office:value-type="float" office:value="2224.34503247922" calcext:value-type="float">
            <text:p>2224.345032479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83.6" calcext:value-type="float">
            <text:p>83.6</text:p>
          </table:table-cell>
          <table:table-cell office:value-type="float" office:value="81.1198857142857" calcext:value-type="float">
            <text:p>81.1198857142857</text:p>
          </table:table-cell>
          <table:table-cell office:value-type="float" office:value="1800" calcext:value-type="float">
            <text:p>1800</text:p>
          </table:table-cell>
          <table:table-cell office:value-type="float" office:value="83.7091528286088" calcext:value-type="float">
            <text:p>83.7091528286088</text:p>
          </table:table-cell>
          <table:table-cell office:value-type="float" office:value="2226.27255948145" calcext:value-type="float">
            <text:p>2226.272559481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83.8" calcext:value-type="float">
            <text:p>83.8</text:p>
          </table:table-cell>
          <table:table-cell office:value-type="float" office:value="81.2821142857143" calcext:value-type="float">
            <text:p>81.2821142857143</text:p>
          </table:table-cell>
          <table:table-cell office:value-type="float" office:value="1800" calcext:value-type="float">
            <text:p>1800</text:p>
          </table:table-cell>
          <table:table-cell office:value-type="float" office:value="83.8378042163011" calcext:value-type="float">
            <text:p>83.8378042163011</text:p>
          </table:table-cell>
          <table:table-cell office:value-type="float" office:value="2227.92778000438" calcext:value-type="float">
            <text:p>2227.927780004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.37" calcext:value-type="float">
            <text:p>17.37</text:p>
          </table:table-cell>
          <table:table-cell office:value-type="float" office:value="83.8" calcext:value-type="float">
            <text:p>83.8</text:p>
          </table:table-cell>
          <table:table-cell office:value-type="float" office:value="81.4433714285714" calcext:value-type="float">
            <text:p>81.4433714285714</text:p>
          </table:table-cell>
          <table:table-cell office:value-type="float" office:value="1800" calcext:value-type="float">
            <text:p>1800</text:p>
          </table:table-cell>
          <table:table-cell office:value-type="float" office:value="83.9636570582485" calcext:value-type="float">
            <text:p>83.9636570582485</text:p>
          </table:table-cell>
          <table:table-cell office:value-type="float" office:value="2229.41070686062" calcext:value-type="float">
            <text:p>2229.410706860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.54" calcext:value-type="float">
            <text:p>17.54</text:p>
          </table:table-cell>
          <table:table-cell office:value-type="float" office:value="84" calcext:value-type="float">
            <text:p>84</text:p>
          </table:table-cell>
          <table:table-cell office:value-type="float" office:value="81.6056" calcext:value-type="float">
            <text:p>81.6056</text:p>
          </table:table-cell>
          <table:table-cell office:value-type="float" office:value="1800" calcext:value-type="float">
            <text:p>1800</text:p>
          </table:table-cell>
          <table:table-cell office:value-type="float" office:value="84.0894002125896" calcext:value-type="float">
            <text:p>84.0894002125896</text:p>
          </table:table-cell>
          <table:table-cell office:value-type="float" office:value="2230.93673395801" calcext:value-type="float">
            <text:p>2230.936733958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84.2" calcext:value-type="float">
            <text:p>84.2</text:p>
          </table:table-cell>
          <table:table-cell office:value-type="float" office:value="81.7678285714286" calcext:value-type="float">
            <text:p>81.7678285714286</text:p>
          </table:table-cell>
          <table:table-cell office:value-type="float" office:value="1800" calcext:value-type="float">
            <text:p>1800</text:p>
          </table:table-cell>
          <table:table-cell office:value-type="float" office:value="84.2632809807188" calcext:value-type="float">
            <text:p>84.2632809807188</text:p>
          </table:table-cell>
          <table:table-cell office:value-type="float" office:value="2232.65602976978" calcext:value-type="float">
            <text:p>2232.656029769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.87" calcext:value-type="float">
            <text:p>17.87</text:p>
          </table:table-cell>
          <table:table-cell office:value-type="float" office:value="84.3" calcext:value-type="float">
            <text:p>84.3</text:p>
          </table:table-cell>
          <table:table-cell office:value-type="float" office:value="81.9300571428571" calcext:value-type="float">
            <text:p>81.9300571428571</text:p>
          </table:table-cell>
          <table:table-cell office:value-type="float" office:value="1800" calcext:value-type="float">
            <text:p>1800</text:p>
          </table:table-cell>
          <table:table-cell office:value-type="float" office:value="84.4019461603772" calcext:value-type="float">
            <text:p>84.4019461603772</text:p>
          </table:table-cell>
          <table:table-cell office:value-type="float" office:value="2234.11869592071" calcext:value-type="float">
            <text:p>2234.118695920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.04" calcext:value-type="float">
            <text:p>18.04</text:p>
          </table:table-cell>
          <table:table-cell office:value-type="float" office:value="84.5" calcext:value-type="float">
            <text:p>84.5</text:p>
          </table:table-cell>
          <table:table-cell office:value-type="float" office:value="82.0922857142857" calcext:value-type="float">
            <text:p>82.0922857142857</text:p>
          </table:table-cell>
          <table:table-cell office:value-type="float" office:value="1800" calcext:value-type="float">
            <text:p>1800</text:p>
          </table:table-cell>
          <table:table-cell office:value-type="float" office:value="84.5602458274688" calcext:value-type="float">
            <text:p>84.5602458274688</text:p>
          </table:table-cell>
          <table:table-cell office:value-type="float" office:value="2235.6317891614" calcext:value-type="float">
            <text:p>2235.63178916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84.7" calcext:value-type="float">
            <text:p>84.7</text:p>
          </table:table-cell>
          <table:table-cell office:value-type="float" office:value="82.2545142857143" calcext:value-type="float">
            <text:p>82.2545142857143</text:p>
          </table:table-cell>
          <table:table-cell office:value-type="float" office:value="1800" calcext:value-type="float">
            <text:p>1800</text:p>
          </table:table-cell>
          <table:table-cell office:value-type="float" office:value="84.7001362781364" calcext:value-type="float">
            <text:p>84.7001362781364</text:p>
          </table:table-cell>
          <table:table-cell office:value-type="float" office:value="2237.00548487794" calcext:value-type="float">
            <text:p>2237.005484877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.37" calcext:value-type="float">
            <text:p>18.37</text:p>
          </table:table-cell>
          <table:table-cell office:value-type="float" office:value="84.7" calcext:value-type="float">
            <text:p>84.7</text:p>
          </table:table-cell>
          <table:table-cell office:value-type="float" office:value="82.4167428571429" calcext:value-type="float">
            <text:p>82.4167428571429</text:p>
          </table:table-cell>
          <table:table-cell office:value-type="float" office:value="1800" calcext:value-type="float">
            <text:p>1800</text:p>
          </table:table-cell>
          <table:table-cell office:value-type="float" office:value="84.8838526341472" calcext:value-type="float">
            <text:p>84.8838526341472</text:p>
          </table:table-cell>
          <table:table-cell office:value-type="float" office:value="2238.53982877506" calcext:value-type="float">
            <text:p>2238.539828775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.54" calcext:value-type="float">
            <text:p>18.54</text:p>
          </table:table-cell>
          <table:table-cell office:value-type="float" office:value="84.9" calcext:value-type="float">
            <text:p>84.9</text:p>
          </table:table-cell>
          <table:table-cell office:value-type="float" office:value="82.578" calcext:value-type="float">
            <text:p>82.578</text:p>
          </table:table-cell>
          <table:table-cell office:value-type="float" office:value="1800" calcext:value-type="float">
            <text:p>1800</text:p>
          </table:table-cell>
          <table:table-cell office:value-type="float" office:value="85.025810775316" calcext:value-type="float">
            <text:p>85.025810775316</text:p>
          </table:table-cell>
          <table:table-cell office:value-type="float" office:value="2239.80581409649" calcext:value-type="float">
            <text:p>2239.805814096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85" calcext:value-type="float">
            <text:p>85</text:p>
          </table:table-cell>
          <table:table-cell office:value-type="float" office:value="82.7392571428571" calcext:value-type="float">
            <text:p>82.7392571428571</text:p>
          </table:table-cell>
          <table:table-cell office:value-type="float" office:value="1800" calcext:value-type="float">
            <text:p>1800</text:p>
          </table:table-cell>
          <table:table-cell office:value-type="float" office:value="85.1731384779661" calcext:value-type="float">
            <text:p>85.1731384779661</text:p>
          </table:table-cell>
          <table:table-cell office:value-type="float" office:value="2241.05274551502" calcext:value-type="float">
            <text:p>2241.052745515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.87" calcext:value-type="float">
            <text:p>18.87</text:p>
          </table:table-cell>
          <table:table-cell office:value-type="float" office:value="85.2" calcext:value-type="float">
            <text:p>85.2</text:p>
          </table:table-cell>
          <table:table-cell office:value-type="float" office:value="82.9014857142857" calcext:value-type="float">
            <text:p>82.9014857142857</text:p>
          </table:table-cell>
          <table:table-cell office:value-type="float" office:value="1800" calcext:value-type="float">
            <text:p>1800</text:p>
          </table:table-cell>
          <table:table-cell office:value-type="float" office:value="85.2943080974088" calcext:value-type="float">
            <text:p>85.2943080974088</text:p>
          </table:table-cell>
          <table:table-cell office:value-type="float" office:value="2242.12402105128" calcext:value-type="float">
            <text:p>2242.124021051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.04" calcext:value-type="float">
            <text:p>19.04</text:p>
          </table:table-cell>
          <table:table-cell office:value-type="float" office:value="85.3" calcext:value-type="float">
            <text:p>85.3</text:p>
          </table:table-cell>
          <table:table-cell office:value-type="float" office:value="83.0637142857143" calcext:value-type="float">
            <text:p>83.0637142857143</text:p>
          </table:table-cell>
          <table:table-cell office:value-type="float" office:value="1800" calcext:value-type="float">
            <text:p>1800</text:p>
          </table:table-cell>
          <table:table-cell office:value-type="float" office:value="85.4483685767242" calcext:value-type="float">
            <text:p>85.4483685767242</text:p>
          </table:table-cell>
          <table:table-cell office:value-type="float" office:value="2243.31780567354" calcext:value-type="float">
            <text:p>2243.317805673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85.5" calcext:value-type="float">
            <text:p>85.5</text:p>
          </table:table-cell>
          <table:table-cell office:value-type="float" office:value="83.2259428571429" calcext:value-type="float">
            <text:p>83.2259428571429</text:p>
          </table:table-cell>
          <table:table-cell office:value-type="float" office:value="1800" calcext:value-type="float">
            <text:p>1800</text:p>
          </table:table-cell>
          <table:table-cell office:value-type="float" office:value="85.5997052525852" calcext:value-type="float">
            <text:p>85.5997052525852</text:p>
          </table:table-cell>
          <table:table-cell office:value-type="float" office:value="2244.45775499102" calcext:value-type="float">
            <text:p>2244.457754991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.37" calcext:value-type="float">
            <text:p>19.37</text:p>
          </table:table-cell>
          <table:table-cell office:value-type="float" office:value="85.6" calcext:value-type="float">
            <text:p>85.6</text:p>
          </table:table-cell>
          <table:table-cell office:value-type="float" office:value="83.3872" calcext:value-type="float">
            <text:p>83.3872</text:p>
          </table:table-cell>
          <table:table-cell office:value-type="float" office:value="1800" calcext:value-type="float">
            <text:p>1800</text:p>
          </table:table-cell>
          <table:table-cell office:value-type="float" office:value="85.7402340371801" calcext:value-type="float">
            <text:p>85.7402340371801</text:p>
          </table:table-cell>
          <table:table-cell office:value-type="float" office:value="2245.46546004296" calcext:value-type="float">
            <text:p>2245.465460042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.54" calcext:value-type="float">
            <text:p>19.54</text:p>
          </table:table-cell>
          <table:table-cell office:value-type="float" office:value="85.8" calcext:value-type="float">
            <text:p>85.8</text:p>
          </table:table-cell>
          <table:table-cell office:value-type="float" office:value="83.5494285714286" calcext:value-type="float">
            <text:p>83.5494285714286</text:p>
          </table:table-cell>
          <table:table-cell office:value-type="float" office:value="1800" calcext:value-type="float">
            <text:p>1800</text:p>
          </table:table-cell>
          <table:table-cell office:value-type="float" office:value="85.8350482843362" calcext:value-type="float">
            <text:p>85.8350482843362</text:p>
          </table:table-cell>
          <table:table-cell office:value-type="float" office:value="2246.24778579803" calcext:value-type="float">
            <text:p>2246.247785798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85.9" calcext:value-type="float">
            <text:p>85.9</text:p>
          </table:table-cell>
          <table:table-cell office:value-type="float" office:value="83.7116571428571" calcext:value-type="float">
            <text:p>83.7116571428571</text:p>
          </table:table-cell>
          <table:table-cell office:value-type="float" office:value="1800" calcext:value-type="float">
            <text:p>1800</text:p>
          </table:table-cell>
          <table:table-cell office:value-type="float" office:value="85.971285010286" calcext:value-type="float">
            <text:p>85.971285010286</text:p>
          </table:table-cell>
          <table:table-cell office:value-type="float" office:value="2247.20176229608" calcext:value-type="float">
            <text:p>2247.201762296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.87" calcext:value-type="float">
            <text:p>19.87</text:p>
          </table:table-cell>
          <table:table-cell office:value-type="float" office:value="86" calcext:value-type="float">
            <text:p>86</text:p>
          </table:table-cell>
          <table:table-cell office:value-type="float" office:value="83.8748571428571" calcext:value-type="float">
            <text:p>83.8748571428571</text:p>
          </table:table-cell>
          <table:table-cell office:value-type="float" office:value="1800" calcext:value-type="float">
            <text:p>1800</text:p>
          </table:table-cell>
          <table:table-cell office:value-type="float" office:value="86.1252806756377" calcext:value-type="float">
            <text:p>86.1252806756377</text:p>
          </table:table-cell>
          <table:table-cell office:value-type="float" office:value="2248.20838290083" calcext:value-type="float">
            <text:p>2248.208382900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86.1" calcext:value-type="float">
            <text:p>86.1</text:p>
          </table:table-cell>
          <table:table-cell office:value-type="float" office:value="84.0361142857143" calcext:value-type="float">
            <text:p>84.0361142857143</text:p>
          </table:table-cell>
          <table:table-cell office:value-type="float" office:value="1800" calcext:value-type="float">
            <text:p>1800</text:p>
          </table:table-cell>
          <table:table-cell office:value-type="float" office:value="86.2757562406694" calcext:value-type="float">
            <text:p>86.2757562406694</text:p>
          </table:table-cell>
          <table:table-cell office:value-type="float" office:value="2249.1596663142" calcext:value-type="float">
            <text:p>2249.15966631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86.4" calcext:value-type="float">
            <text:p>86.4</text:p>
          </table:table-cell>
          <table:table-cell office:value-type="float" office:value="84.1973714285714" calcext:value-type="float">
            <text:p>84.1973714285714</text:p>
          </table:table-cell>
          <table:table-cell office:value-type="float" office:value="1800" calcext:value-type="float">
            <text:p>1800</text:p>
          </table:table-cell>
          <table:table-cell office:value-type="float" office:value="86.4044249512652" calcext:value-type="float">
            <text:p>86.4044249512652</text:p>
          </table:table-cell>
          <table:table-cell office:value-type="float" office:value="2249.97224901389" calcext:value-type="float">
            <text:p>2249.972249013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.37" calcext:value-type="float">
            <text:p>20.37</text:p>
          </table:table-cell>
          <table:table-cell office:value-type="float" office:value="86.4" calcext:value-type="float">
            <text:p>86.4</text:p>
          </table:table-cell>
          <table:table-cell office:value-type="float" office:value="84.3605714285714" calcext:value-type="float">
            <text:p>84.3605714285714</text:p>
          </table:table-cell>
          <table:table-cell office:value-type="float" office:value="1800" calcext:value-type="float">
            <text:p>1800</text:p>
          </table:table-cell>
          <table:table-cell office:value-type="float" office:value="86.5562745483794" calcext:value-type="float">
            <text:p>86.5562745483794</text:p>
          </table:table-cell>
          <table:table-cell office:value-type="float" office:value="2250.86478450078" calcext:value-type="float">
            <text:p>2250.864784500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.54" calcext:value-type="float">
            <text:p>20.54</text:p>
          </table:table-cell>
          <table:table-cell office:value-type="float" office:value="86.6" calcext:value-type="float">
            <text:p>86.6</text:p>
          </table:table-cell>
          <table:table-cell office:value-type="float" office:value="84.5208571428571" calcext:value-type="float">
            <text:p>84.5208571428571</text:p>
          </table:table-cell>
          <table:table-cell office:value-type="float" office:value="1800" calcext:value-type="float">
            <text:p>1800</text:p>
          </table:table-cell>
          <table:table-cell office:value-type="float" office:value="86.6701687864348" calcext:value-type="float">
            <text:p>86.6701687864348</text:p>
          </table:table-cell>
          <table:table-cell office:value-type="float" office:value="2251.5404509734" calcext:value-type="float">
            <text:p>2251.54045097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86.7" calcext:value-type="float">
            <text:p>86.7</text:p>
          </table:table-cell>
          <table:table-cell office:value-type="float" office:value="84.6840571428571" calcext:value-type="float">
            <text:p>84.6840571428571</text:p>
          </table:table-cell>
          <table:table-cell office:value-type="float" office:value="1800" calcext:value-type="float">
            <text:p>1800</text:p>
          </table:table-cell>
          <table:table-cell office:value-type="float" office:value="86.8343947138573" calcext:value-type="float">
            <text:p>86.8343947138573</text:p>
          </table:table-cell>
          <table:table-cell office:value-type="float" office:value="2252.43685198492" calcext:value-type="float">
            <text:p>2252.436851984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.87" calcext:value-type="float">
            <text:p>20.87</text:p>
          </table:table-cell>
          <table:table-cell office:value-type="float" office:value="86.9" calcext:value-type="float">
            <text:p>86.9</text:p>
          </table:table-cell>
          <table:table-cell office:value-type="float" office:value="84.8462857142857" calcext:value-type="float">
            <text:p>84.8462857142857</text:p>
          </table:table-cell>
          <table:table-cell office:value-type="float" office:value="1800" calcext:value-type="float">
            <text:p>1800</text:p>
          </table:table-cell>
          <table:table-cell office:value-type="float" office:value="86.971092959763" calcext:value-type="float">
            <text:p>86.971092959763</text:p>
          </table:table-cell>
          <table:table-cell office:value-type="float" office:value="2253.16834163925" calcext:value-type="float">
            <text:p>2253.168341639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.04" calcext:value-type="float">
            <text:p>21.04</text:p>
          </table:table-cell>
          <table:table-cell office:value-type="float" office:value="87" calcext:value-type="float">
            <text:p>87</text:p>
          </table:table-cell>
          <table:table-cell office:value-type="float" office:value="85.0085142857143" calcext:value-type="float">
            <text:p>85.0085142857143</text:p>
          </table:table-cell>
          <table:table-cell office:value-type="float" office:value="1800" calcext:value-type="float">
            <text:p>1800</text:p>
          </table:table-cell>
          <table:table-cell office:value-type="float" office:value="87.1403563536472" calcext:value-type="float">
            <text:p>87.1403563536472</text:p>
          </table:table-cell>
          <table:table-cell office:value-type="float" office:value="2254.02986953458" calcext:value-type="float">
            <text:p>2254.029869534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.21" calcext:value-type="float">
            <text:p>21.21</text:p>
          </table:table-cell>
          <table:table-cell office:value-type="float" office:value="87.2" calcext:value-type="float">
            <text:p>87.2</text:p>
          </table:table-cell>
          <table:table-cell office:value-type="float" office:value="85.1697714285714" calcext:value-type="float">
            <text:p>85.1697714285714</text:p>
          </table:table-cell>
          <table:table-cell office:value-type="float" office:value="1800" calcext:value-type="float">
            <text:p>1800</text:p>
          </table:table-cell>
          <table:table-cell office:value-type="float" office:value="87.2524215026941" calcext:value-type="float">
            <text:p>87.2524215026941</text:p>
          </table:table-cell>
          <table:table-cell office:value-type="float" office:value="2254.58027050339" calcext:value-type="float">
            <text:p>2254.580270503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.37" calcext:value-type="float">
            <text:p>21.37</text:p>
          </table:table-cell>
          <table:table-cell office:value-type="float" office:value="87.3" calcext:value-type="float">
            <text:p>87.3</text:p>
          </table:table-cell>
          <table:table-cell office:value-type="float" office:value="85.3329714285714" calcext:value-type="float">
            <text:p>85.3329714285714</text:p>
          </table:table-cell>
          <table:table-cell office:value-type="float" office:value="1800" calcext:value-type="float">
            <text:p>1800</text:p>
          </table:table-cell>
          <table:table-cell office:value-type="float" office:value="87.4228854321067" calcext:value-type="float">
            <text:p>87.4228854321067</text:p>
          </table:table-cell>
          <table:table-cell office:value-type="float" office:value="2255.39717326267" calcext:value-type="float">
            <text:p>2255.397173262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.54" calcext:value-type="float">
            <text:p>21.54</text:p>
          </table:table-cell>
          <table:table-cell office:value-type="float" office:value="87.4" calcext:value-type="float">
            <text:p>87.4</text:p>
          </table:table-cell>
          <table:table-cell office:value-type="float" office:value="85.4942285714286" calcext:value-type="float">
            <text:p>85.4942285714286</text:p>
          </table:table-cell>
          <table:table-cell office:value-type="float" office:value="1800" calcext:value-type="float">
            <text:p>1800</text:p>
          </table:table-cell>
          <table:table-cell office:value-type="float" office:value="87.5309064730055" calcext:value-type="float">
            <text:p>87.5309064730055</text:p>
          </table:table-cell>
          <table:table-cell office:value-type="float" office:value="2255.8840529612" calcext:value-type="float">
            <text:p>2255.88405296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.71" calcext:value-type="float">
            <text:p>21.71</text:p>
          </table:table-cell>
          <table:table-cell office:value-type="float" office:value="87.6" calcext:value-type="float">
            <text:p>87.6</text:p>
          </table:table-cell>
          <table:table-cell office:value-type="float" office:value="85.6554857142857" calcext:value-type="float">
            <text:p>85.6554857142857</text:p>
          </table:table-cell>
          <table:table-cell office:value-type="float" office:value="1800" calcext:value-type="float">
            <text:p>1800</text:p>
          </table:table-cell>
          <table:table-cell office:value-type="float" office:value="87.6785398824504" calcext:value-type="float">
            <text:p>87.6785398824504</text:p>
          </table:table-cell>
          <table:table-cell office:value-type="float" office:value="2256.54173991824" calcext:value-type="float">
            <text:p>2256.541739918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.87" calcext:value-type="float">
            <text:p>21.87</text:p>
          </table:table-cell>
          <table:table-cell office:value-type="float" office:value="87.7" calcext:value-type="float">
            <text:p>87.7</text:p>
          </table:table-cell>
          <table:table-cell office:value-type="float" office:value="85.8186857142857" calcext:value-type="float">
            <text:p>85.8186857142857</text:p>
          </table:table-cell>
          <table:table-cell office:value-type="float" office:value="1800" calcext:value-type="float">
            <text:p>1800</text:p>
          </table:table-cell>
          <table:table-cell office:value-type="float" office:value="87.7906199655055" calcext:value-type="float">
            <text:p>87.7906199655055</text:p>
          </table:table-cell>
          <table:table-cell office:value-type="float" office:value="2257.00150572794" calcext:value-type="float">
            <text:p>2257.001505727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.04" calcext:value-type="float">
            <text:p>22.04</text:p>
          </table:table-cell>
          <table:table-cell office:value-type="float" office:value="87.8" calcext:value-type="float">
            <text:p>87.8</text:p>
          </table:table-cell>
          <table:table-cell office:value-type="float" office:value="85.9799428571429" calcext:value-type="float">
            <text:p>85.9799428571429</text:p>
          </table:table-cell>
          <table:table-cell office:value-type="float" office:value="1800" calcext:value-type="float">
            <text:p>1800</text:p>
          </table:table-cell>
          <table:table-cell office:value-type="float" office:value="87.9411100625018" calcext:value-type="float">
            <text:p>87.9411100625018</text:p>
          </table:table-cell>
          <table:table-cell office:value-type="float" office:value="2257.6325081864" calcext:value-type="float">
            <text:p>2257.63250818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.21" calcext:value-type="float">
            <text:p>22.21</text:p>
          </table:table-cell>
          <table:table-cell office:value-type="float" office:value="88" calcext:value-type="float">
            <text:p>88</text:p>
          </table:table-cell>
          <table:table-cell office:value-type="float" office:value="86.1421714285714" calcext:value-type="float">
            <text:p>86.1421714285714</text:p>
          </table:table-cell>
          <table:table-cell office:value-type="float" office:value="1800" calcext:value-type="float">
            <text:p>1800</text:p>
          </table:table-cell>
          <table:table-cell office:value-type="float" office:value="88.0407265283801" calcext:value-type="float">
            <text:p>88.0407265283801</text:p>
          </table:table-cell>
          <table:table-cell office:value-type="float" office:value="2257.99187522597" calcext:value-type="float">
            <text:p>2257.991875225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.37" calcext:value-type="float">
            <text:p>22.37</text:p>
          </table:table-cell>
          <table:table-cell office:value-type="float" office:value="88.1" calcext:value-type="float">
            <text:p>88.1</text:p>
          </table:table-cell>
          <table:table-cell office:value-type="float" office:value="86.3053714285714" calcext:value-type="float">
            <text:p>86.3053714285714</text:p>
          </table:table-cell>
          <table:table-cell office:value-type="float" office:value="1800" calcext:value-type="float">
            <text:p>1800</text:p>
          </table:table-cell>
          <table:table-cell office:value-type="float" office:value="88.1937736307591" calcext:value-type="float">
            <text:p>88.1937736307591</text:p>
          </table:table-cell>
          <table:table-cell office:value-type="float" office:value="2258.60061460772" calcext:value-type="float">
            <text:p>2258.600614607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.54" calcext:value-type="float">
            <text:p>22.54</text:p>
          </table:table-cell>
          <table:table-cell office:value-type="float" office:value="88.3" calcext:value-type="float">
            <text:p>88.3</text:p>
          </table:table-cell>
          <table:table-cell office:value-type="float" office:value="86.4666285714286" calcext:value-type="float">
            <text:p>86.4666285714286</text:p>
          </table:table-cell>
          <table:table-cell office:value-type="float" office:value="1800" calcext:value-type="float">
            <text:p>1800</text:p>
          </table:table-cell>
          <table:table-cell office:value-type="float" office:value="88.324828471154" calcext:value-type="float">
            <text:p>88.324828471154</text:p>
          </table:table-cell>
          <table:table-cell office:value-type="float" office:value="2259.07730159575" calcext:value-type="float">
            <text:p>2259.077301595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.71" calcext:value-type="float">
            <text:p>22.71</text:p>
          </table:table-cell>
          <table:table-cell office:value-type="float" office:value="88.4" calcext:value-type="float">
            <text:p>88.4</text:p>
          </table:table-cell>
          <table:table-cell office:value-type="float" office:value="86.6288571428571" calcext:value-type="float">
            <text:p>86.6288571428571</text:p>
          </table:table-cell>
          <table:table-cell office:value-type="float" office:value="1800" calcext:value-type="float">
            <text:p>1800</text:p>
          </table:table-cell>
          <table:table-cell office:value-type="float" office:value="88.4656791919079" calcext:value-type="float">
            <text:p>88.4656791919079</text:p>
          </table:table-cell>
          <table:table-cell office:value-type="float" office:value="2259.58469172873" calcext:value-type="float">
            <text:p>2259.584691728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.87" calcext:value-type="float">
            <text:p>22.87</text:p>
          </table:table-cell>
          <table:table-cell office:value-type="float" office:value="88.5" calcext:value-type="float">
            <text:p>88.5</text:p>
          </table:table-cell>
          <table:table-cell office:value-type="float" office:value="86.7901142857143" calcext:value-type="float">
            <text:p>86.7901142857143</text:p>
          </table:table-cell>
          <table:table-cell office:value-type="float" office:value="1800" calcext:value-type="float">
            <text:p>1800</text:p>
          </table:table-cell>
          <table:table-cell office:value-type="float" office:value="88.5788299601501" calcext:value-type="float">
            <text:p>88.5788299601501</text:p>
          </table:table-cell>
          <table:table-cell office:value-type="float" office:value="2259.93968522376" calcext:value-type="float">
            <text:p>2259.939685223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88.6" calcext:value-type="float">
            <text:p>88.6</text:p>
          </table:table-cell>
          <table:table-cell office:value-type="float" office:value="86.9523428571429" calcext:value-type="float">
            <text:p>86.9523428571429</text:p>
          </table:table-cell>
          <table:table-cell office:value-type="float" office:value="1800" calcext:value-type="float">
            <text:p>1800</text:p>
          </table:table-cell>
          <table:table-cell office:value-type="float" office:value="88.7374224725833" calcext:value-type="float">
            <text:p>88.7374224725833</text:p>
          </table:table-cell>
          <table:table-cell office:value-type="float" office:value="2260.5038764406" calcext:value-type="float">
            <text:p>2260.50387644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.21" calcext:value-type="float">
            <text:p>23.21</text:p>
          </table:table-cell>
          <table:table-cell office:value-type="float" office:value="88.7" calcext:value-type="float">
            <text:p>88.7</text:p>
          </table:table-cell>
          <table:table-cell office:value-type="float" office:value="87.1136" calcext:value-type="float">
            <text:p>87.1136</text:p>
          </table:table-cell>
          <table:table-cell office:value-type="float" office:value="1800" calcext:value-type="float">
            <text:p>1800</text:p>
          </table:table-cell>
          <table:table-cell office:value-type="float" office:value="88.8514910051343" calcext:value-type="float">
            <text:p>88.8514910051343</text:p>
          </table:table-cell>
          <table:table-cell office:value-type="float" office:value="2260.831376018" calcext:value-type="float">
            <text:p>2260.8313760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.37" calcext:value-type="float">
            <text:p>23.37</text:p>
          </table:table-cell>
          <table:table-cell office:value-type="float" office:value="88.9" calcext:value-type="float">
            <text:p>88.9</text:p>
          </table:table-cell>
          <table:table-cell office:value-type="float" office:value="87.2758285714286" calcext:value-type="float">
            <text:p>87.2758285714286</text:p>
          </table:table-cell>
          <table:table-cell office:value-type="float" office:value="1800" calcext:value-type="float">
            <text:p>1800</text:p>
          </table:table-cell>
          <table:table-cell office:value-type="float" office:value="88.9857845170805" calcext:value-type="float">
            <text:p>88.9857845170805</text:p>
          </table:table-cell>
          <table:table-cell office:value-type="float" office:value="2261.24727529549" calcext:value-type="float">
            <text:p>2261.247275295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.54" calcext:value-type="float">
            <text:p>23.54</text:p>
          </table:table-cell>
          <table:table-cell office:value-type="float" office:value="89" calcext:value-type="float">
            <text:p>89</text:p>
          </table:table-cell>
          <table:table-cell office:value-type="float" office:value="87.4370857142857" calcext:value-type="float">
            <text:p>87.4370857142857</text:p>
          </table:table-cell>
          <table:table-cell office:value-type="float" office:value="1800" calcext:value-type="float">
            <text:p>1800</text:p>
          </table:table-cell>
          <table:table-cell office:value-type="float" office:value="89.1128188975573" calcext:value-type="float">
            <text:p>89.1128188975573</text:p>
          </table:table-cell>
          <table:table-cell office:value-type="float" office:value="2261.61206701466" calcext:value-type="float">
            <text:p>2261.612067014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.71" calcext:value-type="float">
            <text:p>23.71</text:p>
          </table:table-cell>
          <table:table-cell office:value-type="float" office:value="89.2" calcext:value-type="float">
            <text:p>89.2</text:p>
          </table:table-cell>
          <table:table-cell office:value-type="float" office:value="87.5993142857143" calcext:value-type="float">
            <text:p>87.5993142857143</text:p>
          </table:table-cell>
          <table:table-cell office:value-type="float" office:value="1800" calcext:value-type="float">
            <text:p>1800</text:p>
          </table:table-cell>
          <table:table-cell office:value-type="float" office:value="89.2479425622901" calcext:value-type="float">
            <text:p>89.2479425622901</text:p>
          </table:table-cell>
          <table:table-cell office:value-type="float" office:value="2262.02940280895" calcext:value-type="float">
            <text:p>2262.029402808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.87" calcext:value-type="float">
            <text:p>23.87</text:p>
          </table:table-cell>
          <table:table-cell office:value-type="float" office:value="89.3" calcext:value-type="float">
            <text:p>89.3</text:p>
          </table:table-cell>
          <table:table-cell office:value-type="float" office:value="87.7615428571429" calcext:value-type="float">
            <text:p>87.7615428571429</text:p>
          </table:table-cell>
          <table:table-cell office:value-type="float" office:value="1800" calcext:value-type="float">
            <text:p>1800</text:p>
          </table:table-cell>
          <table:table-cell office:value-type="float" office:value="89.3689673770871" calcext:value-type="float">
            <text:p>89.3689673770871</text:p>
          </table:table-cell>
          <table:table-cell office:value-type="float" office:value="2262.33584896188" calcext:value-type="float">
            <text:p>2262.335848961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.04" calcext:value-type="float">
            <text:p>24.04</text:p>
          </table:table-cell>
          <table:table-cell office:value-type="float" office:value="89.4" calcext:value-type="float">
            <text:p>89.4</text:p>
          </table:table-cell>
          <table:table-cell office:value-type="float" office:value="87.9247428571429" calcext:value-type="float">
            <text:p>87.9247428571429</text:p>
          </table:table-cell>
          <table:table-cell office:value-type="float" office:value="1800" calcext:value-type="float">
            <text:p>1800</text:p>
          </table:table-cell>
          <table:table-cell office:value-type="float" office:value="89.5224411357343" calcext:value-type="float">
            <text:p>89.5224411357343</text:p>
          </table:table-cell>
          <table:table-cell office:value-type="float" office:value="2262.78871218603" calcext:value-type="float">
            <text:p>2262.788712186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.21" calcext:value-type="float">
            <text:p>24.21</text:p>
          </table:table-cell>
          <table:table-cell office:value-type="float" office:value="89.5" calcext:value-type="float">
            <text:p>89.5</text:p>
          </table:table-cell>
          <table:table-cell office:value-type="float" office:value="88.086" calcext:value-type="float">
            <text:p>88.086</text:p>
          </table:table-cell>
          <table:table-cell office:value-type="float" office:value="1800" calcext:value-type="float">
            <text:p>1800</text:p>
          </table:table-cell>
          <table:table-cell office:value-type="float" office:value="89.5981431637998" calcext:value-type="float">
            <text:p>89.5981431637998</text:p>
          </table:table-cell>
          <table:table-cell office:value-type="float" office:value="2262.84758260294" calcext:value-type="float">
            <text:p>2262.847582602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.37" calcext:value-type="float">
            <text:p>24.37</text:p>
          </table:table-cell>
          <table:table-cell office:value-type="float" office:value="89.6" calcext:value-type="float">
            <text:p>89.6</text:p>
          </table:table-cell>
          <table:table-cell office:value-type="float" office:value="88.2482285714286" calcext:value-type="float">
            <text:p>88.2482285714286</text:p>
          </table:table-cell>
          <table:table-cell office:value-type="float" office:value="1800" calcext:value-type="float">
            <text:p>1800</text:p>
          </table:table-cell>
          <table:table-cell office:value-type="float" office:value="89.7370911451724" calcext:value-type="float">
            <text:p>89.7370911451724</text:p>
          </table:table-cell>
          <table:table-cell office:value-type="float" office:value="2263.21329817888" calcext:value-type="float">
            <text:p>2263.21329817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.54" calcext:value-type="float">
            <text:p>24.54</text:p>
          </table:table-cell>
          <table:table-cell office:value-type="float" office:value="89.7" calcext:value-type="float">
            <text:p>89.7</text:p>
          </table:table-cell>
          <table:table-cell office:value-type="float" office:value="88.4094857142857" calcext:value-type="float">
            <text:p>88.4094857142857</text:p>
          </table:table-cell>
          <table:table-cell office:value-type="float" office:value="1800" calcext:value-type="float">
            <text:p>1800</text:p>
          </table:table-cell>
          <table:table-cell office:value-type="float" office:value="89.8032680880984" calcext:value-type="float">
            <text:p>89.8032680880984</text:p>
          </table:table-cell>
          <table:table-cell office:value-type="float" office:value="2263.20928356343" calcext:value-type="float">
            <text:p>2263.209283563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.71" calcext:value-type="float">
            <text:p>24.71</text:p>
          </table:table-cell>
          <table:table-cell office:value-type="float" office:value="89.8" calcext:value-type="float">
            <text:p>89.8</text:p>
          </table:table-cell>
          <table:table-cell office:value-type="float" office:value="88.5717142857143" calcext:value-type="float">
            <text:p>88.5717142857143</text:p>
          </table:table-cell>
          <table:table-cell office:value-type="float" office:value="1800" calcext:value-type="float">
            <text:p>1800</text:p>
          </table:table-cell>
          <table:table-cell office:value-type="float" office:value="89.9498161338471" calcext:value-type="float">
            <text:p>89.9498161338471</text:p>
          </table:table-cell>
          <table:table-cell office:value-type="float" office:value="2263.59733674592" calcext:value-type="float">
            <text:p>2263.597336745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.87" calcext:value-type="float">
            <text:p>24.87</text:p>
          </table:table-cell>
          <table:table-cell office:value-type="float" office:value="90" calcext:value-type="float">
            <text:p>90</text:p>
          </table:table-cell>
          <table:table-cell office:value-type="float" office:value="88.7339428571429" calcext:value-type="float">
            <text:p>88.7339428571429</text:p>
          </table:table-cell>
          <table:table-cell office:value-type="float" office:value="1800" calcext:value-type="float">
            <text:p>1800</text:p>
          </table:table-cell>
          <table:table-cell office:value-type="float" office:value="90.0581827082899" calcext:value-type="float">
            <text:p>90.0581827082899</text:p>
          </table:table-cell>
          <table:table-cell office:value-type="float" office:value="2263.78843802783" calcext:value-type="float">
            <text:p>2263.788438027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.04" calcext:value-type="float">
            <text:p>25.04</text:p>
          </table:table-cell>
          <table:table-cell office:value-type="float" office:value="90.1" calcext:value-type="float">
            <text:p>90.1</text:p>
          </table:table-cell>
          <table:table-cell office:value-type="float" office:value="88.8961714285714" calcext:value-type="float">
            <text:p>88.8961714285714</text:p>
          </table:table-cell>
          <table:table-cell office:value-type="float" office:value="1800" calcext:value-type="float">
            <text:p>1800</text:p>
          </table:table-cell>
          <table:table-cell office:value-type="float" office:value="90.1858696018453" calcext:value-type="float">
            <text:p>90.1858696018453</text:p>
          </table:table-cell>
          <table:table-cell office:value-type="float" office:value="2264.10170804599" calcext:value-type="float">
            <text:p>2264.101708045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.21" calcext:value-type="float">
            <text:p>25.21</text:p>
          </table:table-cell>
          <table:table-cell office:value-type="float" office:value="90.2" calcext:value-type="float">
            <text:p>90.2</text:p>
          </table:table-cell>
          <table:table-cell office:value-type="float" office:value="89.0574285714286" calcext:value-type="float">
            <text:p>89.0574285714286</text:p>
          </table:table-cell>
          <table:table-cell office:value-type="float" office:value="1800" calcext:value-type="float">
            <text:p>1800</text:p>
          </table:table-cell>
          <table:table-cell office:value-type="float" office:value="90.3103913614739" calcext:value-type="float">
            <text:p>90.3103913614739</text:p>
          </table:table-cell>
          <table:table-cell office:value-type="float" office:value="2264.35021381472" calcext:value-type="float">
            <text:p>2264.350213814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.37" calcext:value-type="float">
            <text:p>25.37</text:p>
          </table:table-cell>
          <table:table-cell office:value-type="float" office:value="90.3" calcext:value-type="float">
            <text:p>90.3</text:p>
          </table:table-cell>
          <table:table-cell office:value-type="float" office:value="89.2196571428572" calcext:value-type="float">
            <text:p>89.2196571428572</text:p>
          </table:table-cell>
          <table:table-cell office:value-type="float" office:value="1800" calcext:value-type="float">
            <text:p>1800</text:p>
          </table:table-cell>
          <table:table-cell office:value-type="float" office:value="90.4506113901375" calcext:value-type="float">
            <text:p>90.4506113901375</text:p>
          </table:table-cell>
          <table:table-cell office:value-type="float" office:value="2264.67219743022" calcext:value-type="float">
            <text:p>2264.672197430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.54" calcext:value-type="float">
            <text:p>25.54</text:p>
          </table:table-cell>
          <table:table-cell office:value-type="float" office:value="90.4" calcext:value-type="float">
            <text:p>90.4</text:p>
          </table:table-cell>
          <table:table-cell office:value-type="float" office:value="89.3828571428572" calcext:value-type="float">
            <text:p>89.3828571428572</text:p>
          </table:table-cell>
          <table:table-cell office:value-type="float" office:value="1800" calcext:value-type="float">
            <text:p>1800</text:p>
          </table:table-cell>
          <table:table-cell office:value-type="float" office:value="90.5348456304393" calcext:value-type="float">
            <text:p>90.5348456304393</text:p>
          </table:table-cell>
          <table:table-cell office:value-type="float" office:value="2264.7094819253" calcext:value-type="float">
            <text:p>2264.70948192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.71" calcext:value-type="float">
            <text:p>25.71</text:p>
          </table:table-cell>
          <table:table-cell office:value-type="float" office:value="90.5" calcext:value-type="float">
            <text:p>90.5</text:p>
          </table:table-cell>
          <table:table-cell office:value-type="float" office:value="89.5441142857143" calcext:value-type="float">
            <text:p>89.5441142857143</text:p>
          </table:table-cell>
          <table:table-cell office:value-type="float" office:value="1800" calcext:value-type="float">
            <text:p>1800</text:p>
          </table:table-cell>
          <table:table-cell office:value-type="float" office:value="90.6594143578144" calcext:value-type="float">
            <text:p>90.6594143578144</text:p>
          </table:table-cell>
          <table:table-cell office:value-type="float" office:value="2264.94296034806" calcext:value-type="float">
            <text:p>2264.942960348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.87" calcext:value-type="float">
            <text:p>25.87</text:p>
          </table:table-cell>
          <table:table-cell office:value-type="float" office:value="90.7" calcext:value-type="float">
            <text:p>90.7</text:p>
          </table:table-cell>
          <table:table-cell office:value-type="float" office:value="89.7063428571429" calcext:value-type="float">
            <text:p>89.7063428571429</text:p>
          </table:table-cell>
          <table:table-cell office:value-type="float" office:value="1800" calcext:value-type="float">
            <text:p>1800</text:p>
          </table:table-cell>
          <table:table-cell office:value-type="float" office:value="90.7842122959469" calcext:value-type="float">
            <text:p>90.7842122959469</text:p>
          </table:table-cell>
          <table:table-cell office:value-type="float" office:value="2265.17504888305" calcext:value-type="float">
            <text:p>2265.175048883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.04" calcext:value-type="float">
            <text:p>26.04</text:p>
          </table:table-cell>
          <table:table-cell office:value-type="float" office:value="90.7" calcext:value-type="float">
            <text:p>90.7</text:p>
          </table:table-cell>
          <table:table-cell office:value-type="float" office:value="89.8685714285714" calcext:value-type="float">
            <text:p>89.8685714285714</text:p>
          </table:table-cell>
          <table:table-cell office:value-type="float" office:value="1800" calcext:value-type="float">
            <text:p>1800</text:p>
          </table:table-cell>
          <table:table-cell office:value-type="float" office:value="90.8843116435925" calcext:value-type="float">
            <text:p>90.8843116435925</text:p>
          </table:table-cell>
          <table:table-cell office:value-type="float" office:value="2265.26933372393" calcext:value-type="float">
            <text:p>2265.269333723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.21" calcext:value-type="float">
            <text:p>26.21</text:p>
          </table:table-cell>
          <table:table-cell office:value-type="float" office:value="90.9" calcext:value-type="float">
            <text:p>90.9</text:p>
          </table:table-cell>
          <table:table-cell office:value-type="float" office:value="90.0308" calcext:value-type="float">
            <text:p>90.0308</text:p>
          </table:table-cell>
          <table:table-cell office:value-type="float" office:value="1800" calcext:value-type="float">
            <text:p>1800</text:p>
          </table:table-cell>
          <table:table-cell office:value-type="float" office:value="91.0041710112573" calcext:value-type="float">
            <text:p>91.0041710112573</text:p>
          </table:table-cell>
          <table:table-cell office:value-type="float" office:value="2265.46123496411" calcext:value-type="float">
            <text:p>2265.461234964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.38" calcext:value-type="float">
            <text:p>26.38</text:p>
          </table:table-cell>
          <table:table-cell office:value-type="float" office:value="91" calcext:value-type="float">
            <text:p>91</text:p>
          </table:table-cell>
          <table:table-cell office:value-type="float" office:value="90.1930285714286" calcext:value-type="float">
            <text:p>90.1930285714286</text:p>
          </table:table-cell>
          <table:table-cell office:value-type="float" office:value="1800" calcext:value-type="float">
            <text:p>1800</text:p>
          </table:table-cell>
          <table:table-cell office:value-type="float" office:value="91.1419716562749" calcext:value-type="float">
            <text:p>91.1419716562749</text:p>
          </table:table-cell>
          <table:table-cell office:value-type="float" office:value="2265.74043162573" calcext:value-type="float">
            <text:p>2265.740431625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.54" calcext:value-type="float">
            <text:p>26.54</text:p>
          </table:table-cell>
          <table:table-cell office:value-type="float" office:value="91.1" calcext:value-type="float">
            <text:p>91.1</text:p>
          </table:table-cell>
          <table:table-cell office:value-type="float" office:value="90.3542857142857" calcext:value-type="float">
            <text:p>90.3542857142857</text:p>
          </table:table-cell>
          <table:table-cell office:value-type="float" office:value="1800" calcext:value-type="float">
            <text:p>1800</text:p>
          </table:table-cell>
          <table:table-cell office:value-type="float" office:value="91.2502092225165" calcext:value-type="float">
            <text:p>91.2502092225165</text:p>
          </table:table-cell>
          <table:table-cell office:value-type="float" office:value="2265.86321773618" calcext:value-type="float">
            <text:p>2265.863217736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.71" calcext:value-type="float">
            <text:p>26.71</text:p>
          </table:table-cell>
          <table:table-cell office:value-type="float" office:value="91.2" calcext:value-type="float">
            <text:p>91.2</text:p>
          </table:table-cell>
          <table:table-cell office:value-type="float" office:value="90.5165142857143" calcext:value-type="float">
            <text:p>90.5165142857143</text:p>
          </table:table-cell>
          <table:table-cell office:value-type="float" office:value="1800" calcext:value-type="float">
            <text:p>1800</text:p>
          </table:table-cell>
          <table:table-cell office:value-type="float" office:value="91.3583461415025" calcext:value-type="float">
            <text:p>91.3583461415025</text:p>
          </table:table-cell>
          <table:table-cell office:value-type="float" office:value="2265.97881906071" calcext:value-type="float">
            <text:p>2265.978819060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.88" calcext:value-type="float">
            <text:p>26.88</text:p>
          </table:table-cell>
          <table:table-cell office:value-type="float" office:value="91.3" calcext:value-type="float">
            <text:p>91.3</text:p>
          </table:table-cell>
          <table:table-cell office:value-type="float" office:value="90.6768" calcext:value-type="float">
            <text:p>90.6768</text:p>
          </table:table-cell>
          <table:table-cell office:value-type="float" office:value="1800" calcext:value-type="float">
            <text:p>1800</text:p>
          </table:table-cell>
          <table:table-cell office:value-type="float" office:value="91.4176547835703" calcext:value-type="float">
            <text:p>91.4176547835703</text:p>
          </table:table-cell>
          <table:table-cell office:value-type="float" office:value="2265.85578596189" calcext:value-type="float">
            <text:p>2265.855785961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.04" calcext:value-type="float">
            <text:p>27.04</text:p>
          </table:table-cell>
          <table:table-cell office:value-type="float" office:value="91.4" calcext:value-type="float">
            <text:p>91.4</text:p>
          </table:table-cell>
          <table:table-cell office:value-type="float" office:value="90.8390285714286" calcext:value-type="float">
            <text:p>90.8390285714286</text:p>
          </table:table-cell>
          <table:table-cell office:value-type="float" office:value="1800" calcext:value-type="float">
            <text:p>1800</text:p>
          </table:table-cell>
          <table:table-cell office:value-type="float" office:value="91.5426162511796" calcext:value-type="float">
            <text:p>91.5426162511796</text:p>
          </table:table-cell>
          <table:table-cell office:value-type="float" office:value="2266.05117220113" calcext:value-type="float">
            <text:p>2266.051172201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.21" calcext:value-type="float">
            <text:p>27.21</text:p>
          </table:table-cell>
          <table:table-cell office:value-type="float" office:value="91.5" calcext:value-type="float">
            <text:p>91.5</text:p>
          </table:table-cell>
          <table:table-cell office:value-type="float" office:value="91.0022285714286" calcext:value-type="float">
            <text:p>91.0022285714286</text:p>
          </table:table-cell>
          <table:table-cell office:value-type="float" office:value="1800" calcext:value-type="float">
            <text:p>1800</text:p>
          </table:table-cell>
          <table:table-cell office:value-type="float" office:value="91.6275559375129" calcext:value-type="float">
            <text:p>91.6275559375129</text:p>
          </table:table-cell>
          <table:table-cell office:value-type="float" office:value="2266.0889685809" calcext:value-type="float">
            <text:p>2266.08896858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.38" calcext:value-type="float">
            <text:p>27.38</text:p>
          </table:table-cell>
          <table:table-cell office:value-type="float" office:value="91.6" calcext:value-type="float">
            <text:p>91.6</text:p>
          </table:table-cell>
          <table:table-cell office:value-type="float" office:value="91.1634857142857" calcext:value-type="float">
            <text:p>91.1634857142857</text:p>
          </table:table-cell>
          <table:table-cell office:value-type="float" office:value="1800" calcext:value-type="float">
            <text:p>1800</text:p>
          </table:table-cell>
          <table:table-cell office:value-type="float" office:value="91.7554789273871" calcext:value-type="float">
            <text:p>91.7554789273871</text:p>
          </table:table-cell>
          <table:table-cell office:value-type="float" office:value="2266.29593322798" calcext:value-type="float">
            <text:p>2266.295933227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.54" calcext:value-type="float">
            <text:p>27.54</text:p>
          </table:table-cell>
          <table:table-cell office:value-type="float" office:value="91.7" calcext:value-type="float">
            <text:p>91.7</text:p>
          </table:table-cell>
          <table:table-cell office:value-type="float" office:value="91.3257142857143" calcext:value-type="float">
            <text:p>91.3257142857143</text:p>
          </table:table-cell>
          <table:table-cell office:value-type="float" office:value="2000" calcext:value-type="float">
            <text:p>2000</text:p>
          </table:table-cell>
          <table:table-cell office:value-type="float" office:value="91.8279390319034" calcext:value-type="float">
            <text:p>91.8279390319034</text:p>
          </table:table-cell>
          <table:table-cell office:value-type="float" office:value="2272.8733003269" calcext:value-type="float">
            <text:p>2272.87330032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.71" calcext:value-type="float">
            <text:p>27.71</text:p>
          </table:table-cell>
          <table:table-cell office:value-type="float" office:value="92" calcext:value-type="float">
            <text:p>92</text:p>
          </table:table-cell>
          <table:table-cell office:value-type="float" office:value="91.4869714285714" calcext:value-type="float">
            <text:p>91.4869714285714</text:p>
          </table:table-cell>
          <table:table-cell office:value-type="float" office:value="2000" calcext:value-type="float">
            <text:p>2000</text:p>
          </table:table-cell>
          <table:table-cell office:value-type="float" office:value="91.9770247645472" calcext:value-type="float">
            <text:p>91.9770247645472</text:p>
          </table:table-cell>
          <table:table-cell office:value-type="float" office:value="2282.47459237866" calcext:value-type="float">
            <text:p>2282.474592378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.88" calcext:value-type="float">
            <text:p>27.88</text:p>
          </table:table-cell>
          <table:table-cell office:value-type="float" office:value="92.2" calcext:value-type="float">
            <text:p>92.2</text:p>
          </table:table-cell>
          <table:table-cell office:value-type="float" office:value="91.6492" calcext:value-type="float">
            <text:p>91.6492</text:p>
          </table:table-cell>
          <table:table-cell office:value-type="float" office:value="2000" calcext:value-type="float">
            <text:p>2000</text:p>
          </table:table-cell>
          <table:table-cell office:value-type="float" office:value="92.2115762702389" calcext:value-type="float">
            <text:p>92.2115762702389</text:p>
          </table:table-cell>
          <table:table-cell office:value-type="float" office:value="2292.0797678599" calcext:value-type="float">
            <text:p>2292.07976785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.04" calcext:value-type="float">
            <text:p>28.04</text:p>
          </table:table-cell>
          <table:table-cell office:value-type="float" office:value="92.5" calcext:value-type="float">
            <text:p>92.5</text:p>
          </table:table-cell>
          <table:table-cell office:value-type="float" office:value="91.8104571428571" calcext:value-type="float">
            <text:p>91.8104571428571</text:p>
          </table:table-cell>
          <table:table-cell office:value-type="float" office:value="2000" calcext:value-type="float">
            <text:p>2000</text:p>
          </table:table-cell>
          <table:table-cell office:value-type="float" office:value="92.4438467728006" calcext:value-type="float">
            <text:p>92.4438467728006</text:p>
          </table:table-cell>
          <table:table-cell office:value-type="float" office:value="2301.2609142588" calcext:value-type="float">
            <text:p>2301.26091425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.21" calcext:value-type="float">
            <text:p>28.21</text:p>
          </table:table-cell>
          <table:table-cell office:value-type="float" office:value="92.7" calcext:value-type="float">
            <text:p>92.7</text:p>
          </table:table-cell>
          <table:table-cell office:value-type="float" office:value="91.9726857142857" calcext:value-type="float">
            <text:p>91.9726857142857</text:p>
          </table:table-cell>
          <table:table-cell office:value-type="float" office:value="2000" calcext:value-type="float">
            <text:p>2000</text:p>
          </table:table-cell>
          <table:table-cell office:value-type="float" office:value="92.6886110964904" calcext:value-type="float">
            <text:p>92.6886110964904</text:p>
          </table:table-cell>
          <table:table-cell office:value-type="float" office:value="2310.24707927278" calcext:value-type="float">
            <text:p>2310.247079272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.38" calcext:value-type="float">
            <text:p>28.38</text:p>
          </table:table-cell>
          <table:table-cell office:value-type="float" office:value="93" calcext:value-type="float">
            <text:p>93</text:p>
          </table:table-cell>
          <table:table-cell office:value-type="float" office:value="92.1358857142857" calcext:value-type="float">
            <text:p>92.1358857142857</text:p>
          </table:table-cell>
          <table:table-cell office:value-type="float" office:value="2000" calcext:value-type="float">
            <text:p>2000</text:p>
          </table:table-cell>
          <table:table-cell office:value-type="float" office:value="92.9459178676493" calcext:value-type="float">
            <text:p>92.9459178676493</text:p>
          </table:table-cell>
          <table:table-cell office:value-type="float" office:value="2318.90926885477" calcext:value-type="float">
            <text:p>2318.909268854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.54" calcext:value-type="float">
            <text:p>28.54</text:p>
          </table:table-cell>
          <table:table-cell office:value-type="float" office:value="93.2" calcext:value-type="float">
            <text:p>93.2</text:p>
          </table:table-cell>
          <table:table-cell office:value-type="float" office:value="92.2971428571429" calcext:value-type="float">
            <text:p>92.2971428571429</text:p>
          </table:table-cell>
          <table:table-cell office:value-type="float" office:value="2000" calcext:value-type="float">
            <text:p>2000</text:p>
          </table:table-cell>
          <table:table-cell office:value-type="float" office:value="93.1784873837541" calcext:value-type="float">
            <text:p>93.1784873837541</text:p>
          </table:table-cell>
          <table:table-cell office:value-type="float" office:value="2327.12136129182" calcext:value-type="float">
            <text:p>2327.121361291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.71" calcext:value-type="float">
            <text:p>28.71</text:p>
          </table:table-cell>
          <table:table-cell office:value-type="float" office:value="93.4" calcext:value-type="float">
            <text:p>93.4</text:p>
          </table:table-cell>
          <table:table-cell office:value-type="float" office:value="92.4593714285714" calcext:value-type="float">
            <text:p>92.4593714285714</text:p>
          </table:table-cell>
          <table:table-cell office:value-type="float" office:value="2000" calcext:value-type="float">
            <text:p>2000</text:p>
          </table:table-cell>
          <table:table-cell office:value-type="float" office:value="93.4238189745193" calcext:value-type="float">
            <text:p>93.4238189745193</text:p>
          </table:table-cell>
          <table:table-cell office:value-type="float" office:value="2335.00691390544" calcext:value-type="float">
            <text:p>2335.006913905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.88" calcext:value-type="float">
            <text:p>28.88</text:p>
          </table:table-cell>
          <table:table-cell office:value-type="float" office:value="93.7" calcext:value-type="float">
            <text:p>93.7</text:p>
          </table:table-cell>
          <table:table-cell office:value-type="float" office:value="92.6216" calcext:value-type="float">
            <text:p>92.6216</text:p>
          </table:table-cell>
          <table:table-cell office:value-type="float" office:value="2000" calcext:value-type="float">
            <text:p>2000</text:p>
          </table:table-cell>
          <table:table-cell office:value-type="float" office:value="93.6881850582459" calcext:value-type="float">
            <text:p>93.6881850582459</text:p>
          </table:table-cell>
          <table:table-cell office:value-type="float" office:value="2342.87982338312" calcext:value-type="float">
            <text:p>2342.879823383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.04" calcext:value-type="float">
            <text:p>29.04</text:p>
          </table:table-cell>
          <table:table-cell office:value-type="float" office:value="93.9" calcext:value-type="float">
            <text:p>93.9</text:p>
          </table:table-cell>
          <table:table-cell office:value-type="float" office:value="92.7828571428571" calcext:value-type="float">
            <text:p>92.7828571428571</text:p>
          </table:table-cell>
          <table:table-cell office:value-type="float" office:value="2000" calcext:value-type="float">
            <text:p>2000</text:p>
          </table:table-cell>
          <table:table-cell office:value-type="float" office:value="93.8910883407434" calcext:value-type="float">
            <text:p>93.8910883407434</text:p>
          </table:table-cell>
          <table:table-cell office:value-type="float" office:value="2349.46368812067" calcext:value-type="float">
            <text:p>2349.463688120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.21" calcext:value-type="float">
            <text:p>29.21</text:p>
          </table:table-cell>
          <table:table-cell office:value-type="float" office:value="94.1" calcext:value-type="float">
            <text:p>94.1</text:p>
          </table:table-cell>
          <table:table-cell office:value-type="float" office:value="92.9450857142857" calcext:value-type="float">
            <text:p>92.9450857142857</text:p>
          </table:table-cell>
          <table:table-cell office:value-type="float" office:value="2000" calcext:value-type="float">
            <text:p>2000</text:p>
          </table:table-cell>
          <table:table-cell office:value-type="float" office:value="94.1261246039112" calcext:value-type="float">
            <text:p>94.1261246039112</text:p>
          </table:table-cell>
          <table:table-cell office:value-type="float" office:value="2356.56576650397" calcext:value-type="float">
            <text:p>2356.565766503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.38" calcext:value-type="float">
            <text:p>29.38</text:p>
          </table:table-cell>
          <table:table-cell office:value-type="float" office:value="94.3" calcext:value-type="float">
            <text:p>94.3</text:p>
          </table:table-cell>
          <table:table-cell office:value-type="float" office:value="93.1073142857143" calcext:value-type="float">
            <text:p>93.1073142857143</text:p>
          </table:table-cell>
          <table:table-cell office:value-type="float" office:value="2000" calcext:value-type="float">
            <text:p>2000</text:p>
          </table:table-cell>
          <table:table-cell office:value-type="float" office:value="94.3482456738097" calcext:value-type="float">
            <text:p>94.3482456738097</text:p>
          </table:table-cell>
          <table:table-cell office:value-type="float" office:value="2363.3671551751" calcext:value-type="float">
            <text:p>2363.36715517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.54" calcext:value-type="float">
            <text:p>29.54</text:p>
          </table:table-cell>
          <table:table-cell office:value-type="float" office:value="94.5" calcext:value-type="float">
            <text:p>94.5</text:p>
          </table:table-cell>
          <table:table-cell office:value-type="float" office:value="93.2685714285714" calcext:value-type="float">
            <text:p>93.2685714285714</text:p>
          </table:table-cell>
          <table:table-cell office:value-type="float" office:value="2000" calcext:value-type="float">
            <text:p>2000</text:p>
          </table:table-cell>
          <table:table-cell office:value-type="float" office:value="94.5597011799022" calcext:value-type="float">
            <text:p>94.5597011799022</text:p>
          </table:table-cell>
          <table:table-cell office:value-type="float" office:value="2369.79266297841" calcext:value-type="float">
            <text:p>2369.792662978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.71" calcext:value-type="float">
            <text:p>29.71</text:p>
          </table:table-cell>
          <table:table-cell office:value-type="float" office:value="94.7" calcext:value-type="float">
            <text:p>94.7</text:p>
          </table:table-cell>
          <table:table-cell office:value-type="float" office:value="93.4308" calcext:value-type="float">
            <text:p>93.4308</text:p>
          </table:table-cell>
          <table:table-cell office:value-type="float" office:value="2000" calcext:value-type="float">
            <text:p>2000</text:p>
          </table:table-cell>
          <table:table-cell office:value-type="float" office:value="94.7552419344537" calcext:value-type="float">
            <text:p>94.7552419344537</text:p>
          </table:table-cell>
          <table:table-cell office:value-type="float" office:value="2375.92569961395" calcext:value-type="float">
            <text:p>2375.925699613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.88" calcext:value-type="float">
            <text:p>29.88</text:p>
          </table:table-cell>
          <table:table-cell office:value-type="float" office:value="94.9" calcext:value-type="float">
            <text:p>94.9</text:p>
          </table:table-cell>
          <table:table-cell office:value-type="float" office:value="93.5930285714286" calcext:value-type="float">
            <text:p>93.5930285714286</text:p>
          </table:table-cell>
          <table:table-cell office:value-type="float" office:value="2000" calcext:value-type="float">
            <text:p>2000</text:p>
          </table:table-cell>
          <table:table-cell office:value-type="float" office:value="94.9525894756732" calcext:value-type="float">
            <text:p>94.9525894756732</text:p>
          </table:table-cell>
          <table:table-cell office:value-type="float" office:value="2381.77668374108" calcext:value-type="float">
            <text:p>2381.776683741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.04" calcext:value-type="float">
            <text:p>30.04</text:p>
          </table:table-cell>
          <table:table-cell office:value-type="float" office:value="95.1" calcext:value-type="float">
            <text:p>95.1</text:p>
          </table:table-cell>
          <table:table-cell office:value-type="float" office:value="93.7552571428572" calcext:value-type="float">
            <text:p>93.7552571428572</text:p>
          </table:table-cell>
          <table:table-cell office:value-type="float" office:value="2000" calcext:value-type="float">
            <text:p>2000</text:p>
          </table:table-cell>
          <table:table-cell office:value-type="float" office:value="95.1472761027888" calcext:value-type="float">
            <text:p>95.1472761027888</text:p>
          </table:table-cell>
          <table:table-cell office:value-type="float" office:value="2387.42045903768" calcext:value-type="float">
            <text:p>2387.420459037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.21" calcext:value-type="float">
            <text:p>30.21</text:p>
          </table:table-cell>
          <table:table-cell office:value-type="float" office:value="95.3" calcext:value-type="float">
            <text:p>95.3</text:p>
          </table:table-cell>
          <table:table-cell office:value-type="float" office:value="93.9165142857143" calcext:value-type="float">
            <text:p>93.9165142857143</text:p>
          </table:table-cell>
          <table:table-cell office:value-type="float" office:value="2000" calcext:value-type="float">
            <text:p>2000</text:p>
          </table:table-cell>
          <table:table-cell office:value-type="float" office:value="95.3637674769382" calcext:value-type="float">
            <text:p>95.3637674769382</text:p>
          </table:table-cell>
          <table:table-cell office:value-type="float" office:value="2392.95864416554" calcext:value-type="float">
            <text:p>2392.958644165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.38" calcext:value-type="float">
            <text:p>30.38</text:p>
          </table:table-cell>
          <table:table-cell office:value-type="float" office:value="95.5" calcext:value-type="float">
            <text:p>95.5</text:p>
          </table:table-cell>
          <table:table-cell office:value-type="float" office:value="94.0787428571429" calcext:value-type="float">
            <text:p>94.0787428571429</text:p>
          </table:table-cell>
          <table:table-cell office:value-type="float" office:value="2000" calcext:value-type="float">
            <text:p>2000</text:p>
          </table:table-cell>
          <table:table-cell office:value-type="float" office:value="95.5745963492152" calcext:value-type="float">
            <text:p>95.5745963492152</text:p>
          </table:table-cell>
          <table:table-cell office:value-type="float" office:value="2398.28374089125" calcext:value-type="float">
            <text:p>2398.283740891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.54" calcext:value-type="float">
            <text:p>30.54</text:p>
          </table:table-cell>
          <table:table-cell office:value-type="float" office:value="95.7" calcext:value-type="float">
            <text:p>95.7</text:p>
          </table:table-cell>
          <table:table-cell office:value-type="float" office:value="94.24" calcext:value-type="float">
            <text:p>94.24</text:p>
          </table:table-cell>
          <table:table-cell office:value-type="float" office:value="2000" calcext:value-type="float">
            <text:p>2000</text:p>
          </table:table-cell>
          <table:table-cell office:value-type="float" office:value="95.7677121807239" calcext:value-type="float">
            <text:p>95.7677121807239</text:p>
          </table:table-cell>
          <table:table-cell office:value-type="float" office:value="2402.89387429352" calcext:value-type="float">
            <text:p>2402.893874293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.71" calcext:value-type="float">
            <text:p>30.71</text:p>
          </table:table-cell>
          <table:table-cell office:value-type="float" office:value="95.9" calcext:value-type="float">
            <text:p>95.9</text:p>
          </table:table-cell>
          <table:table-cell office:value-type="float" office:value="94.4032" calcext:value-type="float">
            <text:p>94.4032</text:p>
          </table:table-cell>
          <table:table-cell office:value-type="float" office:value="2000" calcext:value-type="float">
            <text:p>2000</text:p>
          </table:table-cell>
          <table:table-cell office:value-type="float" office:value="95.9443783008584" calcext:value-type="float">
            <text:p>95.9443783008584</text:p>
          </table:table-cell>
          <table:table-cell office:value-type="float" office:value="2407.64957814576" calcext:value-type="float">
            <text:p>2407.649578145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.88" calcext:value-type="float">
            <text:p>30.88</text:p>
          </table:table-cell>
          <table:table-cell office:value-type="float" office:value="96.1" calcext:value-type="float">
            <text:p>96.1</text:p>
          </table:table-cell>
          <table:table-cell office:value-type="float" office:value="94.5654285714286" calcext:value-type="float">
            <text:p>94.5654285714286</text:p>
          </table:table-cell>
          <table:table-cell office:value-type="float" office:value="2000" calcext:value-type="float">
            <text:p>2000</text:p>
          </table:table-cell>
          <table:table-cell office:value-type="float" office:value="96.143836674512" calcext:value-type="float">
            <text:p>96.143836674512</text:p>
          </table:table-cell>
          <table:table-cell office:value-type="float" office:value="2412.31796593229" calcext:value-type="float">
            <text:p>2412.317965932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.04" calcext:value-type="float">
            <text:p>31.04</text:p>
          </table:table-cell>
          <table:table-cell office:value-type="float" office:value="96.3" calcext:value-type="float">
            <text:p>96.3</text:p>
          </table:table-cell>
          <table:table-cell office:value-type="float" office:value="94.7257142857143" calcext:value-type="float">
            <text:p>94.7257142857143</text:p>
          </table:table-cell>
          <table:table-cell office:value-type="float" office:value="2000" calcext:value-type="float">
            <text:p>2000</text:p>
          </table:table-cell>
          <table:table-cell office:value-type="float" office:value="96.306822215261" calcext:value-type="float">
            <text:p>96.306822215261</text:p>
          </table:table-cell>
          <table:table-cell office:value-type="float" office:value="2416.67163284483" calcext:value-type="float">
            <text:p>2416.671632844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.21" calcext:value-type="float">
            <text:p>31.21</text:p>
          </table:table-cell>
          <table:table-cell office:value-type="float" office:value="96.5" calcext:value-type="float">
            <text:p>96.5</text:p>
          </table:table-cell>
          <table:table-cell office:value-type="float" office:value="94.8889142857143" calcext:value-type="float">
            <text:p>94.8889142857143</text:p>
          </table:table-cell>
          <table:table-cell office:value-type="float" office:value="2000" calcext:value-type="float">
            <text:p>2000</text:p>
          </table:table-cell>
          <table:table-cell office:value-type="float" office:value="96.4854850991901" calcext:value-type="float">
            <text:p>96.4854850991901</text:p>
          </table:table-cell>
          <table:table-cell office:value-type="float" office:value="2420.89684041051" calcext:value-type="float">
            <text:p>2420.896840410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.38" calcext:value-type="float">
            <text:p>31.38</text:p>
          </table:table-cell>
          <table:table-cell office:value-type="float" office:value="96.6" calcext:value-type="float">
            <text:p>96.6</text:p>
          </table:table-cell>
          <table:table-cell office:value-type="float" office:value="94.9773142857143" calcext:value-type="float">
            <text:p>94.9773142857143</text:p>
          </table:table-cell>
          <table:table-cell office:value-type="float" office:value="2000" calcext:value-type="float">
            <text:p>2000</text:p>
          </table:table-cell>
          <table:table-cell office:value-type="float" office:value="96.6075823365597" calcext:value-type="float">
            <text:p>96.6075823365597</text:p>
          </table:table-cell>
          <table:table-cell office:value-type="float" office:value="2423.48267244184" calcext:value-type="float">
            <text:p>2423.482672441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.54" calcext:value-type="float">
            <text:p>31.54</text:p>
          </table:table-cell>
          <table:table-cell office:value-type="float" office:value="96.7" calcext:value-type="float">
            <text:p>96.7</text:p>
          </table:table-cell>
          <table:table-cell office:value-type="float" office:value="95.2124" calcext:value-type="float">
            <text:p>95.2124</text:p>
          </table:table-cell>
          <table:table-cell office:value-type="float" office:value="2000" calcext:value-type="float">
            <text:p>2000</text:p>
          </table:table-cell>
          <table:table-cell office:value-type="float" office:value="96.850467141081" calcext:value-type="float">
            <text:p>96.850467141081</text:p>
          </table:table-cell>
          <table:table-cell office:value-type="float" office:value="2428.96792101511" calcext:value-type="float">
            <text:p>2428.967921015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.71" calcext:value-type="float">
            <text:p>31.71</text:p>
          </table:table-cell>
          <table:table-cell office:value-type="float" office:value="96.9" calcext:value-type="float">
            <text:p>96.9</text:p>
          </table:table-cell>
          <table:table-cell office:value-type="float" office:value="95.3746285714286" calcext:value-type="float">
            <text:p>95.3746285714286</text:p>
          </table:table-cell>
          <table:table-cell office:value-type="float" office:value="2000" calcext:value-type="float">
            <text:p>2000</text:p>
          </table:table-cell>
          <table:table-cell office:value-type="float" office:value="96.9777229290514" calcext:value-type="float">
            <text:p>96.9777229290514</text:p>
          </table:table-cell>
          <table:table-cell office:value-type="float" office:value="2432.47840810683" calcext:value-type="float">
            <text:p>2432.478408106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.88" calcext:value-type="float">
            <text:p>31.88</text:p>
          </table:table-cell>
          <table:table-cell office:value-type="float" office:value="97" calcext:value-type="float">
            <text:p>97</text:p>
          </table:table-cell>
          <table:table-cell office:value-type="float" office:value="95.5368571428572" calcext:value-type="float">
            <text:p>95.5368571428572</text:p>
          </table:table-cell>
          <table:table-cell office:value-type="float" office:value="2000" calcext:value-type="float">
            <text:p>2000</text:p>
          </table:table-cell>
          <table:table-cell office:value-type="float" office:value="97.1381228248193" calcext:value-type="float">
            <text:p>97.1381228248193</text:p>
          </table:table-cell>
          <table:table-cell office:value-type="float" office:value="2436.02070777573" calcext:value-type="float">
            <text:p>2436.020707775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.04" calcext:value-type="float">
            <text:p>32.04</text:p>
          </table:table-cell>
          <table:table-cell office:value-type="float" office:value="97.2" calcext:value-type="float">
            <text:p>97.2</text:p>
          </table:table-cell>
          <table:table-cell office:value-type="float" office:value="95.6971428571429" calcext:value-type="float">
            <text:p>95.6971428571429</text:p>
          </table:table-cell>
          <table:table-cell office:value-type="float" office:value="2000" calcext:value-type="float">
            <text:p>2000</text:p>
          </table:table-cell>
          <table:table-cell office:value-type="float" office:value="97.2901331212643" calcext:value-type="float">
            <text:p>97.2901331212643</text:p>
          </table:table-cell>
          <table:table-cell office:value-type="float" office:value="2439.42043957956" calcext:value-type="float">
            <text:p>2439.420439579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.21" calcext:value-type="float">
            <text:p>32.21</text:p>
          </table:table-cell>
          <table:table-cell office:value-type="float" office:value="97.4" calcext:value-type="float">
            <text:p>97.4</text:p>
          </table:table-cell>
          <table:table-cell office:value-type="float" office:value="95.8603428571429" calcext:value-type="float">
            <text:p>95.8603428571429</text:p>
          </table:table-cell>
          <table:table-cell office:value-type="float" office:value="1700" calcext:value-type="float">
            <text:p>1700</text:p>
          </table:table-cell>
          <table:table-cell office:value-type="float" office:value="97.4438983260271" calcext:value-type="float">
            <text:p>97.4438983260271</text:p>
          </table:table-cell>
          <table:table-cell office:value-type="float" office:value="2442.69874877002" calcext:value-type="float">
            <text:p>2442.698748770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.38" calcext:value-type="float">
            <text:p>32.38</text:p>
          </table:table-cell>
          <table:table-cell office:value-type="float" office:value="97.5" calcext:value-type="float">
            <text:p>97.5</text:p>
          </table:table-cell>
          <table:table-cell office:value-type="float" office:value="96.0216" calcext:value-type="float">
            <text:p>96.0216</text:p>
          </table:table-cell>
          <table:table-cell office:value-type="float" office:value="1700" calcext:value-type="float">
            <text:p>1700</text:p>
          </table:table-cell>
          <table:table-cell office:value-type="float" office:value="97.5757347745677" calcext:value-type="float">
            <text:p>97.5757347745677</text:p>
          </table:table-cell>
          <table:table-cell office:value-type="float" office:value="2431.55718526704" calcext:value-type="float">
            <text:p>2431.557185267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.54" calcext:value-type="float">
            <text:p>32.54</text:p>
          </table:table-cell>
          <table:table-cell office:value-type="float" office:value="97.6" calcext:value-type="float">
            <text:p>97.6</text:p>
          </table:table-cell>
          <table:table-cell office:value-type="float" office:value="96.1838285714286" calcext:value-type="float">
            <text:p>96.1838285714286</text:p>
          </table:table-cell>
          <table:table-cell office:value-type="float" office:value="1700" calcext:value-type="float">
            <text:p>1700</text:p>
          </table:table-cell>
          <table:table-cell office:value-type="float" office:value="97.7309596172822" calcext:value-type="float">
            <text:p>97.7309596172822</text:p>
          </table:table-cell>
          <table:table-cell office:value-type="float" office:value="2420.95597846378" calcext:value-type="float">
            <text:p>2420.955978463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.71" calcext:value-type="float">
            <text:p>32.71</text:p>
          </table:table-cell>
          <table:table-cell office:value-type="float" office:value="97.6" calcext:value-type="float">
            <text:p>97.6</text:p>
          </table:table-cell>
          <table:table-cell office:value-type="float" office:value="96.3460571428572" calcext:value-type="float">
            <text:p>96.3460571428572</text:p>
          </table:table-cell>
          <table:table-cell office:value-type="float" office:value="1700" calcext:value-type="float">
            <text:p>1700</text:p>
          </table:table-cell>
          <table:table-cell office:value-type="float" office:value="97.8505812551833" calcext:value-type="float">
            <text:p>97.8505812551833</text:p>
          </table:table-cell>
          <table:table-cell office:value-type="float" office:value="2410.5178121961" calcext:value-type="float">
            <text:p>2410.51781219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.88" calcext:value-type="float">
            <text:p>32.88</text:p>
          </table:table-cell>
          <table:table-cell office:value-type="float" office:value="97.6" calcext:value-type="float">
            <text:p>97.6</text:p>
          </table:table-cell>
          <table:table-cell office:value-type="float" office:value="96.5082857142857" calcext:value-type="float">
            <text:p>96.5082857142857</text:p>
          </table:table-cell>
          <table:table-cell office:value-type="float" office:value="1700" calcext:value-type="float">
            <text:p>1700</text:p>
          </table:table-cell>
          <table:table-cell office:value-type="float" office:value="97.847981413749" calcext:value-type="float">
            <text:p>97.847981413749</text:p>
          </table:table-cell>
          <table:table-cell office:value-type="float" office:value="2400.8732462909" calcext:value-type="float">
            <text:p>2400.87324629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.04" calcext:value-type="float">
            <text:p>33.04</text:p>
          </table:table-cell>
          <table:table-cell office:value-type="float" office:value="97.5" calcext:value-type="float">
            <text:p>97.5</text:p>
          </table:table-cell>
          <table:table-cell office:value-type="float" office:value="96.6695428571429" calcext:value-type="float">
            <text:p>96.6695428571429</text:p>
          </table:table-cell>
          <table:table-cell office:value-type="float" office:value="1700" calcext:value-type="float">
            <text:p>1700</text:p>
          </table:table-cell>
          <table:table-cell office:value-type="float" office:value="97.8042470652433" calcext:value-type="float">
            <text:p>97.8042470652433</text:p>
          </table:table-cell>
          <table:table-cell office:value-type="float" office:value="2390.34029935075" calcext:value-type="float">
            <text:p>2390.340299350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.21" calcext:value-type="float">
            <text:p>33.21</text:p>
          </table:table-cell>
          <table:table-cell office:value-type="float" office:value="97.4" calcext:value-type="float">
            <text:p>97.4</text:p>
          </table:table-cell>
          <table:table-cell office:value-type="float" office:value="96.8327428571429" calcext:value-type="float">
            <text:p>96.8327428571429</text:p>
          </table:table-cell>
          <table:table-cell office:value-type="float" office:value="1700" calcext:value-type="float">
            <text:p>1700</text:p>
          </table:table-cell>
          <table:table-cell office:value-type="float" office:value="97.7169626152699" calcext:value-type="float">
            <text:p>97.7169626152699</text:p>
          </table:table-cell>
          <table:table-cell office:value-type="float" office:value="2379.99632046276" calcext:value-type="float">
            <text:p>2379.996320462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.38" calcext:value-type="float">
            <text:p>33.38</text:p>
          </table:table-cell>
          <table:table-cell office:value-type="float" office:value="97.2" calcext:value-type="float">
            <text:p>97.2</text:p>
          </table:table-cell>
          <table:table-cell office:value-type="float" office:value="96.994" calcext:value-type="float">
            <text:p>96.994</text:p>
          </table:table-cell>
          <table:table-cell office:value-type="float" office:value="1700" calcext:value-type="float">
            <text:p>1700</text:p>
          </table:table-cell>
          <table:table-cell office:value-type="float" office:value="97.6404853567916" calcext:value-type="float">
            <text:p>97.6404853567916</text:p>
          </table:table-cell>
          <table:table-cell office:value-type="float" office:value="2370.10173397053" calcext:value-type="float">
            <text:p>2370.101733970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.54" calcext:value-type="float">
            <text:p>33.54</text:p>
          </table:table-cell>
          <table:table-cell office:value-type="float" office:value="97.1" calcext:value-type="float">
            <text:p>97.1</text:p>
          </table:table-cell>
          <table:table-cell office:value-type="float" office:value="97.1552571428571" calcext:value-type="float">
            <text:p>97.1552571428571</text:p>
          </table:table-cell>
          <table:table-cell office:value-type="float" office:value="1700" calcext:value-type="float">
            <text:p>1700</text:p>
          </table:table-cell>
          <table:table-cell office:value-type="float" office:value="97.4897369765531" calcext:value-type="float">
            <text:p>97.4897369765531</text:p>
          </table:table-cell>
          <table:table-cell office:value-type="float" office:value="2360.22273578117" calcext:value-type="float">
            <text:p>2360.222735781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.71" calcext:value-type="float">
            <text:p>33.71</text:p>
          </table:table-cell>
          <table:table-cell office:value-type="float" office:value="97.1" calcext:value-type="float">
            <text:p>97.1</text:p>
          </table:table-cell>
          <table:table-cell office:value-type="float" office:value="97.3174857142857" calcext:value-type="float">
            <text:p>97.3174857142857</text:p>
          </table:table-cell>
          <table:table-cell office:value-type="float" office:value="1700" calcext:value-type="float">
            <text:p>1700</text:p>
          </table:table-cell>
          <table:table-cell office:value-type="float" office:value="97.3982106681583" calcext:value-type="float">
            <text:p>97.3982106681583</text:p>
          </table:table-cell>
          <table:table-cell office:value-type="float" office:value="2351.1662819628" calcext:value-type="float">
            <text:p>2351.16628196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.88" calcext:value-type="float">
            <text:p>33.88</text:p>
          </table:table-cell>
          <table:table-cell office:value-type="float" office:value="97" calcext:value-type="float">
            <text:p>97</text:p>
          </table:table-cell>
          <table:table-cell office:value-type="float" office:value="97.4797142857143" calcext:value-type="float">
            <text:p>97.4797142857143</text:p>
          </table:table-cell>
          <table:table-cell office:value-type="float" office:value="1700" calcext:value-type="float">
            <text:p>1700</text:p>
          </table:table-cell>
          <table:table-cell office:value-type="float" office:value="97.3029682861874" calcext:value-type="float">
            <text:p>97.3029682861874</text:p>
          </table:table-cell>
          <table:table-cell office:value-type="float" office:value="2342.23402936448" calcext:value-type="float">
            <text:p>2342.234029364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.04" calcext:value-type="float">
            <text:p>34.04</text:p>
          </table:table-cell>
          <table:table-cell office:value-type="float" office:value="97" calcext:value-type="float">
            <text:p>97</text:p>
          </table:table-cell>
          <table:table-cell office:value-type="float" office:value="97.6419428571429" calcext:value-type="float">
            <text:p>97.6419428571429</text:p>
          </table:table-cell>
          <table:table-cell office:value-type="float" office:value="1700" calcext:value-type="float">
            <text:p>1700</text:p>
          </table:table-cell>
          <table:table-cell office:value-type="float" office:value="97.2592583952575" calcext:value-type="float">
            <text:p>97.2592583952575</text:p>
          </table:table-cell>
          <table:table-cell office:value-type="float" office:value="2333.90130670748" calcext:value-type="float">
            <text:p>2333.901306707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.21" calcext:value-type="float">
            <text:p>34.21</text:p>
          </table:table-cell>
          <table:table-cell office:value-type="float" office:value="96.9" calcext:value-type="float">
            <text:p>96.9</text:p>
          </table:table-cell>
          <table:table-cell office:value-type="float" office:value="97.8032" calcext:value-type="float">
            <text:p>97.8032</text:p>
          </table:table-cell>
          <table:table-cell office:value-type="float" office:value="2000" calcext:value-type="float">
            <text:p>2000</text:p>
          </table:table-cell>
          <table:table-cell office:value-type="float" office:value="97.1972689431281" calcext:value-type="float">
            <text:p>97.1972689431281</text:p>
          </table:table-cell>
          <table:table-cell office:value-type="float" office:value="2330.48371425998" calcext:value-type="float">
            <text:p>2330.483714259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.38" calcext:value-type="float">
            <text:p>34.38</text:p>
          </table:table-cell>
          <table:table-cell office:value-type="float" office:value="96.9" calcext:value-type="float">
            <text:p>96.9</text:p>
          </table:table-cell>
          <table:table-cell office:value-type="float" office:value="97.9654285714286" calcext:value-type="float">
            <text:p>97.9654285714286</text:p>
          </table:table-cell>
          <table:table-cell office:value-type="float" office:value="2000" calcext:value-type="float">
            <text:p>2000</text:p>
          </table:table-cell>
          <table:table-cell office:value-type="float" office:value="97.1570922679096" calcext:value-type="float">
            <text:p>97.1570922679096</text:p>
          </table:table-cell>
          <table:table-cell office:value-type="float" office:value="2336.04658205679" calcext:value-type="float">
            <text:p>2336.046582056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.54" calcext:value-type="float">
            <text:p>34.54</text:p>
          </table:table-cell>
          <table:table-cell office:value-type="float" office:value="96.9" calcext:value-type="float">
            <text:p>96.9</text:p>
          </table:table-cell>
          <table:table-cell office:value-type="float" office:value="98.1276571428571" calcext:value-type="float">
            <text:p>98.1276571428571</text:p>
          </table:table-cell>
          <table:table-cell office:value-type="float" office:value="2000" calcext:value-type="float">
            <text:p>2000</text:p>
          </table:table-cell>
          <table:table-cell office:value-type="float" office:value="97.1192325687449" calcext:value-type="float">
            <text:p>97.1192325687449</text:p>
          </table:table-cell>
          <table:table-cell office:value-type="float" office:value="2342.34937870478" calcext:value-type="float">
            <text:p>2342.349378704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.71" calcext:value-type="float">
            <text:p>34.71</text:p>
          </table:table-cell>
          <table:table-cell office:value-type="float" office:value="97" calcext:value-type="float">
            <text:p>97</text:p>
          </table:table-cell>
          <table:table-cell office:value-type="float" office:value="98.2898857142857" calcext:value-type="float">
            <text:p>98.2898857142857</text:p>
          </table:table-cell>
          <table:table-cell office:value-type="float" office:value="2000" calcext:value-type="float">
            <text:p>2000</text:p>
          </table:table-cell>
          <table:table-cell office:value-type="float" office:value="97.1577939107545" calcext:value-type="float">
            <text:p>97.1577939107545</text:p>
          </table:table-cell>
          <table:table-cell office:value-type="float" office:value="2348.71507326291" calcext:value-type="float">
            <text:p>2348.715073262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.88" calcext:value-type="float">
            <text:p>34.88</text:p>
          </table:table-cell>
          <table:table-cell office:value-type="float" office:value="97.2" calcext:value-type="float">
            <text:p>97.2</text:p>
          </table:table-cell>
          <table:table-cell office:value-type="float" office:value="98.4511428571429" calcext:value-type="float">
            <text:p>98.4511428571429</text:p>
          </table:table-cell>
          <table:table-cell office:value-type="float" office:value="2000" calcext:value-type="float">
            <text:p>2000</text:p>
          </table:table-cell>
          <table:table-cell office:value-type="float" office:value="97.2698792854968" calcext:value-type="float">
            <text:p>97.2698792854968</text:p>
          </table:table-cell>
          <table:table-cell office:value-type="float" office:value="2355.30621738084" calcext:value-type="float">
            <text:p>2355.306217380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.04" calcext:value-type="float">
            <text:p>35.04</text:p>
          </table:table-cell>
          <table:table-cell office:value-type="float" office:value="97.2" calcext:value-type="float">
            <text:p>97.2</text:p>
          </table:table-cell>
          <table:table-cell office:value-type="float" office:value="98.6133714285714" calcext:value-type="float">
            <text:p>98.6133714285714</text:p>
          </table:table-cell>
          <table:table-cell office:value-type="float" office:value="2000" calcext:value-type="float">
            <text:p>2000</text:p>
          </table:table-cell>
          <table:table-cell office:value-type="float" office:value="97.3807366415854" calcext:value-type="float">
            <text:p>97.3807366415854</text:p>
          </table:table-cell>
          <table:table-cell office:value-type="float" office:value="2361.53417171196" calcext:value-type="float">
            <text:p>2361.534171711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.21" calcext:value-type="float">
            <text:p>35.21</text:p>
          </table:table-cell>
          <table:table-cell office:value-type="float" office:value="97.4" calcext:value-type="float">
            <text:p>97.4</text:p>
          </table:table-cell>
          <table:table-cell office:value-type="float" office:value="98.7746285714286" calcext:value-type="float">
            <text:p>98.7746285714286</text:p>
          </table:table-cell>
          <table:table-cell office:value-type="float" office:value="2000" calcext:value-type="float">
            <text:p>2000</text:p>
          </table:table-cell>
          <table:table-cell office:value-type="float" office:value="97.5280661531948" calcext:value-type="float">
            <text:p>97.5280661531948</text:p>
          </table:table-cell>
          <table:table-cell office:value-type="float" office:value="2367.74055666279" calcext:value-type="float">
            <text:p>2367.740556662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.38" calcext:value-type="float">
            <text:p>35.38</text:p>
          </table:table-cell>
          <table:table-cell office:value-type="float" office:value="97.6" calcext:value-type="float">
            <text:p>97.6</text:p>
          </table:table-cell>
          <table:table-cell office:value-type="float" office:value="98.9368571428571" calcext:value-type="float">
            <text:p>98.9368571428571</text:p>
          </table:table-cell>
          <table:table-cell office:value-type="float" office:value="2000" calcext:value-type="float">
            <text:p>2000</text:p>
          </table:table-cell>
          <table:table-cell office:value-type="float" office:value="97.7005444154751" calcext:value-type="float">
            <text:p>97.7005444154751</text:p>
          </table:table-cell>
          <table:table-cell office:value-type="float" office:value="2373.83536742278" calcext:value-type="float">
            <text:p>2373.835367422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.54" calcext:value-type="float">
            <text:p>35.54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900" calcext:value-type="float">
            <text:p>1900</text:p>
          </table:table-cell>
          <table:table-cell office:value-type="float" office:value="97.8454852208656" calcext:value-type="float">
            <text:p>97.8454852208656</text:p>
          </table:table-cell>
          <table:table-cell office:value-type="float" office:value="2375.25911657936" calcext:value-type="float">
            <text:p>2375.259116579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.71" calcext:value-type="float">
            <text:p>35.71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900" calcext:value-type="float">
            <text:p>1900</text:p>
          </table:table-cell>
          <table:table-cell office:value-type="float" office:value="98.0081001166513" calcext:value-type="float">
            <text:p>98.0081001166513</text:p>
          </table:table-cell>
          <table:table-cell office:value-type="float" office:value="2376.27653759995" calcext:value-type="float">
            <text:p>2376.276537599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.88" calcext:value-type="float">
            <text:p>35.88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900" calcext:value-type="float">
            <text:p>1900</text:p>
          </table:table-cell>
          <table:table-cell office:value-type="float" office:value="98.0907962624396" calcext:value-type="float">
            <text:p>98.0907962624396</text:p>
          </table:table-cell>
          <table:table-cell office:value-type="float" office:value="2376.84410894302" calcext:value-type="float">
            <text:p>2376.844108943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.04" calcext:value-type="float">
            <text:p>36.04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8.2218672184148" calcext:value-type="float">
            <text:p>98.2218672184148</text:p>
          </table:table-cell>
          <table:table-cell office:value-type="float" office:value="2376.13244477121" calcext:value-type="float">
            <text:p>2376.132444771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.21" calcext:value-type="float">
            <text:p>36.21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8.2953553739899" calcext:value-type="float">
            <text:p>98.2953553739899</text:p>
          </table:table-cell>
          <table:table-cell office:value-type="float" office:value="2371.87666188752" calcext:value-type="float">
            <text:p>2371.876661887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.38" calcext:value-type="float">
            <text:p>36.38</text:p>
          </table:table-cell>
          <table:table-cell office:value-type="float" office:value="98.2" calcext:value-type="float">
            <text:p>98.2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8.3817025578156" calcext:value-type="float">
            <text:p>98.3817025578156</text:p>
          </table:table-cell>
          <table:table-cell office:value-type="float" office:value="2367.87557220016" calcext:value-type="float">
            <text:p>2367.875572200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.54" calcext:value-type="float">
            <text:p>36.54</text:p>
          </table:table-cell>
          <table:table-cell office:value-type="float" office:value="98.2" calcext:value-type="float">
            <text:p>98.2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8.3979028466027" calcext:value-type="float">
            <text:p>98.3979028466027</text:p>
          </table:table-cell>
          <table:table-cell office:value-type="float" office:value="2363.68307062286" calcext:value-type="float">
            <text:p>2363.683070622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.71" calcext:value-type="float">
            <text:p>36.71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8.4711599922367" calcext:value-type="float">
            <text:p>98.4711599922367</text:p>
          </table:table-cell>
          <table:table-cell office:value-type="float" office:value="2359.98193468206" calcext:value-type="float">
            <text:p>2359.981934682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.88" calcext:value-type="float">
            <text:p>36.88</text:p>
          </table:table-cell>
          <table:table-cell office:value-type="float" office:value="98.2" calcext:value-type="float">
            <text:p>98.2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8.4821974671368" calcext:value-type="float">
            <text:p>98.4821974671368</text:p>
          </table:table-cell>
          <table:table-cell office:value-type="float" office:value="2356.0666740591" calcext:value-type="float">
            <text:p>2356.06667405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.04" calcext:value-type="float">
            <text:p>37.04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8.5100974961337" calcext:value-type="float">
            <text:p>98.5100974961337</text:p>
          </table:table-cell>
          <table:table-cell office:value-type="float" office:value="2352.40985511455" calcext:value-type="float">
            <text:p>2352.409855114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.21" calcext:value-type="float">
            <text:p>37.21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8.5264677906955" calcext:value-type="float">
            <text:p>98.5264677906955</text:p>
          </table:table-cell>
          <table:table-cell office:value-type="float" office:value="2349.15567277937" calcext:value-type="float">
            <text:p>2349.155672779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.38" calcext:value-type="float">
            <text:p>37.38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8.5326546669574" calcext:value-type="float">
            <text:p>98.5326546669574</text:p>
          </table:table-cell>
          <table:table-cell office:value-type="float" office:value="2345.6552394179" calcext:value-type="float">
            <text:p>2345.65523941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.54" calcext:value-type="float">
            <text:p>37.54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8.5344359234321" calcext:value-type="float">
            <text:p>98.5344359234321</text:p>
          </table:table-cell>
          <table:table-cell office:value-type="float" office:value="2342.24699254145" calcext:value-type="float">
            <text:p>2342.246992541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.71" calcext:value-type="float">
            <text:p>37.71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8.566306993882" calcext:value-type="float">
            <text:p>98.566306993882</text:p>
          </table:table-cell>
          <table:table-cell office:value-type="float" office:value="2339.15673882417" calcext:value-type="float">
            <text:p>2339.156738824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.88" calcext:value-type="float">
            <text:p>37.88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8.5583585449972" calcext:value-type="float">
            <text:p>98.5583585449972</text:p>
          </table:table-cell>
          <table:table-cell office:value-type="float" office:value="2335.94870184876" calcext:value-type="float">
            <text:p>2335.948701848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.04" calcext:value-type="float">
            <text:p>38.04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8.569887483207" calcext:value-type="float">
            <text:p>98.569887483207</text:p>
          </table:table-cell>
          <table:table-cell office:value-type="float" office:value="2332.98094708582" calcext:value-type="float">
            <text:p>2332.980947085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.21" calcext:value-type="float">
            <text:p>38.21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8.5458882071691" calcext:value-type="float">
            <text:p>98.5458882071691</text:p>
          </table:table-cell>
          <table:table-cell office:value-type="float" office:value="2329.93323113247" calcext:value-type="float">
            <text:p>2329.933231132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.38" calcext:value-type="float">
            <text:p>38.38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8.5789937438254" calcext:value-type="float">
            <text:p>98.5789937438254</text:p>
          </table:table-cell>
          <table:table-cell office:value-type="float" office:value="2327.30092953938" calcext:value-type="float">
            <text:p>2327.300929539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.54" calcext:value-type="float">
            <text:p>38.54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8.5525772532134" calcext:value-type="float">
            <text:p>98.5525772532134</text:p>
          </table:table-cell>
          <table:table-cell office:value-type="float" office:value="2324.45871226681" calcext:value-type="float">
            <text:p>2324.458712266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.71" calcext:value-type="float">
            <text:p>38.71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8.5862961822073" calcext:value-type="float">
            <text:p>98.5862961822073</text:p>
          </table:table-cell>
          <table:table-cell office:value-type="float" office:value="2322.02311313651" calcext:value-type="float">
            <text:p>2322.023113136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.88" calcext:value-type="float">
            <text:p>38.88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8.5528161908752" calcext:value-type="float">
            <text:p>98.5528161908752</text:p>
          </table:table-cell>
          <table:table-cell office:value-type="float" office:value="2319.62658379924" calcext:value-type="float">
            <text:p>2319.626583799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.05" calcext:value-type="float">
            <text:p>39.05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8.6000435513014" calcext:value-type="float">
            <text:p>98.6000435513014</text:p>
          </table:table-cell>
          <table:table-cell office:value-type="float" office:value="2317.45515327958" calcext:value-type="float">
            <text:p>2317.455153279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.21" calcext:value-type="float">
            <text:p>39.21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8.6115173121932" calcext:value-type="float">
            <text:p>98.6115173121932</text:p>
          </table:table-cell>
          <table:table-cell office:value-type="float" office:value="2315.20408952608" calcext:value-type="float">
            <text:p>2315.204089526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.38" calcext:value-type="float">
            <text:p>39.38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8.6427524550874" calcext:value-type="float">
            <text:p>98.6427524550874</text:p>
          </table:table-cell>
          <table:table-cell office:value-type="float" office:value="2313.12465816156" calcext:value-type="float">
            <text:p>2313.124658161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.55" calcext:value-type="float">
            <text:p>39.55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8.6476371484413" calcext:value-type="float">
            <text:p>98.6476371484413</text:p>
          </table:table-cell>
          <table:table-cell office:value-type="float" office:value="2310.99217541704" calcext:value-type="float">
            <text:p>2310.992175417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.71" calcext:value-type="float">
            <text:p>39.71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8.6887673091181" calcext:value-type="float">
            <text:p>98.6887673091181</text:p>
          </table:table-cell>
          <table:table-cell office:value-type="float" office:value="2309.09824580313" calcext:value-type="float">
            <text:p>2309.098245803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.88" calcext:value-type="float">
            <text:p>39.88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8.7153557370539" calcext:value-type="float">
            <text:p>98.7153557370539</text:p>
          </table:table-cell>
          <table:table-cell office:value-type="float" office:value="2307.22808498454" calcext:value-type="float">
            <text:p>2307.228084984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.05" calcext:value-type="float">
            <text:p>40.05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8.7243586146473" calcext:value-type="float">
            <text:p>98.7243586146473</text:p>
          </table:table-cell>
          <table:table-cell office:value-type="float" office:value="2305.33204912326" calcext:value-type="float">
            <text:p>2305.332049123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.21" calcext:value-type="float">
            <text:p>40.21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8.7272467964278" calcext:value-type="float">
            <text:p>98.7272467964278</text:p>
          </table:table-cell>
          <table:table-cell office:value-type="float" office:value="2303.47891448374" calcext:value-type="float">
            <text:p>2303.478914483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.38" calcext:value-type="float">
            <text:p>40.38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8.7280421227954" calcext:value-type="float">
            <text:p>98.7280421227954</text:p>
          </table:table-cell>
          <table:table-cell office:value-type="float" office:value="2301.70757873841" calcext:value-type="float">
            <text:p>2301.707578738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.55" calcext:value-type="float">
            <text:p>40.55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8.7281432608266" calcext:value-type="float">
            <text:p>98.7281432608266</text:p>
          </table:table-cell>
          <table:table-cell office:value-type="float" office:value="2300.14066750445" calcext:value-type="float">
            <text:p>2300.140667504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.71" calcext:value-type="float">
            <text:p>40.71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8.7388125961472" calcext:value-type="float">
            <text:p>98.7388125961472</text:p>
          </table:table-cell>
          <table:table-cell office:value-type="float" office:value="2298.52606503227" calcext:value-type="float">
            <text:p>2298.526065032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.88" calcext:value-type="float">
            <text:p>40.88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7495254345906" calcext:value-type="float">
            <text:p>98.7495254345906</text:p>
          </table:table-cell>
          <table:table-cell office:value-type="float" office:value="2294.57374980686" calcext:value-type="float">
            <text:p>2294.573749806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.05" calcext:value-type="float">
            <text:p>41.05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7687036607255" calcext:value-type="float">
            <text:p>98.7687036607255</text:p>
          </table:table-cell>
          <table:table-cell office:value-type="float" office:value="2288.51345164035" calcext:value-type="float">
            <text:p>2288.513451640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.21" calcext:value-type="float">
            <text:p>41.21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7588900300868" calcext:value-type="float">
            <text:p>98.7588900300868</text:p>
          </table:table-cell>
          <table:table-cell office:value-type="float" office:value="2282.46687581714" calcext:value-type="float">
            <text:p>2282.466875817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.38" calcext:value-type="float">
            <text:p>41.38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7454840538014" calcext:value-type="float">
            <text:p>98.7454840538014</text:p>
          </table:table-cell>
          <table:table-cell office:value-type="float" office:value="2276.60415800365" calcext:value-type="float">
            <text:p>2276.604158003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.55" calcext:value-type="float">
            <text:p>41.55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7037456386817" calcext:value-type="float">
            <text:p>98.7037456386817</text:p>
          </table:table-cell>
          <table:table-cell office:value-type="float" office:value="2270.89034370234" calcext:value-type="float">
            <text:p>2270.890343702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.71" calcext:value-type="float">
            <text:p>41.71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6757159900447" calcext:value-type="float">
            <text:p>98.6757159900447</text:p>
          </table:table-cell>
          <table:table-cell office:value-type="float" office:value="2265.46495180807" calcext:value-type="float">
            <text:p>2265.464951808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.88" calcext:value-type="float">
            <text:p>41.88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615003092706" calcext:value-type="float">
            <text:p>98.615003092706</text:p>
          </table:table-cell>
          <table:table-cell office:value-type="float" office:value="2260.5279858127" calcext:value-type="float">
            <text:p>2260.52798581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.05" calcext:value-type="float">
            <text:p>42.05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5538916030225" calcext:value-type="float">
            <text:p>98.5538916030225</text:p>
          </table:table-cell>
          <table:table-cell office:value-type="float" office:value="2255.33378140577" calcext:value-type="float">
            <text:p>2255.333781405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.21" calcext:value-type="float">
            <text:p>42.21</text:p>
          </table:table-cell>
          <table:table-cell office:value-type="float" office:value="98.2" calcext:value-type="float">
            <text:p>98.2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5322201314519" calcext:value-type="float">
            <text:p>98.5322201314519</text:p>
          </table:table-cell>
          <table:table-cell office:value-type="float" office:value="2250.50313002384" calcext:value-type="float">
            <text:p>2250.503130023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.38" calcext:value-type="float">
            <text:p>42.38</text:p>
          </table:table-cell>
          <table:table-cell office:value-type="float" office:value="98.2" calcext:value-type="float">
            <text:p>98.2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458921513217" calcext:value-type="float">
            <text:p>98.458921513217</text:p>
          </table:table-cell>
          <table:table-cell office:value-type="float" office:value="2245.63105709897" calcext:value-type="float">
            <text:p>2245.631057098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.55" calcext:value-type="float">
            <text:p>42.55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3850711621592" calcext:value-type="float">
            <text:p>98.3850711621592</text:p>
          </table:table-cell>
          <table:table-cell office:value-type="float" office:value="2240.88881897203" calcext:value-type="float">
            <text:p>2240.888818972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.71" calcext:value-type="float">
            <text:p>42.71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3415027361224" calcext:value-type="float">
            <text:p>98.3415027361224</text:p>
          </table:table-cell>
          <table:table-cell office:value-type="float" office:value="2236.47966942957" calcext:value-type="float">
            <text:p>2236.479669429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.88" calcext:value-type="float">
            <text:p>42.88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3171802859335" calcext:value-type="float">
            <text:p>98.3171802859335</text:p>
          </table:table-cell>
          <table:table-cell office:value-type="float" office:value="2232.40374368197" calcext:value-type="float">
            <text:p>2232.403743681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.05" calcext:value-type="float">
            <text:p>43.05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3175477636409" calcext:value-type="float">
            <text:p>98.3175477636409</text:p>
          </table:table-cell>
          <table:table-cell office:value-type="float" office:value="2228.60401299709" calcext:value-type="float">
            <text:p>2228.604012997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.21" calcext:value-type="float">
            <text:p>43.21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281877705258" calcext:value-type="float">
            <text:p>98.281877705258</text:p>
          </table:table-cell>
          <table:table-cell office:value-type="float" office:value="2224.68338055112" calcext:value-type="float">
            <text:p>2224.683380551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.38" calcext:value-type="float">
            <text:p>43.38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2417593395254" calcext:value-type="float">
            <text:p>98.2417593395254</text:p>
          </table:table-cell>
          <table:table-cell office:value-type="float" office:value="2221.30763772523" calcext:value-type="float">
            <text:p>2221.307637725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.55" calcext:value-type="float">
            <text:p>43.55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1731157528896" calcext:value-type="float">
            <text:p>98.1731157528896</text:p>
          </table:table-cell>
          <table:table-cell office:value-type="float" office:value="2217.58807852753" calcext:value-type="float">
            <text:p>2217.588078527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.71" calcext:value-type="float">
            <text:p>43.71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1355515282452" calcext:value-type="float">
            <text:p>98.1355515282452</text:p>
          </table:table-cell>
          <table:table-cell office:value-type="float" office:value="2214.14422500405" calcext:value-type="float">
            <text:p>2214.144225004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.88" calcext:value-type="float">
            <text:p>43.88</text:p>
          </table:table-cell>
          <table:table-cell office:value-type="float" office:value="97.8" calcext:value-type="float">
            <text:p>97.8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1126064416204" calcext:value-type="float">
            <text:p>98.1126064416204</text:p>
          </table:table-cell>
          <table:table-cell office:value-type="float" office:value="2210.88389367811" calcext:value-type="float">
            <text:p>2210.883893678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.05" calcext:value-type="float">
            <text:p>44.05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0881276143485" calcext:value-type="float">
            <text:p>98.0881276143485</text:p>
          </table:table-cell>
          <table:table-cell office:value-type="float" office:value="2207.74362788965" calcext:value-type="float">
            <text:p>2207.743627889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.21" calcext:value-type="float">
            <text:p>44.21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0062428786291" calcext:value-type="float">
            <text:p>98.0062428786291</text:p>
          </table:table-cell>
          <table:table-cell office:value-type="float" office:value="2204.45378773413" calcext:value-type="float">
            <text:p>2204.45378773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.38" calcext:value-type="float">
            <text:p>44.38</text:p>
          </table:table-cell>
          <table:table-cell office:value-type="float" office:value="97.8" calcext:value-type="float">
            <text:p>97.8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9806143059761" calcext:value-type="float">
            <text:p>97.9806143059761</text:p>
          </table:table-cell>
          <table:table-cell office:value-type="float" office:value="2201.58670611247" calcext:value-type="float">
            <text:p>2201.586706112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.55" calcext:value-type="float">
            <text:p>44.55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9498196756845" calcext:value-type="float">
            <text:p>97.9498196756845</text:p>
          </table:table-cell>
          <table:table-cell office:value-type="float" office:value="2198.79870320524" calcext:value-type="float">
            <text:p>2198.798703205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.71" calcext:value-type="float">
            <text:p>44.71</text:p>
          </table:table-cell>
          <table:table-cell office:value-type="float" office:value="97.8" calcext:value-type="float">
            <text:p>97.8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9540595630353" calcext:value-type="float">
            <text:p>97.9540595630353</text:p>
          </table:table-cell>
          <table:table-cell office:value-type="float" office:value="2196.21767304338" calcext:value-type="float">
            <text:p>2196.217673043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.88" calcext:value-type="float">
            <text:p>44.88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9308305536661" calcext:value-type="float">
            <text:p>97.9308305536661</text:p>
          </table:table-cell>
          <table:table-cell office:value-type="float" office:value="2193.67136499101" calcext:value-type="float">
            <text:p>2193.67136499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.05" calcext:value-type="float">
            <text:p>45.05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9430708590265" calcext:value-type="float">
            <text:p>97.9430708590265</text:p>
          </table:table-cell>
          <table:table-cell office:value-type="float" office:value="2191.36993412462" calcext:value-type="float">
            <text:p>2191.369934124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.21" calcext:value-type="float">
            <text:p>45.21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9239159617601" calcext:value-type="float">
            <text:p>97.9239159617601</text:p>
          </table:table-cell>
          <table:table-cell office:value-type="float" office:value="2189.22626644005" calcext:value-type="float">
            <text:p>2189.226266440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.38" calcext:value-type="float">
            <text:p>45.38</text:p>
          </table:table-cell>
          <table:table-cell office:value-type="float" office:value="97.8" calcext:value-type="float">
            <text:p>97.8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9159447203375" calcext:value-type="float">
            <text:p>97.9159447203375</text:p>
          </table:table-cell>
          <table:table-cell office:value-type="float" office:value="2187.00773320937" calcext:value-type="float">
            <text:p>2187.007733209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.55" calcext:value-type="float">
            <text:p>45.55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9260260305132" calcext:value-type="float">
            <text:p>97.9260260305132</text:p>
          </table:table-cell>
          <table:table-cell office:value-type="float" office:value="2184.94816067549" calcext:value-type="float">
            <text:p>2184.948160675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.71" calcext:value-type="float">
            <text:p>45.71</text:p>
          </table:table-cell>
          <table:table-cell office:value-type="float" office:value="97.8" calcext:value-type="float">
            <text:p>97.8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9350923809716" calcext:value-type="float">
            <text:p>97.9350923809716</text:p>
          </table:table-cell>
          <table:table-cell office:value-type="float" office:value="2182.98989979201" calcext:value-type="float">
            <text:p>2182.989899792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.88" calcext:value-type="float">
            <text:p>45.88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9273399087311" calcext:value-type="float">
            <text:p>97.9273399087311</text:p>
          </table:table-cell>
          <table:table-cell office:value-type="float" office:value="2180.99782828294" calcext:value-type="float">
            <text:p>2180.997828282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.05" calcext:value-type="float">
            <text:p>46.05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9163262705937" calcext:value-type="float">
            <text:p>97.9163262705937</text:p>
          </table:table-cell>
          <table:table-cell office:value-type="float" office:value="2179.08935062642" calcext:value-type="float">
            <text:p>2179.089350626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.21" calcext:value-type="float">
            <text:p>46.21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9027128150944" calcext:value-type="float">
            <text:p>97.9027128150944</text:p>
          </table:table-cell>
          <table:table-cell office:value-type="float" office:value="2177.23951620674" calcext:value-type="float">
            <text:p>2177.239516206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.38" calcext:value-type="float">
            <text:p>46.38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902917454031" calcext:value-type="float">
            <text:p>97.902917454031</text:p>
          </table:table-cell>
          <table:table-cell office:value-type="float" office:value="2175.5087651621" calcext:value-type="float">
            <text:p>2175.50876516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.55" calcext:value-type="float">
            <text:p>46.55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757910134558" calcext:value-type="float">
            <text:p>97.8757910134558</text:p>
          </table:table-cell>
          <table:table-cell office:value-type="float" office:value="2173.71829409396" calcext:value-type="float">
            <text:p>2173.718294093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.71" calcext:value-type="float">
            <text:p>46.71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736571034526" calcext:value-type="float">
            <text:p>97.8736571034526</text:p>
          </table:table-cell>
          <table:table-cell office:value-type="float" office:value="2172.10368603112" calcext:value-type="float">
            <text:p>2172.103686031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.88" calcext:value-type="float">
            <text:p>46.88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555927296662" calcext:value-type="float">
            <text:p>97.8555927296662</text:p>
          </table:table-cell>
          <table:table-cell office:value-type="float" office:value="2170.49531692912" calcext:value-type="float">
            <text:p>2170.495316929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.05" calcext:value-type="float">
            <text:p>47.05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665694710231" calcext:value-type="float">
            <text:p>97.8665694710231</text:p>
          </table:table-cell>
          <table:table-cell office:value-type="float" office:value="2169.07776833129" calcext:value-type="float">
            <text:p>2169.077768331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.21" calcext:value-type="float">
            <text:p>47.21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507113569704" calcext:value-type="float">
            <text:p>97.8507113569704</text:p>
          </table:table-cell>
          <table:table-cell office:value-type="float" office:value="2167.71070390101" calcext:value-type="float">
            <text:p>2167.71070390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.38" calcext:value-type="float">
            <text:p>47.38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575434516476" calcext:value-type="float">
            <text:p>97.8575434516476</text:p>
          </table:table-cell>
          <table:table-cell office:value-type="float" office:value="2166.37968299081" calcext:value-type="float">
            <text:p>2166.379682990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.55" calcext:value-type="float">
            <text:p>47.55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450644122363" calcext:value-type="float">
            <text:p>97.8450644122363</text:p>
          </table:table-cell>
          <table:table-cell office:value-type="float" office:value="2164.99325950017" calcext:value-type="float">
            <text:p>2164.993259500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.71" calcext:value-type="float">
            <text:p>47.71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67731426186" calcext:value-type="float">
            <text:p>97.867731426186</text:p>
          </table:table-cell>
          <table:table-cell office:value-type="float" office:value="2163.85129260519" calcext:value-type="float">
            <text:p>2163.851292605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.88" calcext:value-type="float">
            <text:p>47.88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621567206223" calcext:value-type="float">
            <text:p>97.8621567206223</text:p>
          </table:table-cell>
          <table:table-cell office:value-type="float" office:value="2162.61098131015" calcext:value-type="float">
            <text:p>2162.610981310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.05" calcext:value-type="float">
            <text:p>48.05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782139845639" calcext:value-type="float">
            <text:p>97.8782139845639</text:p>
          </table:table-cell>
          <table:table-cell office:value-type="float" office:value="2161.5271924501" calcext:value-type="float">
            <text:p>2161.52719245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.21" calcext:value-type="float">
            <text:p>48.21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823367293257" calcext:value-type="float">
            <text:p>97.8823367293257</text:p>
          </table:table-cell>
          <table:table-cell office:value-type="float" office:value="2160.41091152716" calcext:value-type="float">
            <text:p>2160.410911527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.38" calcext:value-type="float">
            <text:p>48.38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472984398231" calcext:value-type="float">
            <text:p>97.8472984398231</text:p>
          </table:table-cell>
          <table:table-cell office:value-type="float" office:value="2159.25303840713" calcext:value-type="float">
            <text:p>2159.253038407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.55" calcext:value-type="float">
            <text:p>48.55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553360241268" calcext:value-type="float">
            <text:p>97.8553360241268</text:p>
          </table:table-cell>
          <table:table-cell office:value-type="float" office:value="2158.26086302109" calcext:value-type="float">
            <text:p>2158.260863021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.71" calcext:value-type="float">
            <text:p>48.71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466220064947" calcext:value-type="float">
            <text:p>97.8466220064947</text:p>
          </table:table-cell>
          <table:table-cell office:value-type="float" office:value="2157.20939903179" calcext:value-type="float">
            <text:p>2157.209399031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.88" calcext:value-type="float">
            <text:p>48.88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205390925089" calcext:value-type="float">
            <text:p>97.8205390925089</text:p>
          </table:table-cell>
          <table:table-cell office:value-type="float" office:value="2156.11777953626" calcext:value-type="float">
            <text:p>2156.117779536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.05" calcext:value-type="float">
            <text:p>49.05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303183753975" calcext:value-type="float">
            <text:p>97.8303183753975</text:p>
          </table:table-cell>
          <table:table-cell office:value-type="float" office:value="2155.24528158317" calcext:value-type="float">
            <text:p>2155.245281583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.22" calcext:value-type="float">
            <text:p>49.22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232781037787" calcext:value-type="float">
            <text:p>97.8232781037787</text:p>
          </table:table-cell>
          <table:table-cell office:value-type="float" office:value="2154.32083767942" calcext:value-type="float">
            <text:p>2154.320837679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.38" calcext:value-type="float">
            <text:p>49.38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123304447044" calcext:value-type="float">
            <text:p>97.8123304447044</text:p>
          </table:table-cell>
          <table:table-cell office:value-type="float" office:value="2153.42398564016" calcext:value-type="float">
            <text:p>2153.423985640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.55" calcext:value-type="float">
            <text:p>49.55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084275166939" calcext:value-type="float">
            <text:p>97.8084275166939</text:p>
          </table:table-cell>
          <table:table-cell office:value-type="float" office:value="2152.5908463547" calcext:value-type="float">
            <text:p>2152.59084635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.72" calcext:value-type="float">
            <text:p>49.72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069977074621" calcext:value-type="float">
            <text:p>97.8069977074621</text:p>
          </table:table-cell>
          <table:table-cell office:value-type="float" office:value="2151.80159321432" calcext:value-type="float">
            <text:p>2151.801593214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.88" calcext:value-type="float">
            <text:p>49.88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064246679179" calcext:value-type="float">
            <text:p>97.8064246679179</text:p>
          </table:table-cell>
          <table:table-cell office:value-type="float" office:value="2151.04664899104" calcext:value-type="float">
            <text:p>2151.046648991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.05" calcext:value-type="float">
            <text:p>50.05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061702454959" calcext:value-type="float">
            <text:p>97.8061702454959</text:p>
          </table:table-cell>
          <table:table-cell office:value-type="float" office:value="2150.38974654366" calcext:value-type="float">
            <text:p>2150.389746543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.22" calcext:value-type="float">
            <text:p>50.22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149798365712" calcext:value-type="float">
            <text:p>97.8149798365712</text:p>
          </table:table-cell>
          <table:table-cell office:value-type="float" office:value="2149.7335977335" calcext:value-type="float">
            <text:p>2149.73359773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.38" calcext:value-type="float">
            <text:p>50.38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18749030156" calcext:value-type="float">
            <text:p>97.818749030156</text:p>
          </table:table-cell>
          <table:table-cell office:value-type="float" office:value="2149.08363944248" calcext:value-type="float">
            <text:p>2149.083639442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.55" calcext:value-type="float">
            <text:p>50.55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147605113863" calcext:value-type="float">
            <text:p>97.8147605113863</text:p>
          </table:table-cell>
          <table:table-cell office:value-type="float" office:value="2148.41133534592" calcext:value-type="float">
            <text:p>2148.411335345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.72" calcext:value-type="float">
            <text:p>50.72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183985736071" calcext:value-type="float">
            <text:p>97.8183985736071</text:p>
          </table:table-cell>
          <table:table-cell office:value-type="float" office:value="2147.81471806261" calcext:value-type="float">
            <text:p>2147.814718062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.88" calcext:value-type="float">
            <text:p>50.88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155589713771" calcext:value-type="float">
            <text:p>97.8155589713771</text:p>
          </table:table-cell>
          <table:table-cell office:value-type="float" office:value="2147.19726122691" calcext:value-type="float">
            <text:p>2147.197261226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.05" calcext:value-type="float">
            <text:p>51.05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190592399439" calcext:value-type="float">
            <text:p>97.8190592399439</text:p>
          </table:table-cell>
          <table:table-cell office:value-type="float" office:value="2146.63235709639" calcext:value-type="float">
            <text:p>2146.632357096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.22" calcext:value-type="float">
            <text:p>51.22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23166740981" calcext:value-type="float">
            <text:p>97.823166740981</text:p>
          </table:table-cell>
          <table:table-cell office:value-type="float" office:value="2146.08608663783" calcext:value-type="float">
            <text:p>2146.086086637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.38" calcext:value-type="float">
            <text:p>51.38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283202622522" calcext:value-type="float">
            <text:p>97.8283202622522</text:p>
          </table:table-cell>
          <table:table-cell office:value-type="float" office:value="2145.57862428427" calcext:value-type="float">
            <text:p>2145.578624284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.55" calcext:value-type="float">
            <text:p>51.55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206755076304" calcext:value-type="float">
            <text:p>97.8206755076304</text:p>
          </table:table-cell>
          <table:table-cell office:value-type="float" office:value="2145.02994720921" calcext:value-type="float">
            <text:p>2145.029947209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.72" calcext:value-type="float">
            <text:p>51.72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364829105922" calcext:value-type="float">
            <text:p>97.8364829105922</text:p>
          </table:table-cell>
          <table:table-cell office:value-type="float" office:value="2144.66448417642" calcext:value-type="float">
            <text:p>2144.664484176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.88" calcext:value-type="float">
            <text:p>51.88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814422831349" calcext:value-type="float">
            <text:p>97.8814422831349</text:p>
          </table:table-cell>
          <table:table-cell office:value-type="float" office:value="2144.4025556459" calcext:value-type="float">
            <text:p>2144.40255564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.05" calcext:value-type="float">
            <text:p>52.05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829787643735" calcext:value-type="float">
            <text:p>97.8829787643735</text:p>
          </table:table-cell>
          <table:table-cell office:value-type="float" office:value="2143.94352474349" calcext:value-type="float">
            <text:p>2143.943524743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.22" calcext:value-type="float">
            <text:p>52.22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9166429112346" calcext:value-type="float">
            <text:p>97.9166429112346</text:p>
          </table:table-cell>
          <table:table-cell office:value-type="float" office:value="2143.65605189283" calcext:value-type="float">
            <text:p>2143.656051892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.38" calcext:value-type="float">
            <text:p>52.38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9581023740136" calcext:value-type="float">
            <text:p>97.9581023740136</text:p>
          </table:table-cell>
          <table:table-cell office:value-type="float" office:value="2143.4192393339" calcext:value-type="float">
            <text:p>2143.41923933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.55" calcext:value-type="float">
            <text:p>52.55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97.9229448695819" calcext:value-type="float">
            <text:p>97.9229448695819</text:p>
          </table:table-cell>
          <table:table-cell office:value-type="float" office:value="2143.07232415041" calcext:value-type="float">
            <text:p>2143.072324150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.72" calcext:value-type="float">
            <text:p>52.72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97.9110895578895" calcext:value-type="float">
            <text:p>97.9110895578895</text:p>
          </table:table-cell>
          <table:table-cell office:value-type="float" office:value="2144.95845900055" calcext:value-type="float">
            <text:p>2144.958459000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.89" calcext:value-type="float">
            <text:p>52.89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97.9071677965538" calcext:value-type="float">
            <text:p>97.9071677965538</text:p>
          </table:table-cell>
          <table:table-cell office:value-type="float" office:value="2146.81182339766" calcext:value-type="float">
            <text:p>2146.811823397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.05" calcext:value-type="float">
            <text:p>53.05</text:p>
          </table:table-cell>
          <table:table-cell office:value-type="float" office:value="97.8" calcext:value-type="float">
            <text:p>97.8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97.9452690835968" calcext:value-type="float">
            <text:p>97.9452690835968</text:p>
          </table:table-cell>
          <table:table-cell office:value-type="float" office:value="2148.8239549572" calcext:value-type="float">
            <text:p>2148.82395495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.22" calcext:value-type="float">
            <text:p>53.22</text:p>
          </table:table-cell>
          <table:table-cell office:value-type="float" office:value="97.8" calcext:value-type="float">
            <text:p>97.8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97.9851624765969" calcext:value-type="float">
            <text:p>97.9851624765969</text:p>
          </table:table-cell>
          <table:table-cell office:value-type="float" office:value="2150.78625056427" calcext:value-type="float">
            <text:p>2150.786250564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.39" calcext:value-type="float">
            <text:p>53.39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98.0337309249478" calcext:value-type="float">
            <text:p>98.0337309249478</text:p>
          </table:table-cell>
          <table:table-cell office:value-type="float" office:value="2152.70760434788" calcext:value-type="float">
            <text:p>2152.707604347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.55" calcext:value-type="float">
            <text:p>53.55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98.0782030542413" calcext:value-type="float">
            <text:p>98.0782030542413</text:p>
          </table:table-cell>
          <table:table-cell office:value-type="float" office:value="2154.35707655964" calcext:value-type="float">
            <text:p>2154.357076559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.72" calcext:value-type="float">
            <text:p>53.7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98.1080092883782" calcext:value-type="float">
            <text:p>98.1080092883782</text:p>
          </table:table-cell>
          <table:table-cell office:value-type="float" office:value="2156.03958475132" calcext:value-type="float">
            <text:p>2156.039584751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.89" calcext:value-type="float">
            <text:p>53.89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98.1617471345839" calcext:value-type="float">
            <text:p>98.1617471345839</text:p>
          </table:table-cell>
          <table:table-cell office:value-type="float" office:value="2157.74738539618" calcext:value-type="float">
            <text:p>2157.747385396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.05" calcext:value-type="float">
            <text:p>54.05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98.1672770898721" calcext:value-type="float">
            <text:p>98.1672770898721</text:p>
          </table:table-cell>
          <table:table-cell office:value-type="float" office:value="2159.17456387282" calcext:value-type="float">
            <text:p>2159.174563872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.22" calcext:value-type="float">
            <text:p>54.2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98.1990931386815" calcext:value-type="float">
            <text:p>98.1990931386815</text:p>
          </table:table-cell>
          <table:table-cell office:value-type="float" office:value="2160.66580617821" calcext:value-type="float">
            <text:p>2160.665806178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.39" calcext:value-type="float">
            <text:p>54.39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98.2454946807657" calcext:value-type="float">
            <text:p>98.2454946807657</text:p>
          </table:table-cell>
          <table:table-cell office:value-type="float" office:value="2162.18979554494" calcext:value-type="float">
            <text:p>2162.189795544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.55" calcext:value-type="float">
            <text:p>54.55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98.2861150142863" calcext:value-type="float">
            <text:p>98.2861150142863</text:p>
          </table:table-cell>
          <table:table-cell office:value-type="float" office:value="2163.63212239039" calcext:value-type="float">
            <text:p>2163.632122390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.72" calcext:value-type="float">
            <text:p>54.72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98.3000294382074" calcext:value-type="float">
            <text:p>98.3000294382074</text:p>
          </table:table-cell>
          <table:table-cell office:value-type="float" office:value="2164.88139865952" calcext:value-type="float">
            <text:p>2164.881398659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.89" calcext:value-type="float">
            <text:p>54.89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98.3049202451082" calcext:value-type="float">
            <text:p>98.3049202451082</text:p>
          </table:table-cell>
          <table:table-cell office:value-type="float" office:value="2166.03861479598" calcext:value-type="float">
            <text:p>2166.038614795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.05" calcext:value-type="float">
            <text:p>55.05</text:p>
          </table:table-cell>
          <table:table-cell office:value-type="float" office:value="98.2" calcext:value-type="float">
            <text:p>98.2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98.3465983598651" calcext:value-type="float">
            <text:p>98.3465983598651</text:p>
          </table:table-cell>
          <table:table-cell office:value-type="float" office:value="2167.32111629951" calcext:value-type="float">
            <text:p>2167.321116299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.22" calcext:value-type="float">
            <text:p>55.22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98.3588920910794" calcext:value-type="float">
            <text:p>98.3588920910794</text:p>
          </table:table-cell>
          <table:table-cell office:value-type="float" office:value="2168.40715231755" calcext:value-type="float">
            <text:p>2168.407152317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.39" calcext:value-type="float">
            <text:p>55.39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98.387408904512" calcext:value-type="float">
            <text:p>98.387408904512</text:p>
          </table:table-cell>
          <table:table-cell office:value-type="float" office:value="2169.5479948083" calcext:value-type="float">
            <text:p>2169.54799480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.55" calcext:value-type="float">
            <text:p>55.55</text:p>
          </table:table-cell>
          <table:table-cell office:value-type="float" office:value="98.2" calcext:value-type="float">
            <text:p>98.2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98.4278097762973" calcext:value-type="float">
            <text:p>98.4278097762973</text:p>
          </table:table-cell>
          <table:table-cell office:value-type="float" office:value="2170.60505500224" calcext:value-type="float">
            <text:p>2170.605055002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.72" calcext:value-type="float">
            <text:p>55.72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98.4561079059511" calcext:value-type="float">
            <text:p>98.4561079059511</text:p>
          </table:table-cell>
          <table:table-cell office:value-type="float" office:value="2171.66079440376" calcext:value-type="float">
            <text:p>2171.660794403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.89" calcext:value-type="float">
            <text:p>55.89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98.4902216825913" calcext:value-type="float">
            <text:p>98.4902216825913</text:p>
          </table:table-cell>
          <table:table-cell office:value-type="float" office:value="2172.69730557607" calcext:value-type="float">
            <text:p>2172.697305576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.05" calcext:value-type="float">
            <text:p>56.05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98.5129259523539" calcext:value-type="float">
            <text:p>98.5129259523539</text:p>
          </table:table-cell>
          <table:table-cell office:value-type="float" office:value="2173.64453782713" calcext:value-type="float">
            <text:p>2173.644537827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.22" calcext:value-type="float">
            <text:p>56.22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98.5406708012326" calcext:value-type="float">
            <text:p>98.5406708012326</text:p>
          </table:table-cell>
          <table:table-cell office:value-type="float" office:value="2174.57685615403" calcext:value-type="float">
            <text:p>2174.576856154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.39" calcext:value-type="float">
            <text:p>56.39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98.5196613774931" calcext:value-type="float">
            <text:p>98.5196613774931</text:p>
          </table:table-cell>
          <table:table-cell office:value-type="float" office:value="2175.23261423149" calcext:value-type="float">
            <text:p>2175.232614231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.55" calcext:value-type="float">
            <text:p>56.55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98.5502408732132" calcext:value-type="float">
            <text:p>98.5502408732132</text:p>
          </table:table-cell>
          <table:table-cell office:value-type="float" office:value="2176.12236201622" calcext:value-type="float">
            <text:p>2176.122362016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.72" calcext:value-type="float">
            <text:p>56.72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98.5562105508781" calcext:value-type="float">
            <text:p>98.5562105508781</text:p>
          </table:table-cell>
          <table:table-cell office:value-type="float" office:value="2176.85341729272" calcext:value-type="float">
            <text:p>2176.853417292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.89" calcext:value-type="float">
            <text:p>56.89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98.5809482792797" calcext:value-type="float">
            <text:p>98.5809482792797</text:p>
          </table:table-cell>
          <table:table-cell office:value-type="float" office:value="2177.64182362814" calcext:value-type="float">
            <text:p>2177.641823628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.06" calcext:value-type="float">
            <text:p>57.06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6020685624809" calcext:value-type="float">
            <text:p>98.6020685624809</text:p>
          </table:table-cell>
          <table:table-cell office:value-type="float" office:value="2178.38987739733" calcext:value-type="float">
            <text:p>2178.389877397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.22" calcext:value-type="float">
            <text:p>57.22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6443306040882" calcext:value-type="float">
            <text:p>98.6443306040882</text:p>
          </table:table-cell>
          <table:table-cell office:value-type="float" office:value="2176.8350076786" calcext:value-type="float">
            <text:p>2176.83500767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.39" calcext:value-type="float">
            <text:p>57.39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6411430225954" calcext:value-type="float">
            <text:p>98.6411430225954</text:p>
          </table:table-cell>
          <table:table-cell office:value-type="float" office:value="2175.2896678553" calcext:value-type="float">
            <text:p>2175.28966785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.56" calcext:value-type="float">
            <text:p>57.56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6850699942133" calcext:value-type="float">
            <text:p>98.6850699942133</text:p>
          </table:table-cell>
          <table:table-cell office:value-type="float" office:value="2173.8637772989" calcext:value-type="float">
            <text:p>2173.86377729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.72" calcext:value-type="float">
            <text:p>57.72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6206260015124" calcext:value-type="float">
            <text:p>98.6206260015124</text:p>
          </table:table-cell>
          <table:table-cell office:value-type="float" office:value="2171.96127560815" calcext:value-type="float">
            <text:p>2171.961275608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.89" calcext:value-type="float">
            <text:p>57.89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6013480670917" calcext:value-type="float">
            <text:p>98.6013480670917</text:p>
          </table:table-cell>
          <table:table-cell office:value-type="float" office:value="2170.32481565608" calcext:value-type="float">
            <text:p>2170.324815656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.06" calcext:value-type="float">
            <text:p>58.06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5541143256805" calcext:value-type="float">
            <text:p>98.5541143256805</text:p>
          </table:table-cell>
          <table:table-cell office:value-type="float" office:value="2168.64996231504" calcext:value-type="float">
            <text:p>2168.649962315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.22" calcext:value-type="float">
            <text:p>58.22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5511787338728" calcext:value-type="float">
            <text:p>98.5511787338728</text:p>
          </table:table-cell>
          <table:table-cell office:value-type="float" office:value="2167.24731744939" calcext:value-type="float">
            <text:p>2167.247317449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.39" calcext:value-type="float">
            <text:p>58.39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5224037172375" calcext:value-type="float">
            <text:p>98.5224037172375</text:p>
          </table:table-cell>
          <table:table-cell office:value-type="float" office:value="2165.77120683799" calcext:value-type="float">
            <text:p>2165.771206837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.56" calcext:value-type="float">
            <text:p>58.56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5169971129594" calcext:value-type="float">
            <text:p>98.5169971129594</text:p>
          </table:table-cell>
          <table:table-cell office:value-type="float" office:value="2164.44279940911" calcext:value-type="float">
            <text:p>2164.442799409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.72" calcext:value-type="float">
            <text:p>58.72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5103393599997" calcext:value-type="float">
            <text:p>98.5103393599997</text:p>
          </table:table-cell>
          <table:table-cell office:value-type="float" office:value="2163.18184541191" calcext:value-type="float">
            <text:p>2163.181845411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.89" calcext:value-type="float">
            <text:p>58.89</text:p>
          </table:table-cell>
          <table:table-cell office:value-type="float" office:value="98.2" calcext:value-type="float">
            <text:p>98.2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4988278631117" calcext:value-type="float">
            <text:p>98.4988278631117</text:p>
          </table:table-cell>
          <table:table-cell office:value-type="float" office:value="2161.95136895086" calcext:value-type="float">
            <text:p>2161.951368950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.06" calcext:value-type="float">
            <text:p>59.06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4537398201845" calcext:value-type="float">
            <text:p>98.4537398201845</text:p>
          </table:table-cell>
          <table:table-cell office:value-type="float" office:value="2160.59558952598" calcext:value-type="float">
            <text:p>2160.595589525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.22" calcext:value-type="float">
            <text:p>59.22</text:p>
          </table:table-cell>
          <table:table-cell office:value-type="float" office:value="98.2" calcext:value-type="float">
            <text:p>98.2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4685050788069" calcext:value-type="float">
            <text:p>98.4685050788069</text:p>
          </table:table-cell>
          <table:table-cell office:value-type="float" office:value="2159.69887647901" calcext:value-type="float">
            <text:p>2159.698876479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.39" calcext:value-type="float">
            <text:p>59.39</text:p>
          </table:table-cell>
          <table:table-cell office:value-type="float" office:value="98.2" calcext:value-type="float">
            <text:p>98.2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4225189527801" calcext:value-type="float">
            <text:p>98.4225189527801</text:p>
          </table:table-cell>
          <table:table-cell office:value-type="float" office:value="2158.41999681507" calcext:value-type="float">
            <text:p>2158.419996815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.56" calcext:value-type="float">
            <text:p>59.56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3845725074337" calcext:value-type="float">
            <text:p>98.3845725074337</text:p>
          </table:table-cell>
          <table:table-cell office:value-type="float" office:value="2157.22090319328" calcext:value-type="float">
            <text:p>2157.220903193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.72" calcext:value-type="float">
            <text:p>59.72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3327657310398" calcext:value-type="float">
            <text:p>98.3327657310398</text:p>
          </table:table-cell>
          <table:table-cell office:value-type="float" office:value="2156.00200745213" calcext:value-type="float">
            <text:p>2156.002007452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.89" calcext:value-type="float">
            <text:p>59.89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3149635925784" calcext:value-type="float">
            <text:p>98.3149635925784</text:p>
          </table:table-cell>
          <table:table-cell office:value-type="float" office:value="2154.99106031974" calcext:value-type="float">
            <text:p>2154.991060319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.06" calcext:value-type="float">
            <text:p>60.06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308909809116" calcext:value-type="float">
            <text:p>98.308909809116</text:p>
          </table:table-cell>
          <table:table-cell office:value-type="float" office:value="2154.09200789292" calcext:value-type="float">
            <text:p>2154.092007892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.22" calcext:value-type="float">
            <text:p>60.22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3067486776722" calcext:value-type="float">
            <text:p>98.3067486776722</text:p>
          </table:table-cell>
          <table:table-cell office:value-type="float" office:value="2153.25606768138" calcext:value-type="float">
            <text:p>2153.256067681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.39" calcext:value-type="float">
            <text:p>60.39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2839210655114" calcext:value-type="float">
            <text:p>98.2839210655114</text:p>
          </table:table-cell>
          <table:table-cell office:value-type="float" office:value="2152.34220262059" calcext:value-type="float">
            <text:p>2152.342202620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.56" calcext:value-type="float">
            <text:p>60.56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2794698985459" calcext:value-type="float">
            <text:p>98.2794698985459</text:p>
          </table:table-cell>
          <table:table-cell office:value-type="float" office:value="2151.5548938827" calcext:value-type="float">
            <text:p>2151.55489388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.73" calcext:value-type="float">
            <text:p>60.73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2309110568712" calcext:value-type="float">
            <text:p>98.2309110568712</text:p>
          </table:table-cell>
          <table:table-cell office:value-type="float" office:value="2150.57832823456" calcext:value-type="float">
            <text:p>2150.578328234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.89" calcext:value-type="float">
            <text:p>60.89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2044744919982" calcext:value-type="float">
            <text:p>98.2044744919982</text:p>
          </table:table-cell>
          <table:table-cell office:value-type="float" office:value="2149.74610029316" calcext:value-type="float">
            <text:p>2149.746100293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.06" calcext:value-type="float">
            <text:p>61.06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1436205107996" calcext:value-type="float">
            <text:p>98.1436205107996</text:p>
          </table:table-cell>
          <table:table-cell office:value-type="float" office:value="2148.84743160983" calcext:value-type="float">
            <text:p>2148.847431609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.23" calcext:value-type="float">
            <text:p>61.23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1657704461684" calcext:value-type="float">
            <text:p>98.1657704461684</text:p>
          </table:table-cell>
          <table:table-cell office:value-type="float" office:value="2148.31436868133" calcext:value-type="float">
            <text:p>2148.314368681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.39" calcext:value-type="float">
            <text:p>61.39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1403663479929" calcext:value-type="float">
            <text:p>98.1403663479929</text:p>
          </table:table-cell>
          <table:table-cell office:value-type="float" office:value="2147.5671271203" calcext:value-type="float">
            <text:p>2147.56712712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.56" calcext:value-type="float">
            <text:p>61.56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1415956002774" calcext:value-type="float">
            <text:p>98.1415956002774</text:p>
          </table:table-cell>
          <table:table-cell office:value-type="float" office:value="2146.98668179871" calcext:value-type="float">
            <text:p>2146.986681798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.73" calcext:value-type="float">
            <text:p>61.73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1174236527292" calcext:value-type="float">
            <text:p>98.1174236527292</text:p>
          </table:table-cell>
          <table:table-cell office:value-type="float" office:value="2146.29949664539" calcext:value-type="float">
            <text:p>2146.299496645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.89" calcext:value-type="float">
            <text:p>61.89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98.1090717227548" calcext:value-type="float">
            <text:p>98.1090717227548</text:p>
          </table:table-cell>
          <table:table-cell office:value-type="float" office:value="2144.49249671958" calcext:value-type="float">
            <text:p>2144.492496719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.06" calcext:value-type="float">
            <text:p>62.06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98.0996437471765" calcext:value-type="float">
            <text:p>98.0996437471765</text:p>
          </table:table-cell>
          <table:table-cell office:value-type="float" office:value="2141.61877130646" calcext:value-type="float">
            <text:p>2141.618771306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.23" calcext:value-type="float">
            <text:p>62.23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98.0915627461198" calcext:value-type="float">
            <text:p>98.0915627461198</text:p>
          </table:table-cell>
          <table:table-cell office:value-type="float" office:value="2138.85955849688" calcext:value-type="float">
            <text:p>2138.859558496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.39" calcext:value-type="float">
            <text:p>62.39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98.0439778069047" calcext:value-type="float">
            <text:p>98.0439778069047</text:p>
          </table:table-cell>
          <table:table-cell office:value-type="float" office:value="2135.96556709528" calcext:value-type="float">
            <text:p>2135.965567095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.56" calcext:value-type="float">
            <text:p>62.56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98.0314128256022" calcext:value-type="float">
            <text:p>98.0314128256022</text:p>
          </table:table-cell>
          <table:table-cell office:value-type="float" office:value="2133.3814006091" calcext:value-type="float">
            <text:p>2133.38140060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.73" calcext:value-type="float">
            <text:p>62.73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97.9515845224904" calcext:value-type="float">
            <text:p>97.9515845224904</text:p>
          </table:table-cell>
          <table:table-cell office:value-type="float" office:value="2130.7807519093" calcext:value-type="float">
            <text:p>2130.78075190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.89" calcext:value-type="float">
            <text:p>62.89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97.9008135112027" calcext:value-type="float">
            <text:p>97.9008135112027</text:p>
          </table:table-cell>
          <table:table-cell office:value-type="float" office:value="2128.23513738933" calcext:value-type="float">
            <text:p>2128.235137389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.06" calcext:value-type="float">
            <text:p>63.06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97.8398522857766" calcext:value-type="float">
            <text:p>97.8398522857766</text:p>
          </table:table-cell>
          <table:table-cell office:value-type="float" office:value="2125.68427513277" calcext:value-type="float">
            <text:p>2125.684275132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.23" calcext:value-type="float">
            <text:p>63.23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97.8150468512324" calcext:value-type="float">
            <text:p>97.8150468512324</text:p>
          </table:table-cell>
          <table:table-cell office:value-type="float" office:value="2123.44643782697" calcext:value-type="float">
            <text:p>2123.446437826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.39" calcext:value-type="float">
            <text:p>63.39</text:p>
          </table:table-cell>
          <table:table-cell office:value-type="float" office:value="97.5" calcext:value-type="float">
            <text:p>97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97.748733132619" calcext:value-type="float">
            <text:p>97.748733132619</text:p>
          </table:table-cell>
          <table:table-cell office:value-type="float" office:value="2121.0646002953" calcext:value-type="float">
            <text:p>2121.06460029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.56" calcext:value-type="float">
            <text:p>63.56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97.6981933893128" calcext:value-type="float">
            <text:p>97.6981933893128</text:p>
          </table:table-cell>
          <table:table-cell office:value-type="float" office:value="2118.85058008455" calcext:value-type="float">
            <text:p>2118.850580084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.73" calcext:value-type="float">
            <text:p>63.73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97.63460155035" calcext:value-type="float">
            <text:p>97.63460155035</text:p>
          </table:table-cell>
          <table:table-cell office:value-type="float" office:value="2116.66974428673" calcext:value-type="float">
            <text:p>2116.669744286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.89" calcext:value-type="float">
            <text:p>63.89</text:p>
          </table:table-cell>
          <table:table-cell office:value-type="float" office:value="97.3" calcext:value-type="float">
            <text:p>97.3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97.5846460395065" calcext:value-type="float">
            <text:p>97.5846460395065</text:p>
          </table:table-cell>
          <table:table-cell office:value-type="float" office:value="2114.60498013868" calcext:value-type="float">
            <text:p>2114.604980138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.06" calcext:value-type="float">
            <text:p>64.06</text:p>
          </table:table-cell>
          <table:table-cell office:value-type="float" office:value="97.3" calcext:value-type="float">
            <text:p>97.3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97.5258100352537" calcext:value-type="float">
            <text:p>97.5258100352537</text:p>
          </table:table-cell>
          <table:table-cell office:value-type="float" office:value="2112.77767025039" calcext:value-type="float">
            <text:p>2112.777670250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.23" calcext:value-type="float">
            <text:p>64.23</text:p>
          </table:table-cell>
          <table:table-cell office:value-type="float" office:value="97.3" calcext:value-type="float">
            <text:p>97.3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4951218678708" calcext:value-type="float">
            <text:p>97.4951218678708</text:p>
          </table:table-cell>
          <table:table-cell office:value-type="float" office:value="2111.93435297285" calcext:value-type="float">
            <text:p>2111.934352972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.39" calcext:value-type="float">
            <text:p>64.39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4370528172326" calcext:value-type="float">
            <text:p>97.4370528172326</text:p>
          </table:table-cell>
          <table:table-cell office:value-type="float" office:value="2112.42479916327" calcext:value-type="float">
            <text:p>2112.424799163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.56" calcext:value-type="float">
            <text:p>64.56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4130787890323" calcext:value-type="float">
            <text:p>97.4130787890323</text:p>
          </table:table-cell>
          <table:table-cell office:value-type="float" office:value="2113.06351407183" calcext:value-type="float">
            <text:p>2113.063514071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.73" calcext:value-type="float">
            <text:p>64.73</text:p>
          </table:table-cell>
          <table:table-cell office:value-type="float" office:value="97.1" calcext:value-type="float">
            <text:p>97.1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3473486619691" calcext:value-type="float">
            <text:p>97.3473486619691</text:p>
          </table:table-cell>
          <table:table-cell office:value-type="float" office:value="2113.4628702009" calcext:value-type="float">
            <text:p>2113.46287020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.89" calcext:value-type="float">
            <text:p>64.89</text:p>
          </table:table-cell>
          <table:table-cell office:value-type="float" office:value="97.1" calcext:value-type="float">
            <text:p>97.1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3399677978131" calcext:value-type="float">
            <text:p>97.3399677978131</text:p>
          </table:table-cell>
          <table:table-cell office:value-type="float" office:value="2114.14100464711" calcext:value-type="float">
            <text:p>2114.141004647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.06" calcext:value-type="float">
            <text:p>65.06</text:p>
          </table:table-cell>
          <table:table-cell office:value-type="float" office:value="97.1" calcext:value-type="float">
            <text:p>97.1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3234514615131" calcext:value-type="float">
            <text:p>97.3234514615131</text:p>
          </table:table-cell>
          <table:table-cell office:value-type="float" office:value="2114.68557219002" calcext:value-type="float">
            <text:p>2114.685572190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.23" calcext:value-type="float">
            <text:p>65.23</text:p>
          </table:table-cell>
          <table:table-cell office:value-type="float" office:value="97.1" calcext:value-type="float">
            <text:p>97.1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3340706939521" calcext:value-type="float">
            <text:p>97.3340706939521</text:p>
          </table:table-cell>
          <table:table-cell office:value-type="float" office:value="2115.39752782123" calcext:value-type="float">
            <text:p>2115.397527821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.39" calcext:value-type="float">
            <text:p>65.39</text:p>
          </table:table-cell>
          <table:table-cell office:value-type="float" office:value="97.1" calcext:value-type="float">
            <text:p>97.1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3046167276813" calcext:value-type="float">
            <text:p>97.3046167276813</text:p>
          </table:table-cell>
          <table:table-cell office:value-type="float" office:value="2115.89343367207" calcext:value-type="float">
            <text:p>2115.893433672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.56" calcext:value-type="float">
            <text:p>65.56</text:p>
          </table:table-cell>
          <table:table-cell office:value-type="float" office:value="97.1" calcext:value-type="float">
            <text:p>97.1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3025288770706" calcext:value-type="float">
            <text:p>97.3025288770706</text:p>
          </table:table-cell>
          <table:table-cell office:value-type="float" office:value="2116.50069348916" calcext:value-type="float">
            <text:p>2116.500693489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.73" calcext:value-type="float">
            <text:p>65.73</text:p>
          </table:table-cell>
          <table:table-cell office:value-type="float" office:value="97.1" calcext:value-type="float">
            <text:p>97.1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2765632691095" calcext:value-type="float">
            <text:p>97.2765632691095</text:p>
          </table:table-cell>
          <table:table-cell office:value-type="float" office:value="2116.96790968875" calcext:value-type="float">
            <text:p>2116.967909688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.89" calcext:value-type="float">
            <text:p>65.89</text:p>
          </table:table-cell>
          <table:table-cell office:value-type="float" office:value="97.1" calcext:value-type="float">
            <text:p>97.1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2931513527412" calcext:value-type="float">
            <text:p>97.2931513527412</text:p>
          </table:table-cell>
          <table:table-cell office:value-type="float" office:value="2117.63188235377" calcext:value-type="float">
            <text:p>2117.631882353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.06" calcext:value-type="float">
            <text:p>66.06</text:p>
          </table:table-cell>
          <table:table-cell office:value-type="float" office:value="97.1" calcext:value-type="float">
            <text:p>97.1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2718033564654" calcext:value-type="float">
            <text:p>97.2718033564654</text:p>
          </table:table-cell>
          <table:table-cell office:value-type="float" office:value="2118.07424018442" calcext:value-type="float">
            <text:p>2118.074240184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.23" calcext:value-type="float">
            <text:p>66.23</text:p>
          </table:table-cell>
          <table:table-cell office:value-type="float" office:value="97.1" calcext:value-type="float">
            <text:p>97.1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3027028367442" calcext:value-type="float">
            <text:p>97.3027028367442</text:p>
          </table:table-cell>
          <table:table-cell office:value-type="float" office:value="2118.75542110185" calcext:value-type="float">
            <text:p>2118.755421101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.39" calcext:value-type="float">
            <text:p>66.39</text:p>
          </table:table-cell>
          <table:table-cell office:value-type="float" office:value="97.1" calcext:value-type="float">
            <text:p>97.1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3021962780395" calcext:value-type="float">
            <text:p>97.3021962780395</text:p>
          </table:table-cell>
          <table:table-cell office:value-type="float" office:value="2119.20740615603" calcext:value-type="float">
            <text:p>2119.207406156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.56" calcext:value-type="float">
            <text:p>66.56</text:p>
          </table:table-cell>
          <table:table-cell office:value-type="float" office:value="97.1" calcext:value-type="float">
            <text:p>97.1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3199633692072" calcext:value-type="float">
            <text:p>97.3199633692072</text:p>
          </table:table-cell>
          <table:table-cell office:value-type="float" office:value="2119.78420114765" calcext:value-type="float">
            <text:p>2119.784201147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.73" calcext:value-type="float">
            <text:p>66.73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318257957762" calcext:value-type="float">
            <text:p>97.318257957762</text:p>
          </table:table-cell>
          <table:table-cell office:value-type="float" office:value="2120.25330320994" calcext:value-type="float">
            <text:p>2120.253303209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.89" calcext:value-type="float">
            <text:p>66.89</text:p>
          </table:table-cell>
          <table:table-cell office:value-type="float" office:value="97.3" calcext:value-type="float">
            <text:p>97.3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4203141408274" calcext:value-type="float">
            <text:p>97.4203141408274</text:p>
          </table:table-cell>
          <table:table-cell office:value-type="float" office:value="2121.20153098548" calcext:value-type="float">
            <text:p>2121.201530985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.06" calcext:value-type="float">
            <text:p>67.06</text:p>
          </table:table-cell>
          <table:table-cell office:value-type="float" office:value="97.3" calcext:value-type="float">
            <text:p>97.3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4651964894207" calcext:value-type="float">
            <text:p>97.4651964894207</text:p>
          </table:table-cell>
          <table:table-cell office:value-type="float" office:value="2121.83495032564" calcext:value-type="float">
            <text:p>2121.834950325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.23" calcext:value-type="float">
            <text:p>67.23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4791206462102" calcext:value-type="float">
            <text:p>97.4791206462102</text:p>
          </table:table-cell>
          <table:table-cell office:value-type="float" office:value="2122.29075966501" calcext:value-type="float">
            <text:p>2122.290759665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.39" calcext:value-type="float">
            <text:p>67.39</text:p>
          </table:table-cell>
          <table:table-cell office:value-type="float" office:value="97.3" calcext:value-type="float">
            <text:p>97.3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4588601039692" calcext:value-type="float">
            <text:p>97.4588601039692</text:p>
          </table:table-cell>
          <table:table-cell office:value-type="float" office:value="2122.56803637595" calcext:value-type="float">
            <text:p>2122.568036375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.56" calcext:value-type="float">
            <text:p>67.56</text:p>
          </table:table-cell>
          <table:table-cell office:value-type="float" office:value="97.3" calcext:value-type="float">
            <text:p>97.3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495334380598" calcext:value-type="float">
            <text:p>97.495334380598</text:p>
          </table:table-cell>
          <table:table-cell office:value-type="float" office:value="2123.10570436754" calcext:value-type="float">
            <text:p>2123.105704367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.73" calcext:value-type="float">
            <text:p>67.73</text:p>
          </table:table-cell>
          <table:table-cell office:value-type="float" office:value="97.3" calcext:value-type="float">
            <text:p>97.3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4945344669239" calcext:value-type="float">
            <text:p>97.4945344669239</text:p>
          </table:table-cell>
          <table:table-cell office:value-type="float" office:value="2123.4086544045" calcext:value-type="float">
            <text:p>2123.40865440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.89" calcext:value-type="float">
            <text:p>67.89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5609539258765" calcext:value-type="float">
            <text:p>97.5609539258765</text:p>
          </table:table-cell>
          <table:table-cell office:value-type="float" office:value="2124.0655047348" calcext:value-type="float">
            <text:p>2124.06550473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.06" calcext:value-type="float">
            <text:p>68.06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5404385048187" calcext:value-type="float">
            <text:p>97.5404385048187</text:p>
          </table:table-cell>
          <table:table-cell office:value-type="float" office:value="2124.26878355143" calcext:value-type="float">
            <text:p>2124.268783551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.23" calcext:value-type="float">
            <text:p>68.23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5809195664989" calcext:value-type="float">
            <text:p>97.5809195664989</text:p>
          </table:table-cell>
          <table:table-cell office:value-type="float" office:value="2124.7635479305" calcext:value-type="float">
            <text:p>2124.76354793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.39" calcext:value-type="float">
            <text:p>68.39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5836898679182" calcext:value-type="float">
            <text:p>97.5836898679182</text:p>
          </table:table-cell>
          <table:table-cell office:value-type="float" office:value="2125.05218525965" calcext:value-type="float">
            <text:p>2125.052185259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.56" calcext:value-type="float">
            <text:p>68.56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5959050659297" calcext:value-type="float">
            <text:p>97.5959050659297</text:p>
          </table:table-cell>
          <table:table-cell office:value-type="float" office:value="2125.37887753404" calcext:value-type="float">
            <text:p>2125.378877534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.73" calcext:value-type="float">
            <text:p>68.73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5930187418655" calcext:value-type="float">
            <text:p>97.5930187418655</text:p>
          </table:table-cell>
          <table:table-cell office:value-type="float" office:value="2125.61767202043" calcext:value-type="float">
            <text:p>2125.617672020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.89" calcext:value-type="float">
            <text:p>68.89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5991556590787" calcext:value-type="float">
            <text:p>97.5991556590787</text:p>
          </table:table-cell>
          <table:table-cell office:value-type="float" office:value="2125.89163837703" calcext:value-type="float">
            <text:p>2125.891638377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.06" calcext:value-type="float">
            <text:p>69.06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6013205050121" calcext:value-type="float">
            <text:p>97.6013205050121</text:p>
          </table:table-cell>
          <table:table-cell office:value-type="float" office:value="2126.13716363887" calcext:value-type="float">
            <text:p>2126.137163638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.23" calcext:value-type="float">
            <text:p>69.23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6270647502194" calcext:value-type="float">
            <text:p>97.6270647502194</text:p>
          </table:table-cell>
          <table:table-cell office:value-type="float" office:value="2126.48970413375" calcext:value-type="float">
            <text:p>2126.489704133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.39" calcext:value-type="float">
            <text:p>69.39</text:p>
          </table:table-cell>
          <table:table-cell office:value-type="float" office:value="97.5" calcext:value-type="float">
            <text:p>97.5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6189697689401" calcext:value-type="float">
            <text:p>97.6189697689401</text:p>
          </table:table-cell>
          <table:table-cell office:value-type="float" office:value="2126.66421995997" calcext:value-type="float">
            <text:p>2126.664219959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.56" calcext:value-type="float">
            <text:p>69.56</text:p>
          </table:table-cell>
          <table:table-cell office:value-type="float" office:value="97.5" calcext:value-type="float">
            <text:p>97.5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6695487069685" calcext:value-type="float">
            <text:p>97.6695487069685</text:p>
          </table:table-cell>
          <table:table-cell office:value-type="float" office:value="2127.11611765779" calcext:value-type="float">
            <text:p>2127.116117657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.73" calcext:value-type="float">
            <text:p>69.73</text:p>
          </table:table-cell>
          <table:table-cell office:value-type="float" office:value="97.5" calcext:value-type="float">
            <text:p>97.5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6621342482398" calcext:value-type="float">
            <text:p>97.6621342482398</text:p>
          </table:table-cell>
          <table:table-cell office:value-type="float" office:value="2127.26972540103" calcext:value-type="float">
            <text:p>2127.269725401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.89" calcext:value-type="float">
            <text:p>69.89</text:p>
          </table:table-cell>
          <table:table-cell office:value-type="float" office:value="97.5" calcext:value-type="float">
            <text:p>97.5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7145968824586" calcext:value-type="float">
            <text:p>97.7145968824586</text:p>
          </table:table-cell>
          <table:table-cell office:value-type="float" office:value="2127.70952146486" calcext:value-type="float">
            <text:p>2127.709521464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.06" calcext:value-type="float">
            <text:p>70.06</text:p>
          </table:table-cell>
          <table:table-cell office:value-type="float" office:value="97.5" calcext:value-type="float">
            <text:p>97.5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7066820102145" calcext:value-type="float">
            <text:p>97.7066820102145</text:p>
          </table:table-cell>
          <table:table-cell office:value-type="float" office:value="2127.83825613377" calcext:value-type="float">
            <text:p>2127.838256133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.23" calcext:value-type="float">
            <text:p>70.23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7564248196427" calcext:value-type="float">
            <text:p>97.7564248196427</text:p>
          </table:table-cell>
          <table:table-cell office:value-type="float" office:value="2128.22942296363" calcext:value-type="float">
            <text:p>2128.229422963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.39" calcext:value-type="float">
            <text:p>70.39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7868082838992" calcext:value-type="float">
            <text:p>97.7868082838992</text:p>
          </table:table-cell>
          <table:table-cell office:value-type="float" office:value="2128.5271163683" calcext:value-type="float">
            <text:p>2128.52711636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.56" calcext:value-type="float">
            <text:p>70.56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7971723075428" calcext:value-type="float">
            <text:p>97.7971723075428</text:p>
          </table:table-cell>
          <table:table-cell office:value-type="float" office:value="2128.71548278442" calcext:value-type="float">
            <text:p>2128.715482784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.73" calcext:value-type="float">
            <text:p>70.73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006784585483" calcext:value-type="float">
            <text:p>97.8006784585483</text:p>
          </table:table-cell>
          <table:table-cell office:value-type="float" office:value="2128.86080768552" calcext:value-type="float">
            <text:p>2128.860807685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.89" calcext:value-type="float">
            <text:p>70.89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132946463306" calcext:value-type="float">
            <text:p>97.8132946463306</text:p>
          </table:table-cell>
          <table:table-cell office:value-type="float" office:value="2129.04694050114" calcext:value-type="float">
            <text:p>2129.046940501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.06" calcext:value-type="float">
            <text:p>71.06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063054245769" calcext:value-type="float">
            <text:p>97.8063054245769</text:p>
          </table:table-cell>
          <table:table-cell office:value-type="float" office:value="2129.12837589635" calcext:value-type="float">
            <text:p>2129.128375896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.23" calcext:value-type="float">
            <text:p>71.23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415645231464" calcext:value-type="float">
            <text:p>97.8415645231464</text:p>
          </table:table-cell>
          <table:table-cell office:value-type="float" office:value="2129.41440651478" calcext:value-type="float">
            <text:p>2129.414406514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.39" calcext:value-type="float">
            <text:p>71.39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161511494759" calcext:value-type="float">
            <text:p>97.8161511494759</text:p>
          </table:table-cell>
          <table:table-cell office:value-type="float" office:value="2129.39182293134" calcext:value-type="float">
            <text:p>2129.391822931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.56" calcext:value-type="float">
            <text:p>71.56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385599976661" calcext:value-type="float">
            <text:p>97.8385599976661</text:p>
          </table:table-cell>
          <table:table-cell office:value-type="float" office:value="2129.59707090108" calcext:value-type="float">
            <text:p>2129.597070901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.73" calcext:value-type="float">
            <text:p>71.73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148807923079" calcext:value-type="float">
            <text:p>97.8148807923079</text:p>
          </table:table-cell>
          <table:table-cell office:value-type="float" office:value="2129.57775710931" calcext:value-type="float">
            <text:p>2129.577757109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.89" calcext:value-type="float">
            <text:p>71.89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068813848989" calcext:value-type="float">
            <text:p>97.8068813848989</text:p>
          </table:table-cell>
          <table:table-cell office:value-type="float" office:value="2129.634680926" calcext:value-type="float">
            <text:p>2129.6346809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.06" calcext:value-type="float">
            <text:p>72.06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041205301934" calcext:value-type="float">
            <text:p>97.8041205301934</text:p>
          </table:table-cell>
          <table:table-cell office:value-type="float" office:value="2129.71559103513" calcext:value-type="float">
            <text:p>2129.715591035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.23" calcext:value-type="float">
            <text:p>72.23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608859086354" calcext:value-type="float">
            <text:p>97.8608859086354</text:p>
          </table:table-cell>
          <table:table-cell office:value-type="float" office:value="2130.08593982093" calcext:value-type="float">
            <text:p>2130.085939820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.39" calcext:value-type="float">
            <text:p>72.39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540386232172" calcext:value-type="float">
            <text:p>97.8540386232172</text:p>
          </table:table-cell>
          <table:table-cell office:value-type="float" office:value="2130.13096792844" calcext:value-type="float">
            <text:p>2130.130967928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.56" calcext:value-type="float">
            <text:p>72.56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820501753243" calcext:value-type="float">
            <text:p>97.8820501753243</text:p>
          </table:table-cell>
          <table:table-cell office:value-type="float" office:value="2130.34392810378" calcext:value-type="float">
            <text:p>2130.343928103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.73" calcext:value-type="float">
            <text:p>72.73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611485387255" calcext:value-type="float">
            <text:p>97.8611485387255</text:p>
          </table:table-cell>
          <table:table-cell office:value-type="float" office:value="2130.30850377895" calcext:value-type="float">
            <text:p>2130.308503778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.89" calcext:value-type="float">
            <text:p>72.89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882243987438" calcext:value-type="float">
            <text:p>97.8882243987438</text:p>
          </table:table-cell>
          <table:table-cell office:value-type="float" office:value="2130.50949728574" calcext:value-type="float">
            <text:p>2130.509497285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.06" calcext:value-type="float">
            <text:p>73.06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976391944336" calcext:value-type="float">
            <text:p>97.8976391944336</text:p>
          </table:table-cell>
          <table:table-cell office:value-type="float" office:value="2130.6165189705" calcext:value-type="float">
            <text:p>2130.61651897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.23" calcext:value-type="float">
            <text:p>73.23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9009163610586" calcext:value-type="float">
            <text:p>97.9009163610586</text:p>
          </table:table-cell>
          <table:table-cell office:value-type="float" office:value="2130.68947271476" calcext:value-type="float">
            <text:p>2130.689472714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.39" calcext:value-type="float">
            <text:p>73.39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880491526181" calcext:value-type="float">
            <text:p>97.8880491526181</text:p>
          </table:table-cell>
          <table:table-cell office:value-type="float" office:value="2130.68065607804" calcext:value-type="float">
            <text:p>2130.680656078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.56" calcext:value-type="float">
            <text:p>73.56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975955154266" calcext:value-type="float">
            <text:p>97.8975955154266</text:p>
          </table:table-cell>
          <table:table-cell office:value-type="float" office:value="2130.7818268174" calcext:value-type="float">
            <text:p>2130.78182681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.73" calcext:value-type="float">
            <text:p>73.73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9009414332536" calcext:value-type="float">
            <text:p>97.9009414332536</text:p>
          </table:table-cell>
          <table:table-cell office:value-type="float" office:value="2130.84943595015" calcext:value-type="float">
            <text:p>2130.849435950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.89" calcext:value-type="float">
            <text:p>73.89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9020296525757" calcext:value-type="float">
            <text:p>97.9020296525757</text:p>
          </table:table-cell>
          <table:table-cell office:value-type="float" office:value="2130.89890292587" calcext:value-type="float">
            <text:p>2130.898902925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.06" calcext:value-type="float">
            <text:p>74.06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947857411528" calcext:value-type="float">
            <text:p>97.8947857411528</text:p>
          </table:table-cell>
          <table:table-cell office:value-type="float" office:value="2130.91001676427" calcext:value-type="float">
            <text:p>2130.910016764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.23" calcext:value-type="float">
            <text:p>74.23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999743904908" calcext:value-type="float">
            <text:p>97.8999743904908</text:p>
          </table:table-cell>
          <table:table-cell office:value-type="float" office:value="2130.98144585685" calcext:value-type="float">
            <text:p>2130.981445856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.39" calcext:value-type="float">
            <text:p>74.39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848653927004" calcext:value-type="float">
            <text:p>97.8848653927004</text:p>
          </table:table-cell>
          <table:table-cell office:value-type="float" office:value="2130.9493200131" calcext:value-type="float">
            <text:p>2130.94932001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.56" calcext:value-type="float">
            <text:p>74.56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966008763504" calcext:value-type="float">
            <text:p>97.8966008763504</text:p>
          </table:table-cell>
          <table:table-cell office:value-type="float" office:value="2131.05150491312" calcext:value-type="float">
            <text:p>2131.051504913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.73" calcext:value-type="float">
            <text:p>74.73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9006004796988" calcext:value-type="float">
            <text:p>97.9006004796988</text:p>
          </table:table-cell>
          <table:table-cell office:value-type="float" office:value="2131.11148687788" calcext:value-type="float">
            <text:p>2131.111486877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.9" calcext:value-type="float">
            <text:p>74.9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9200531848697" calcext:value-type="float">
            <text:p>97.9200531848697</text:p>
          </table:table-cell>
          <table:table-cell office:value-type="float" office:value="2131.24491005779" calcext:value-type="float">
            <text:p>2131.244910057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.06" calcext:value-type="float">
            <text:p>75.06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9087565116448" calcext:value-type="float">
            <text:p>97.9087565116448</text:p>
          </table:table-cell>
          <table:table-cell office:value-type="float" office:value="2131.22276927425" calcext:value-type="float">
            <text:p>2131.222769274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.23" calcext:value-type="float">
            <text:p>75.23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9456443361668" calcext:value-type="float">
            <text:p>97.9456443361668</text:p>
          </table:table-cell>
          <table:table-cell office:value-type="float" office:value="2131.44013608474" calcext:value-type="float">
            <text:p>2131.440136084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.4" calcext:value-type="float">
            <text:p>75.4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9376099009976" calcext:value-type="float">
            <text:p>97.9376099009976</text:p>
          </table:table-cell>
          <table:table-cell office:value-type="float" office:value="2131.42548136911" calcext:value-type="float">
            <text:p>2131.425481369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.56" calcext:value-type="float">
            <text:p>75.56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9322686649455" calcext:value-type="float">
            <text:p>97.9322686649455</text:p>
          </table:table-cell>
          <table:table-cell office:value-type="float" office:value="2131.42223185819" calcext:value-type="float">
            <text:p>2131.422231858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.73" calcext:value-type="float">
            <text:p>75.73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9129435403425" calcext:value-type="float">
            <text:p>97.9129435403425</text:p>
          </table:table-cell>
          <table:table-cell office:value-type="float" office:value="2131.35428012176" calcext:value-type="float">
            <text:p>2131.354280121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.9" calcext:value-type="float">
            <text:p>75.9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9062538195292" calcext:value-type="float">
            <text:p>97.9062538195292</text:p>
          </table:table-cell>
          <table:table-cell office:value-type="float" office:value="2131.35086326877" calcext:value-type="float">
            <text:p>2131.350863268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.06" calcext:value-type="float">
            <text:p>76.06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9039717286134" calcext:value-type="float">
            <text:p>97.9039717286134</text:p>
          </table:table-cell>
          <table:table-cell office:value-type="float" office:value="2131.36894790222" calcext:value-type="float">
            <text:p>2131.368947902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.23" calcext:value-type="float">
            <text:p>76.23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9031815581666" calcext:value-type="float">
            <text:p>97.9031815581666</text:p>
          </table:table-cell>
          <table:table-cell office:value-type="float" office:value="2131.39397034245" calcext:value-type="float">
            <text:p>2131.393970342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.4" calcext:value-type="float">
            <text:p>76.4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9029181190401" calcext:value-type="float">
            <text:p>97.9029181190401</text:p>
          </table:table-cell>
          <table:table-cell office:value-type="float" office:value="2131.42011618921" calcext:value-type="float">
            <text:p>2131.420116189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.56" calcext:value-type="float">
            <text:p>76.56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9028290755422" calcext:value-type="float">
            <text:p>97.9028290755422</text:p>
          </table:table-cell>
          <table:table-cell office:value-type="float" office:value="2131.44627820939" calcext:value-type="float">
            <text:p>2131.446278209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.73" calcext:value-type="float">
            <text:p>76.73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8961268643579" calcext:value-type="float">
            <text:p>97.8961268643579</text:p>
          </table:table-cell>
          <table:table-cell office:value-type="float" office:value="2131.43886230421" calcext:value-type="float">
            <text:p>2131.438862304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.9" calcext:value-type="float">
            <text:p>76.9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9005055801104" calcext:value-type="float">
            <text:p>97.9005055801104</text:p>
          </table:table-cell>
          <table:table-cell office:value-type="float" office:value="2131.48629704872" calcext:value-type="float">
            <text:p>2131.486297048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.06" calcext:value-type="float">
            <text:p>77.06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9020042591147" calcext:value-type="float">
            <text:p>97.9020042591147</text:p>
          </table:table-cell>
          <table:table-cell office:value-type="float" office:value="2131.51769454922" calcext:value-type="float">
            <text:p>2131.517694549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.23" calcext:value-type="float">
            <text:p>77.23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9024968065645" calcext:value-type="float">
            <text:p>97.9024968065645</text:p>
          </table:table-cell>
          <table:table-cell office:value-type="float" office:value="2131.54097534017" calcext:value-type="float">
            <text:p>2131.540975340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.4" calcext:value-type="float">
            <text:p>77.4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9026968646791" calcext:value-type="float">
            <text:p>97.9026968646791</text:p>
          </table:table-cell>
          <table:table-cell office:value-type="float" office:value="2131.56406640877" calcext:value-type="float">
            <text:p>2131.564066408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.56" calcext:value-type="float">
            <text:p>77.56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9027677207195" calcext:value-type="float">
            <text:p>97.9027677207195</text:p>
          </table:table-cell>
          <table:table-cell office:value-type="float" office:value="2131.58563968225" calcext:value-type="float">
            <text:p>2131.585639682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.73" calcext:value-type="float">
            <text:p>77.73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9027938719704" calcext:value-type="float">
            <text:p>97.9027938719704</text:p>
          </table:table-cell>
          <table:table-cell office:value-type="float" office:value="2131.60581035878" calcext:value-type="float">
            <text:p>2131.605810358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.9" calcext:value-type="float">
            <text:p>77.9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9028052335682" calcext:value-type="float">
            <text:p>97.9028052335682</text:p>
          </table:table-cell>
          <table:table-cell office:value-type="float" office:value="2131.6256043982" calcext:value-type="float">
            <text:p>2131.62560439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.06" calcext:value-type="float">
            <text:p>78.06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9028110404333" calcext:value-type="float">
            <text:p>97.9028110404333</text:p>
          </table:table-cell>
          <table:table-cell office:value-type="float" office:value="2131.64427796729" calcext:value-type="float">
            <text:p>2131.644277967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.23" calcext:value-type="float">
            <text:p>78.23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9028149478785" calcext:value-type="float">
            <text:p>97.9028149478785</text:p>
          </table:table-cell>
          <table:table-cell office:value-type="float" office:value="2131.66223374502" calcext:value-type="float">
            <text:p>2131.662233745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.4" calcext:value-type="float">
            <text:p>78.4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7.902818123562" calcext:value-type="float">
            <text:p>97.902818123562</text:p>
          </table:table-cell>
          <table:table-cell office:value-type="float" office:value="2131.67950469788" calcext:value-type="float">
            <text:p>2131.679504697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.56" calcext:value-type="float">
            <text:p>78.56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97.9028099771318" calcext:value-type="float">
            <text:p>97.9028099771318</text:p>
          </table:table-cell>
          <table:table-cell office:value-type="float" office:value="2130.97995776798" calcext:value-type="float">
            <text:p>2130.979957767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.73" calcext:value-type="float">
            <text:p>78.73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97.9026141102785" calcext:value-type="float">
            <text:p>97.9026141102785</text:p>
          </table:table-cell>
          <table:table-cell office:value-type="float" office:value="2128.64875963909" calcext:value-type="float">
            <text:p>2128.648759639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.9" calcext:value-type="float">
            <text:p>78.9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97.9023075837109" calcext:value-type="float">
            <text:p>97.9023075837109</text:p>
          </table:table-cell>
          <table:table-cell office:value-type="float" office:value="2126.39288154021" calcext:value-type="float">
            <text:p>2126.392881540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.06" calcext:value-type="float">
            <text:p>79.06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97.9019764461295" calcext:value-type="float">
            <text:p>97.9019764461295</text:p>
          </table:table-cell>
          <table:table-cell office:value-type="float" office:value="2124.24869264598" calcext:value-type="float">
            <text:p>2124.248692645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.23" calcext:value-type="float">
            <text:p>79.23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97.9016402801472" calcext:value-type="float">
            <text:p>97.9016402801472</text:p>
          </table:table-cell>
          <table:table-cell office:value-type="float" office:value="2122.1615798747" calcext:value-type="float">
            <text:p>2122.16157987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.4" calcext:value-type="float">
            <text:p>79.4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97.8438992954414" calcext:value-type="float">
            <text:p>97.8438992954414</text:p>
          </table:table-cell>
          <table:table-cell office:value-type="float" office:value="2119.89517578861" calcext:value-type="float">
            <text:p>2119.895175788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.56" calcext:value-type="float">
            <text:p>79.56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97.8173525043089" calcext:value-type="float">
            <text:p>97.8173525043089</text:p>
          </table:table-cell>
          <table:table-cell office:value-type="float" office:value="2118.03553461734" calcext:value-type="float">
            <text:p>2118.035534617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.73" calcext:value-type="float">
            <text:p>79.73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97.8063477639818" calcext:value-type="float">
            <text:p>97.8063477639818</text:p>
          </table:table-cell>
          <table:table-cell office:value-type="float" office:value="2116.12316329206" calcext:value-type="float">
            <text:p>2116.123163292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.9" calcext:value-type="float">
            <text:p>79.9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97.7865175053555" calcext:value-type="float">
            <text:p>97.7865175053555</text:p>
          </table:table-cell>
          <table:table-cell office:value-type="float" office:value="2114.26288549058" calcext:value-type="float">
            <text:p>2114.262885490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.06" calcext:value-type="float">
            <text:p>80.06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7428846196296" calcext:value-type="float">
            <text:p>97.7428846196296</text:p>
          </table:table-cell>
          <table:table-cell office:value-type="float" office:value="2113.49432676666" calcext:value-type="float">
            <text:p>2113.494326766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.23" calcext:value-type="float">
            <text:p>80.23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6711890433174" calcext:value-type="float">
            <text:p>97.6711890433174</text:p>
          </table:table-cell>
          <table:table-cell office:value-type="float" office:value="2112.90223646922" calcext:value-type="float">
            <text:p>2112.902236469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.4" calcext:value-type="float">
            <text:p>80.4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6249338954796" calcext:value-type="float">
            <text:p>97.6249338954796</text:p>
          </table:table-cell>
          <table:table-cell office:value-type="float" office:value="2112.45859768278" calcext:value-type="float">
            <text:p>2112.458597682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.56" calcext:value-type="float">
            <text:p>80.56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6086141087096" calcext:value-type="float">
            <text:p>97.6086141087096</text:p>
          </table:table-cell>
          <table:table-cell office:value-type="float" office:value="2112.17347109226" calcext:value-type="float">
            <text:p>2112.173471092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.73" calcext:value-type="float">
            <text:p>80.73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6031319129868" calcext:value-type="float">
            <text:p>97.6031319129868</text:p>
          </table:table-cell>
          <table:table-cell office:value-type="float" office:value="2111.95571228895" calcext:value-type="float">
            <text:p>2111.955712288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.9" calcext:value-type="float">
            <text:p>80.9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6012202054391" calcext:value-type="float">
            <text:p>97.6012202054391</text:p>
          </table:table-cell>
          <table:table-cell office:value-type="float" office:value="2111.7637172314" calcext:value-type="float">
            <text:p>2111.76371723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.06" calcext:value-type="float">
            <text:p>81.06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6005810371599" calcext:value-type="float">
            <text:p>97.6005810371599</text:p>
          </table:table-cell>
          <table:table-cell office:value-type="float" office:value="2111.60166675999" calcext:value-type="float">
            <text:p>2111.601666759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.23" calcext:value-type="float">
            <text:p>81.23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6003062257637" calcext:value-type="float">
            <text:p>97.6003062257637</text:p>
          </table:table-cell>
          <table:table-cell office:value-type="float" office:value="2111.43217583991" calcext:value-type="float">
            <text:p>2111.432175839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.4" calcext:value-type="float">
            <text:p>81.4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6001932217751" calcext:value-type="float">
            <text:p>97.6001932217751</text:p>
          </table:table-cell>
          <table:table-cell office:value-type="float" office:value="2111.26895449113" calcext:value-type="float">
            <text:p>2111.268954491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.56" calcext:value-type="float">
            <text:p>81.56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6001374244368" calcext:value-type="float">
            <text:p>97.6001374244368</text:p>
          </table:table-cell>
          <table:table-cell office:value-type="float" office:value="2111.11132778787" calcext:value-type="float">
            <text:p>2111.111327787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.73" calcext:value-type="float">
            <text:p>81.73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60010223795" calcext:value-type="float">
            <text:p>97.60010223795</text:p>
          </table:table-cell>
          <table:table-cell office:value-type="float" office:value="2110.95985320461" calcext:value-type="float">
            <text:p>2110.959853204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.9" calcext:value-type="float">
            <text:p>81.9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6000747341059" calcext:value-type="float">
            <text:p>97.6000747341059</text:p>
          </table:table-cell>
          <table:table-cell office:value-type="float" office:value="2110.81423017493" calcext:value-type="float">
            <text:p>2110.814230174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.06" calcext:value-type="float">
            <text:p>82.06</text:p>
          </table:table-cell>
          <table:table-cell office:value-type="float" office:value="97.3" calcext:value-type="float">
            <text:p>97.3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5595264017675" calcext:value-type="float">
            <text:p>97.5595264017675</text:p>
          </table:table-cell>
          <table:table-cell office:value-type="float" office:value="2110.47502347835" calcext:value-type="float">
            <text:p>2110.475023478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.23" calcext:value-type="float">
            <text:p>82.23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5675502129207" calcext:value-type="float">
            <text:p>97.5675502129207</text:p>
          </table:table-cell>
          <table:table-cell office:value-type="float" office:value="2110.38861825716" calcext:value-type="float">
            <text:p>2110.388618257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.4" calcext:value-type="float">
            <text:p>82.4</text:p>
          </table:table-cell>
          <table:table-cell office:value-type="float" office:value="97.3" calcext:value-type="float">
            <text:p>97.3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5120797340847" calcext:value-type="float">
            <text:p>97.5120797340847</text:p>
          </table:table-cell>
          <table:table-cell office:value-type="float" office:value="2109.98969051772" calcext:value-type="float">
            <text:p>2109.989690517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.56" calcext:value-type="float">
            <text:p>82.56</text:p>
          </table:table-cell>
          <table:table-cell office:value-type="float" office:value="97.3" calcext:value-type="float">
            <text:p>97.3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5046927376561" calcext:value-type="float">
            <text:p>97.5046927376561</text:p>
          </table:table-cell>
          <table:table-cell office:value-type="float" office:value="2109.85577555649" calcext:value-type="float">
            <text:p>2109.855775556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.73" calcext:value-type="float">
            <text:p>82.73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4723252953818" calcext:value-type="float">
            <text:p>97.4723252953818</text:p>
          </table:table-cell>
          <table:table-cell office:value-type="float" office:value="2109.59335926762" calcext:value-type="float">
            <text:p>2109.593359267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.9" calcext:value-type="float">
            <text:p>82.9</text:p>
          </table:table-cell>
          <table:table-cell office:value-type="float" office:value="97.3" calcext:value-type="float">
            <text:p>97.3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482024366969" calcext:value-type="float">
            <text:p>97.482024366969</text:p>
          </table:table-cell>
          <table:table-cell office:value-type="float" office:value="2109.54813999632" calcext:value-type="float">
            <text:p>2109.548139996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.06" calcext:value-type="float">
            <text:p>83.06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4596791002185" calcext:value-type="float">
            <text:p>97.4596791002185</text:p>
          </table:table-cell>
          <table:table-cell office:value-type="float" office:value="2109.34500568268" calcext:value-type="float">
            <text:p>2109.345005682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.23" calcext:value-type="float">
            <text:p>83.23</text:p>
          </table:table-cell>
          <table:table-cell office:value-type="float" office:value="97.3" calcext:value-type="float">
            <text:p>97.3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4675271515914" calcext:value-type="float">
            <text:p>97.4675271515914</text:p>
          </table:table-cell>
          <table:table-cell office:value-type="float" office:value="2109.30142212049" calcext:value-type="float">
            <text:p>2109.301422120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.4" calcext:value-type="float">
            <text:p>83.4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4478298066337" calcext:value-type="float">
            <text:p>97.4478298066337</text:p>
          </table:table-cell>
          <table:table-cell office:value-type="float" office:value="2109.12098012203" calcext:value-type="float">
            <text:p>2109.120980122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.57" calcext:value-type="float">
            <text:p>83.57</text:p>
          </table:table-cell>
          <table:table-cell office:value-type="float" office:value="97.3" calcext:value-type="float">
            <text:p>97.3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4339612017567" calcext:value-type="float">
            <text:p>97.4339612017567</text:p>
          </table:table-cell>
          <table:table-cell office:value-type="float" office:value="2108.97795619309" calcext:value-type="float">
            <text:p>2108.977956193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.73" calcext:value-type="float">
            <text:p>83.73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4209454223012" calcext:value-type="float">
            <text:p>97.4209454223012</text:p>
          </table:table-cell>
          <table:table-cell office:value-type="float" office:value="2108.84255328776" calcext:value-type="float">
            <text:p>2108.842553287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.9" calcext:value-type="float">
            <text:p>83.9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4477451668002" calcext:value-type="float">
            <text:p>97.4477451668002</text:p>
          </table:table-cell>
          <table:table-cell office:value-type="float" office:value="2108.91123997982" calcext:value-type="float">
            <text:p>2108.911239979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.07" calcext:value-type="float">
            <text:p>84.07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4165186423347" calcext:value-type="float">
            <text:p>97.4165186423347</text:p>
          </table:table-cell>
          <table:table-cell office:value-type="float" office:value="2108.69036996816" calcext:value-type="float">
            <text:p>2108.690369968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.23" calcext:value-type="float">
            <text:p>84.23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4056972016145" calcext:value-type="float">
            <text:p>97.4056972016145</text:p>
          </table:table-cell>
          <table:table-cell office:value-type="float" office:value="2108.57733495036" calcext:value-type="float">
            <text:p>2108.577334950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.4" calcext:value-type="float">
            <text:p>84.4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4019943245812" calcext:value-type="float">
            <text:p>97.4019943245812</text:p>
          </table:table-cell>
          <table:table-cell office:value-type="float" office:value="2108.50375414393" calcext:value-type="float">
            <text:p>2108.503754143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.57" calcext:value-type="float">
            <text:p>84.57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4007061938448" calcext:value-type="float">
            <text:p>97.4007061938448</text:p>
          </table:table-cell>
          <table:table-cell office:value-type="float" office:value="2108.44447859332" calcext:value-type="float">
            <text:p>2108.444478593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.73" calcext:value-type="float">
            <text:p>84.73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4002575495748" calcext:value-type="float">
            <text:p>97.4002575495748</text:p>
          </table:table-cell>
          <table:table-cell office:value-type="float" office:value="2108.39128688778" calcext:value-type="float">
            <text:p>2108.391286887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.9" calcext:value-type="float">
            <text:p>84.9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3954775958134" calcext:value-type="float">
            <text:p>97.3954775958134</text:p>
          </table:table-cell>
          <table:table-cell office:value-type="float" office:value="2108.32042398304" calcext:value-type="float">
            <text:p>2108.32042398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.07" calcext:value-type="float">
            <text:p>85.07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398268492674" calcext:value-type="float">
            <text:p>97.398268492674</text:p>
          </table:table-cell>
          <table:table-cell office:value-type="float" office:value="2108.2929691192" calcext:value-type="float">
            <text:p>2108.29296911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.23" calcext:value-type="float">
            <text:p>85.23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3994011844212" calcext:value-type="float">
            <text:p>97.3994011844212</text:p>
          </table:table-cell>
          <table:table-cell office:value-type="float" office:value="2108.25414101937" calcext:value-type="float">
            <text:p>2108.254141019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.4" calcext:value-type="float">
            <text:p>85.4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3997930302894" calcext:value-type="float">
            <text:p>97.3997930302894</text:p>
          </table:table-cell>
          <table:table-cell office:value-type="float" office:value="2108.21265854495" calcext:value-type="float">
            <text:p>2108.212658544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.57" calcext:value-type="float">
            <text:p>85.57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399922903596" calcext:value-type="float">
            <text:p>97.399922903596</text:p>
          </table:table-cell>
          <table:table-cell office:value-type="float" office:value="2108.17148829477" calcext:value-type="float">
            <text:p>2108.171488294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.73" calcext:value-type="float">
            <text:p>85.73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3999630377596" calcext:value-type="float">
            <text:p>97.3999630377596</text:p>
          </table:table-cell>
          <table:table-cell office:value-type="float" office:value="2108.13169375487" calcext:value-type="float">
            <text:p>2108.131693754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.9" calcext:value-type="float">
            <text:p>85.9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399972860456" calcext:value-type="float">
            <text:p>97.399972860456</text:p>
          </table:table-cell>
          <table:table-cell office:value-type="float" office:value="2108.09281989522" calcext:value-type="float">
            <text:p>2108.092819895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.07" calcext:value-type="float">
            <text:p>86.07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399972237218" calcext:value-type="float">
            <text:p>97.399972237218</text:p>
          </table:table-cell>
          <table:table-cell office:value-type="float" office:value="2108.05561219481" calcext:value-type="float">
            <text:p>2108.055612194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.23" calcext:value-type="float">
            <text:p>86.23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3999682546234" calcext:value-type="float">
            <text:p>97.3999682546234</text:p>
          </table:table-cell>
          <table:table-cell office:value-type="float" office:value="2108.02002448939" calcext:value-type="float">
            <text:p>2108.020024489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3999632320509" calcext:value-type="float">
            <text:p>97.3999632320509</text:p>
          </table:table-cell>
          <table:table-cell office:value-type="float" office:value="2107.98558971335" calcext:value-type="float">
            <text:p>2107.985589713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.57" calcext:value-type="float">
            <text:p>86.57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3999580296689" calcext:value-type="float">
            <text:p>97.3999580296689</text:p>
          </table:table-cell>
          <table:table-cell office:value-type="float" office:value="2107.95266839223" calcext:value-type="float">
            <text:p>2107.952668392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.73" calcext:value-type="float">
            <text:p>86.73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3999533724183" calcext:value-type="float">
            <text:p>97.3999533724183</text:p>
          </table:table-cell>
          <table:table-cell office:value-type="float" office:value="2107.92396627394" calcext:value-type="float">
            <text:p>2107.923966273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.9" calcext:value-type="float">
            <text:p>86.9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3999483937414" calcext:value-type="float">
            <text:p>97.3999483937414</text:p>
          </table:table-cell>
          <table:table-cell office:value-type="float" office:value="2107.89357654159" calcext:value-type="float">
            <text:p>2107.893576541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.07" calcext:value-type="float">
            <text:p>87.07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3999435861237" calcext:value-type="float">
            <text:p>97.3999435861237</text:p>
          </table:table-cell>
          <table:table-cell office:value-type="float" office:value="2107.86434068045" calcext:value-type="float">
            <text:p>2107.864340680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.23" calcext:value-type="float">
            <text:p>87.23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3999389548097" calcext:value-type="float">
            <text:p>97.3999389548097</text:p>
          </table:table-cell>
          <table:table-cell office:value-type="float" office:value="2107.83621493646" calcext:value-type="float">
            <text:p>2107.836214936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.4" calcext:value-type="float">
            <text:p>87.4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3999344447278" calcext:value-type="float">
            <text:p>97.3999344447278</text:p>
          </table:table-cell>
          <table:table-cell office:value-type="float" office:value="2107.80883880105" calcext:value-type="float">
            <text:p>2107.808838801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.57" calcext:value-type="float">
            <text:p>87.57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3999301576" calcext:value-type="float">
            <text:p>97.3999301576</text:p>
          </table:table-cell>
          <table:table-cell office:value-type="float" office:value="2107.7828205696" calcext:value-type="float">
            <text:p>2107.78282056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.73" calcext:value-type="float">
            <text:p>87.73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3999259602112" calcext:value-type="float">
            <text:p>97.3999259602112</text:p>
          </table:table-cell>
          <table:table-cell office:value-type="float" office:value="2107.75734856087" calcext:value-type="float">
            <text:p>2107.757348560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.9" calcext:value-type="float">
            <text:p>87.9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3999219482457" calcext:value-type="float">
            <text:p>97.3999219482457</text:p>
          </table:table-cell>
          <table:table-cell office:value-type="float" office:value="2107.73300235317" calcext:value-type="float">
            <text:p>2107.733002353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.07" calcext:value-type="float">
            <text:p>88.07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3999181128128" calcext:value-type="float">
            <text:p>97.3999181128128</text:p>
          </table:table-cell>
          <table:table-cell office:value-type="float" office:value="2107.70972760195" calcext:value-type="float">
            <text:p>2107.709727601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.23" calcext:value-type="float">
            <text:p>88.23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3999144022901" calcext:value-type="float">
            <text:p>97.3999144022901</text:p>
          </table:table-cell>
          <table:table-cell office:value-type="float" office:value="2107.68721091515" calcext:value-type="float">
            <text:p>2107.687210915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.4" calcext:value-type="float">
            <text:p>88.4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3999108965747" calcext:value-type="float">
            <text:p>97.3999108965747</text:p>
          </table:table-cell>
          <table:table-cell office:value-type="float" office:value="2107.66593708828" calcext:value-type="float">
            <text:p>2107.665937088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.57" calcext:value-type="float">
            <text:p>88.57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399907483257" calcext:value-type="float">
            <text:p>97.399907483257</text:p>
          </table:table-cell>
          <table:table-cell office:value-type="float" office:value="2107.64522396931" calcext:value-type="float">
            <text:p>2107.645223969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.73" calcext:value-type="float">
            <text:p>88.73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3999042003173" calcext:value-type="float">
            <text:p>97.3999042003173</text:p>
          </table:table-cell>
          <table:table-cell office:value-type="float" office:value="2107.62530202823" calcext:value-type="float">
            <text:p>2107.625302028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.9" calcext:value-type="float">
            <text:p>88.9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3999010427712" calcext:value-type="float">
            <text:p>97.3999010427712</text:p>
          </table:table-cell>
          <table:table-cell office:value-type="float" office:value="2107.6061410174" calcext:value-type="float">
            <text:p>2107.60614101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.07" calcext:value-type="float">
            <text:p>89.07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3998983077984" calcext:value-type="float">
            <text:p>97.3998983077984</text:p>
          </table:table-cell>
          <table:table-cell office:value-type="float" office:value="2107.58954431844" calcext:value-type="float">
            <text:p>2107.589544318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.24" calcext:value-type="float">
            <text:p>89.24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3998953924682" calcext:value-type="float">
            <text:p>97.3998953924682</text:p>
          </table:table-cell>
          <table:table-cell office:value-type="float" office:value="2107.57185315193" calcext:value-type="float">
            <text:p>2107.571853151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.4" calcext:value-type="float">
            <text:p>89.4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4171931757381" calcext:value-type="float">
            <text:p>97.4171931757381</text:p>
          </table:table-cell>
          <table:table-cell office:value-type="float" office:value="2107.63903548755" calcext:value-type="float">
            <text:p>2107.639035487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.57" calcext:value-type="float">
            <text:p>89.57</text:p>
          </table:table-cell>
          <table:table-cell office:value-type="float" office:value="97.3" calcext:value-type="float">
            <text:p>97.3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4155012789675" calcext:value-type="float">
            <text:p>97.4155012789675</text:p>
          </table:table-cell>
          <table:table-cell office:value-type="float" office:value="2107.61227419773" calcext:value-type="float">
            <text:p>2107.612274197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.74" calcext:value-type="float">
            <text:p>89.74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408938586779" calcext:value-type="float">
            <text:p>97.408938586779</text:p>
          </table:table-cell>
          <table:table-cell office:value-type="float" office:value="2107.56088416091" calcext:value-type="float">
            <text:p>2107.560884160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.9" calcext:value-type="float">
            <text:p>89.9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4030497226674" calcext:value-type="float">
            <text:p>97.4030497226674</text:p>
          </table:table-cell>
          <table:table-cell office:value-type="float" office:value="2107.5155969838" calcext:value-type="float">
            <text:p>2107.51559698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.07" calcext:value-type="float">
            <text:p>90.07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4009665135832" calcext:value-type="float">
            <text:p>97.4009665135832</text:p>
          </table:table-cell>
          <table:table-cell office:value-type="float" office:value="2107.49036868561" calcext:value-type="float">
            <text:p>2107.490368685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.24" calcext:value-type="float">
            <text:p>90.24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4165524475029" calcext:value-type="float">
            <text:p>97.4165524475029</text:p>
          </table:table-cell>
          <table:table-cell office:value-type="float" office:value="2107.55376971014" calcext:value-type="float">
            <text:p>2107.553769710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4056692908117" calcext:value-type="float">
            <text:p>97.4056692908117</text:p>
          </table:table-cell>
          <table:table-cell office:value-type="float" office:value="2107.48424150418" calcext:value-type="float">
            <text:p>2107.484241504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.57" calcext:value-type="float">
            <text:p>90.57</text:p>
          </table:table-cell>
          <table:table-cell office:value-type="float" office:value="97.3" calcext:value-type="float">
            <text:p>97.3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4206801531691" calcext:value-type="float">
            <text:p>97.4206801531691</text:p>
          </table:table-cell>
          <table:table-cell office:value-type="float" office:value="2107.54570137397" calcext:value-type="float">
            <text:p>2107.545701373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.74" calcext:value-type="float">
            <text:p>90.74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4152389932637" calcext:value-type="float">
            <text:p>97.4152389932637</text:p>
          </table:table-cell>
          <table:table-cell office:value-type="float" office:value="2107.50163508754" calcext:value-type="float">
            <text:p>2107.501635087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.9" calcext:value-type="float">
            <text:p>90.9</text:p>
          </table:table-cell>
          <table:table-cell office:value-type="float" office:value="97.3" calcext:value-type="float">
            <text:p>97.3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4234715172584" calcext:value-type="float">
            <text:p>97.4234715172584</text:p>
          </table:table-cell>
          <table:table-cell office:value-type="float" office:value="2107.52897701962" calcext:value-type="float">
            <text:p>2107.528977019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.07" calcext:value-type="float">
            <text:p>91.07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4294257459515" calcext:value-type="float">
            <text:p>97.4294257459515</text:p>
          </table:table-cell>
          <table:table-cell office:value-type="float" office:value="2107.54274456489" calcext:value-type="float">
            <text:p>2107.542744564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.24" calcext:value-type="float">
            <text:p>91.24</text:p>
          </table:table-cell>
          <table:table-cell office:value-type="float" office:value="97.3" calcext:value-type="float">
            <text:p>97.3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4676135440258" calcext:value-type="float">
            <text:p>97.4676135440258</text:p>
          </table:table-cell>
          <table:table-cell office:value-type="float" office:value="2107.71714194657" calcext:value-type="float">
            <text:p>2107.717141946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4925370236484" calcext:value-type="float">
            <text:p>97.4925370236484</text:p>
          </table:table-cell>
          <table:table-cell office:value-type="float" office:value="2107.81666454457" calcext:value-type="float">
            <text:p>2107.816664544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.57" calcext:value-type="float">
            <text:p>91.57</text:p>
          </table:table-cell>
          <table:table-cell office:value-type="float" office:value="97.3" calcext:value-type="float">
            <text:p>97.3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5198031146069" calcext:value-type="float">
            <text:p>97.5198031146069</text:p>
          </table:table-cell>
          <table:table-cell office:value-type="float" office:value="2107.92753199301" calcext:value-type="float">
            <text:p>2107.927531993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.74" calcext:value-type="float">
            <text:p>91.74</text:p>
          </table:table-cell>
          <table:table-cell office:value-type="float" office:value="97.3" calcext:value-type="float">
            <text:p>97.3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5105215401586" calcext:value-type="float">
            <text:p>97.5105215401586</text:p>
          </table:table-cell>
          <table:table-cell office:value-type="float" office:value="2107.85149670152" calcext:value-type="float">
            <text:p>2107.851496701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.9" calcext:value-type="float">
            <text:p>91.9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5547729197271" calcext:value-type="float">
            <text:p>97.5547729197271</text:p>
          </table:table-cell>
          <table:table-cell office:value-type="float" office:value="2108.04248639273" calcext:value-type="float">
            <text:p>2108.042486392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.07" calcext:value-type="float">
            <text:p>92.07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565439282111" calcext:value-type="float">
            <text:p>97.565439282111</text:p>
          </table:table-cell>
          <table:table-cell office:value-type="float" office:value="2108.05918897697" calcext:value-type="float">
            <text:p>2108.059188976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.24" calcext:value-type="float">
            <text:p>92.24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5473966108138" calcext:value-type="float">
            <text:p>97.5473966108138</text:p>
          </table:table-cell>
          <table:table-cell office:value-type="float" office:value="2107.93607421543" calcext:value-type="float">
            <text:p>2107.936074215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.4" calcext:value-type="float">
            <text:p>92.4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5777906101428" calcext:value-type="float">
            <text:p>97.5777906101428</text:p>
          </table:table-cell>
          <table:table-cell office:value-type="float" office:value="2108.05625824429" calcext:value-type="float">
            <text:p>2108.056258244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.57" calcext:value-type="float">
            <text:p>92.57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5831776905484" calcext:value-type="float">
            <text:p>97.5831776905484</text:p>
          </table:table-cell>
          <table:table-cell office:value-type="float" office:value="2108.04973920148" calcext:value-type="float">
            <text:p>2108.049739201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.74" calcext:value-type="float">
            <text:p>92.74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5837459133432" calcext:value-type="float">
            <text:p>97.5837459133432</text:p>
          </table:table-cell>
          <table:table-cell office:value-type="float" office:value="2108.01779964497" calcext:value-type="float">
            <text:p>2108.017799644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.9" calcext:value-type="float">
            <text:p>92.9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5834125138053" calcext:value-type="float">
            <text:p>97.5834125138053</text:p>
          </table:table-cell>
          <table:table-cell office:value-type="float" office:value="2107.9876826778" calcext:value-type="float">
            <text:p>2107.98768267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.07" calcext:value-type="float">
            <text:p>93.07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5939831450763" calcext:value-type="float">
            <text:p>97.5939831450763</text:p>
          </table:table-cell>
          <table:table-cell office:value-type="float" office:value="2108.00833560302" calcext:value-type="float">
            <text:p>2108.008335603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.24" calcext:value-type="float">
            <text:p>93.24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5976787516073" calcext:value-type="float">
            <text:p>97.5976787516073</text:p>
          </table:table-cell>
          <table:table-cell office:value-type="float" office:value="2107.99421302463" calcext:value-type="float">
            <text:p>2107.994213024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.4" calcext:value-type="float">
            <text:p>93.4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598933629275" calcext:value-type="float">
            <text:p>97.598933629275</text:p>
          </table:table-cell>
          <table:table-cell office:value-type="float" office:value="2107.96907289093" calcext:value-type="float">
            <text:p>2107.969072890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.57" calcext:value-type="float">
            <text:p>93.57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5993710106687" calcext:value-type="float">
            <text:p>97.5993710106687</text:p>
          </table:table-cell>
          <table:table-cell office:value-type="float" office:value="2107.94035372687" calcext:value-type="float">
            <text:p>2107.940353726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.74" calcext:value-type="float">
            <text:p>93.74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5995147847626" calcext:value-type="float">
            <text:p>97.5995147847626</text:p>
          </table:table-cell>
          <table:table-cell office:value-type="float" office:value="2107.91199696982" calcext:value-type="float">
            <text:p>2107.911996969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.91" calcext:value-type="float">
            <text:p>93.91</text:p>
          </table:table-cell>
          <table:table-cell office:value-type="float" office:value="97.5" calcext:value-type="float">
            <text:p>97.5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5995624505464" calcext:value-type="float">
            <text:p>97.5995624505464</text:p>
          </table:table-cell>
          <table:table-cell office:value-type="float" office:value="2107.88390846509" calcext:value-type="float">
            <text:p>2107.883908465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.07" calcext:value-type="float">
            <text:p>94.07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6035233359496" calcext:value-type="float">
            <text:p>97.6035233359496</text:p>
          </table:table-cell>
          <table:table-cell office:value-type="float" office:value="2107.87549425908" calcext:value-type="float">
            <text:p>2107.875494259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.24" calcext:value-type="float">
            <text:p>94.24</text:p>
          </table:table-cell>
          <table:table-cell office:value-type="float" office:value="97.5" calcext:value-type="float">
            <text:p>97.5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6111218599518" calcext:value-type="float">
            <text:p>97.6111218599518</text:p>
          </table:table-cell>
          <table:table-cell office:value-type="float" office:value="2107.88653739869" calcext:value-type="float">
            <text:p>2107.886537398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.41" calcext:value-type="float">
            <text:p>94.41</text:p>
          </table:table-cell>
          <table:table-cell office:value-type="float" office:value="97.5" calcext:value-type="float">
            <text:p>97.5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6316793306527" calcext:value-type="float">
            <text:p>97.6316793306527</text:p>
          </table:table-cell>
          <table:table-cell office:value-type="float" office:value="2107.95892583919" calcext:value-type="float">
            <text:p>2107.958925839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.57" calcext:value-type="float">
            <text:p>94.57</text:p>
          </table:table-cell>
          <table:table-cell office:value-type="float" office:value="97.5" calcext:value-type="float">
            <text:p>97.5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6370636299416" calcext:value-type="float">
            <text:p>97.6370636299416</text:p>
          </table:table-cell>
          <table:table-cell office:value-type="float" office:value="2107.95522897009" calcext:value-type="float">
            <text:p>2107.955228970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.74" calcext:value-type="float">
            <text:p>94.74</text:p>
          </table:table-cell>
          <table:table-cell office:value-type="float" office:value="97.5" calcext:value-type="float">
            <text:p>97.5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6601614433993" calcext:value-type="float">
            <text:p>97.6601614433993</text:p>
          </table:table-cell>
          <table:table-cell office:value-type="float" office:value="2108.03779120365" calcext:value-type="float">
            <text:p>2108.037791203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.91" calcext:value-type="float">
            <text:p>94.91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6803473007759" calcext:value-type="float">
            <text:p>97.6803473007759</text:p>
          </table:table-cell>
          <table:table-cell office:value-type="float" office:value="2108.10411169232" calcext:value-type="float">
            <text:p>2108.104111692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.07" calcext:value-type="float">
            <text:p>95.07</text:p>
          </table:table-cell>
          <table:table-cell office:value-type="float" office:value="97.5" calcext:value-type="float">
            <text:p>97.5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7011487189904" calcext:value-type="float">
            <text:p>97.7011487189904</text:p>
          </table:table-cell>
          <table:table-cell office:value-type="float" office:value="2108.16976580874" calcext:value-type="float">
            <text:p>2108.169765808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.24" calcext:value-type="float">
            <text:p>95.24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7194686079234" calcext:value-type="float">
            <text:p>97.7194686079234</text:p>
          </table:table-cell>
          <table:table-cell office:value-type="float" office:value="2108.22792625995" calcext:value-type="float">
            <text:p>2108.227926259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.41" calcext:value-type="float">
            <text:p>95.41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7269708605283" calcext:value-type="float">
            <text:p>97.7269708605283</text:p>
          </table:table-cell>
          <table:table-cell office:value-type="float" office:value="2108.22148524305" calcext:value-type="float">
            <text:p>2108.221485243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.57" calcext:value-type="float">
            <text:p>95.57</text:p>
          </table:table-cell>
          <table:table-cell office:value-type="float" office:value="97.5" calcext:value-type="float">
            <text:p>97.5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6776211313709" calcext:value-type="float">
            <text:p>97.6776211313709</text:p>
          </table:table-cell>
          <table:table-cell office:value-type="float" office:value="2107.94242598769" calcext:value-type="float">
            <text:p>2107.942425987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.74" calcext:value-type="float">
            <text:p>95.74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663454356532" calcext:value-type="float">
            <text:p>97.663454356532</text:p>
          </table:table-cell>
          <table:table-cell office:value-type="float" office:value="2107.84162745064" calcext:value-type="float">
            <text:p>2107.841627450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.91" calcext:value-type="float">
            <text:p>95.91</text:p>
          </table:table-cell>
          <table:table-cell office:value-type="float" office:value="97.5" calcext:value-type="float">
            <text:p>97.5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6600561151938" calcext:value-type="float">
            <text:p>97.6600561151938</text:p>
          </table:table-cell>
          <table:table-cell office:value-type="float" office:value="2107.80150701061" calcext:value-type="float">
            <text:p>2107.801507010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.07" calcext:value-type="float">
            <text:p>96.07</text:p>
          </table:table-cell>
          <table:table-cell office:value-type="float" office:value="97.5" calcext:value-type="float">
            <text:p>97.5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6929225451328" calcext:value-type="float">
            <text:p>97.6929225451328</text:p>
          </table:table-cell>
          <table:table-cell office:value-type="float" office:value="2107.93909918331" calcext:value-type="float">
            <text:p>2107.939099183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.24" calcext:value-type="float">
            <text:p>96.24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7074059129616" calcext:value-type="float">
            <text:p>97.7074059129616</text:p>
          </table:table-cell>
          <table:table-cell office:value-type="float" office:value="2107.98222578835" calcext:value-type="float">
            <text:p>2107.982225788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.41" calcext:value-type="float">
            <text:p>96.41</text:p>
          </table:table-cell>
          <table:table-cell office:value-type="float" office:value="97.5" calcext:value-type="float">
            <text:p>97.5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7642217270588" calcext:value-type="float">
            <text:p>97.7642217270588</text:p>
          </table:table-cell>
          <table:table-cell office:value-type="float" office:value="2108.23414487675" calcext:value-type="float">
            <text:p>2108.234144876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.57" calcext:value-type="float">
            <text:p>96.57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7727510209344" calcext:value-type="float">
            <text:p>97.7727510209344</text:p>
          </table:table-cell>
          <table:table-cell office:value-type="float" office:value="2108.2378740568" calcext:value-type="float">
            <text:p>2108.23787405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.74" calcext:value-type="float">
            <text:p>96.74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790014581271" calcext:value-type="float">
            <text:p>97.790014581271</text:p>
          </table:table-cell>
          <table:table-cell office:value-type="float" office:value="2108.28375203524" calcext:value-type="float">
            <text:p>2108.283752035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.91" calcext:value-type="float">
            <text:p>96.91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796114335507" calcext:value-type="float">
            <text:p>97.796114335507</text:p>
          </table:table-cell>
          <table:table-cell office:value-type="float" office:value="2108.27258340314" calcext:value-type="float">
            <text:p>2108.272583403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.07" calcext:value-type="float">
            <text:p>97.07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7982080627327" calcext:value-type="float">
            <text:p>97.7982080627327</text:p>
          </table:table-cell>
          <table:table-cell office:value-type="float" office:value="2108.24202638373" calcext:value-type="float">
            <text:p>2108.242026383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.24" calcext:value-type="float">
            <text:p>97.24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798914568339" calcext:value-type="float">
            <text:p>97.798914568339</text:p>
          </table:table-cell>
          <table:table-cell office:value-type="float" office:value="2108.20609929003" calcext:value-type="float">
            <text:p>2108.206099290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.41" calcext:value-type="float">
            <text:p>97.41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7991519538404" calcext:value-type="float">
            <text:p>97.7991519538404</text:p>
          </table:table-cell>
          <table:table-cell office:value-type="float" office:value="2108.16947961424" calcext:value-type="float">
            <text:p>2108.169479614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.58" calcext:value-type="float">
            <text:p>97.58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8272995457891" calcext:value-type="float">
            <text:p>97.8272995457891</text:p>
          </table:table-cell>
          <table:table-cell office:value-type="float" office:value="2108.2728268019" calcext:value-type="float">
            <text:p>2108.27282680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.74" calcext:value-type="float">
            <text:p>97.74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8273502489008" calcext:value-type="float">
            <text:p>97.8273502489008</text:p>
          </table:table-cell>
          <table:table-cell office:value-type="float" office:value="2108.23106589061" calcext:value-type="float">
            <text:p>2108.231065890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.91" calcext:value-type="float">
            <text:p>97.91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8197308220225" calcext:value-type="float">
            <text:p>97.8197308220225</text:p>
          </table:table-cell>
          <table:table-cell office:value-type="float" office:value="2108.16000679927" calcext:value-type="float">
            <text:p>2108.160006799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.08" calcext:value-type="float">
            <text:p>98.08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861539988224" calcext:value-type="float">
            <text:p>97.861539988224</text:p>
          </table:table-cell>
          <table:table-cell office:value-type="float" office:value="2108.32810773196" calcext:value-type="float">
            <text:p>2108.328107731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.24" calcext:value-type="float">
            <text:p>98.24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8730155842938" calcext:value-type="float">
            <text:p>97.8730155842938</text:p>
          </table:table-cell>
          <table:table-cell office:value-type="float" office:value="2108.34433461169" calcext:value-type="float">
            <text:p>2108.344334611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.41" calcext:value-type="float">
            <text:p>98.41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8900629181794" calcext:value-type="float">
            <text:p>97.8900629181794</text:p>
          </table:table-cell>
          <table:table-cell office:value-type="float" office:value="2108.38575365909" calcext:value-type="float">
            <text:p>2108.385753659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.58" calcext:value-type="float">
            <text:p>98.58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8959818334819" calcext:value-type="float">
            <text:p>97.8959818334819</text:p>
          </table:table-cell>
          <table:table-cell office:value-type="float" office:value="2108.37119372595" calcext:value-type="float">
            <text:p>2108.371193725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.74" calcext:value-type="float">
            <text:p>98.74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898041366616" calcext:value-type="float">
            <text:p>97.898041366616</text:p>
          </table:table-cell>
          <table:table-cell office:value-type="float" office:value="2108.33806322806" calcext:value-type="float">
            <text:p>2108.338063228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.91" calcext:value-type="float">
            <text:p>98.91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8987501550101" calcext:value-type="float">
            <text:p>97.8987501550101</text:p>
          </table:table-cell>
          <table:table-cell office:value-type="float" office:value="2108.29934855064" calcext:value-type="float">
            <text:p>2108.299348550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.08" calcext:value-type="float">
            <text:p>99.08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8989872037027" calcext:value-type="float">
            <text:p>97.8989872037027</text:p>
          </table:table-cell>
          <table:table-cell office:value-type="float" office:value="2108.26028783381" calcext:value-type="float">
            <text:p>2108.260287833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.24" calcext:value-type="float">
            <text:p>99.24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8990654752082" calcext:value-type="float">
            <text:p>97.8990654752082</text:p>
          </table:table-cell>
          <table:table-cell office:value-type="float" office:value="2108.22193297969" calcext:value-type="float">
            <text:p>2108.221932979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.41" calcext:value-type="float">
            <text:p>99.41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8990888118951" calcext:value-type="float">
            <text:p>97.8990888118951</text:p>
          </table:table-cell>
          <table:table-cell office:value-type="float" office:value="2108.18454537908" calcext:value-type="float">
            <text:p>2108.184545379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.58" calcext:value-type="float">
            <text:p>99.58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8990930524468" calcext:value-type="float">
            <text:p>97.8990930524468</text:p>
          </table:table-cell>
          <table:table-cell office:value-type="float" office:value="2108.14828037056" calcext:value-type="float">
            <text:p>2108.148280370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.74" calcext:value-type="float">
            <text:p>99.74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8990908666855" calcext:value-type="float">
            <text:p>97.8990908666855</text:p>
          </table:table-cell>
          <table:table-cell office:value-type="float" office:value="2108.11398485339" calcext:value-type="float">
            <text:p>2108.113984853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.91" calcext:value-type="float">
            <text:p>99.91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8990866110868" calcext:value-type="float">
            <text:p>97.8990866110868</text:p>
          </table:table-cell>
          <table:table-cell office:value-type="float" office:value="2108.08077749488" calcext:value-type="float">
            <text:p>2108.080777494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0.08" calcext:value-type="float">
            <text:p>100.08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9154023430607" calcext:value-type="float">
            <text:p>97.9154023430607</text:p>
          </table:table-cell>
          <table:table-cell office:value-type="float" office:value="2108.12783790444" calcext:value-type="float">
            <text:p>2108.127837904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0.24" calcext:value-type="float">
            <text:p>100.24</text:p>
          </table:table-cell>
          <table:table-cell office:value-type="float" office:value="97.8" calcext:value-type="float">
            <text:p>97.8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9047092079305" calcext:value-type="float">
            <text:p>97.9047092079305</text:p>
          </table:table-cell>
          <table:table-cell office:value-type="float" office:value="2108.04165540631" calcext:value-type="float">
            <text:p>2108.041655406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0.41" calcext:value-type="float">
            <text:p>100.41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9139499418897" calcext:value-type="float">
            <text:p>97.9139499418897</text:p>
          </table:table-cell>
          <table:table-cell office:value-type="float" office:value="2108.05473962709" calcext:value-type="float">
            <text:p>2108.054739627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0.58" calcext:value-type="float">
            <text:p>100.58</text:p>
          </table:table-cell>
          <table:table-cell office:value-type="float" office:value="97.8" calcext:value-type="float">
            <text:p>97.8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9235631925669" calcext:value-type="float">
            <text:p>97.9235631925669</text:p>
          </table:table-cell>
          <table:table-cell office:value-type="float" office:value="2108.07258285346" calcext:value-type="float">
            <text:p>2108.072582853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0.74" calcext:value-type="float">
            <text:p>100.74</text:p>
          </table:table-cell>
          <table:table-cell office:value-type="float" office:value="97.8" calcext:value-type="float">
            <text:p>97.8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9727610893547" calcext:value-type="float">
            <text:p>97.9727610893547</text:p>
          </table:table-cell>
          <table:table-cell office:value-type="float" office:value="2108.28237623769" calcext:value-type="float">
            <text:p>2108.282376237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0.91" calcext:value-type="float">
            <text:p>100.91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7.969372134805" calcext:value-type="float">
            <text:p>97.969372134805</text:p>
          </table:table-cell>
          <table:table-cell office:value-type="float" office:value="2108.22826321528" calcext:value-type="float">
            <text:p>2108.228263215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1.08" calcext:value-type="float">
            <text:p>101.08</text:p>
          </table:table-cell>
          <table:table-cell office:value-type="float" office:value="97.8" calcext:value-type="float">
            <text:p>97.8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0136496538825" calcext:value-type="float">
            <text:p>98.0136496538825</text:p>
          </table:table-cell>
          <table:table-cell office:value-type="float" office:value="2108.40626191658" calcext:value-type="float">
            <text:p>2108.406261916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1.24" calcext:value-type="float">
            <text:p>101.24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0141574791653" calcext:value-type="float">
            <text:p>98.0141574791653</text:p>
          </table:table-cell>
          <table:table-cell office:value-type="float" office:value="2108.37013766237" calcext:value-type="float">
            <text:p>2108.370137662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1.41" calcext:value-type="float">
            <text:p>101.41</text:p>
          </table:table-cell>
          <table:table-cell office:value-type="float" office:value="97.8" calcext:value-type="float">
            <text:p>97.8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0396760943585" calcext:value-type="float">
            <text:p>98.0396760943585</text:p>
          </table:table-cell>
          <table:table-cell office:value-type="float" office:value="2108.45155108583" calcext:value-type="float">
            <text:p>2108.451551085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1.58" calcext:value-type="float">
            <text:p>101.58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047429808961" calcext:value-type="float">
            <text:p>98.047429808961</text:p>
          </table:table-cell>
          <table:table-cell office:value-type="float" office:value="2108.446643282" calcext:value-type="float">
            <text:p>2108.4466432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1.74" calcext:value-type="float">
            <text:p>101.74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0814355226549" calcext:value-type="float">
            <text:p>98.0814355226549</text:p>
          </table:table-cell>
          <table:table-cell office:value-type="float" office:value="2108.56771430912" calcext:value-type="float">
            <text:p>2108.567714309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1.91" calcext:value-type="float">
            <text:p>101.91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0752869089248" calcext:value-type="float">
            <text:p>98.0752869089248</text:p>
          </table:table-cell>
          <table:table-cell office:value-type="float" office:value="2108.48923038578" calcext:value-type="float">
            <text:p>2108.48923038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2.08" calcext:value-type="float">
            <text:p>102.08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0907429504669" calcext:value-type="float">
            <text:p>98.0907429504669</text:p>
          </table:table-cell>
          <table:table-cell office:value-type="float" office:value="2108.51856840016" calcext:value-type="float">
            <text:p>2108.518568400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2.24" calcext:value-type="float">
            <text:p>102.24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0841008486913" calcext:value-type="float">
            <text:p>98.0841008486913</text:p>
          </table:table-cell>
          <table:table-cell office:value-type="float" office:value="2108.4398197705" calcext:value-type="float">
            <text:p>2108.43981977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2.41" calcext:value-type="float">
            <text:p>102.41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0937531242219" calcext:value-type="float">
            <text:p>98.0937531242219</text:p>
          </table:table-cell>
          <table:table-cell office:value-type="float" office:value="2108.44268759766" calcext:value-type="float">
            <text:p>2108.442687597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2.58" calcext:value-type="float">
            <text:p>102.58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09704690936" calcext:value-type="float">
            <text:p>98.09704690936</text:p>
          </table:table-cell>
          <table:table-cell office:value-type="float" office:value="2108.4146278278" calcext:value-type="float">
            <text:p>2108.41462782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2.74" calcext:value-type="float">
            <text:p>102.74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098111532046" calcext:value-type="float">
            <text:p>98.098111532046</text:p>
          </table:table-cell>
          <table:table-cell office:value-type="float" office:value="2108.38104024129" calcext:value-type="float">
            <text:p>2108.381040241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2.91" calcext:value-type="float">
            <text:p>102.91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0924717592896" calcext:value-type="float">
            <text:p>98.0924717592896</text:p>
          </table:table-cell>
          <table:table-cell office:value-type="float" office:value="2108.31149122261" calcext:value-type="float">
            <text:p>2108.311491222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3.08" calcext:value-type="float">
            <text:p>103.08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1019582756146" calcext:value-type="float">
            <text:p>98.1019582756146</text:p>
          </table:table-cell>
          <table:table-cell office:value-type="float" office:value="2108.31748837621" calcext:value-type="float">
            <text:p>2108.317488376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3.24" calcext:value-type="float">
            <text:p>103.24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0998694932568" calcext:value-type="float">
            <text:p>98.0998694932568</text:p>
          </table:table-cell>
          <table:table-cell office:value-type="float" office:value="2108.26812397624" calcext:value-type="float">
            <text:p>2108.268123976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3.41" calcext:value-type="float">
            <text:p>103.41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0991371074262" calcext:value-type="float">
            <text:p>98.0991371074262</text:p>
          </table:table-cell>
          <table:table-cell office:value-type="float" office:value="2108.22704520454" calcext:value-type="float">
            <text:p>2108.227045204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3.58" calcext:value-type="float">
            <text:p>103.58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0988813987515" calcext:value-type="float">
            <text:p>98.0988813987515</text:p>
          </table:table-cell>
          <table:table-cell office:value-type="float" office:value="2108.19007422971" calcext:value-type="float">
            <text:p>2108.190074229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3.74" calcext:value-type="float">
            <text:p>103.74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0987879138565" calcext:value-type="float">
            <text:p>98.0987879138565</text:p>
          </table:table-cell>
          <table:table-cell office:value-type="float" office:value="2108.15469368602" calcext:value-type="float">
            <text:p>2108.154693686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3.91" calcext:value-type="float">
            <text:p>103.91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0987529089373" calcext:value-type="float">
            <text:p>98.0987529089373</text:p>
          </table:table-cell>
          <table:table-cell office:value-type="float" office:value="2108.12154683116" calcext:value-type="float">
            <text:p>2108.121546831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4.08" calcext:value-type="float">
            <text:p>104.08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0987382659271" calcext:value-type="float">
            <text:p>98.0987382659271</text:p>
          </table:table-cell>
          <table:table-cell office:value-type="float" office:value="2108.09218099936" calcext:value-type="float">
            <text:p>2108.092180999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4.24" calcext:value-type="float">
            <text:p>104.24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0987293043572" calcext:value-type="float">
            <text:p>98.0987293043572</text:p>
          </table:table-cell>
          <table:table-cell office:value-type="float" office:value="2108.06135330032" calcext:value-type="float">
            <text:p>2108.061353300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4.41" calcext:value-type="float">
            <text:p>104.41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0987231137627" calcext:value-type="float">
            <text:p>98.0987231137627</text:p>
          </table:table-cell>
          <table:table-cell office:value-type="float" office:value="2108.03188876814" calcext:value-type="float">
            <text:p>2108.031888768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4.58" calcext:value-type="float">
            <text:p>104.58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0987178921261" calcext:value-type="float">
            <text:p>98.0987178921261</text:p>
          </table:table-cell>
          <table:table-cell office:value-type="float" office:value="2108.00304713231" calcext:value-type="float">
            <text:p>2108.003047132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4.75" calcext:value-type="float">
            <text:p>104.75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0987132445094" calcext:value-type="float">
            <text:p>98.0987132445094</text:p>
          </table:table-cell>
          <table:table-cell office:value-type="float" office:value="2107.97580245331" calcext:value-type="float">
            <text:p>2107.975802453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4.91" calcext:value-type="float">
            <text:p>104.91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0987088192852" calcext:value-type="float">
            <text:p>98.0987088192852</text:p>
          </table:table-cell>
          <table:table-cell office:value-type="float" office:value="2107.94928424427" calcext:value-type="float">
            <text:p>2107.949284244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5.08" calcext:value-type="float">
            <text:p>105.08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0987046473388" calcext:value-type="float">
            <text:p>98.0987046473388</text:p>
          </table:table-cell>
          <table:table-cell office:value-type="float" office:value="2107.92408170611" calcext:value-type="float">
            <text:p>2107.924081706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5.25" calcext:value-type="float">
            <text:p>105.25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1083005983087" calcext:value-type="float">
            <text:p>98.1083005983087</text:p>
          </table:table-cell>
          <table:table-cell office:value-type="float" office:value="2107.94755084062" calcext:value-type="float">
            <text:p>2107.947550840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5.41" calcext:value-type="float">
            <text:p>105.41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1672216182005" calcext:value-type="float">
            <text:p>98.1672216182005</text:p>
          </table:table-cell>
          <table:table-cell office:value-type="float" office:value="2108.21138080757" calcext:value-type="float">
            <text:p>2108.211380807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5.58" calcext:value-type="float">
            <text:p>105.58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1265211316833" calcext:value-type="float">
            <text:p>98.1265211316833</text:p>
          </table:table-cell>
          <table:table-cell office:value-type="float" office:value="2107.97636187388" calcext:value-type="float">
            <text:p>2107.976361873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5.75" calcext:value-type="float">
            <text:p>105.75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1587330210619" calcext:value-type="float">
            <text:p>98.1587330210619</text:p>
          </table:table-cell>
          <table:table-cell office:value-type="float" office:value="2108.10786534065" calcext:value-type="float">
            <text:p>2108.107865340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5.91" calcext:value-type="float">
            <text:p>105.91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1387664300226" calcext:value-type="float">
            <text:p>98.1387664300226</text:p>
          </table:table-cell>
          <table:table-cell office:value-type="float" office:value="2107.98084917602" calcext:value-type="float">
            <text:p>2107.980849176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6.08" calcext:value-type="float">
            <text:p>106.08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130168832327" calcext:value-type="float">
            <text:p>98.130168832327</text:p>
          </table:table-cell>
          <table:table-cell office:value-type="float" office:value="2107.91018002011" calcext:value-type="float">
            <text:p>2107.910180020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6.25" calcext:value-type="float">
            <text:p>106.25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1106187345319" calcext:value-type="float">
            <text:p>98.1106187345319</text:p>
          </table:table-cell>
          <table:table-cell office:value-type="float" office:value="2107.79264291617" calcext:value-type="float">
            <text:p>2107.792642916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6.41" calcext:value-type="float">
            <text:p>106.41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1596395400028" calcext:value-type="float">
            <text:p>98.1596395400028</text:p>
          </table:table-cell>
          <table:table-cell office:value-type="float" office:value="2108.0150902302" calcext:value-type="float">
            <text:p>2108.01509023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6.58" calcext:value-type="float">
            <text:p>106.58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1197100208473" calcext:value-type="float">
            <text:p>98.1197100208473</text:p>
          </table:table-cell>
          <table:table-cell office:value-type="float" office:value="2107.79205864523" calcext:value-type="float">
            <text:p>2107.792058645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6.75" calcext:value-type="float">
            <text:p>106.75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1468400191303" calcext:value-type="float">
            <text:p>98.1468400191303</text:p>
          </table:table-cell>
          <table:table-cell office:value-type="float" office:value="2107.90847142764" calcext:value-type="float">
            <text:p>2107.908471427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6.91" calcext:value-type="float">
            <text:p>106.91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1682754136264" calcext:value-type="float">
            <text:p>98.1682754136264</text:p>
          </table:table-cell>
          <table:table-cell office:value-type="float" office:value="2107.99051229155" calcext:value-type="float">
            <text:p>2107.990512291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7.08" calcext:value-type="float">
            <text:p>107.08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210125700674" calcext:value-type="float">
            <text:p>98.210125700674</text:p>
          </table:table-cell>
          <table:table-cell office:value-type="float" office:value="2108.16966778618" calcext:value-type="float">
            <text:p>2108.169667786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7.25" calcext:value-type="float">
            <text:p>107.25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1969205286841" calcext:value-type="float">
            <text:p>98.1969205286841</text:p>
          </table:table-cell>
          <table:table-cell office:value-type="float" office:value="2108.07271148438" calcext:value-type="float">
            <text:p>2108.072711484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7.41" calcext:value-type="float">
            <text:p>107.41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2402322894326" calcext:value-type="float">
            <text:p>98.2402322894326</text:p>
          </table:table-cell>
          <table:table-cell office:value-type="float" office:value="2108.25637616146" calcext:value-type="float">
            <text:p>2108.256376161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7.58" calcext:value-type="float">
            <text:p>107.58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1828784244239" calcext:value-type="float">
            <text:p>98.1828784244239</text:p>
          </table:table-cell>
          <table:table-cell office:value-type="float" office:value="2107.93654974322" calcext:value-type="float">
            <text:p>2107.936549743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7.75" calcext:value-type="float">
            <text:p>107.75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1993759348974" calcext:value-type="float">
            <text:p>98.1993759348974</text:p>
          </table:table-cell>
          <table:table-cell office:value-type="float" office:value="2107.99347744921" calcext:value-type="float">
            <text:p>2107.993477449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7.91" calcext:value-type="float">
            <text:p>107.91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1988183444905" calcext:value-type="float">
            <text:p>98.1988183444905</text:p>
          </table:table-cell>
          <table:table-cell office:value-type="float" office:value="2107.96431278866" calcext:value-type="float">
            <text:p>2107.964312788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8.08" calcext:value-type="float">
            <text:p>108.08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2393184810937" calcext:value-type="float">
            <text:p>98.2393184810937</text:p>
          </table:table-cell>
          <table:table-cell office:value-type="float" office:value="2108.13656778811" calcext:value-type="float">
            <text:p>2108.136567788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8.25" calcext:value-type="float">
            <text:p>108.25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1859152478711" calcext:value-type="float">
            <text:p>98.1859152478711</text:p>
          </table:table-cell>
          <table:table-cell office:value-type="float" office:value="2107.84383864297" calcext:value-type="float">
            <text:p>2107.843838642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8.41" calcext:value-type="float">
            <text:p>108.41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2074016063871" calcext:value-type="float">
            <text:p>98.2074016063871</text:p>
          </table:table-cell>
          <table:table-cell office:value-type="float" office:value="2107.92883672207" calcext:value-type="float">
            <text:p>2107.928836722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8.58" calcext:value-type="float">
            <text:p>108.58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1815956116864" calcext:value-type="float">
            <text:p>98.1815956116864</text:p>
          </table:table-cell>
          <table:table-cell office:value-type="float" office:value="2107.77859619587" calcext:value-type="float">
            <text:p>2107.778596195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8.75" calcext:value-type="float">
            <text:p>108.75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1927120284773" calcext:value-type="float">
            <text:p>98.1927120284773</text:p>
          </table:table-cell>
          <table:table-cell office:value-type="float" office:value="2107.81489145473" calcext:value-type="float">
            <text:p>2107.814891454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8.91" calcext:value-type="float">
            <text:p>108.91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1783894383254" calcext:value-type="float">
            <text:p>98.1783894383254</text:p>
          </table:table-cell>
          <table:table-cell office:value-type="float" office:value="2107.72418424402" calcext:value-type="float">
            <text:p>2107.724184244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9.08" calcext:value-type="float">
            <text:p>109.08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1983526579565" calcext:value-type="float">
            <text:p>98.1983526579565</text:p>
          </table:table-cell>
          <table:table-cell office:value-type="float" office:value="2107.80560310279" calcext:value-type="float">
            <text:p>2107.805603102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9.25" calcext:value-type="float">
            <text:p>109.25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2070126599624" calcext:value-type="float">
            <text:p>98.2070126599624</text:p>
          </table:table-cell>
          <table:table-cell office:value-type="float" office:value="2107.82973789966" calcext:value-type="float">
            <text:p>2107.829737899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9.41" calcext:value-type="float">
            <text:p>109.41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266436896308" calcext:value-type="float">
            <text:p>98.266436896308</text:p>
          </table:table-cell>
          <table:table-cell office:value-type="float" office:value="2108.10152956732" calcext:value-type="float">
            <text:p>2108.101529567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9.58" calcext:value-type="float">
            <text:p>109.58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2549914142635" calcext:value-type="float">
            <text:p>98.2549914142635</text:p>
          </table:table-cell>
          <table:table-cell office:value-type="float" office:value="2108.01565651127" calcext:value-type="float">
            <text:p>2108.015656511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9.75" calcext:value-type="float">
            <text:p>109.75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256715872057" calcext:value-type="float">
            <text:p>98.256715872057</text:p>
          </table:table-cell>
          <table:table-cell office:value-type="float" office:value="2107.99743339996" calcext:value-type="float">
            <text:p>2107.997433399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9.91" calcext:value-type="float">
            <text:p>109.91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2299997655559" calcext:value-type="float">
            <text:p>98.2299997655559</text:p>
          </table:table-cell>
          <table:table-cell office:value-type="float" office:value="2107.84140486288" calcext:value-type="float">
            <text:p>2107.841404862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0.08" calcext:value-type="float">
            <text:p>110.08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2711514606235" calcext:value-type="float">
            <text:p>98.2711514606235</text:p>
          </table:table-cell>
          <table:table-cell office:value-type="float" office:value="2108.02343486485" calcext:value-type="float">
            <text:p>2108.023434864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0.25" calcext:value-type="float">
            <text:p>110.25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2274835662337" calcext:value-type="float">
            <text:p>98.2274835662337</text:p>
          </table:table-cell>
          <table:table-cell office:value-type="float" office:value="2107.78199961986" calcext:value-type="float">
            <text:p>2107.781999619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0.41" calcext:value-type="float">
            <text:p>110.41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8.2654851360954" calcext:value-type="float">
            <text:p>98.2654851360954</text:p>
          </table:table-cell>
          <table:table-cell office:value-type="float" office:value="2107.95166033135" calcext:value-type="float">
            <text:p>2107.951660331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0.58" calcext:value-type="float">
            <text:p>110.58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8.2216796870927" calcext:value-type="float">
            <text:p>98.2216796870927</text:p>
          </table:table-cell>
          <table:table-cell office:value-type="float" office:value="2105.43475606255" calcext:value-type="float">
            <text:p>2105.434756062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0.75" calcext:value-type="float">
            <text:p>110.75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8.2199386457317" calcext:value-type="float">
            <text:p>98.2199386457317</text:p>
          </table:table-cell>
          <table:table-cell office:value-type="float" office:value="2101.65680764444" calcext:value-type="float">
            <text:p>2101.656807644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0.91" calcext:value-type="float">
            <text:p>110.91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8.1574423903124" calcext:value-type="float">
            <text:p>98.1574423903124</text:p>
          </table:table-cell>
          <table:table-cell office:value-type="float" office:value="2097.74543405472" calcext:value-type="float">
            <text:p>2097.745434054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1.08" calcext:value-type="float">
            <text:p>111.08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8.1178389650946" calcext:value-type="float">
            <text:p>98.1178389650946</text:p>
          </table:table-cell>
          <table:table-cell office:value-type="float" office:value="2094.13818374123" calcext:value-type="float">
            <text:p>2094.138183741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1.25" calcext:value-type="float">
            <text:p>111.25</text:p>
          </table:table-cell>
          <table:table-cell office:value-type="float" office:value="97.8" calcext:value-type="float">
            <text:p>97.8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8.0476475287077" calcext:value-type="float">
            <text:p>98.0476475287077</text:p>
          </table:table-cell>
          <table:table-cell office:value-type="float" office:value="2090.51622982403" calcext:value-type="float">
            <text:p>2090.516229824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1.41" calcext:value-type="float">
            <text:p>111.41</text:p>
          </table:table-cell>
          <table:table-cell office:value-type="float" office:value="97.8" calcext:value-type="float">
            <text:p>97.8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8.0135798911212" calcext:value-type="float">
            <text:p>98.0135798911212</text:p>
          </table:table-cell>
          <table:table-cell office:value-type="float" office:value="2087.172537781" calcext:value-type="float">
            <text:p>2087.1725377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1.58" calcext:value-type="float">
            <text:p>111.58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7.9829467723759" calcext:value-type="float">
            <text:p>97.9829467723759</text:p>
          </table:table-cell>
          <table:table-cell office:value-type="float" office:value="2084.27318094211" calcext:value-type="float">
            <text:p>2084.273180942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1.75" calcext:value-type="float">
            <text:p>111.75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7.9255528425369" calcext:value-type="float">
            <text:p>97.9255528425369</text:p>
          </table:table-cell>
          <table:table-cell office:value-type="float" office:value="2081.08834591199" calcext:value-type="float">
            <text:p>2081.088345911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1.91" calcext:value-type="float">
            <text:p>111.91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7.878216053749" calcext:value-type="float">
            <text:p>97.878216053749</text:p>
          </table:table-cell>
          <table:table-cell office:value-type="float" office:value="2078.07104350185" calcext:value-type="float">
            <text:p>2078.071043501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2.08" calcext:value-type="float">
            <text:p>112.08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7.8232042965348" calcext:value-type="float">
            <text:p>97.8232042965348</text:p>
          </table:table-cell>
          <table:table-cell office:value-type="float" office:value="2075.11662808965" calcext:value-type="float">
            <text:p>2075.116628089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2.25" calcext:value-type="float">
            <text:p>112.25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7.804014313734" calcext:value-type="float">
            <text:p>97.804014313734</text:p>
          </table:table-cell>
          <table:table-cell office:value-type="float" office:value="2072.46511521552" calcext:value-type="float">
            <text:p>2072.465115215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2.41" calcext:value-type="float">
            <text:p>112.41</text:p>
          </table:table-cell>
          <table:table-cell office:value-type="float" office:value="97.5" calcext:value-type="float">
            <text:p>97.5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7.7971130494363" calcext:value-type="float">
            <text:p>97.7971130494363</text:p>
          </table:table-cell>
          <table:table-cell office:value-type="float" office:value="2069.98873971713" calcext:value-type="float">
            <text:p>2069.988739717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2.58" calcext:value-type="float">
            <text:p>112.58</text:p>
          </table:table-cell>
          <table:table-cell office:value-type="float" office:value="97.5" calcext:value-type="float">
            <text:p>97.5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7.7034702098871" calcext:value-type="float">
            <text:p>97.7034702098871</text:p>
          </table:table-cell>
          <table:table-cell office:value-type="float" office:value="2067.13755716584" calcext:value-type="float">
            <text:p>2067.137557165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2.75" calcext:value-type="float">
            <text:p>112.75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7.6594119802623" calcext:value-type="float">
            <text:p>97.6594119802623</text:p>
          </table:table-cell>
          <table:table-cell office:value-type="float" office:value="2064.67768502623" calcext:value-type="float">
            <text:p>2064.677685026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2.91" calcext:value-type="float">
            <text:p>112.91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7.6155910882968" calcext:value-type="float">
            <text:p>97.6155910882968</text:p>
          </table:table-cell>
          <table:table-cell office:value-type="float" office:value="2062.28735165678" calcext:value-type="float">
            <text:p>2062.287351656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3.08" calcext:value-type="float">
            <text:p>113.08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7.600304863711" calcext:value-type="float">
            <text:p>97.600304863711</text:p>
          </table:table-cell>
          <table:table-cell office:value-type="float" office:value="2060.1399293509" calcext:value-type="float">
            <text:p>2060.13992935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3.25" calcext:value-type="float">
            <text:p>113.25</text:p>
          </table:table-cell>
          <table:table-cell office:value-type="float" office:value="97.3" calcext:value-type="float">
            <text:p>97.3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7.5385867802551" calcext:value-type="float">
            <text:p>97.5385867802551</text:p>
          </table:table-cell>
          <table:table-cell office:value-type="float" office:value="2057.83343617357" calcext:value-type="float">
            <text:p>2057.833436173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3.41" calcext:value-type="float">
            <text:p>113.41</text:p>
          </table:table-cell>
          <table:table-cell office:value-type="float" office:value="97.3" calcext:value-type="float">
            <text:p>97.3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7.5179417331282" calcext:value-type="float">
            <text:p>97.5179417331282</text:p>
          </table:table-cell>
          <table:table-cell office:value-type="float" office:value="2055.82725583027" calcext:value-type="float">
            <text:p>2055.827255830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3.58" calcext:value-type="float">
            <text:p>113.58</text:p>
          </table:table-cell>
          <table:table-cell office:value-type="float" office:value="97.3" calcext:value-type="float">
            <text:p>97.3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7.4515212544651" calcext:value-type="float">
            <text:p>97.4515212544651</text:p>
          </table:table-cell>
          <table:table-cell office:value-type="float" office:value="2053.6724596822" calcext:value-type="float">
            <text:p>2053.67245968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3.75" calcext:value-type="float">
            <text:p>113.75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7.4158166214668" calcext:value-type="float">
            <text:p>97.4158166214668</text:p>
          </table:table-cell>
          <table:table-cell office:value-type="float" office:value="2051.73955197703" calcext:value-type="float">
            <text:p>2051.739551977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3.91" calcext:value-type="float">
            <text:p>113.91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7.399373207524" calcext:value-type="float">
            <text:p>97.399373207524</text:p>
          </table:table-cell>
          <table:table-cell office:value-type="float" office:value="2049.95540873481" calcext:value-type="float">
            <text:p>2049.955408734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4.08" calcext:value-type="float">
            <text:p>114.08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7.3936609425537" calcext:value-type="float">
            <text:p>97.3936609425537</text:p>
          </table:table-cell>
          <table:table-cell office:value-type="float" office:value="2048.32093294766" calcext:value-type="float">
            <text:p>2048.320932947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4.25" calcext:value-type="float">
            <text:p>114.25</text:p>
          </table:table-cell>
          <table:table-cell office:value-type="float" office:value="97.1" calcext:value-type="float">
            <text:p>97.1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7.3430399063703" calcext:value-type="float">
            <text:p>97.3430399063703</text:p>
          </table:table-cell>
          <table:table-cell office:value-type="float" office:value="2046.51861613836" calcext:value-type="float">
            <text:p>2046.518616138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4.41" calcext:value-type="float">
            <text:p>114.41</text:p>
          </table:table-cell>
          <table:table-cell office:value-type="float" office:value="97.1" calcext:value-type="float">
            <text:p>97.1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7.3575924076658" calcext:value-type="float">
            <text:p>97.3575924076658</text:p>
          </table:table-cell>
          <table:table-cell office:value-type="float" office:value="2045.10558474781" calcext:value-type="float">
            <text:p>2045.105584747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4.58" calcext:value-type="float">
            <text:p>114.58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7.2992212827165" calcext:value-type="float">
            <text:p>97.2992212827165</text:p>
          </table:table-cell>
          <table:table-cell office:value-type="float" office:value="2043.38584749262" calcext:value-type="float">
            <text:p>2043.385847492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4.75" calcext:value-type="float">
            <text:p>114.7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7.2493669558931" calcext:value-type="float">
            <text:p>97.2493669558931</text:p>
          </table:table-cell>
          <table:table-cell office:value-type="float" office:value="2041.90193904698" calcext:value-type="float">
            <text:p>2041.901939046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4.92" calcext:value-type="float">
            <text:p>114.92</text:p>
          </table:table-cell>
          <table:table-cell office:value-type="float" office:value="96.9" calcext:value-type="float">
            <text:p>96.9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7.2019782330328" calcext:value-type="float">
            <text:p>97.2019782330328</text:p>
          </table:table-cell>
          <table:table-cell office:value-type="float" office:value="2040.35170491529" calcext:value-type="float">
            <text:p>2040.351704915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5.08" calcext:value-type="float">
            <text:p>115.08</text:p>
          </table:table-cell>
          <table:table-cell office:value-type="float" office:value="96.9" calcext:value-type="float">
            <text:p>96.9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7.1576927510812" calcext:value-type="float">
            <text:p>97.1576927510812</text:p>
          </table:table-cell>
          <table:table-cell office:value-type="float" office:value="2038.86815094711" calcext:value-type="float">
            <text:p>2038.868150947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5.25" calcext:value-type="float">
            <text:p>115.25</text:p>
          </table:table-cell>
          <table:table-cell office:value-type="float" office:value="96.9" calcext:value-type="float">
            <text:p>96.9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7.1128024055709" calcext:value-type="float">
            <text:p>97.1128024055709</text:p>
          </table:table-cell>
          <table:table-cell office:value-type="float" office:value="2037.44624297321" calcext:value-type="float">
            <text:p>2037.446242973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5.42" calcext:value-type="float">
            <text:p>115.42</text:p>
          </table:table-cell>
          <table:table-cell office:value-type="float" office:value="96.9" calcext:value-type="float">
            <text:p>96.9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7.0973466933038" calcext:value-type="float">
            <text:p>97.0973466933038</text:p>
          </table:table-cell>
          <table:table-cell office:value-type="float" office:value="2036.22945358262" calcext:value-type="float">
            <text:p>2036.229453582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5.58" calcext:value-type="float">
            <text:p>115.58</text:p>
          </table:table-cell>
          <table:table-cell office:value-type="float" office:value="96.8" calcext:value-type="float">
            <text:p>96.8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7.0383084513302" calcext:value-type="float">
            <text:p>97.0383084513302</text:p>
          </table:table-cell>
          <table:table-cell office:value-type="float" office:value="2034.82435919869" calcext:value-type="float">
            <text:p>2034.824359198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5.75" calcext:value-type="float">
            <text:p>115.75</text:p>
          </table:table-cell>
          <table:table-cell office:value-type="float" office:value="96.7" calcext:value-type="float">
            <text:p>96.7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7.0076785861865" calcext:value-type="float">
            <text:p>97.0076785861865</text:p>
          </table:table-cell>
          <table:table-cell office:value-type="float" office:value="2033.72360548694" calcext:value-type="float">
            <text:p>2033.723605486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5.92" calcext:value-type="float">
            <text:p>115.92</text:p>
          </table:table-cell>
          <table:table-cell office:value-type="float" office:value="96.8" calcext:value-type="float">
            <text:p>96.8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6.9810324178881" calcext:value-type="float">
            <text:p>96.9810324178881</text:p>
          </table:table-cell>
          <table:table-cell office:value-type="float" office:value="2032.58290146559" calcext:value-type="float">
            <text:p>2032.582901465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6.08" calcext:value-type="float">
            <text:p>116.08</text:p>
          </table:table-cell>
          <table:table-cell office:value-type="float" office:value="96.7" calcext:value-type="float">
            <text:p>96.7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6.962683528579" calcext:value-type="float">
            <text:p>96.962683528579</text:p>
          </table:table-cell>
          <table:table-cell office:value-type="float" office:value="2031.53518740203" calcext:value-type="float">
            <text:p>2031.535187402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6.25" calcext:value-type="float">
            <text:p>116.25</text:p>
          </table:table-cell>
          <table:table-cell office:value-type="float" office:value="96.7" calcext:value-type="float">
            <text:p>96.7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6.9258748497801" calcext:value-type="float">
            <text:p>96.9258748497801</text:p>
          </table:table-cell>
          <table:table-cell office:value-type="float" office:value="2030.4325021392" calcext:value-type="float">
            <text:p>2030.43250213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6.42" calcext:value-type="float">
            <text:p>116.42</text:p>
          </table:table-cell>
          <table:table-cell office:value-type="float" office:value="96.7" calcext:value-type="float">
            <text:p>96.7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6.9013717410568" calcext:value-type="float">
            <text:p>96.9013717410568</text:p>
          </table:table-cell>
          <table:table-cell office:value-type="float" office:value="2029.43739696512" calcext:value-type="float">
            <text:p>2029.437396965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6.58" calcext:value-type="float">
            <text:p>116.58</text:p>
          </table:table-cell>
          <table:table-cell office:value-type="float" office:value="96.7" calcext:value-type="float">
            <text:p>96.7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6.8927957167276" calcext:value-type="float">
            <text:p>96.8927957167276</text:p>
          </table:table-cell>
          <table:table-cell office:value-type="float" office:value="2028.5532367384" calcext:value-type="float">
            <text:p>2028.55323673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6.75" calcext:value-type="float">
            <text:p>116.75</text:p>
          </table:table-cell>
          <table:table-cell office:value-type="float" office:value="96.7" calcext:value-type="float">
            <text:p>96.7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6.8754845838397" calcext:value-type="float">
            <text:p>96.8754845838397</text:p>
          </table:table-cell>
          <table:table-cell office:value-type="float" office:value="2027.66625816319" calcext:value-type="float">
            <text:p>2027.666258163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6.92" calcext:value-type="float">
            <text:p>116.92</text:p>
          </table:table-cell>
          <table:table-cell office:value-type="float" office:value="96.6" calcext:value-type="float">
            <text:p>96.6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6.842879692984" calcext:value-type="float">
            <text:p>96.842879692984</text:p>
          </table:table-cell>
          <table:table-cell office:value-type="float" office:value="2026.73871551864" calcext:value-type="float">
            <text:p>2026.738715518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7.08" calcext:value-type="float">
            <text:p>117.08</text:p>
          </table:table-cell>
          <table:table-cell office:value-type="float" office:value="96.6" calcext:value-type="float">
            <text:p>96.6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6.8068463946275" calcext:value-type="float">
            <text:p>96.8068463946275</text:p>
          </table:table-cell>
          <table:table-cell office:value-type="float" office:value="2025.82306154294" calcext:value-type="float">
            <text:p>2025.823061542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7.25" calcext:value-type="float">
            <text:p>117.25</text:p>
          </table:table-cell>
          <table:table-cell office:value-type="float" office:value="96.5" calcext:value-type="float">
            <text:p>96.5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6.7779101589439" calcext:value-type="float">
            <text:p>96.7779101589439</text:p>
          </table:table-cell>
          <table:table-cell office:value-type="float" office:value="2024.98403202414" calcext:value-type="float">
            <text:p>2024.984032024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7.42" calcext:value-type="float">
            <text:p>117.42</text:p>
          </table:table-cell>
          <table:table-cell office:value-type="float" office:value="96.6" calcext:value-type="float">
            <text:p>96.6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6.7788984559746" calcext:value-type="float">
            <text:p>96.7788984559746</text:p>
          </table:table-cell>
          <table:table-cell office:value-type="float" office:value="2024.37991931491" calcext:value-type="float">
            <text:p>2024.379919314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7.58" calcext:value-type="float">
            <text:p>117.58</text:p>
          </table:table-cell>
          <table:table-cell office:value-type="float" office:value="96.5" calcext:value-type="float">
            <text:p>96.5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6.7846833508817" calcext:value-type="float">
            <text:p>96.7846833508817</text:p>
          </table:table-cell>
          <table:table-cell office:value-type="float" office:value="2023.76298594584" calcext:value-type="float">
            <text:p>2023.762985945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7.75" calcext:value-type="float">
            <text:p>117.75</text:p>
          </table:table-cell>
          <table:table-cell office:value-type="float" office:value="96.6" calcext:value-type="float">
            <text:p>96.6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6.7706159918353" calcext:value-type="float">
            <text:p>96.7706159918353</text:p>
          </table:table-cell>
          <table:table-cell office:value-type="float" office:value="2023.07352213479" calcext:value-type="float">
            <text:p>2023.073522134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7.92" calcext:value-type="float">
            <text:p>117.92</text:p>
          </table:table-cell>
          <table:table-cell office:value-type="float" office:value="96.5" calcext:value-type="float">
            <text:p>96.5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6.7570809565587" calcext:value-type="float">
            <text:p>96.7570809565587</text:p>
          </table:table-cell>
          <table:table-cell office:value-type="float" office:value="2022.41045928891" calcext:value-type="float">
            <text:p>2022.410459288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8.08" calcext:value-type="float">
            <text:p>118.08</text:p>
          </table:table-cell>
          <table:table-cell office:value-type="float" office:value="96.6" calcext:value-type="float">
            <text:p>96.6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6.7510399138107" calcext:value-type="float">
            <text:p>96.7510399138107</text:p>
          </table:table-cell>
          <table:table-cell office:value-type="float" office:value="2021.81600323542" calcext:value-type="float">
            <text:p>2021.816003235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8.25" calcext:value-type="float">
            <text:p>118.25</text:p>
          </table:table-cell>
          <table:table-cell office:value-type="float" office:value="96.5" calcext:value-type="float">
            <text:p>96.5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6.7235679770054" calcext:value-type="float">
            <text:p>96.7235679770054</text:p>
          </table:table-cell>
          <table:table-cell office:value-type="float" office:value="2021.13531826952" calcext:value-type="float">
            <text:p>2021.135318269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8.42" calcext:value-type="float">
            <text:p>118.42</text:p>
          </table:table-cell>
          <table:table-cell office:value-type="float" office:value="96.5" calcext:value-type="float">
            <text:p>96.5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6.6996139992562" calcext:value-type="float">
            <text:p>96.6996139992562</text:p>
          </table:table-cell>
          <table:table-cell office:value-type="float" office:value="2020.48684427384" calcext:value-type="float">
            <text:p>2020.486844273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8.58" calcext:value-type="float">
            <text:p>118.58</text:p>
          </table:table-cell>
          <table:table-cell office:value-type="float" office:value="96.5" calcext:value-type="float">
            <text:p>96.5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6.6915718866039" calcext:value-type="float">
            <text:p>96.6915718866039</text:p>
          </table:table-cell>
          <table:table-cell office:value-type="float" office:value="2019.95291892958" calcext:value-type="float">
            <text:p>2019.952918929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8.75" calcext:value-type="float">
            <text:p>118.75</text:p>
          </table:table-cell>
          <table:table-cell office:value-type="float" office:value="96.5" calcext:value-type="float">
            <text:p>96.5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6.6620992538604" calcext:value-type="float">
            <text:p>96.6620992538604</text:p>
          </table:table-cell>
          <table:table-cell office:value-type="float" office:value="2019.32924080403" calcext:value-type="float">
            <text:p>2019.329240804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8.92" calcext:value-type="float">
            <text:p>118.92</text:p>
          </table:table-cell>
          <table:table-cell office:value-type="float" office:value="96.4" calcext:value-type="float">
            <text:p>96.4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6.6078543876085" calcext:value-type="float">
            <text:p>96.6078543876085</text:p>
          </table:table-cell>
          <table:table-cell office:value-type="float" office:value="2018.60286116095" calcext:value-type="float">
            <text:p>2018.602861160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9.08" calcext:value-type="float">
            <text:p>119.08</text:p>
          </table:table-cell>
          <table:table-cell office:value-type="float" office:value="96.3" calcext:value-type="float">
            <text:p>96.3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6.5949645577141" calcext:value-type="float">
            <text:p>96.5949645577141</text:p>
          </table:table-cell>
          <table:table-cell office:value-type="float" office:value="2018.14811318483" calcext:value-type="float">
            <text:p>2018.148113184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9.25" calcext:value-type="float">
            <text:p>119.25</text:p>
          </table:table-cell>
          <table:table-cell office:value-type="float" office:value="96.3" calcext:value-type="float">
            <text:p>96.3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6.5333118789087" calcext:value-type="float">
            <text:p>96.5333118789087</text:p>
          </table:table-cell>
          <table:table-cell office:value-type="float" office:value="2017.43594920175" calcext:value-type="float">
            <text:p>2017.435949201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9.42" calcext:value-type="float">
            <text:p>119.42</text:p>
          </table:table-cell>
          <table:table-cell office:value-type="float" office:value="96.3" calcext:value-type="float">
            <text:p>96.3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6.5032928126397" calcext:value-type="float">
            <text:p>96.5032928126397</text:p>
          </table:table-cell>
          <table:table-cell office:value-type="float" office:value="2016.91079563315" calcext:value-type="float">
            <text:p>2016.910795633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9.58" calcext:value-type="float">
            <text:p>119.58</text:p>
          </table:table-cell>
          <table:table-cell office:value-type="float" office:value="96.3" calcext:value-type="float">
            <text:p>96.3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6.492569943083" calcext:value-type="float">
            <text:p>96.492569943083</text:p>
          </table:table-cell>
          <table:table-cell office:value-type="float" office:value="2016.48923563999" calcext:value-type="float">
            <text:p>2016.489235639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9.75" calcext:value-type="float">
            <text:p>119.75</text:p>
          </table:table-cell>
          <table:table-cell office:value-type="float" office:value="96.2" calcext:value-type="float">
            <text:p>96.2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6.4787427099547" calcext:value-type="float">
            <text:p>96.4787427099547</text:p>
          </table:table-cell>
          <table:table-cell office:value-type="float" office:value="2016.07379025491" calcext:value-type="float">
            <text:p>2016.073790254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9.92" calcext:value-type="float">
            <text:p>119.92</text:p>
          </table:table-cell>
          <table:table-cell office:value-type="float" office:value="96.2" calcext:value-type="float">
            <text:p>96.2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6.4189256090591" calcext:value-type="float">
            <text:p>96.4189256090591</text:p>
          </table:table-cell>
          <table:table-cell office:value-type="float" office:value="2015.45153899678" calcext:value-type="float">
            <text:p>2015.451538996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0.08" calcext:value-type="float">
            <text:p>120.08</text:p>
          </table:table-cell>
          <table:table-cell office:value-type="float" office:value="96.2" calcext:value-type="float">
            <text:p>96.2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6.4328583027723" calcext:value-type="float">
            <text:p>96.4328583027723</text:p>
          </table:table-cell>
          <table:table-cell office:value-type="float" office:value="2015.2109171454" calcext:value-type="float">
            <text:p>2015.21091714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0.25" calcext:value-type="float">
            <text:p>120.25</text:p>
          </table:table-cell>
          <table:table-cell office:value-type="float" office:value="96.1" calcext:value-type="float">
            <text:p>96.1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6.3610032611257" calcext:value-type="float">
            <text:p>96.3610032611257</text:p>
          </table:table-cell>
          <table:table-cell office:value-type="float" office:value="2014.55447640691" calcext:value-type="float">
            <text:p>2014.554476406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0.42" calcext:value-type="float">
            <text:p>120.42</text:p>
          </table:table-cell>
          <table:table-cell office:value-type="float" office:value="96.1" calcext:value-type="float">
            <text:p>96.1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96.3125650637086" calcext:value-type="float">
            <text:p>96.3125650637086</text:p>
          </table:table-cell>
          <table:table-cell office:value-type="float" office:value="2014.04305426368" calcext:value-type="float">
            <text:p>2014.043054263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0.58" calcext:value-type="float">
            <text:p>120.58</text:p>
          </table:table-cell>
          <table:table-cell office:value-type="float" office:value="96.1" calcext:value-type="float">
            <text:p>96.1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6.2968389958467" calcext:value-type="float">
            <text:p>96.2968389958467</text:p>
          </table:table-cell>
          <table:table-cell office:value-type="float" office:value="2018.63990506411" calcext:value-type="float">
            <text:p>2018.639905064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0.75" calcext:value-type="float">
            <text:p>120.75</text:p>
          </table:table-cell>
          <table:table-cell office:value-type="float" office:value="96.1" calcext:value-type="float">
            <text:p>96.1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6.2914140671734" calcext:value-type="float">
            <text:p>96.2914140671734</text:p>
          </table:table-cell>
          <table:table-cell office:value-type="float" office:value="2027.62432966459" calcext:value-type="float">
            <text:p>2027.624329664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0.92" calcext:value-type="float">
            <text:p>120.92</text:p>
          </table:table-cell>
          <table:table-cell office:value-type="float" office:value="96.3" calcext:value-type="float">
            <text:p>96.3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6.3312553376113" calcext:value-type="float">
            <text:p>96.3312553376113</text:p>
          </table:table-cell>
          <table:table-cell office:value-type="float" office:value="2036.5940975146" calcext:value-type="float">
            <text:p>2036.59409751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1.08" calcext:value-type="float">
            <text:p>121.08</text:p>
          </table:table-cell>
          <table:table-cell office:value-type="float" office:value="96.3" calcext:value-type="float">
            <text:p>96.3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6.4362923672087" calcext:value-type="float">
            <text:p>96.4362923672087</text:p>
          </table:table-cell>
          <table:table-cell office:value-type="float" office:value="2045.53700911637" calcext:value-type="float">
            <text:p>2045.537009116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1.25" calcext:value-type="float">
            <text:p>121.25</text:p>
          </table:table-cell>
          <table:table-cell office:value-type="float" office:value="96.5" calcext:value-type="float">
            <text:p>96.5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6.5199345883301" calcext:value-type="float">
            <text:p>96.5199345883301</text:p>
          </table:table-cell>
          <table:table-cell office:value-type="float" office:value="2054.17714707716" calcext:value-type="float">
            <text:p>2054.177147077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1.42" calcext:value-type="float">
            <text:p>121.42</text:p>
          </table:table-cell>
          <table:table-cell office:value-type="float" office:value="96.5" calcext:value-type="float">
            <text:p>96.5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6.6335809036517" calcext:value-type="float">
            <text:p>96.6335809036517</text:p>
          </table:table-cell>
          <table:table-cell office:value-type="float" office:value="2062.4439463747" calcext:value-type="float">
            <text:p>2062.44394637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1.58" calcext:value-type="float">
            <text:p>121.58</text:p>
          </table:table-cell>
          <table:table-cell office:value-type="float" office:value="96.7" calcext:value-type="float">
            <text:p>96.7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6.7145031084852" calcext:value-type="float">
            <text:p>96.7145031084852</text:p>
          </table:table-cell>
          <table:table-cell office:value-type="float" office:value="2070.15169675588" calcext:value-type="float">
            <text:p>2070.151696755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1.75" calcext:value-type="float">
            <text:p>121.75</text:p>
          </table:table-cell>
          <table:table-cell office:value-type="float" office:value="96.8" calcext:value-type="float">
            <text:p>96.8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6.8738931994573" calcext:value-type="float">
            <text:p>96.8738931994573</text:p>
          </table:table-cell>
          <table:table-cell office:value-type="float" office:value="2077.99566448895" calcext:value-type="float">
            <text:p>2077.995664488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1.92" calcext:value-type="float">
            <text:p>121.92</text:p>
          </table:table-cell>
          <table:table-cell office:value-type="float" office:value="96.9" calcext:value-type="float">
            <text:p>96.9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6.9644443554574" calcext:value-type="float">
            <text:p>96.9644443554574</text:p>
          </table:table-cell>
          <table:table-cell office:value-type="float" office:value="2085.24430202396" calcext:value-type="float">
            <text:p>2085.244302023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2.09" calcext:value-type="float">
            <text:p>122.09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7.0981469080524" calcext:value-type="float">
            <text:p>97.0981469080524</text:p>
          </table:table-cell>
          <table:table-cell office:value-type="float" office:value="2092.3916824932" calcext:value-type="float">
            <text:p>2092.39168249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2.25" calcext:value-type="float">
            <text:p>122.25</text:p>
          </table:table-cell>
          <table:table-cell office:value-type="float" office:value="97.1" calcext:value-type="float">
            <text:p>97.1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7.1839682493038" calcext:value-type="float">
            <text:p>97.1839682493038</text:p>
          </table:table-cell>
          <table:table-cell office:value-type="float" office:value="2099.10699351303" calcext:value-type="float">
            <text:p>2099.106993513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2.42" calcext:value-type="float">
            <text:p>122.42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7.3078287771585" calcext:value-type="float">
            <text:p>97.3078287771585</text:p>
          </table:table-cell>
          <table:table-cell office:value-type="float" office:value="2105.15613686638" calcext:value-type="float">
            <text:p>2105.156136866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2.59" calcext:value-type="float">
            <text:p>122.59</text:p>
          </table:table-cell>
          <table:table-cell office:value-type="float" office:value="97.3" calcext:value-type="float">
            <text:p>97.3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7.3850220326963" calcext:value-type="float">
            <text:p>97.3850220326963</text:p>
          </table:table-cell>
          <table:table-cell office:value-type="float" office:value="2111.30662411812" calcext:value-type="float">
            <text:p>2111.306624118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2.75" calcext:value-type="float">
            <text:p>122.75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7.5180162444952" calcext:value-type="float">
            <text:p>97.5180162444952</text:p>
          </table:table-cell>
          <table:table-cell office:value-type="float" office:value="2117.49685814765" calcext:value-type="float">
            <text:p>2117.496858147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2.92" calcext:value-type="float">
            <text:p>122.92</text:p>
          </table:table-cell>
          <table:table-cell office:value-type="float" office:value="97.5" calcext:value-type="float">
            <text:p>97.5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7.5727679806249" calcext:value-type="float">
            <text:p>97.5727679806249</text:p>
          </table:table-cell>
          <table:table-cell office:value-type="float" office:value="2123.06709796248" calcext:value-type="float">
            <text:p>2123.067097962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3.09" calcext:value-type="float">
            <text:p>123.09</text:p>
          </table:table-cell>
          <table:table-cell office:value-type="float" office:value="97.5" calcext:value-type="float">
            <text:p>97.5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7.6886382372348" calcext:value-type="float">
            <text:p>97.6886382372348</text:p>
          </table:table-cell>
          <table:table-cell office:value-type="float" office:value="2128.78555912179" calcext:value-type="float">
            <text:p>2128.785559121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3.25" calcext:value-type="float">
            <text:p>123.25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7.7555892237746" calcext:value-type="float">
            <text:p>97.7555892237746</text:p>
          </table:table-cell>
          <table:table-cell office:value-type="float" office:value="2134.01609575565" calcext:value-type="float">
            <text:p>2134.016095755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3.42" calcext:value-type="float">
            <text:p>123.42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7.8444656567586" calcext:value-type="float">
            <text:p>97.8444656567586</text:p>
          </table:table-cell>
          <table:table-cell office:value-type="float" office:value="2139.09926340222" calcext:value-type="float">
            <text:p>2139.099263402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3.59" calcext:value-type="float">
            <text:p>123.59</text:p>
          </table:table-cell>
          <table:table-cell office:value-type="float" office:value="97.8" calcext:value-type="float">
            <text:p>97.8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7.883731311295" calcext:value-type="float">
            <text:p>97.883731311295</text:p>
          </table:table-cell>
          <table:table-cell office:value-type="float" office:value="2143.77200483919" calcext:value-type="float">
            <text:p>2143.772004839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3.75" calcext:value-type="float">
            <text:p>123.75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7.9966964252792" calcext:value-type="float">
            <text:p>97.9966964252792</text:p>
          </table:table-cell>
          <table:table-cell office:value-type="float" office:value="2148.58014752913" calcext:value-type="float">
            <text:p>2148.580147529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3.92" calcext:value-type="float">
            <text:p>123.92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8.0629352332697" calcext:value-type="float">
            <text:p>98.0629352332697</text:p>
          </table:table-cell>
          <table:table-cell office:value-type="float" office:value="2153.02493055516" calcext:value-type="float">
            <text:p>2153.024930555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4.09" calcext:value-type="float">
            <text:p>124.09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8.1599824197988" calcext:value-type="float">
            <text:p>98.1599824197988</text:p>
          </table:table-cell>
          <table:table-cell office:value-type="float" office:value="2157.49989554945" calcext:value-type="float">
            <text:p>2157.499895549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4.25" calcext:value-type="float">
            <text:p>124.25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8.2464480123231" calcext:value-type="float">
            <text:p>98.2464480123231</text:p>
          </table:table-cell>
          <table:table-cell office:value-type="float" office:value="2161.68357680017" calcext:value-type="float">
            <text:p>2161.683576800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4.42" calcext:value-type="float">
            <text:p>124.42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8.3189647315605" calcext:value-type="float">
            <text:p>98.3189647315605</text:p>
          </table:table-cell>
          <table:table-cell office:value-type="float" office:value="2165.32484183521" calcext:value-type="float">
            <text:p>2165.32484183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4.59" calcext:value-type="float">
            <text:p>124.59</text:p>
          </table:table-cell>
          <table:table-cell office:value-type="float" office:value="98.2" calcext:value-type="float">
            <text:p>98.2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8.368056393151" calcext:value-type="float">
            <text:p>98.368056393151</text:p>
          </table:table-cell>
          <table:table-cell office:value-type="float" office:value="2169.05010204694" calcext:value-type="float">
            <text:p>2169.050102046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4.75" calcext:value-type="float">
            <text:p>124.75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800" calcext:value-type="float">
            <text:p>1800</text:p>
          </table:table-cell>
          <table:table-cell office:value-type="float" office:value="98.4693874834928" calcext:value-type="float">
            <text:p>98.4693874834928</text:p>
          </table:table-cell>
          <table:table-cell office:value-type="float" office:value="2172.91056203757" calcext:value-type="float">
            <text:p>2172.910562037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4.92" calcext:value-type="float">
            <text:p>124.92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4951656120164" calcext:value-type="float">
            <text:p>98.4951656120164</text:p>
          </table:table-cell>
          <table:table-cell office:value-type="float" office:value="2173.78797213333" calcext:value-type="float">
            <text:p>2173.787972133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5.09" calcext:value-type="float">
            <text:p>125.09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6160323424252" calcext:value-type="float">
            <text:p>98.6160323424252</text:p>
          </table:table-cell>
          <table:table-cell office:value-type="float" office:value="2172.79745685334" calcext:value-type="float">
            <text:p>2172.797456853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5.25" calcext:value-type="float">
            <text:p>125.25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6349783996199" calcext:value-type="float">
            <text:p>98.6349783996199</text:p>
          </table:table-cell>
          <table:table-cell office:value-type="float" office:value="2171.32348460038" calcext:value-type="float">
            <text:p>2171.323484600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5.42" calcext:value-type="float">
            <text:p>125.42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98.6693248576117" calcext:value-type="float">
            <text:p>98.6693248576117</text:p>
          </table:table-cell>
          <table:table-cell office:value-type="float" office:value="2169.99511671364" calcext:value-type="float">
            <text:p>2169.995116713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5.59" calcext:value-type="float">
            <text:p>125.59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8.6312937006074" calcext:value-type="float">
            <text:p>98.6312937006074</text:p>
          </table:table-cell>
          <table:table-cell office:value-type="float" office:value="2134.8324566799" calcext:value-type="float">
            <text:p>2134.83245667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5.75" calcext:value-type="float">
            <text:p>125.75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8.6276290024495" calcext:value-type="float">
            <text:p>98.6276290024495</text:p>
          </table:table-cell>
          <table:table-cell office:value-type="float" office:value="2054.48761021254" calcext:value-type="float">
            <text:p>2054.48761021254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6T14:19:52.439000000</dc:date>
    <meta:editing-duration>PT3M7S</meta:editing-duration>
    <meta:editing-cycles>1</meta:editing-cycles>
    <meta:document-statistic meta:table-count="1" meta:cell-count="5292" meta:object-count="1"/>
    <meta:generator>LibreOffice/6.0.2.1$Windows_X86_64 LibreOffice_project/f7f06a8f319e4b62f9bc5095aa112a65d2f3ac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58cm" svg:height="13.653cm" xlink:href=".." xlink:type="simple" chart:class="chart:scatter" chart:style-name="ch1">
        <chart:legend chart:legend-position="end" svg:x="20.056cm" svg:y="6.278cm" style:legend-expansion="high" chart:style-name="ch2"/>
        <chart:plot-area chart:style-name="ch3" table:cell-range-address="temperature20200426_102211.A1:temperature20200426_102211.C756" chart:data-source-has-labels="both" svg:x="0.511cm" svg:y="0.273cm" svg:width="19.034cm" svg:height="13.107cm">
          <chartooo:coordinate-region svg:x="1.132cm" svg:y="0.472cm" svg:width="17.947cm" svg:height="12.261cm"/>
          <chart:axis chart:dimension="x" chart:name="primary-x" chart:style-name="ch4" chartooo:axis-type="auto">
            <chart:categories table:cell-range-address="temperature20200426_102211.A2:temperature20200426_102211.A75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emperature20200426_102211.B2:temperature20200426_102211.B756" chart:label-cell-address="temperature20200426_102211.B1:temperature20200426_102211.B1" chart:class="chart:scatter">
            <chart:domain table:cell-range-address="temperature20200426_102211.A2:temperature20200426_102211.A756"/>
            <chart:data-point chart:repeated="755"/>
          </chart:series>
          <chart:series chart:style-name="ch7" chart:values-cell-range-address="temperature20200426_102211.C2:temperature20200426_102211.C756" chart:label-cell-address="temperature20200426_102211.C1:temperature20200426_102211.C1" chart:class="chart:scatter">
            <chart:data-point chart:repeated="7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e[°C]</text:p>
                <draw:g>
                  <svg:desc>temperature20200426_102211.B1:temperature20200426_102211.B1</svg:desc>
                </draw:g>
              </table:table-cell>
              <table:table-cell office:value-type="string">
                <text:p>Reference Temperature[°C]</text:p>
                <draw:g>
                  <svg:desc>temperature20200426_102211.C1:temperature20200426_102211.C1</svg:desc>
                </draw:g>
              </table:table-cell>
            </table:table-row>
          </table:table-header-rows>
          <table:table-rows>
            <table:table-row>
              <table:table-cell office:value-type="float" office:value="0.03">
                <text:p>0.03</text:p>
                <draw:g>
                  <svg:desc>temperature20200426_102211.A2:temperature20200426_102211.A756</svg:desc>
                </draw:g>
              </table:table-cell>
              <table:table-cell office:value-type="float" office:value="17">
                <text:p>17</text:p>
                <draw:g>
                  <svg:desc>temperature20200426_102211.B2:temperature20200426_102211.B756</svg:desc>
                </draw:g>
              </table:table-cell>
              <table:table-cell office:value-type="float" office:value="65">
                <text:p>65</text:p>
                <draw:g>
                  <svg:desc>temperature20200426_102211.C2:temperature20200426_102211.C756</svg:desc>
                </draw:g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67.5">
                <text:p>67.5</text:p>
              </table:table-cell>
              <table:table-cell office:value-type="float" office:value="65.0019428571429">
                <text:p>65.0019428571429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67.5">
                <text:p>67.5</text:p>
              </table:table-cell>
              <table:table-cell office:value-type="float" office:value="65.2098285714286">
                <text:p>65.2098285714286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67.4">
                <text:p>67.4</text:p>
              </table:table-cell>
              <table:table-cell office:value-type="float" office:value="65.3720571428571">
                <text:p>65.3720571428571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67.4">
                <text:p>67.4</text:p>
              </table:table-cell>
              <table:table-cell office:value-type="float" office:value="65.5342857142857">
                <text:p>65.5342857142857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67.4">
                <text:p>67.4</text:p>
              </table:table-cell>
              <table:table-cell office:value-type="float" office:value="65.6955428571429">
                <text:p>65.6955428571429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67.4">
                <text:p>67.4</text:p>
              </table:table-cell>
              <table:table-cell office:value-type="float" office:value="65.8577714285714">
                <text:p>65.8577714285714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67.6">
                <text:p>67.6</text:p>
              </table:table-cell>
              <table:table-cell office:value-type="float" office:value="66.0209714285714">
                <text:p>66.0209714285714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67.7">
                <text:p>67.7</text:p>
              </table:table-cell>
              <table:table-cell office:value-type="float" office:value="66.1822285714286">
                <text:p>66.1822285714286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67.8">
                <text:p>67.8</text:p>
              </table:table-cell>
              <table:table-cell office:value-type="float" office:value="66.3444571428571">
                <text:p>66.3444571428571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67.8">
                <text:p>67.8</text:p>
              </table:table-cell>
              <table:table-cell office:value-type="float" office:value="66.5066857142857">
                <text:p>66.5066857142857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68">
                <text:p>68</text:p>
              </table:table-cell>
              <table:table-cell office:value-type="float" office:value="66.6689142857143">
                <text:p>66.6689142857143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68.1">
                <text:p>68.1</text:p>
              </table:table-cell>
              <table:table-cell office:value-type="float" office:value="66.8301714285714">
                <text:p>66.8301714285714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68.3">
                <text:p>68.3</text:p>
              </table:table-cell>
              <table:table-cell office:value-type="float" office:value="66.9924">
                <text:p>66.9924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68.3">
                <text:p>68.3</text:p>
              </table:table-cell>
              <table:table-cell office:value-type="float" office:value="67.1536571428571">
                <text:p>67.1536571428571</text:p>
              </table:table-cell>
            </table:table-row>
            <table:table-row>
              <table:table-cell office:value-type="float" office:value="2.53">
                <text:p>2.53</text:p>
              </table:table-cell>
              <table:table-cell office:value-type="float" office:value="68.5">
                <text:p>68.5</text:p>
              </table:table-cell>
              <table:table-cell office:value-type="float" office:value="67.3158857142857">
                <text:p>67.3158857142857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68.5">
                <text:p>68.5</text:p>
              </table:table-cell>
              <table:table-cell office:value-type="float" office:value="67.4781142857143">
                <text:p>67.4781142857143</text:p>
              </table:table-cell>
            </table:table-row>
            <table:table-row>
              <table:table-cell office:value-type="float" office:value="2.86">
                <text:p>2.86</text:p>
              </table:table-cell>
              <table:table-cell office:value-type="float" office:value="68.7">
                <text:p>68.7</text:p>
              </table:table-cell>
              <table:table-cell office:value-type="float" office:value="67.6393714285714">
                <text:p>67.6393714285714</text:p>
              </table:table-cell>
            </table:table-row>
            <table:table-row>
              <table:table-cell office:value-type="float" office:value="3.03">
                <text:p>3.03</text:p>
              </table:table-cell>
              <table:table-cell office:value-type="float" office:value="68.8">
                <text:p>68.8</text:p>
              </table:table-cell>
              <table:table-cell office:value-type="float" office:value="67.8016">
                <text:p>67.8016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69">
                <text:p>69</text:p>
              </table:table-cell>
              <table:table-cell office:value-type="float" office:value="67.9648">
                <text:p>67.9648</text:p>
              </table:table-cell>
            </table:table-row>
            <table:table-row>
              <table:table-cell office:value-type="float" office:value="3.36">
                <text:p>3.36</text:p>
              </table:table-cell>
              <table:table-cell office:value-type="float" office:value="69.2">
                <text:p>69.2</text:p>
              </table:table-cell>
              <table:table-cell office:value-type="float" office:value="68.1260571428571">
                <text:p>68.1260571428571</text:p>
              </table:table-cell>
            </table:table-row>
            <table:table-row>
              <table:table-cell office:value-type="float" office:value="3.53">
                <text:p>3.53</text:p>
              </table:table-cell>
              <table:table-cell office:value-type="float" office:value="69.4">
                <text:p>69.4</text:p>
              </table:table-cell>
              <table:table-cell office:value-type="float" office:value="68.2873142857143">
                <text:p>68.2873142857143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69.5">
                <text:p>69.5</text:p>
              </table:table-cell>
              <table:table-cell office:value-type="float" office:value="68.4495428571429">
                <text:p>68.4495428571429</text:p>
              </table:table-cell>
            </table:table-row>
            <table:table-row>
              <table:table-cell office:value-type="float" office:value="3.86">
                <text:p>3.86</text:p>
              </table:table-cell>
              <table:table-cell office:value-type="float" office:value="69.8">
                <text:p>69.8</text:p>
              </table:table-cell>
              <table:table-cell office:value-type="float" office:value="68.6117714285714">
                <text:p>68.6117714285714</text:p>
              </table:table-cell>
            </table:table-row>
            <table:table-row>
              <table:table-cell office:value-type="float" office:value="4.03">
                <text:p>4.03</text:p>
              </table:table-cell>
              <table:table-cell office:value-type="float" office:value="69.9">
                <text:p>69.9</text:p>
              </table:table-cell>
              <table:table-cell office:value-type="float" office:value="68.774">
                <text:p>68.774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70.2">
                <text:p>70.2</text:p>
              </table:table-cell>
              <table:table-cell office:value-type="float" office:value="68.9352571428571">
                <text:p>68.9352571428571</text:p>
              </table:table-cell>
            </table:table-row>
            <table:table-row>
              <table:table-cell office:value-type="float" office:value="4.36">
                <text:p>4.36</text:p>
              </table:table-cell>
              <table:table-cell office:value-type="float" office:value="70.3">
                <text:p>70.3</text:p>
              </table:table-cell>
              <table:table-cell office:value-type="float" office:value="69.0974857142857">
                <text:p>69.0974857142857</text:p>
              </table:table-cell>
            </table:table-row>
            <table:table-row>
              <table:table-cell office:value-type="float" office:value="4.53">
                <text:p>4.53</text:p>
              </table:table-cell>
              <table:table-cell office:value-type="float" office:value="70.6">
                <text:p>70.6</text:p>
              </table:table-cell>
              <table:table-cell office:value-type="float" office:value="69.2587428571429">
                <text:p>69.2587428571429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70.7">
                <text:p>70.7</text:p>
              </table:table-cell>
              <table:table-cell office:value-type="float" office:value="69.4219428571429">
                <text:p>69.4219428571429</text:p>
              </table:table-cell>
            </table:table-row>
            <table:table-row>
              <table:table-cell office:value-type="float" office:value="4.86">
                <text:p>4.86</text:p>
              </table:table-cell>
              <table:table-cell office:value-type="float" office:value="71">
                <text:p>71</text:p>
              </table:table-cell>
              <table:table-cell office:value-type="float" office:value="69.5832">
                <text:p>69.5832</text:p>
              </table:table-cell>
            </table:table-row>
            <table:table-row>
              <table:table-cell office:value-type="float" office:value="5.03">
                <text:p>5.03</text:p>
              </table:table-cell>
              <table:table-cell office:value-type="float" office:value="71.1">
                <text:p>71.1</text:p>
              </table:table-cell>
              <table:table-cell office:value-type="float" office:value="69.7444571428571">
                <text:p>69.7444571428571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71.4">
                <text:p>71.4</text:p>
              </table:table-cell>
              <table:table-cell office:value-type="float" office:value="69.9076571428572">
                <text:p>69.9076571428572</text:p>
              </table:table-cell>
            </table:table-row>
            <table:table-row>
              <table:table-cell office:value-type="float" office:value="5.36">
                <text:p>5.36</text:p>
              </table:table-cell>
              <table:table-cell office:value-type="float" office:value="71.5">
                <text:p>71.5</text:p>
              </table:table-cell>
              <table:table-cell office:value-type="float" office:value="70.0698857142857">
                <text:p>70.0698857142857</text:p>
              </table:table-cell>
            </table:table-row>
            <table:table-row>
              <table:table-cell office:value-type="float" office:value="5.53">
                <text:p>5.53</text:p>
              </table:table-cell>
              <table:table-cell office:value-type="float" office:value="71.7">
                <text:p>71.7</text:p>
              </table:table-cell>
              <table:table-cell office:value-type="float" office:value="70.2321142857143">
                <text:p>70.2321142857143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71.9">
                <text:p>71.9</text:p>
              </table:table-cell>
              <table:table-cell office:value-type="float" office:value="70.3924">
                <text:p>70.3924</text:p>
              </table:table-cell>
            </table:table-row>
            <table:table-row>
              <table:table-cell office:value-type="float" office:value="5.86">
                <text:p>5.86</text:p>
              </table:table-cell>
              <table:table-cell office:value-type="float" office:value="72.1">
                <text:p>72.1</text:p>
              </table:table-cell>
              <table:table-cell office:value-type="float" office:value="70.5556">
                <text:p>70.5556</text:p>
              </table:table-cell>
            </table:table-row>
            <table:table-row>
              <table:table-cell office:value-type="float" office:value="6.03">
                <text:p>6.03</text:p>
              </table:table-cell>
              <table:table-cell office:value-type="float" office:value="72.3">
                <text:p>72.3</text:p>
              </table:table-cell>
              <table:table-cell office:value-type="float" office:value="70.7168571428571">
                <text:p>70.7168571428571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72.5">
                <text:p>72.5</text:p>
              </table:table-cell>
              <table:table-cell office:value-type="float" office:value="70.8800571428571">
                <text:p>70.8800571428571</text:p>
              </table:table-cell>
            </table:table-row>
            <table:table-row>
              <table:table-cell office:value-type="float" office:value="6.36">
                <text:p>6.36</text:p>
              </table:table-cell>
              <table:table-cell office:value-type="float" office:value="72.7">
                <text:p>72.7</text:p>
              </table:table-cell>
              <table:table-cell office:value-type="float" office:value="71.0403428571429">
                <text:p>71.0403428571429</text:p>
              </table:table-cell>
            </table:table-row>
            <table:table-row>
              <table:table-cell office:value-type="float" office:value="6.53">
                <text:p>6.53</text:p>
              </table:table-cell>
              <table:table-cell office:value-type="float" office:value="72.9">
                <text:p>72.9</text:p>
              </table:table-cell>
              <table:table-cell office:value-type="float" office:value="71.2035428571429">
                <text:p>71.2035428571429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73.1">
                <text:p>73.1</text:p>
              </table:table-cell>
              <table:table-cell office:value-type="float" office:value="71.3657714285714">
                <text:p>71.3657714285714</text:p>
              </table:table-cell>
            </table:table-row>
            <table:table-row>
              <table:table-cell office:value-type="float" office:value="6.86">
                <text:p>6.86</text:p>
              </table:table-cell>
              <table:table-cell office:value-type="float" office:value="73.4">
                <text:p>73.4</text:p>
              </table:table-cell>
              <table:table-cell office:value-type="float" office:value="71.5270285714286">
                <text:p>71.5270285714286</text:p>
              </table:table-cell>
            </table:table-row>
            <table:table-row>
              <table:table-cell office:value-type="float" office:value="7.03">
                <text:p>7.03</text:p>
              </table:table-cell>
              <table:table-cell office:value-type="float" office:value="73.5">
                <text:p>73.5</text:p>
              </table:table-cell>
              <table:table-cell office:value-type="float" office:value="71.6882857142857">
                <text:p>71.6882857142857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73.7">
                <text:p>73.7</text:p>
              </table:table-cell>
              <table:table-cell office:value-type="float" office:value="71.8514857142857">
                <text:p>71.8514857142857</text:p>
              </table:table-cell>
            </table:table-row>
            <table:table-row>
              <table:table-cell office:value-type="float" office:value="7.36">
                <text:p>7.36</text:p>
              </table:table-cell>
              <table:table-cell office:value-type="float" office:value="73.9">
                <text:p>73.9</text:p>
              </table:table-cell>
              <table:table-cell office:value-type="float" office:value="72.0127428571429">
                <text:p>72.0127428571429</text:p>
              </table:table-cell>
            </table:table-row>
            <table:table-row>
              <table:table-cell office:value-type="float" office:value="7.53">
                <text:p>7.53</text:p>
              </table:table-cell>
              <table:table-cell office:value-type="float" office:value="74.1">
                <text:p>74.1</text:p>
              </table:table-cell>
              <table:table-cell office:value-type="float" office:value="72.174">
                <text:p>72.174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74.2">
                <text:p>74.2</text:p>
              </table:table-cell>
              <table:table-cell office:value-type="float" office:value="72.3362285714286">
                <text:p>72.3362285714286</text:p>
              </table:table-cell>
            </table:table-row>
            <table:table-row>
              <table:table-cell office:value-type="float" office:value="7.86">
                <text:p>7.86</text:p>
              </table:table-cell>
              <table:table-cell office:value-type="float" office:value="74.5">
                <text:p>74.5</text:p>
              </table:table-cell>
              <table:table-cell office:value-type="float" office:value="72.4984571428571">
                <text:p>72.4984571428571</text:p>
              </table:table-cell>
            </table:table-row>
            <table:table-row>
              <table:table-cell office:value-type="float" office:value="8.03">
                <text:p>8.03</text:p>
              </table:table-cell>
              <table:table-cell office:value-type="float" office:value="74.7">
                <text:p>74.7</text:p>
              </table:table-cell>
              <table:table-cell office:value-type="float" office:value="72.6597142857143">
                <text:p>72.6597142857143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74.9">
                <text:p>74.9</text:p>
              </table:table-cell>
              <table:table-cell office:value-type="float" office:value="72.8219428571429">
                <text:p>72.8219428571429</text:p>
              </table:table-cell>
            </table:table-row>
            <table:table-row>
              <table:table-cell office:value-type="float" office:value="8.36">
                <text:p>8.36</text:p>
              </table:table-cell>
              <table:table-cell office:value-type="float" office:value="75">
                <text:p>75</text:p>
              </table:table-cell>
              <table:table-cell office:value-type="float" office:value="72.9841714285714">
                <text:p>72.9841714285714</text:p>
              </table:table-cell>
            </table:table-row>
            <table:table-row>
              <table:table-cell office:value-type="float" office:value="8.53">
                <text:p>8.53</text:p>
              </table:table-cell>
              <table:table-cell office:value-type="float" office:value="75.3">
                <text:p>75.3</text:p>
              </table:table-cell>
              <table:table-cell office:value-type="float" office:value="73.1464">
                <text:p>73.1464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75.4">
                <text:p>75.4</text:p>
              </table:table-cell>
              <table:table-cell office:value-type="float" office:value="73.3086285714286">
                <text:p>73.3086285714286</text:p>
              </table:table-cell>
            </table:table-row>
            <table:table-row>
              <table:table-cell office:value-type="float" office:value="8.86">
                <text:p>8.86</text:p>
              </table:table-cell>
              <table:table-cell office:value-type="float" office:value="75.6">
                <text:p>75.6</text:p>
              </table:table-cell>
              <table:table-cell office:value-type="float" office:value="73.4718285714286">
                <text:p>73.4718285714286</text:p>
              </table:table-cell>
            </table:table-row>
            <table:table-row>
              <table:table-cell office:value-type="float" office:value="9.03">
                <text:p>9.03</text:p>
              </table:table-cell>
              <table:table-cell office:value-type="float" office:value="75.8">
                <text:p>75.8</text:p>
              </table:table-cell>
              <table:table-cell office:value-type="float" office:value="73.6330857142857">
                <text:p>73.6330857142857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76">
                <text:p>76</text:p>
              </table:table-cell>
              <table:table-cell office:value-type="float" office:value="73.7962857142857">
                <text:p>73.7962857142857</text:p>
              </table:table-cell>
            </table:table-row>
            <table:table-row>
              <table:table-cell office:value-type="float" office:value="9.37">
                <text:p>9.37</text:p>
              </table:table-cell>
              <table:table-cell office:value-type="float" office:value="76.1">
                <text:p>76.1</text:p>
              </table:table-cell>
              <table:table-cell office:value-type="float" office:value="73.9575428571429">
                <text:p>73.9575428571429</text:p>
              </table:table-cell>
            </table:table-row>
            <table:table-row>
              <table:table-cell office:value-type="float" office:value="9.53">
                <text:p>9.53</text:p>
              </table:table-cell>
              <table:table-cell office:value-type="float" office:value="76.4">
                <text:p>76.4</text:p>
              </table:table-cell>
              <table:table-cell office:value-type="float" office:value="74.1197714285714">
                <text:p>74.1197714285714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76.6">
                <text:p>76.6</text:p>
              </table:table-cell>
              <table:table-cell office:value-type="float" office:value="74.282">
                <text:p>74.282</text:p>
              </table:table-cell>
            </table:table-row>
            <table:table-row>
              <table:table-cell office:value-type="float" office:value="9.87">
                <text:p>9.87</text:p>
              </table:table-cell>
              <table:table-cell office:value-type="float" office:value="76.8">
                <text:p>76.8</text:p>
              </table:table-cell>
              <table:table-cell office:value-type="float" office:value="74.4442285714286">
                <text:p>74.4442285714286</text:p>
              </table:table-cell>
            </table:table-row>
            <table:table-row>
              <table:table-cell office:value-type="float" office:value="10.03">
                <text:p>10.03</text:p>
              </table:table-cell>
              <table:table-cell office:value-type="float" office:value="76.9">
                <text:p>76.9</text:p>
              </table:table-cell>
              <table:table-cell office:value-type="float" office:value="74.6064571428571">
                <text:p>74.6064571428571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77.1">
                <text:p>77.1</text:p>
              </table:table-cell>
              <table:table-cell office:value-type="float" office:value="74.7686857142857">
                <text:p>74.7686857142857</text:p>
              </table:table-cell>
            </table:table-row>
            <table:table-row>
              <table:table-cell office:value-type="float" office:value="10.37">
                <text:p>10.37</text:p>
              </table:table-cell>
              <table:table-cell office:value-type="float" office:value="77.3">
                <text:p>77.3</text:p>
              </table:table-cell>
              <table:table-cell office:value-type="float" office:value="74.9299428571429">
                <text:p>74.9299428571429</text:p>
              </table:table-cell>
            </table:table-row>
            <table:table-row>
              <table:table-cell office:value-type="float" office:value="10.53">
                <text:p>10.53</text:p>
              </table:table-cell>
              <table:table-cell office:value-type="float" office:value="77.5">
                <text:p>77.5</text:p>
              </table:table-cell>
              <table:table-cell office:value-type="float" office:value="75.0912">
                <text:p>75.0912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77.6">
                <text:p>77.6</text:p>
              </table:table-cell>
              <table:table-cell office:value-type="float" office:value="75.2534285714286">
                <text:p>75.2534285714286</text:p>
              </table:table-cell>
            </table:table-row>
            <table:table-row>
              <table:table-cell office:value-type="float" office:value="10.87">
                <text:p>10.87</text:p>
              </table:table-cell>
              <table:table-cell office:value-type="float" office:value="77.9">
                <text:p>77.9</text:p>
              </table:table-cell>
              <table:table-cell office:value-type="float" office:value="75.4146857142857">
                <text:p>75.4146857142857</text:p>
              </table:table-cell>
            </table:table-row>
            <table:table-row>
              <table:table-cell office:value-type="float" office:value="11.03">
                <text:p>11.03</text:p>
              </table:table-cell>
              <table:table-cell office:value-type="float" office:value="78">
                <text:p>78</text:p>
              </table:table-cell>
              <table:table-cell office:value-type="float" office:value="75.5778857142857">
                <text:p>75.5778857142857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78.2">
                <text:p>78.2</text:p>
              </table:table-cell>
              <table:table-cell office:value-type="float" office:value="75.7391428571429">
                <text:p>75.7391428571429</text:p>
              </table:table-cell>
            </table:table-row>
            <table:table-row>
              <table:table-cell office:value-type="float" office:value="11.37">
                <text:p>11.37</text:p>
              </table:table-cell>
              <table:table-cell office:value-type="float" office:value="78.3">
                <text:p>78.3</text:p>
              </table:table-cell>
              <table:table-cell office:value-type="float" office:value="75.7410857142857">
                <text:p>75.7410857142857</text:p>
              </table:table-cell>
            </table:table-row>
            <table:table-row>
              <table:table-cell office:value-type="float" office:value="11.53">
                <text:p>11.53</text:p>
              </table:table-cell>
              <table:table-cell office:value-type="float" office:value="78.6">
                <text:p>78.6</text:p>
              </table:table-cell>
              <table:table-cell office:value-type="float" office:value="75.7741142857143">
                <text:p>75.7741142857143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78.6">
                <text:p>78.6</text:p>
              </table:table-cell>
              <table:table-cell office:value-type="float" office:value="75.9363428571429">
                <text:p>75.9363428571429</text:p>
              </table:table-cell>
            </table:table-row>
            <table:table-row>
              <table:table-cell office:value-type="float" office:value="11.87">
                <text:p>11.87</text:p>
              </table:table-cell>
              <table:table-cell office:value-type="float" office:value="78.7">
                <text:p>78.7</text:p>
              </table:table-cell>
              <table:table-cell office:value-type="float" office:value="76.0976">
                <text:p>76.0976</text:p>
              </table:table-cell>
            </table:table-row>
            <table:table-row>
              <table:table-cell office:value-type="float" office:value="12.03">
                <text:p>12.03</text:p>
              </table:table-cell>
              <table:table-cell office:value-type="float" office:value="78.7">
                <text:p>78.7</text:p>
              </table:table-cell>
              <table:table-cell office:value-type="float" office:value="76.2588571428571">
                <text:p>76.2588571428571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78.9">
                <text:p>78.9</text:p>
              </table:table-cell>
              <table:table-cell office:value-type="float" office:value="76.4220571428571">
                <text:p>76.4220571428571</text:p>
              </table:table-cell>
            </table:table-row>
            <table:table-row>
              <table:table-cell office:value-type="float" office:value="12.37">
                <text:p>12.37</text:p>
              </table:table-cell>
              <table:table-cell office:value-type="float" office:value="78.9">
                <text:p>78.9</text:p>
              </table:table-cell>
              <table:table-cell office:value-type="float" office:value="76.5842857142857">
                <text:p>76.5842857142857</text:p>
              </table:table-cell>
            </table:table-row>
            <table:table-row>
              <table:table-cell office:value-type="float" office:value="12.53">
                <text:p>12.53</text:p>
              </table:table-cell>
              <table:table-cell office:value-type="float" office:value="79.1">
                <text:p>79.1</text:p>
              </table:table-cell>
              <table:table-cell office:value-type="float" office:value="76.7455428571429">
                <text:p>76.7455428571429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79.3">
                <text:p>79.3</text:p>
              </table:table-cell>
              <table:table-cell office:value-type="float" office:value="76.9077714285714">
                <text:p>76.9077714285714</text:p>
              </table:table-cell>
            </table:table-row>
            <table:table-row>
              <table:table-cell office:value-type="float" office:value="12.87">
                <text:p>12.87</text:p>
              </table:table-cell>
              <table:table-cell office:value-type="float" office:value="79.5">
                <text:p>79.5</text:p>
              </table:table-cell>
              <table:table-cell office:value-type="float" office:value="77.07">
                <text:p>77.07</text:p>
              </table:table-cell>
            </table:table-row>
            <table:table-row>
              <table:table-cell office:value-type="float" office:value="13.03">
                <text:p>13.03</text:p>
              </table:table-cell>
              <table:table-cell office:value-type="float" office:value="79.6">
                <text:p>79.6</text:p>
              </table:table-cell>
              <table:table-cell office:value-type="float" office:value="77.2322285714286">
                <text:p>77.2322285714286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79.8">
                <text:p>79.8</text:p>
              </table:table-cell>
              <table:table-cell office:value-type="float" office:value="77.3934857142857">
                <text:p>77.3934857142857</text:p>
              </table:table-cell>
            </table:table-row>
            <table:table-row>
              <table:table-cell office:value-type="float" office:value="13.37">
                <text:p>13.37</text:p>
              </table:table-cell>
              <table:table-cell office:value-type="float" office:value="79.9">
                <text:p>79.9</text:p>
              </table:table-cell>
              <table:table-cell office:value-type="float" office:value="77.5547428571429">
                <text:p>77.5547428571429</text:p>
              </table:table-cell>
            </table:table-row>
            <table:table-row>
              <table:table-cell office:value-type="float" office:value="13.53">
                <text:p>13.53</text:p>
              </table:table-cell>
              <table:table-cell office:value-type="float" office:value="80.2">
                <text:p>80.2</text:p>
              </table:table-cell>
              <table:table-cell office:value-type="float" office:value="77.7179428571429">
                <text:p>77.7179428571429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80.3">
                <text:p>80.3</text:p>
              </table:table-cell>
              <table:table-cell office:value-type="float" office:value="77.8792">
                <text:p>77.8792</text:p>
              </table:table-cell>
            </table:table-row>
            <table:table-row>
              <table:table-cell office:value-type="float" office:value="13.87">
                <text:p>13.87</text:p>
              </table:table-cell>
              <table:table-cell office:value-type="float" office:value="80.5">
                <text:p>80.5</text:p>
              </table:table-cell>
              <table:table-cell office:value-type="float" office:value="78.0414285714286">
                <text:p>78.0414285714286</text:p>
              </table:table-cell>
            </table:table-row>
            <table:table-row>
              <table:table-cell office:value-type="float" office:value="14.03">
                <text:p>14.03</text:p>
              </table:table-cell>
              <table:table-cell office:value-type="float" office:value="80.6">
                <text:p>80.6</text:p>
              </table:table-cell>
              <table:table-cell office:value-type="float" office:value="78.2026857142857">
                <text:p>78.2026857142857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80.9">
                <text:p>80.9</text:p>
              </table:table-cell>
              <table:table-cell office:value-type="float" office:value="78.3649142857143">
                <text:p>78.3649142857143</text:p>
              </table:table-cell>
            </table:table-row>
            <table:table-row>
              <table:table-cell office:value-type="float" office:value="14.37">
                <text:p>14.37</text:p>
              </table:table-cell>
              <table:table-cell office:value-type="float" office:value="81">
                <text:p>81</text:p>
              </table:table-cell>
              <table:table-cell office:value-type="float" office:value="78.5271428571429">
                <text:p>78.5271428571429</text:p>
              </table:table-cell>
            </table:table-row>
            <table:table-row>
              <table:table-cell office:value-type="float" office:value="14.53">
                <text:p>14.53</text:p>
              </table:table-cell>
              <table:table-cell office:value-type="float" office:value="81.3">
                <text:p>81.3</text:p>
              </table:table-cell>
              <table:table-cell office:value-type="float" office:value="78.6893714285714">
                <text:p>78.6893714285714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81.4">
                <text:p>81.4</text:p>
              </table:table-cell>
              <table:table-cell office:value-type="float" office:value="78.8525714285714">
                <text:p>78.8525714285714</text:p>
              </table:table-cell>
            </table:table-row>
            <table:table-row>
              <table:table-cell office:value-type="float" office:value="14.87">
                <text:p>14.87</text:p>
              </table:table-cell>
              <table:table-cell office:value-type="float" office:value="81.5">
                <text:p>81.5</text:p>
              </table:table-cell>
              <table:table-cell office:value-type="float" office:value="79.0128571428572">
                <text:p>79.0128571428572</text:p>
              </table:table-cell>
            </table:table-row>
            <table:table-row>
              <table:table-cell office:value-type="float" office:value="15.03">
                <text:p>15.03</text:p>
              </table:table-cell>
              <table:table-cell office:value-type="float" office:value="81.7">
                <text:p>81.7</text:p>
              </table:table-cell>
              <table:table-cell office:value-type="float" office:value="79.1750857142857">
                <text:p>79.1750857142857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81.9">
                <text:p>81.9</text:p>
              </table:table-cell>
              <table:table-cell office:value-type="float" office:value="79.3382857142857">
                <text:p>79.3382857142857</text:p>
              </table:table-cell>
            </table:table-row>
            <table:table-row>
              <table:table-cell office:value-type="float" office:value="15.37">
                <text:p>15.37</text:p>
              </table:table-cell>
              <table:table-cell office:value-type="float" office:value="82">
                <text:p>82</text:p>
              </table:table-cell>
              <table:table-cell office:value-type="float" office:value="79.4995428571429">
                <text:p>79.4995428571429</text:p>
              </table:table-cell>
            </table:table-row>
            <table:table-row>
              <table:table-cell office:value-type="float" office:value="15.53">
                <text:p>15.53</text:p>
              </table:table-cell>
              <table:table-cell office:value-type="float" office:value="82.2">
                <text:p>82.2</text:p>
              </table:table-cell>
              <table:table-cell office:value-type="float" office:value="79.6617714285714">
                <text:p>79.6617714285714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82.3">
                <text:p>82.3</text:p>
              </table:table-cell>
              <table:table-cell office:value-type="float" office:value="79.824">
                <text:p>79.824</text:p>
              </table:table-cell>
            </table:table-row>
            <table:table-row>
              <table:table-cell office:value-type="float" office:value="15.87">
                <text:p>15.87</text:p>
              </table:table-cell>
              <table:table-cell office:value-type="float" office:value="82.5">
                <text:p>82.5</text:p>
              </table:table-cell>
              <table:table-cell office:value-type="float" office:value="79.9852571428571">
                <text:p>79.9852571428571</text:p>
              </table:table-cell>
            </table:table-row>
            <table:table-row>
              <table:table-cell office:value-type="float" office:value="16.04">
                <text:p>16.04</text:p>
              </table:table-cell>
              <table:table-cell office:value-type="float" office:value="82.6">
                <text:p>82.6</text:p>
              </table:table-cell>
              <table:table-cell office:value-type="float" office:value="80.1484571428571">
                <text:p>80.1484571428571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82.8">
                <text:p>82.8</text:p>
              </table:table-cell>
              <table:table-cell office:value-type="float" office:value="80.3087428571429">
                <text:p>80.3087428571429</text:p>
              </table:table-cell>
            </table:table-row>
            <table:table-row>
              <table:table-cell office:value-type="float" office:value="16.37">
                <text:p>16.37</text:p>
              </table:table-cell>
              <table:table-cell office:value-type="float" office:value="82.9">
                <text:p>82.9</text:p>
              </table:table-cell>
              <table:table-cell office:value-type="float" office:value="80.4719428571429">
                <text:p>80.4719428571429</text:p>
              </table:table-cell>
            </table:table-row>
            <table:table-row>
              <table:table-cell office:value-type="float" office:value="16.54">
                <text:p>16.54</text:p>
              </table:table-cell>
              <table:table-cell office:value-type="float" office:value="83.1">
                <text:p>83.1</text:p>
              </table:table-cell>
              <table:table-cell office:value-type="float" office:value="80.6341714285714">
                <text:p>80.6341714285714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83.3">
                <text:p>83.3</text:p>
              </table:table-cell>
              <table:table-cell office:value-type="float" office:value="80.7954285714286">
                <text:p>80.7954285714286</text:p>
              </table:table-cell>
            </table:table-row>
            <table:table-row>
              <table:table-cell office:value-type="float" office:value="16.87">
                <text:p>16.87</text:p>
              </table:table-cell>
              <table:table-cell office:value-type="float" office:value="83.5">
                <text:p>83.5</text:p>
              </table:table-cell>
              <table:table-cell office:value-type="float" office:value="80.9576571428572">
                <text:p>80.9576571428572</text:p>
              </table:table-cell>
            </table:table-row>
            <table:table-row>
              <table:table-cell office:value-type="float" office:value="17.04">
                <text:p>17.04</text:p>
              </table:table-cell>
              <table:table-cell office:value-type="float" office:value="83.6">
                <text:p>83.6</text:p>
              </table:table-cell>
              <table:table-cell office:value-type="float" office:value="81.1198857142857">
                <text:p>81.1198857142857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83.8">
                <text:p>83.8</text:p>
              </table:table-cell>
              <table:table-cell office:value-type="float" office:value="81.2821142857143">
                <text:p>81.2821142857143</text:p>
              </table:table-cell>
            </table:table-row>
            <table:table-row>
              <table:table-cell office:value-type="float" office:value="17.37">
                <text:p>17.37</text:p>
              </table:table-cell>
              <table:table-cell office:value-type="float" office:value="83.8">
                <text:p>83.8</text:p>
              </table:table-cell>
              <table:table-cell office:value-type="float" office:value="81.4433714285714">
                <text:p>81.4433714285714</text:p>
              </table:table-cell>
            </table:table-row>
            <table:table-row>
              <table:table-cell office:value-type="float" office:value="17.54">
                <text:p>17.54</text:p>
              </table:table-cell>
              <table:table-cell office:value-type="float" office:value="84">
                <text:p>84</text:p>
              </table:table-cell>
              <table:table-cell office:value-type="float" office:value="81.6056">
                <text:p>81.6056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84.2">
                <text:p>84.2</text:p>
              </table:table-cell>
              <table:table-cell office:value-type="float" office:value="81.7678285714286">
                <text:p>81.7678285714286</text:p>
              </table:table-cell>
            </table:table-row>
            <table:table-row>
              <table:table-cell office:value-type="float" office:value="17.87">
                <text:p>17.87</text:p>
              </table:table-cell>
              <table:table-cell office:value-type="float" office:value="84.3">
                <text:p>84.3</text:p>
              </table:table-cell>
              <table:table-cell office:value-type="float" office:value="81.9300571428571">
                <text:p>81.9300571428571</text:p>
              </table:table-cell>
            </table:table-row>
            <table:table-row>
              <table:table-cell office:value-type="float" office:value="18.04">
                <text:p>18.04</text:p>
              </table:table-cell>
              <table:table-cell office:value-type="float" office:value="84.5">
                <text:p>84.5</text:p>
              </table:table-cell>
              <table:table-cell office:value-type="float" office:value="82.0922857142857">
                <text:p>82.0922857142857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84.7">
                <text:p>84.7</text:p>
              </table:table-cell>
              <table:table-cell office:value-type="float" office:value="82.2545142857143">
                <text:p>82.2545142857143</text:p>
              </table:table-cell>
            </table:table-row>
            <table:table-row>
              <table:table-cell office:value-type="float" office:value="18.37">
                <text:p>18.37</text:p>
              </table:table-cell>
              <table:table-cell office:value-type="float" office:value="84.7">
                <text:p>84.7</text:p>
              </table:table-cell>
              <table:table-cell office:value-type="float" office:value="82.4167428571429">
                <text:p>82.4167428571429</text:p>
              </table:table-cell>
            </table:table-row>
            <table:table-row>
              <table:table-cell office:value-type="float" office:value="18.54">
                <text:p>18.54</text:p>
              </table:table-cell>
              <table:table-cell office:value-type="float" office:value="84.9">
                <text:p>84.9</text:p>
              </table:table-cell>
              <table:table-cell office:value-type="float" office:value="82.578">
                <text:p>82.578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85">
                <text:p>85</text:p>
              </table:table-cell>
              <table:table-cell office:value-type="float" office:value="82.7392571428571">
                <text:p>82.7392571428571</text:p>
              </table:table-cell>
            </table:table-row>
            <table:table-row>
              <table:table-cell office:value-type="float" office:value="18.87">
                <text:p>18.87</text:p>
              </table:table-cell>
              <table:table-cell office:value-type="float" office:value="85.2">
                <text:p>85.2</text:p>
              </table:table-cell>
              <table:table-cell office:value-type="float" office:value="82.9014857142857">
                <text:p>82.9014857142857</text:p>
              </table:table-cell>
            </table:table-row>
            <table:table-row>
              <table:table-cell office:value-type="float" office:value="19.04">
                <text:p>19.04</text:p>
              </table:table-cell>
              <table:table-cell office:value-type="float" office:value="85.3">
                <text:p>85.3</text:p>
              </table:table-cell>
              <table:table-cell office:value-type="float" office:value="83.0637142857143">
                <text:p>83.0637142857143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85.5">
                <text:p>85.5</text:p>
              </table:table-cell>
              <table:table-cell office:value-type="float" office:value="83.2259428571429">
                <text:p>83.2259428571429</text:p>
              </table:table-cell>
            </table:table-row>
            <table:table-row>
              <table:table-cell office:value-type="float" office:value="19.37">
                <text:p>19.37</text:p>
              </table:table-cell>
              <table:table-cell office:value-type="float" office:value="85.6">
                <text:p>85.6</text:p>
              </table:table-cell>
              <table:table-cell office:value-type="float" office:value="83.3872">
                <text:p>83.3872</text:p>
              </table:table-cell>
            </table:table-row>
            <table:table-row>
              <table:table-cell office:value-type="float" office:value="19.54">
                <text:p>19.54</text:p>
              </table:table-cell>
              <table:table-cell office:value-type="float" office:value="85.8">
                <text:p>85.8</text:p>
              </table:table-cell>
              <table:table-cell office:value-type="float" office:value="83.5494285714286">
                <text:p>83.5494285714286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85.9">
                <text:p>85.9</text:p>
              </table:table-cell>
              <table:table-cell office:value-type="float" office:value="83.7116571428571">
                <text:p>83.7116571428571</text:p>
              </table:table-cell>
            </table:table-row>
            <table:table-row>
              <table:table-cell office:value-type="float" office:value="19.87">
                <text:p>19.87</text:p>
              </table:table-cell>
              <table:table-cell office:value-type="float" office:value="86">
                <text:p>86</text:p>
              </table:table-cell>
              <table:table-cell office:value-type="float" office:value="83.8748571428571">
                <text:p>83.8748571428571</text:p>
              </table:table-cell>
            </table:table-row>
            <table:table-row>
              <table:table-cell office:value-type="float" office:value="20.04">
                <text:p>20.04</text:p>
              </table:table-cell>
              <table:table-cell office:value-type="float" office:value="86.1">
                <text:p>86.1</text:p>
              </table:table-cell>
              <table:table-cell office:value-type="float" office:value="84.0361142857143">
                <text:p>84.0361142857143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86.4">
                <text:p>86.4</text:p>
              </table:table-cell>
              <table:table-cell office:value-type="float" office:value="84.1973714285714">
                <text:p>84.1973714285714</text:p>
              </table:table-cell>
            </table:table-row>
            <table:table-row>
              <table:table-cell office:value-type="float" office:value="20.37">
                <text:p>20.37</text:p>
              </table:table-cell>
              <table:table-cell office:value-type="float" office:value="86.4">
                <text:p>86.4</text:p>
              </table:table-cell>
              <table:table-cell office:value-type="float" office:value="84.3605714285714">
                <text:p>84.3605714285714</text:p>
              </table:table-cell>
            </table:table-row>
            <table:table-row>
              <table:table-cell office:value-type="float" office:value="20.54">
                <text:p>20.54</text:p>
              </table:table-cell>
              <table:table-cell office:value-type="float" office:value="86.6">
                <text:p>86.6</text:p>
              </table:table-cell>
              <table:table-cell office:value-type="float" office:value="84.5208571428571">
                <text:p>84.5208571428571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86.7">
                <text:p>86.7</text:p>
              </table:table-cell>
              <table:table-cell office:value-type="float" office:value="84.6840571428571">
                <text:p>84.6840571428571</text:p>
              </table:table-cell>
            </table:table-row>
            <table:table-row>
              <table:table-cell office:value-type="float" office:value="20.87">
                <text:p>20.87</text:p>
              </table:table-cell>
              <table:table-cell office:value-type="float" office:value="86.9">
                <text:p>86.9</text:p>
              </table:table-cell>
              <table:table-cell office:value-type="float" office:value="84.8462857142857">
                <text:p>84.8462857142857</text:p>
              </table:table-cell>
            </table:table-row>
            <table:table-row>
              <table:table-cell office:value-type="float" office:value="21.04">
                <text:p>21.04</text:p>
              </table:table-cell>
              <table:table-cell office:value-type="float" office:value="87">
                <text:p>87</text:p>
              </table:table-cell>
              <table:table-cell office:value-type="float" office:value="85.0085142857143">
                <text:p>85.0085142857143</text:p>
              </table:table-cell>
            </table:table-row>
            <table:table-row>
              <table:table-cell office:value-type="float" office:value="21.21">
                <text:p>21.21</text:p>
              </table:table-cell>
              <table:table-cell office:value-type="float" office:value="87.2">
                <text:p>87.2</text:p>
              </table:table-cell>
              <table:table-cell office:value-type="float" office:value="85.1697714285714">
                <text:p>85.1697714285714</text:p>
              </table:table-cell>
            </table:table-row>
            <table:table-row>
              <table:table-cell office:value-type="float" office:value="21.37">
                <text:p>21.37</text:p>
              </table:table-cell>
              <table:table-cell office:value-type="float" office:value="87.3">
                <text:p>87.3</text:p>
              </table:table-cell>
              <table:table-cell office:value-type="float" office:value="85.3329714285714">
                <text:p>85.3329714285714</text:p>
              </table:table-cell>
            </table:table-row>
            <table:table-row>
              <table:table-cell office:value-type="float" office:value="21.54">
                <text:p>21.54</text:p>
              </table:table-cell>
              <table:table-cell office:value-type="float" office:value="87.4">
                <text:p>87.4</text:p>
              </table:table-cell>
              <table:table-cell office:value-type="float" office:value="85.4942285714286">
                <text:p>85.4942285714286</text:p>
              </table:table-cell>
            </table:table-row>
            <table:table-row>
              <table:table-cell office:value-type="float" office:value="21.71">
                <text:p>21.71</text:p>
              </table:table-cell>
              <table:table-cell office:value-type="float" office:value="87.6">
                <text:p>87.6</text:p>
              </table:table-cell>
              <table:table-cell office:value-type="float" office:value="85.6554857142857">
                <text:p>85.6554857142857</text:p>
              </table:table-cell>
            </table:table-row>
            <table:table-row>
              <table:table-cell office:value-type="float" office:value="21.87">
                <text:p>21.87</text:p>
              </table:table-cell>
              <table:table-cell office:value-type="float" office:value="87.7">
                <text:p>87.7</text:p>
              </table:table-cell>
              <table:table-cell office:value-type="float" office:value="85.8186857142857">
                <text:p>85.8186857142857</text:p>
              </table:table-cell>
            </table:table-row>
            <table:table-row>
              <table:table-cell office:value-type="float" office:value="22.04">
                <text:p>22.04</text:p>
              </table:table-cell>
              <table:table-cell office:value-type="float" office:value="87.8">
                <text:p>87.8</text:p>
              </table:table-cell>
              <table:table-cell office:value-type="float" office:value="85.9799428571429">
                <text:p>85.9799428571429</text:p>
              </table:table-cell>
            </table:table-row>
            <table:table-row>
              <table:table-cell office:value-type="float" office:value="22.21">
                <text:p>22.21</text:p>
              </table:table-cell>
              <table:table-cell office:value-type="float" office:value="88">
                <text:p>88</text:p>
              </table:table-cell>
              <table:table-cell office:value-type="float" office:value="86.1421714285714">
                <text:p>86.1421714285714</text:p>
              </table:table-cell>
            </table:table-row>
            <table:table-row>
              <table:table-cell office:value-type="float" office:value="22.37">
                <text:p>22.37</text:p>
              </table:table-cell>
              <table:table-cell office:value-type="float" office:value="88.1">
                <text:p>88.1</text:p>
              </table:table-cell>
              <table:table-cell office:value-type="float" office:value="86.3053714285714">
                <text:p>86.3053714285714</text:p>
              </table:table-cell>
            </table:table-row>
            <table:table-row>
              <table:table-cell office:value-type="float" office:value="22.54">
                <text:p>22.54</text:p>
              </table:table-cell>
              <table:table-cell office:value-type="float" office:value="88.3">
                <text:p>88.3</text:p>
              </table:table-cell>
              <table:table-cell office:value-type="float" office:value="86.4666285714286">
                <text:p>86.4666285714286</text:p>
              </table:table-cell>
            </table:table-row>
            <table:table-row>
              <table:table-cell office:value-type="float" office:value="22.71">
                <text:p>22.71</text:p>
              </table:table-cell>
              <table:table-cell office:value-type="float" office:value="88.4">
                <text:p>88.4</text:p>
              </table:table-cell>
              <table:table-cell office:value-type="float" office:value="86.6288571428571">
                <text:p>86.6288571428571</text:p>
              </table:table-cell>
            </table:table-row>
            <table:table-row>
              <table:table-cell office:value-type="float" office:value="22.87">
                <text:p>22.87</text:p>
              </table:table-cell>
              <table:table-cell office:value-type="float" office:value="88.5">
                <text:p>88.5</text:p>
              </table:table-cell>
              <table:table-cell office:value-type="float" office:value="86.7901142857143">
                <text:p>86.7901142857143</text:p>
              </table:table-cell>
            </table:table-row>
            <table:table-row>
              <table:table-cell office:value-type="float" office:value="23.04">
                <text:p>23.04</text:p>
              </table:table-cell>
              <table:table-cell office:value-type="float" office:value="88.6">
                <text:p>88.6</text:p>
              </table:table-cell>
              <table:table-cell office:value-type="float" office:value="86.9523428571429">
                <text:p>86.9523428571429</text:p>
              </table:table-cell>
            </table:table-row>
            <table:table-row>
              <table:table-cell office:value-type="float" office:value="23.21">
                <text:p>23.21</text:p>
              </table:table-cell>
              <table:table-cell office:value-type="float" office:value="88.7">
                <text:p>88.7</text:p>
              </table:table-cell>
              <table:table-cell office:value-type="float" office:value="87.1136">
                <text:p>87.1136</text:p>
              </table:table-cell>
            </table:table-row>
            <table:table-row>
              <table:table-cell office:value-type="float" office:value="23.37">
                <text:p>23.37</text:p>
              </table:table-cell>
              <table:table-cell office:value-type="float" office:value="88.9">
                <text:p>88.9</text:p>
              </table:table-cell>
              <table:table-cell office:value-type="float" office:value="87.2758285714286">
                <text:p>87.2758285714286</text:p>
              </table:table-cell>
            </table:table-row>
            <table:table-row>
              <table:table-cell office:value-type="float" office:value="23.54">
                <text:p>23.54</text:p>
              </table:table-cell>
              <table:table-cell office:value-type="float" office:value="89">
                <text:p>89</text:p>
              </table:table-cell>
              <table:table-cell office:value-type="float" office:value="87.4370857142857">
                <text:p>87.4370857142857</text:p>
              </table:table-cell>
            </table:table-row>
            <table:table-row>
              <table:table-cell office:value-type="float" office:value="23.71">
                <text:p>23.71</text:p>
              </table:table-cell>
              <table:table-cell office:value-type="float" office:value="89.2">
                <text:p>89.2</text:p>
              </table:table-cell>
              <table:table-cell office:value-type="float" office:value="87.5993142857143">
                <text:p>87.5993142857143</text:p>
              </table:table-cell>
            </table:table-row>
            <table:table-row>
              <table:table-cell office:value-type="float" office:value="23.87">
                <text:p>23.87</text:p>
              </table:table-cell>
              <table:table-cell office:value-type="float" office:value="89.3">
                <text:p>89.3</text:p>
              </table:table-cell>
              <table:table-cell office:value-type="float" office:value="87.7615428571429">
                <text:p>87.7615428571429</text:p>
              </table:table-cell>
            </table:table-row>
            <table:table-row>
              <table:table-cell office:value-type="float" office:value="24.04">
                <text:p>24.04</text:p>
              </table:table-cell>
              <table:table-cell office:value-type="float" office:value="89.4">
                <text:p>89.4</text:p>
              </table:table-cell>
              <table:table-cell office:value-type="float" office:value="87.9247428571429">
                <text:p>87.9247428571429</text:p>
              </table:table-cell>
            </table:table-row>
            <table:table-row>
              <table:table-cell office:value-type="float" office:value="24.21">
                <text:p>24.21</text:p>
              </table:table-cell>
              <table:table-cell office:value-type="float" office:value="89.5">
                <text:p>89.5</text:p>
              </table:table-cell>
              <table:table-cell office:value-type="float" office:value="88.086">
                <text:p>88.086</text:p>
              </table:table-cell>
            </table:table-row>
            <table:table-row>
              <table:table-cell office:value-type="float" office:value="24.37">
                <text:p>24.37</text:p>
              </table:table-cell>
              <table:table-cell office:value-type="float" office:value="89.6">
                <text:p>89.6</text:p>
              </table:table-cell>
              <table:table-cell office:value-type="float" office:value="88.2482285714286">
                <text:p>88.2482285714286</text:p>
              </table:table-cell>
            </table:table-row>
            <table:table-row>
              <table:table-cell office:value-type="float" office:value="24.54">
                <text:p>24.54</text:p>
              </table:table-cell>
              <table:table-cell office:value-type="float" office:value="89.7">
                <text:p>89.7</text:p>
              </table:table-cell>
              <table:table-cell office:value-type="float" office:value="88.4094857142857">
                <text:p>88.4094857142857</text:p>
              </table:table-cell>
            </table:table-row>
            <table:table-row>
              <table:table-cell office:value-type="float" office:value="24.71">
                <text:p>24.71</text:p>
              </table:table-cell>
              <table:table-cell office:value-type="float" office:value="89.8">
                <text:p>89.8</text:p>
              </table:table-cell>
              <table:table-cell office:value-type="float" office:value="88.5717142857143">
                <text:p>88.5717142857143</text:p>
              </table:table-cell>
            </table:table-row>
            <table:table-row>
              <table:table-cell office:value-type="float" office:value="24.87">
                <text:p>24.87</text:p>
              </table:table-cell>
              <table:table-cell office:value-type="float" office:value="90">
                <text:p>90</text:p>
              </table:table-cell>
              <table:table-cell office:value-type="float" office:value="88.7339428571429">
                <text:p>88.7339428571429</text:p>
              </table:table-cell>
            </table:table-row>
            <table:table-row>
              <table:table-cell office:value-type="float" office:value="25.04">
                <text:p>25.04</text:p>
              </table:table-cell>
              <table:table-cell office:value-type="float" office:value="90.1">
                <text:p>90.1</text:p>
              </table:table-cell>
              <table:table-cell office:value-type="float" office:value="88.8961714285714">
                <text:p>88.8961714285714</text:p>
              </table:table-cell>
            </table:table-row>
            <table:table-row>
              <table:table-cell office:value-type="float" office:value="25.21">
                <text:p>25.21</text:p>
              </table:table-cell>
              <table:table-cell office:value-type="float" office:value="90.2">
                <text:p>90.2</text:p>
              </table:table-cell>
              <table:table-cell office:value-type="float" office:value="89.0574285714286">
                <text:p>89.0574285714286</text:p>
              </table:table-cell>
            </table:table-row>
            <table:table-row>
              <table:table-cell office:value-type="float" office:value="25.37">
                <text:p>25.37</text:p>
              </table:table-cell>
              <table:table-cell office:value-type="float" office:value="90.3">
                <text:p>90.3</text:p>
              </table:table-cell>
              <table:table-cell office:value-type="float" office:value="89.2196571428572">
                <text:p>89.2196571428572</text:p>
              </table:table-cell>
            </table:table-row>
            <table:table-row>
              <table:table-cell office:value-type="float" office:value="25.54">
                <text:p>25.54</text:p>
              </table:table-cell>
              <table:table-cell office:value-type="float" office:value="90.4">
                <text:p>90.4</text:p>
              </table:table-cell>
              <table:table-cell office:value-type="float" office:value="89.3828571428572">
                <text:p>89.3828571428572</text:p>
              </table:table-cell>
            </table:table-row>
            <table:table-row>
              <table:table-cell office:value-type="float" office:value="25.71">
                <text:p>25.71</text:p>
              </table:table-cell>
              <table:table-cell office:value-type="float" office:value="90.5">
                <text:p>90.5</text:p>
              </table:table-cell>
              <table:table-cell office:value-type="float" office:value="89.5441142857143">
                <text:p>89.5441142857143</text:p>
              </table:table-cell>
            </table:table-row>
            <table:table-row>
              <table:table-cell office:value-type="float" office:value="25.87">
                <text:p>25.87</text:p>
              </table:table-cell>
              <table:table-cell office:value-type="float" office:value="90.7">
                <text:p>90.7</text:p>
              </table:table-cell>
              <table:table-cell office:value-type="float" office:value="89.7063428571429">
                <text:p>89.7063428571429</text:p>
              </table:table-cell>
            </table:table-row>
            <table:table-row>
              <table:table-cell office:value-type="float" office:value="26.04">
                <text:p>26.04</text:p>
              </table:table-cell>
              <table:table-cell office:value-type="float" office:value="90.7">
                <text:p>90.7</text:p>
              </table:table-cell>
              <table:table-cell office:value-type="float" office:value="89.8685714285714">
                <text:p>89.8685714285714</text:p>
              </table:table-cell>
            </table:table-row>
            <table:table-row>
              <table:table-cell office:value-type="float" office:value="26.21">
                <text:p>26.21</text:p>
              </table:table-cell>
              <table:table-cell office:value-type="float" office:value="90.9">
                <text:p>90.9</text:p>
              </table:table-cell>
              <table:table-cell office:value-type="float" office:value="90.0308">
                <text:p>90.0308</text:p>
              </table:table-cell>
            </table:table-row>
            <table:table-row>
              <table:table-cell office:value-type="float" office:value="26.38">
                <text:p>26.38</text:p>
              </table:table-cell>
              <table:table-cell office:value-type="float" office:value="91">
                <text:p>91</text:p>
              </table:table-cell>
              <table:table-cell office:value-type="float" office:value="90.1930285714286">
                <text:p>90.1930285714286</text:p>
              </table:table-cell>
            </table:table-row>
            <table:table-row>
              <table:table-cell office:value-type="float" office:value="26.54">
                <text:p>26.54</text:p>
              </table:table-cell>
              <table:table-cell office:value-type="float" office:value="91.1">
                <text:p>91.1</text:p>
              </table:table-cell>
              <table:table-cell office:value-type="float" office:value="90.3542857142857">
                <text:p>90.3542857142857</text:p>
              </table:table-cell>
            </table:table-row>
            <table:table-row>
              <table:table-cell office:value-type="float" office:value="26.71">
                <text:p>26.71</text:p>
              </table:table-cell>
              <table:table-cell office:value-type="float" office:value="91.2">
                <text:p>91.2</text:p>
              </table:table-cell>
              <table:table-cell office:value-type="float" office:value="90.5165142857143">
                <text:p>90.5165142857143</text:p>
              </table:table-cell>
            </table:table-row>
            <table:table-row>
              <table:table-cell office:value-type="float" office:value="26.88">
                <text:p>26.88</text:p>
              </table:table-cell>
              <table:table-cell office:value-type="float" office:value="91.3">
                <text:p>91.3</text:p>
              </table:table-cell>
              <table:table-cell office:value-type="float" office:value="90.6768">
                <text:p>90.6768</text:p>
              </table:table-cell>
            </table:table-row>
            <table:table-row>
              <table:table-cell office:value-type="float" office:value="27.04">
                <text:p>27.04</text:p>
              </table:table-cell>
              <table:table-cell office:value-type="float" office:value="91.4">
                <text:p>91.4</text:p>
              </table:table-cell>
              <table:table-cell office:value-type="float" office:value="90.8390285714286">
                <text:p>90.8390285714286</text:p>
              </table:table-cell>
            </table:table-row>
            <table:table-row>
              <table:table-cell office:value-type="float" office:value="27.21">
                <text:p>27.21</text:p>
              </table:table-cell>
              <table:table-cell office:value-type="float" office:value="91.5">
                <text:p>91.5</text:p>
              </table:table-cell>
              <table:table-cell office:value-type="float" office:value="91.0022285714286">
                <text:p>91.0022285714286</text:p>
              </table:table-cell>
            </table:table-row>
            <table:table-row>
              <table:table-cell office:value-type="float" office:value="27.38">
                <text:p>27.38</text:p>
              </table:table-cell>
              <table:table-cell office:value-type="float" office:value="91.6">
                <text:p>91.6</text:p>
              </table:table-cell>
              <table:table-cell office:value-type="float" office:value="91.1634857142857">
                <text:p>91.1634857142857</text:p>
              </table:table-cell>
            </table:table-row>
            <table:table-row>
              <table:table-cell office:value-type="float" office:value="27.54">
                <text:p>27.54</text:p>
              </table:table-cell>
              <table:table-cell office:value-type="float" office:value="91.7">
                <text:p>91.7</text:p>
              </table:table-cell>
              <table:table-cell office:value-type="float" office:value="91.3257142857143">
                <text:p>91.3257142857143</text:p>
              </table:table-cell>
            </table:table-row>
            <table:table-row>
              <table:table-cell office:value-type="float" office:value="27.71">
                <text:p>27.71</text:p>
              </table:table-cell>
              <table:table-cell office:value-type="float" office:value="92">
                <text:p>92</text:p>
              </table:table-cell>
              <table:table-cell office:value-type="float" office:value="91.4869714285714">
                <text:p>91.4869714285714</text:p>
              </table:table-cell>
            </table:table-row>
            <table:table-row>
              <table:table-cell office:value-type="float" office:value="27.88">
                <text:p>27.88</text:p>
              </table:table-cell>
              <table:table-cell office:value-type="float" office:value="92.2">
                <text:p>92.2</text:p>
              </table:table-cell>
              <table:table-cell office:value-type="float" office:value="91.6492">
                <text:p>91.6492</text:p>
              </table:table-cell>
            </table:table-row>
            <table:table-row>
              <table:table-cell office:value-type="float" office:value="28.04">
                <text:p>28.04</text:p>
              </table:table-cell>
              <table:table-cell office:value-type="float" office:value="92.5">
                <text:p>92.5</text:p>
              </table:table-cell>
              <table:table-cell office:value-type="float" office:value="91.8104571428571">
                <text:p>91.8104571428571</text:p>
              </table:table-cell>
            </table:table-row>
            <table:table-row>
              <table:table-cell office:value-type="float" office:value="28.21">
                <text:p>28.21</text:p>
              </table:table-cell>
              <table:table-cell office:value-type="float" office:value="92.7">
                <text:p>92.7</text:p>
              </table:table-cell>
              <table:table-cell office:value-type="float" office:value="91.9726857142857">
                <text:p>91.9726857142857</text:p>
              </table:table-cell>
            </table:table-row>
            <table:table-row>
              <table:table-cell office:value-type="float" office:value="28.38">
                <text:p>28.38</text:p>
              </table:table-cell>
              <table:table-cell office:value-type="float" office:value="93">
                <text:p>93</text:p>
              </table:table-cell>
              <table:table-cell office:value-type="float" office:value="92.1358857142857">
                <text:p>92.1358857142857</text:p>
              </table:table-cell>
            </table:table-row>
            <table:table-row>
              <table:table-cell office:value-type="float" office:value="28.54">
                <text:p>28.54</text:p>
              </table:table-cell>
              <table:table-cell office:value-type="float" office:value="93.2">
                <text:p>93.2</text:p>
              </table:table-cell>
              <table:table-cell office:value-type="float" office:value="92.2971428571429">
                <text:p>92.2971428571429</text:p>
              </table:table-cell>
            </table:table-row>
            <table:table-row>
              <table:table-cell office:value-type="float" office:value="28.71">
                <text:p>28.71</text:p>
              </table:table-cell>
              <table:table-cell office:value-type="float" office:value="93.4">
                <text:p>93.4</text:p>
              </table:table-cell>
              <table:table-cell office:value-type="float" office:value="92.4593714285714">
                <text:p>92.4593714285714</text:p>
              </table:table-cell>
            </table:table-row>
            <table:table-row>
              <table:table-cell office:value-type="float" office:value="28.88">
                <text:p>28.88</text:p>
              </table:table-cell>
              <table:table-cell office:value-type="float" office:value="93.7">
                <text:p>93.7</text:p>
              </table:table-cell>
              <table:table-cell office:value-type="float" office:value="92.6216">
                <text:p>92.6216</text:p>
              </table:table-cell>
            </table:table-row>
            <table:table-row>
              <table:table-cell office:value-type="float" office:value="29.04">
                <text:p>29.04</text:p>
              </table:table-cell>
              <table:table-cell office:value-type="float" office:value="93.9">
                <text:p>93.9</text:p>
              </table:table-cell>
              <table:table-cell office:value-type="float" office:value="92.7828571428571">
                <text:p>92.7828571428571</text:p>
              </table:table-cell>
            </table:table-row>
            <table:table-row>
              <table:table-cell office:value-type="float" office:value="29.21">
                <text:p>29.21</text:p>
              </table:table-cell>
              <table:table-cell office:value-type="float" office:value="94.1">
                <text:p>94.1</text:p>
              </table:table-cell>
              <table:table-cell office:value-type="float" office:value="92.9450857142857">
                <text:p>92.9450857142857</text:p>
              </table:table-cell>
            </table:table-row>
            <table:table-row>
              <table:table-cell office:value-type="float" office:value="29.38">
                <text:p>29.38</text:p>
              </table:table-cell>
              <table:table-cell office:value-type="float" office:value="94.3">
                <text:p>94.3</text:p>
              </table:table-cell>
              <table:table-cell office:value-type="float" office:value="93.1073142857143">
                <text:p>93.1073142857143</text:p>
              </table:table-cell>
            </table:table-row>
            <table:table-row>
              <table:table-cell office:value-type="float" office:value="29.54">
                <text:p>29.54</text:p>
              </table:table-cell>
              <table:table-cell office:value-type="float" office:value="94.5">
                <text:p>94.5</text:p>
              </table:table-cell>
              <table:table-cell office:value-type="float" office:value="93.2685714285714">
                <text:p>93.2685714285714</text:p>
              </table:table-cell>
            </table:table-row>
            <table:table-row>
              <table:table-cell office:value-type="float" office:value="29.71">
                <text:p>29.71</text:p>
              </table:table-cell>
              <table:table-cell office:value-type="float" office:value="94.7">
                <text:p>94.7</text:p>
              </table:table-cell>
              <table:table-cell office:value-type="float" office:value="93.4308">
                <text:p>93.4308</text:p>
              </table:table-cell>
            </table:table-row>
            <table:table-row>
              <table:table-cell office:value-type="float" office:value="29.88">
                <text:p>29.88</text:p>
              </table:table-cell>
              <table:table-cell office:value-type="float" office:value="94.9">
                <text:p>94.9</text:p>
              </table:table-cell>
              <table:table-cell office:value-type="float" office:value="93.5930285714286">
                <text:p>93.5930285714286</text:p>
              </table:table-cell>
            </table:table-row>
            <table:table-row>
              <table:table-cell office:value-type="float" office:value="30.04">
                <text:p>30.04</text:p>
              </table:table-cell>
              <table:table-cell office:value-type="float" office:value="95.1">
                <text:p>95.1</text:p>
              </table:table-cell>
              <table:table-cell office:value-type="float" office:value="93.7552571428572">
                <text:p>93.7552571428572</text:p>
              </table:table-cell>
            </table:table-row>
            <table:table-row>
              <table:table-cell office:value-type="float" office:value="30.21">
                <text:p>30.21</text:p>
              </table:table-cell>
              <table:table-cell office:value-type="float" office:value="95.3">
                <text:p>95.3</text:p>
              </table:table-cell>
              <table:table-cell office:value-type="float" office:value="93.9165142857143">
                <text:p>93.9165142857143</text:p>
              </table:table-cell>
            </table:table-row>
            <table:table-row>
              <table:table-cell office:value-type="float" office:value="30.38">
                <text:p>30.38</text:p>
              </table:table-cell>
              <table:table-cell office:value-type="float" office:value="95.5">
                <text:p>95.5</text:p>
              </table:table-cell>
              <table:table-cell office:value-type="float" office:value="94.0787428571429">
                <text:p>94.0787428571429</text:p>
              </table:table-cell>
            </table:table-row>
            <table:table-row>
              <table:table-cell office:value-type="float" office:value="30.54">
                <text:p>30.54</text:p>
              </table:table-cell>
              <table:table-cell office:value-type="float" office:value="95.7">
                <text:p>95.7</text:p>
              </table:table-cell>
              <table:table-cell office:value-type="float" office:value="94.24">
                <text:p>94.24</text:p>
              </table:table-cell>
            </table:table-row>
            <table:table-row>
              <table:table-cell office:value-type="float" office:value="30.71">
                <text:p>30.71</text:p>
              </table:table-cell>
              <table:table-cell office:value-type="float" office:value="95.9">
                <text:p>95.9</text:p>
              </table:table-cell>
              <table:table-cell office:value-type="float" office:value="94.4032">
                <text:p>94.4032</text:p>
              </table:table-cell>
            </table:table-row>
            <table:table-row>
              <table:table-cell office:value-type="float" office:value="30.88">
                <text:p>30.88</text:p>
              </table:table-cell>
              <table:table-cell office:value-type="float" office:value="96.1">
                <text:p>96.1</text:p>
              </table:table-cell>
              <table:table-cell office:value-type="float" office:value="94.5654285714286">
                <text:p>94.5654285714286</text:p>
              </table:table-cell>
            </table:table-row>
            <table:table-row>
              <table:table-cell office:value-type="float" office:value="31.04">
                <text:p>31.04</text:p>
              </table:table-cell>
              <table:table-cell office:value-type="float" office:value="96.3">
                <text:p>96.3</text:p>
              </table:table-cell>
              <table:table-cell office:value-type="float" office:value="94.7257142857143">
                <text:p>94.7257142857143</text:p>
              </table:table-cell>
            </table:table-row>
            <table:table-row>
              <table:table-cell office:value-type="float" office:value="31.21">
                <text:p>31.21</text:p>
              </table:table-cell>
              <table:table-cell office:value-type="float" office:value="96.5">
                <text:p>96.5</text:p>
              </table:table-cell>
              <table:table-cell office:value-type="float" office:value="94.8889142857143">
                <text:p>94.8889142857143</text:p>
              </table:table-cell>
            </table:table-row>
            <table:table-row>
              <table:table-cell office:value-type="float" office:value="31.38">
                <text:p>31.38</text:p>
              </table:table-cell>
              <table:table-cell office:value-type="float" office:value="96.6">
                <text:p>96.6</text:p>
              </table:table-cell>
              <table:table-cell office:value-type="float" office:value="94.9773142857143">
                <text:p>94.9773142857143</text:p>
              </table:table-cell>
            </table:table-row>
            <table:table-row>
              <table:table-cell office:value-type="float" office:value="31.54">
                <text:p>31.54</text:p>
              </table:table-cell>
              <table:table-cell office:value-type="float" office:value="96.7">
                <text:p>96.7</text:p>
              </table:table-cell>
              <table:table-cell office:value-type="float" office:value="95.2124">
                <text:p>95.2124</text:p>
              </table:table-cell>
            </table:table-row>
            <table:table-row>
              <table:table-cell office:value-type="float" office:value="31.71">
                <text:p>31.71</text:p>
              </table:table-cell>
              <table:table-cell office:value-type="float" office:value="96.9">
                <text:p>96.9</text:p>
              </table:table-cell>
              <table:table-cell office:value-type="float" office:value="95.3746285714286">
                <text:p>95.3746285714286</text:p>
              </table:table-cell>
            </table:table-row>
            <table:table-row>
              <table:table-cell office:value-type="float" office:value="31.88">
                <text:p>31.88</text:p>
              </table:table-cell>
              <table:table-cell office:value-type="float" office:value="97">
                <text:p>97</text:p>
              </table:table-cell>
              <table:table-cell office:value-type="float" office:value="95.5368571428572">
                <text:p>95.5368571428572</text:p>
              </table:table-cell>
            </table:table-row>
            <table:table-row>
              <table:table-cell office:value-type="float" office:value="32.04">
                <text:p>32.04</text:p>
              </table:table-cell>
              <table:table-cell office:value-type="float" office:value="97.2">
                <text:p>97.2</text:p>
              </table:table-cell>
              <table:table-cell office:value-type="float" office:value="95.6971428571429">
                <text:p>95.6971428571429</text:p>
              </table:table-cell>
            </table:table-row>
            <table:table-row>
              <table:table-cell office:value-type="float" office:value="32.21">
                <text:p>32.21</text:p>
              </table:table-cell>
              <table:table-cell office:value-type="float" office:value="97.4">
                <text:p>97.4</text:p>
              </table:table-cell>
              <table:table-cell office:value-type="float" office:value="95.8603428571429">
                <text:p>95.8603428571429</text:p>
              </table:table-cell>
            </table:table-row>
            <table:table-row>
              <table:table-cell office:value-type="float" office:value="32.38">
                <text:p>32.38</text:p>
              </table:table-cell>
              <table:table-cell office:value-type="float" office:value="97.5">
                <text:p>97.5</text:p>
              </table:table-cell>
              <table:table-cell office:value-type="float" office:value="96.0216">
                <text:p>96.0216</text:p>
              </table:table-cell>
            </table:table-row>
            <table:table-row>
              <table:table-cell office:value-type="float" office:value="32.54">
                <text:p>32.54</text:p>
              </table:table-cell>
              <table:table-cell office:value-type="float" office:value="97.6">
                <text:p>97.6</text:p>
              </table:table-cell>
              <table:table-cell office:value-type="float" office:value="96.1838285714286">
                <text:p>96.1838285714286</text:p>
              </table:table-cell>
            </table:table-row>
            <table:table-row>
              <table:table-cell office:value-type="float" office:value="32.71">
                <text:p>32.71</text:p>
              </table:table-cell>
              <table:table-cell office:value-type="float" office:value="97.6">
                <text:p>97.6</text:p>
              </table:table-cell>
              <table:table-cell office:value-type="float" office:value="96.3460571428572">
                <text:p>96.3460571428572</text:p>
              </table:table-cell>
            </table:table-row>
            <table:table-row>
              <table:table-cell office:value-type="float" office:value="32.88">
                <text:p>32.88</text:p>
              </table:table-cell>
              <table:table-cell office:value-type="float" office:value="97.6">
                <text:p>97.6</text:p>
              </table:table-cell>
              <table:table-cell office:value-type="float" office:value="96.5082857142857">
                <text:p>96.5082857142857</text:p>
              </table:table-cell>
            </table:table-row>
            <table:table-row>
              <table:table-cell office:value-type="float" office:value="33.04">
                <text:p>33.04</text:p>
              </table:table-cell>
              <table:table-cell office:value-type="float" office:value="97.5">
                <text:p>97.5</text:p>
              </table:table-cell>
              <table:table-cell office:value-type="float" office:value="96.6695428571429">
                <text:p>96.6695428571429</text:p>
              </table:table-cell>
            </table:table-row>
            <table:table-row>
              <table:table-cell office:value-type="float" office:value="33.21">
                <text:p>33.21</text:p>
              </table:table-cell>
              <table:table-cell office:value-type="float" office:value="97.4">
                <text:p>97.4</text:p>
              </table:table-cell>
              <table:table-cell office:value-type="float" office:value="96.8327428571429">
                <text:p>96.8327428571429</text:p>
              </table:table-cell>
            </table:table-row>
            <table:table-row>
              <table:table-cell office:value-type="float" office:value="33.38">
                <text:p>33.38</text:p>
              </table:table-cell>
              <table:table-cell office:value-type="float" office:value="97.2">
                <text:p>97.2</text:p>
              </table:table-cell>
              <table:table-cell office:value-type="float" office:value="96.994">
                <text:p>96.994</text:p>
              </table:table-cell>
            </table:table-row>
            <table:table-row>
              <table:table-cell office:value-type="float" office:value="33.54">
                <text:p>33.54</text:p>
              </table:table-cell>
              <table:table-cell office:value-type="float" office:value="97.1">
                <text:p>97.1</text:p>
              </table:table-cell>
              <table:table-cell office:value-type="float" office:value="97.1552571428571">
                <text:p>97.1552571428571</text:p>
              </table:table-cell>
            </table:table-row>
            <table:table-row>
              <table:table-cell office:value-type="float" office:value="33.71">
                <text:p>33.71</text:p>
              </table:table-cell>
              <table:table-cell office:value-type="float" office:value="97.1">
                <text:p>97.1</text:p>
              </table:table-cell>
              <table:table-cell office:value-type="float" office:value="97.3174857142857">
                <text:p>97.3174857142857</text:p>
              </table:table-cell>
            </table:table-row>
            <table:table-row>
              <table:table-cell office:value-type="float" office:value="33.88">
                <text:p>33.88</text:p>
              </table:table-cell>
              <table:table-cell office:value-type="float" office:value="97">
                <text:p>97</text:p>
              </table:table-cell>
              <table:table-cell office:value-type="float" office:value="97.4797142857143">
                <text:p>97.4797142857143</text:p>
              </table:table-cell>
            </table:table-row>
            <table:table-row>
              <table:table-cell office:value-type="float" office:value="34.04">
                <text:p>34.04</text:p>
              </table:table-cell>
              <table:table-cell office:value-type="float" office:value="97">
                <text:p>97</text:p>
              </table:table-cell>
              <table:table-cell office:value-type="float" office:value="97.6419428571429">
                <text:p>97.6419428571429</text:p>
              </table:table-cell>
            </table:table-row>
            <table:table-row>
              <table:table-cell office:value-type="float" office:value="34.21">
                <text:p>34.21</text:p>
              </table:table-cell>
              <table:table-cell office:value-type="float" office:value="96.9">
                <text:p>96.9</text:p>
              </table:table-cell>
              <table:table-cell office:value-type="float" office:value="97.8032">
                <text:p>97.8032</text:p>
              </table:table-cell>
            </table:table-row>
            <table:table-row>
              <table:table-cell office:value-type="float" office:value="34.38">
                <text:p>34.38</text:p>
              </table:table-cell>
              <table:table-cell office:value-type="float" office:value="96.9">
                <text:p>96.9</text:p>
              </table:table-cell>
              <table:table-cell office:value-type="float" office:value="97.9654285714286">
                <text:p>97.9654285714286</text:p>
              </table:table-cell>
            </table:table-row>
            <table:table-row>
              <table:table-cell office:value-type="float" office:value="34.54">
                <text:p>34.54</text:p>
              </table:table-cell>
              <table:table-cell office:value-type="float" office:value="96.9">
                <text:p>96.9</text:p>
              </table:table-cell>
              <table:table-cell office:value-type="float" office:value="98.1276571428571">
                <text:p>98.1276571428571</text:p>
              </table:table-cell>
            </table:table-row>
            <table:table-row>
              <table:table-cell office:value-type="float" office:value="34.71">
                <text:p>34.71</text:p>
              </table:table-cell>
              <table:table-cell office:value-type="float" office:value="97">
                <text:p>97</text:p>
              </table:table-cell>
              <table:table-cell office:value-type="float" office:value="98.2898857142857">
                <text:p>98.2898857142857</text:p>
              </table:table-cell>
            </table:table-row>
            <table:table-row>
              <table:table-cell office:value-type="float" office:value="34.88">
                <text:p>34.88</text:p>
              </table:table-cell>
              <table:table-cell office:value-type="float" office:value="97.2">
                <text:p>97.2</text:p>
              </table:table-cell>
              <table:table-cell office:value-type="float" office:value="98.4511428571429">
                <text:p>98.4511428571429</text:p>
              </table:table-cell>
            </table:table-row>
            <table:table-row>
              <table:table-cell office:value-type="float" office:value="35.04">
                <text:p>35.04</text:p>
              </table:table-cell>
              <table:table-cell office:value-type="float" office:value="97.2">
                <text:p>97.2</text:p>
              </table:table-cell>
              <table:table-cell office:value-type="float" office:value="98.6133714285714">
                <text:p>98.6133714285714</text:p>
              </table:table-cell>
            </table:table-row>
            <table:table-row>
              <table:table-cell office:value-type="float" office:value="35.21">
                <text:p>35.21</text:p>
              </table:table-cell>
              <table:table-cell office:value-type="float" office:value="97.4">
                <text:p>97.4</text:p>
              </table:table-cell>
              <table:table-cell office:value-type="float" office:value="98.7746285714286">
                <text:p>98.7746285714286</text:p>
              </table:table-cell>
            </table:table-row>
            <table:table-row>
              <table:table-cell office:value-type="float" office:value="35.38">
                <text:p>35.38</text:p>
              </table:table-cell>
              <table:table-cell office:value-type="float" office:value="97.6">
                <text:p>97.6</text:p>
              </table:table-cell>
              <table:table-cell office:value-type="float" office:value="98.9368571428571">
                <text:p>98.9368571428571</text:p>
              </table:table-cell>
            </table:table-row>
            <table:table-row>
              <table:table-cell office:value-type="float" office:value="35.54">
                <text:p>35.54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5.71">
                <text:p>35.71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5.88">
                <text:p>35.88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6.04">
                <text:p>36.04</text:p>
              </table:table-cell>
              <table:table-cell office:value-type="float" office:value="98.1">
                <text:p>98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6.21">
                <text:p>36.21</text:p>
              </table:table-cell>
              <table:table-cell office:value-type="float" office:value="98.1">
                <text:p>98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6.38">
                <text:p>36.38</text:p>
              </table:table-cell>
              <table:table-cell office:value-type="float" office:value="98.2">
                <text:p>98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6.54">
                <text:p>36.54</text:p>
              </table:table-cell>
              <table:table-cell office:value-type="float" office:value="98.2">
                <text:p>98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6.71">
                <text:p>36.71</text:p>
              </table:table-cell>
              <table:table-cell office:value-type="float" office:value="98.3">
                <text:p>98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6.88">
                <text:p>36.88</text:p>
              </table:table-cell>
              <table:table-cell office:value-type="float" office:value="98.2">
                <text:p>98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7.04">
                <text:p>37.04</text:p>
              </table:table-cell>
              <table:table-cell office:value-type="float" office:value="98.3">
                <text:p>98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7.21">
                <text:p>37.21</text:p>
              </table:table-cell>
              <table:table-cell office:value-type="float" office:value="98.3">
                <text:p>98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7.38">
                <text:p>37.38</text:p>
              </table:table-cell>
              <table:table-cell office:value-type="float" office:value="98.3">
                <text:p>98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7.54">
                <text:p>37.54</text:p>
              </table:table-cell>
              <table:table-cell office:value-type="float" office:value="98.3">
                <text:p>98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7.71">
                <text:p>37.71</text:p>
              </table:table-cell>
              <table:table-cell office:value-type="float" office:value="98.4">
                <text:p>98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7.88">
                <text:p>37.88</text:p>
              </table:table-cell>
              <table:table-cell office:value-type="float" office:value="98.3">
                <text:p>98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8.04">
                <text:p>38.04</text:p>
              </table:table-cell>
              <table:table-cell office:value-type="float" office:value="98.3">
                <text:p>98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8.21">
                <text:p>38.21</text:p>
              </table:table-cell>
              <table:table-cell office:value-type="float" office:value="98.3">
                <text:p>98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8.38">
                <text:p>38.38</text:p>
              </table:table-cell>
              <table:table-cell office:value-type="float" office:value="98.4">
                <text:p>98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8.54">
                <text:p>38.54</text:p>
              </table:table-cell>
              <table:table-cell office:value-type="float" office:value="98.3">
                <text:p>98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8.71">
                <text:p>38.71</text:p>
              </table:table-cell>
              <table:table-cell office:value-type="float" office:value="98.3">
                <text:p>98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8.88">
                <text:p>38.88</text:p>
              </table:table-cell>
              <table:table-cell office:value-type="float" office:value="98.3">
                <text:p>98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9.05">
                <text:p>39.05</text:p>
              </table:table-cell>
              <table:table-cell office:value-type="float" office:value="98.4">
                <text:p>98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9.21">
                <text:p>39.21</text:p>
              </table:table-cell>
              <table:table-cell office:value-type="float" office:value="98.4">
                <text:p>98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9.38">
                <text:p>39.38</text:p>
              </table:table-cell>
              <table:table-cell office:value-type="float" office:value="98.5">
                <text:p>98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9.55">
                <text:p>39.55</text:p>
              </table:table-cell>
              <table:table-cell office:value-type="float" office:value="98.4">
                <text:p>98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9.71">
                <text:p>39.71</text:p>
              </table:table-cell>
              <table:table-cell office:value-type="float" office:value="98.5">
                <text:p>98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9.88">
                <text:p>39.88</text:p>
              </table:table-cell>
              <table:table-cell office:value-type="float" office:value="98.5">
                <text:p>98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0.05">
                <text:p>40.05</text:p>
              </table:table-cell>
              <table:table-cell office:value-type="float" office:value="98.5">
                <text:p>98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0.21">
                <text:p>40.21</text:p>
              </table:table-cell>
              <table:table-cell office:value-type="float" office:value="98.5">
                <text:p>98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0.38">
                <text:p>40.38</text:p>
              </table:table-cell>
              <table:table-cell office:value-type="float" office:value="98.5">
                <text:p>98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0.55">
                <text:p>40.55</text:p>
              </table:table-cell>
              <table:table-cell office:value-type="float" office:value="98.5">
                <text:p>98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0.71">
                <text:p>40.71</text:p>
              </table:table-cell>
              <table:table-cell office:value-type="float" office:value="98.6">
                <text:p>98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0.88">
                <text:p>40.88</text:p>
              </table:table-cell>
              <table:table-cell office:value-type="float" office:value="98.5">
                <text:p>98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1.05">
                <text:p>41.05</text:p>
              </table:table-cell>
              <table:table-cell office:value-type="float" office:value="98.6">
                <text:p>98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1.21">
                <text:p>41.21</text:p>
              </table:table-cell>
              <table:table-cell office:value-type="float" office:value="98.5">
                <text:p>98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1.38">
                <text:p>41.38</text:p>
              </table:table-cell>
              <table:table-cell office:value-type="float" office:value="98.5">
                <text:p>98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1.55">
                <text:p>41.55</text:p>
              </table:table-cell>
              <table:table-cell office:value-type="float" office:value="98.4">
                <text:p>98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1.71">
                <text:p>41.71</text:p>
              </table:table-cell>
              <table:table-cell office:value-type="float" office:value="98.4">
                <text:p>98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1.88">
                <text:p>41.88</text:p>
              </table:table-cell>
              <table:table-cell office:value-type="float" office:value="98.3">
                <text:p>98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2.05">
                <text:p>42.05</text:p>
              </table:table-cell>
              <table:table-cell office:value-type="float" office:value="98.3">
                <text:p>98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2.21">
                <text:p>42.21</text:p>
              </table:table-cell>
              <table:table-cell office:value-type="float" office:value="98.2">
                <text:p>98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2.38">
                <text:p>42.38</text:p>
              </table:table-cell>
              <table:table-cell office:value-type="float" office:value="98.2">
                <text:p>98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2.55">
                <text:p>42.55</text:p>
              </table:table-cell>
              <table:table-cell office:value-type="float" office:value="98.1">
                <text:p>98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2.71">
                <text:p>42.71</text:p>
              </table:table-cell>
              <table:table-cell office:value-type="float" office:value="98.1">
                <text:p>98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2.88">
                <text:p>42.88</text:p>
              </table:table-cell>
              <table:table-cell office:value-type="float" office:value="98.1">
                <text:p>98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.05">
                <text:p>43.05</text:p>
              </table:table-cell>
              <table:table-cell office:value-type="float" office:value="98.1">
                <text:p>98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.21">
                <text:p>43.21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.38">
                <text:p>43.38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.55">
                <text:p>43.55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.71">
                <text:p>43.71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.88">
                <text:p>43.88</text:p>
              </table:table-cell>
              <table:table-cell office:value-type="float" office:value="97.8">
                <text:p>97.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.05">
                <text:p>44.05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.21">
                <text:p>44.21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.38">
                <text:p>44.38</text:p>
              </table:table-cell>
              <table:table-cell office:value-type="float" office:value="97.8">
                <text:p>97.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.55">
                <text:p>44.55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.71">
                <text:p>44.71</text:p>
              </table:table-cell>
              <table:table-cell office:value-type="float" office:value="97.8">
                <text:p>97.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.88">
                <text:p>44.88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5.05">
                <text:p>45.05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5.21">
                <text:p>45.21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5.38">
                <text:p>45.38</text:p>
              </table:table-cell>
              <table:table-cell office:value-type="float" office:value="97.8">
                <text:p>97.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5.55">
                <text:p>45.55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5.71">
                <text:p>45.71</text:p>
              </table:table-cell>
              <table:table-cell office:value-type="float" office:value="97.8">
                <text:p>97.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5.88">
                <text:p>45.88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6.05">
                <text:p>46.05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6.21">
                <text:p>46.21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6.38">
                <text:p>46.38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6.55">
                <text:p>46.55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6.71">
                <text:p>46.71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6.88">
                <text:p>46.88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7.05">
                <text:p>47.05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7.21">
                <text:p>47.21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7.38">
                <text:p>47.38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7.55">
                <text:p>47.55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7.71">
                <text:p>47.71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7.88">
                <text:p>47.88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8.05">
                <text:p>48.05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8.21">
                <text:p>48.21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8.38">
                <text:p>48.38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8.55">
                <text:p>48.55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8.71">
                <text:p>48.71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8.88">
                <text:p>48.88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9.05">
                <text:p>49.05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9.22">
                <text:p>49.22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9.38">
                <text:p>49.38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9.55">
                <text:p>49.55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9.72">
                <text:p>49.72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9.88">
                <text:p>49.88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0.05">
                <text:p>50.05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0.22">
                <text:p>50.22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0.38">
                <text:p>50.38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0.55">
                <text:p>50.55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0.72">
                <text:p>50.72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0.88">
                <text:p>50.88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1.05">
                <text:p>51.05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1.22">
                <text:p>51.22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1.38">
                <text:p>51.38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1.55">
                <text:p>51.55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1.72">
                <text:p>51.72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1.88">
                <text:p>51.88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2.05">
                <text:p>52.05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2.22">
                <text:p>52.22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2.38">
                <text:p>52.38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2.55">
                <text:p>52.55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2.72">
                <text:p>52.72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2.89">
                <text:p>52.89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3.05">
                <text:p>53.05</text:p>
              </table:table-cell>
              <table:table-cell office:value-type="float" office:value="97.8">
                <text:p>97.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3.22">
                <text:p>53.22</text:p>
              </table:table-cell>
              <table:table-cell office:value-type="float" office:value="97.8">
                <text:p>97.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3.39">
                <text:p>53.39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3.55">
                <text:p>53.55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3.72">
                <text:p>53.72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3.89">
                <text:p>53.89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4.05">
                <text:p>54.05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4.22">
                <text:p>54.22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4.39">
                <text:p>54.39</text:p>
              </table:table-cell>
              <table:table-cell office:value-type="float" office:value="98.1">
                <text:p>98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4.55">
                <text:p>54.55</text:p>
              </table:table-cell>
              <table:table-cell office:value-type="float" office:value="98.1">
                <text:p>98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4.72">
                <text:p>54.72</text:p>
              </table:table-cell>
              <table:table-cell office:value-type="float" office:value="98.1">
                <text:p>98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4.89">
                <text:p>54.89</text:p>
              </table:table-cell>
              <table:table-cell office:value-type="float" office:value="98.1">
                <text:p>98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5.05">
                <text:p>55.05</text:p>
              </table:table-cell>
              <table:table-cell office:value-type="float" office:value="98.2">
                <text:p>98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5.22">
                <text:p>55.22</text:p>
              </table:table-cell>
              <table:table-cell office:value-type="float" office:value="98.1">
                <text:p>98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5.39">
                <text:p>55.39</text:p>
              </table:table-cell>
              <table:table-cell office:value-type="float" office:value="98.3">
                <text:p>98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5.55">
                <text:p>55.55</text:p>
              </table:table-cell>
              <table:table-cell office:value-type="float" office:value="98.2">
                <text:p>98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5.72">
                <text:p>55.72</text:p>
              </table:table-cell>
              <table:table-cell office:value-type="float" office:value="98.3">
                <text:p>98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5.89">
                <text:p>55.89</text:p>
              </table:table-cell>
              <table:table-cell office:value-type="float" office:value="98.3">
                <text:p>98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6.05">
                <text:p>56.05</text:p>
              </table:table-cell>
              <table:table-cell office:value-type="float" office:value="98.4">
                <text:p>98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6.22">
                <text:p>56.22</text:p>
              </table:table-cell>
              <table:table-cell office:value-type="float" office:value="98.3">
                <text:p>98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6.39">
                <text:p>56.39</text:p>
              </table:table-cell>
              <table:table-cell office:value-type="float" office:value="98.4">
                <text:p>98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6.55">
                <text:p>56.55</text:p>
              </table:table-cell>
              <table:table-cell office:value-type="float" office:value="98.3">
                <text:p>98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6.72">
                <text:p>56.72</text:p>
              </table:table-cell>
              <table:table-cell office:value-type="float" office:value="98.4">
                <text:p>98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6.89">
                <text:p>56.89</text:p>
              </table:table-cell>
              <table:table-cell office:value-type="float" office:value="98.3">
                <text:p>98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7.06">
                <text:p>57.06</text:p>
              </table:table-cell>
              <table:table-cell office:value-type="float" office:value="98.5">
                <text:p>98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7.22">
                <text:p>57.22</text:p>
              </table:table-cell>
              <table:table-cell office:value-type="float" office:value="98.4">
                <text:p>98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7.39">
                <text:p>57.39</text:p>
              </table:table-cell>
              <table:table-cell office:value-type="float" office:value="98.5">
                <text:p>98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7.56">
                <text:p>57.56</text:p>
              </table:table-cell>
              <table:table-cell office:value-type="float" office:value="98.4">
                <text:p>98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7.72">
                <text:p>57.72</text:p>
              </table:table-cell>
              <table:table-cell office:value-type="float" office:value="98.4">
                <text:p>98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7.89">
                <text:p>57.89</text:p>
              </table:table-cell>
              <table:table-cell office:value-type="float" office:value="98.4">
                <text:p>98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8.06">
                <text:p>58.06</text:p>
              </table:table-cell>
              <table:table-cell office:value-type="float" office:value="98.3">
                <text:p>98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8.22">
                <text:p>58.22</text:p>
              </table:table-cell>
              <table:table-cell office:value-type="float" office:value="98.3">
                <text:p>98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8.39">
                <text:p>58.39</text:p>
              </table:table-cell>
              <table:table-cell office:value-type="float" office:value="98.3">
                <text:p>98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8.56">
                <text:p>58.56</text:p>
              </table:table-cell>
              <table:table-cell office:value-type="float" office:value="98.3">
                <text:p>98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8.72">
                <text:p>58.72</text:p>
              </table:table-cell>
              <table:table-cell office:value-type="float" office:value="98.3">
                <text:p>98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8.89">
                <text:p>58.89</text:p>
              </table:table-cell>
              <table:table-cell office:value-type="float" office:value="98.2">
                <text:p>98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9.06">
                <text:p>59.06</text:p>
              </table:table-cell>
              <table:table-cell office:value-type="float" office:value="98.3">
                <text:p>98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9.22">
                <text:p>59.22</text:p>
              </table:table-cell>
              <table:table-cell office:value-type="float" office:value="98.2">
                <text:p>98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9.39">
                <text:p>59.39</text:p>
              </table:table-cell>
              <table:table-cell office:value-type="float" office:value="98.2">
                <text:p>98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9.56">
                <text:p>59.56</text:p>
              </table:table-cell>
              <table:table-cell office:value-type="float" office:value="98.1">
                <text:p>98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9.72">
                <text:p>59.72</text:p>
              </table:table-cell>
              <table:table-cell office:value-type="float" office:value="98.1">
                <text:p>98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9.89">
                <text:p>59.89</text:p>
              </table:table-cell>
              <table:table-cell office:value-type="float" office:value="98.1">
                <text:p>98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0.06">
                <text:p>60.06</text:p>
              </table:table-cell>
              <table:table-cell office:value-type="float" office:value="98.1">
                <text:p>98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0.22">
                <text:p>60.22</text:p>
              </table:table-cell>
              <table:table-cell office:value-type="float" office:value="98.1">
                <text:p>98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0.39">
                <text:p>60.39</text:p>
              </table:table-cell>
              <table:table-cell office:value-type="float" office:value="98.1">
                <text:p>98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0.56">
                <text:p>60.56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0.73">
                <text:p>60.73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0.89">
                <text:p>60.89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1.06">
                <text:p>61.06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1.23">
                <text:p>61.23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1.39">
                <text:p>61.39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1.56">
                <text:p>61.56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1.73">
                <text:p>61.73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1.89">
                <text:p>61.89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2.06">
                <text:p>62.06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2.23">
                <text:p>62.23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2.39">
                <text:p>62.39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2.56">
                <text:p>62.56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2.73">
                <text:p>62.73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2.89">
                <text:p>62.89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3.06">
                <text:p>63.06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3.23">
                <text:p>63.23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3.39">
                <text:p>63.39</text:p>
              </table:table-cell>
              <table:table-cell office:value-type="float" office:value="97.5">
                <text:p>97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3.56">
                <text:p>63.56</text:p>
              </table:table-cell>
              <table:table-cell office:value-type="float" office:value="97.4">
                <text:p>97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3.73">
                <text:p>63.73</text:p>
              </table:table-cell>
              <table:table-cell office:value-type="float" office:value="97.4">
                <text:p>97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3.89">
                <text:p>63.89</text:p>
              </table:table-cell>
              <table:table-cell office:value-type="float" office:value="97.3">
                <text:p>97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4.06">
                <text:p>64.06</text:p>
              </table:table-cell>
              <table:table-cell office:value-type="float" office:value="97.3">
                <text:p>97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4.23">
                <text:p>64.23</text:p>
              </table:table-cell>
              <table:table-cell office:value-type="float" office:value="97.3">
                <text:p>97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4.39">
                <text:p>64.39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4.56">
                <text:p>64.56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4.73">
                <text:p>64.73</text:p>
              </table:table-cell>
              <table:table-cell office:value-type="float" office:value="97.1">
                <text:p>97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4.89">
                <text:p>64.89</text:p>
              </table:table-cell>
              <table:table-cell office:value-type="float" office:value="97.1">
                <text:p>97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5.06">
                <text:p>65.06</text:p>
              </table:table-cell>
              <table:table-cell office:value-type="float" office:value="97.1">
                <text:p>97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5.23">
                <text:p>65.23</text:p>
              </table:table-cell>
              <table:table-cell office:value-type="float" office:value="97.1">
                <text:p>97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5.39">
                <text:p>65.39</text:p>
              </table:table-cell>
              <table:table-cell office:value-type="float" office:value="97.1">
                <text:p>97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5.56">
                <text:p>65.56</text:p>
              </table:table-cell>
              <table:table-cell office:value-type="float" office:value="97.1">
                <text:p>97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5.73">
                <text:p>65.73</text:p>
              </table:table-cell>
              <table:table-cell office:value-type="float" office:value="97.1">
                <text:p>97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5.89">
                <text:p>65.89</text:p>
              </table:table-cell>
              <table:table-cell office:value-type="float" office:value="97.1">
                <text:p>97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6.06">
                <text:p>66.06</text:p>
              </table:table-cell>
              <table:table-cell office:value-type="float" office:value="97.1">
                <text:p>97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6.23">
                <text:p>66.23</text:p>
              </table:table-cell>
              <table:table-cell office:value-type="float" office:value="97.1">
                <text:p>97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6.39">
                <text:p>66.39</text:p>
              </table:table-cell>
              <table:table-cell office:value-type="float" office:value="97.1">
                <text:p>97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6.56">
                <text:p>66.56</text:p>
              </table:table-cell>
              <table:table-cell office:value-type="float" office:value="97.1">
                <text:p>97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6.73">
                <text:p>66.73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6.89">
                <text:p>66.89</text:p>
              </table:table-cell>
              <table:table-cell office:value-type="float" office:value="97.3">
                <text:p>97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7.06">
                <text:p>67.06</text:p>
              </table:table-cell>
              <table:table-cell office:value-type="float" office:value="97.3">
                <text:p>97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7.23">
                <text:p>67.23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7.39">
                <text:p>67.39</text:p>
              </table:table-cell>
              <table:table-cell office:value-type="float" office:value="97.3">
                <text:p>97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7.56">
                <text:p>67.56</text:p>
              </table:table-cell>
              <table:table-cell office:value-type="float" office:value="97.3">
                <text:p>97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7.73">
                <text:p>67.73</text:p>
              </table:table-cell>
              <table:table-cell office:value-type="float" office:value="97.3">
                <text:p>97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7.89">
                <text:p>67.89</text:p>
              </table:table-cell>
              <table:table-cell office:value-type="float" office:value="97.4">
                <text:p>97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8.06">
                <text:p>68.06</text:p>
              </table:table-cell>
              <table:table-cell office:value-type="float" office:value="97.4">
                <text:p>97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8.23">
                <text:p>68.23</text:p>
              </table:table-cell>
              <table:table-cell office:value-type="float" office:value="97.4">
                <text:p>97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8.39">
                <text:p>68.39</text:p>
              </table:table-cell>
              <table:table-cell office:value-type="float" office:value="97.4">
                <text:p>97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8.56">
                <text:p>68.56</text:p>
              </table:table-cell>
              <table:table-cell office:value-type="float" office:value="97.4">
                <text:p>97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8.73">
                <text:p>68.73</text:p>
              </table:table-cell>
              <table:table-cell office:value-type="float" office:value="97.4">
                <text:p>97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8.89">
                <text:p>68.89</text:p>
              </table:table-cell>
              <table:table-cell office:value-type="float" office:value="97.4">
                <text:p>97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9.06">
                <text:p>69.06</text:p>
              </table:table-cell>
              <table:table-cell office:value-type="float" office:value="97.4">
                <text:p>97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9.23">
                <text:p>69.23</text:p>
              </table:table-cell>
              <table:table-cell office:value-type="float" office:value="97.4">
                <text:p>97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9.39">
                <text:p>69.39</text:p>
              </table:table-cell>
              <table:table-cell office:value-type="float" office:value="97.5">
                <text:p>97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9.56">
                <text:p>69.56</text:p>
              </table:table-cell>
              <table:table-cell office:value-type="float" office:value="97.5">
                <text:p>97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9.73">
                <text:p>69.73</text:p>
              </table:table-cell>
              <table:table-cell office:value-type="float" office:value="97.5">
                <text:p>97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9.89">
                <text:p>69.89</text:p>
              </table:table-cell>
              <table:table-cell office:value-type="float" office:value="97.5">
                <text:p>97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0.06">
                <text:p>70.06</text:p>
              </table:table-cell>
              <table:table-cell office:value-type="float" office:value="97.5">
                <text:p>97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0.23">
                <text:p>70.23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0.39">
                <text:p>70.39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0.56">
                <text:p>70.56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0.73">
                <text:p>70.73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0.89">
                <text:p>70.89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1.06">
                <text:p>71.06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1.23">
                <text:p>71.23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1.39">
                <text:p>71.39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1.56">
                <text:p>71.56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1.73">
                <text:p>71.73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1.89">
                <text:p>71.89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2.06">
                <text:p>72.06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2.23">
                <text:p>72.23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2.39">
                <text:p>72.39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2.56">
                <text:p>72.56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2.73">
                <text:p>72.73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2.89">
                <text:p>72.89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3.06">
                <text:p>73.06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3.23">
                <text:p>73.23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3.39">
                <text:p>73.39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3.56">
                <text:p>73.56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3.73">
                <text:p>73.73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3.89">
                <text:p>73.89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4.06">
                <text:p>74.06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4.23">
                <text:p>74.23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4.39">
                <text:p>74.39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4.56">
                <text:p>74.56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4.73">
                <text:p>74.73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4.9">
                <text:p>74.9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5.06">
                <text:p>75.06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5.23">
                <text:p>75.23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5.4">
                <text:p>75.4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5.56">
                <text:p>75.56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5.73">
                <text:p>75.73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5.9">
                <text:p>75.9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6.06">
                <text:p>76.06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6.23">
                <text:p>76.23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6.4">
                <text:p>76.4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6.56">
                <text:p>76.56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6.73">
                <text:p>76.73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6.9">
                <text:p>76.9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7.06">
                <text:p>77.06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7.23">
                <text:p>77.23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7.4">
                <text:p>77.4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7.56">
                <text:p>77.56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7.73">
                <text:p>77.73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7.9">
                <text:p>77.9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8.06">
                <text:p>78.06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8.23">
                <text:p>78.23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8.4">
                <text:p>78.4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8.56">
                <text:p>78.56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8.73">
                <text:p>78.73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8.9">
                <text:p>78.9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9.06">
                <text:p>79.06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9.23">
                <text:p>79.23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9.4">
                <text:p>79.4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9.56">
                <text:p>79.56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9.73">
                <text:p>79.73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79.9">
                <text:p>79.9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0.06">
                <text:p>80.06</text:p>
              </table:table-cell>
              <table:table-cell office:value-type="float" office:value="97.4">
                <text:p>97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0.23">
                <text:p>80.23</text:p>
              </table:table-cell>
              <table:table-cell office:value-type="float" office:value="97.4">
                <text:p>97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0.4">
                <text:p>80.4</text:p>
              </table:table-cell>
              <table:table-cell office:value-type="float" office:value="97.4">
                <text:p>97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0.56">
                <text:p>80.56</text:p>
              </table:table-cell>
              <table:table-cell office:value-type="float" office:value="97.4">
                <text:p>97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0.73">
                <text:p>80.73</text:p>
              </table:table-cell>
              <table:table-cell office:value-type="float" office:value="97.4">
                <text:p>97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0.9">
                <text:p>80.9</text:p>
              </table:table-cell>
              <table:table-cell office:value-type="float" office:value="97.4">
                <text:p>97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1.06">
                <text:p>81.06</text:p>
              </table:table-cell>
              <table:table-cell office:value-type="float" office:value="97.4">
                <text:p>97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1.23">
                <text:p>81.23</text:p>
              </table:table-cell>
              <table:table-cell office:value-type="float" office:value="97.4">
                <text:p>97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1.4">
                <text:p>81.4</text:p>
              </table:table-cell>
              <table:table-cell office:value-type="float" office:value="97.4">
                <text:p>97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1.56">
                <text:p>81.56</text:p>
              </table:table-cell>
              <table:table-cell office:value-type="float" office:value="97.4">
                <text:p>97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1.73">
                <text:p>81.73</text:p>
              </table:table-cell>
              <table:table-cell office:value-type="float" office:value="97.4">
                <text:p>97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1.9">
                <text:p>81.9</text:p>
              </table:table-cell>
              <table:table-cell office:value-type="float" office:value="97.4">
                <text:p>97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2.06">
                <text:p>82.06</text:p>
              </table:table-cell>
              <table:table-cell office:value-type="float" office:value="97.3">
                <text:p>97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2.23">
                <text:p>82.23</text:p>
              </table:table-cell>
              <table:table-cell office:value-type="float" office:value="97.4">
                <text:p>97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2.4">
                <text:p>82.4</text:p>
              </table:table-cell>
              <table:table-cell office:value-type="float" office:value="97.3">
                <text:p>97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2.56">
                <text:p>82.56</text:p>
              </table:table-cell>
              <table:table-cell office:value-type="float" office:value="97.3">
                <text:p>97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2.73">
                <text:p>82.73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2.9">
                <text:p>82.9</text:p>
              </table:table-cell>
              <table:table-cell office:value-type="float" office:value="97.3">
                <text:p>97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3.06">
                <text:p>83.06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3.23">
                <text:p>83.23</text:p>
              </table:table-cell>
              <table:table-cell office:value-type="float" office:value="97.3">
                <text:p>97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3.4">
                <text:p>83.4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3.57">
                <text:p>83.57</text:p>
              </table:table-cell>
              <table:table-cell office:value-type="float" office:value="97.3">
                <text:p>97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3.73">
                <text:p>83.73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3.9">
                <text:p>83.9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4.07">
                <text:p>84.07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4.23">
                <text:p>84.23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4.4">
                <text:p>84.4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4.57">
                <text:p>84.57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4.73">
                <text:p>84.73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4.9">
                <text:p>84.9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5.07">
                <text:p>85.07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5.23">
                <text:p>85.23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5.4">
                <text:p>85.4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5.57">
                <text:p>85.57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5.73">
                <text:p>85.73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5.9">
                <text:p>85.9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6.07">
                <text:p>86.07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6.23">
                <text:p>86.23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6.4">
                <text:p>86.4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6.57">
                <text:p>86.57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6.73">
                <text:p>86.73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6.9">
                <text:p>86.9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7.07">
                <text:p>87.07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7.23">
                <text:p>87.23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7.4">
                <text:p>87.4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7.57">
                <text:p>87.57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7.73">
                <text:p>87.73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7.9">
                <text:p>87.9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8.07">
                <text:p>88.07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8.23">
                <text:p>88.23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8.4">
                <text:p>88.4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8.57">
                <text:p>88.57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8.73">
                <text:p>88.73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8.9">
                <text:p>88.9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9.07">
                <text:p>89.07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9.24">
                <text:p>89.24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9.4">
                <text:p>89.4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9.57">
                <text:p>89.57</text:p>
              </table:table-cell>
              <table:table-cell office:value-type="float" office:value="97.3">
                <text:p>97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9.74">
                <text:p>89.74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89.9">
                <text:p>89.9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0.07">
                <text:p>90.07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0.24">
                <text:p>90.24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0.4">
                <text:p>90.4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0.57">
                <text:p>90.57</text:p>
              </table:table-cell>
              <table:table-cell office:value-type="float" office:value="97.3">
                <text:p>97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0.74">
                <text:p>90.74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0.9">
                <text:p>90.9</text:p>
              </table:table-cell>
              <table:table-cell office:value-type="float" office:value="97.3">
                <text:p>97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1.07">
                <text:p>91.07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1.24">
                <text:p>91.24</text:p>
              </table:table-cell>
              <table:table-cell office:value-type="float" office:value="97.3">
                <text:p>97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1.4">
                <text:p>91.4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1.57">
                <text:p>91.57</text:p>
              </table:table-cell>
              <table:table-cell office:value-type="float" office:value="97.3">
                <text:p>97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1.74">
                <text:p>91.74</text:p>
              </table:table-cell>
              <table:table-cell office:value-type="float" office:value="97.3">
                <text:p>97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1.9">
                <text:p>91.9</text:p>
              </table:table-cell>
              <table:table-cell office:value-type="float" office:value="97.4">
                <text:p>97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2.07">
                <text:p>92.07</text:p>
              </table:table-cell>
              <table:table-cell office:value-type="float" office:value="97.4">
                <text:p>97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2.24">
                <text:p>92.24</text:p>
              </table:table-cell>
              <table:table-cell office:value-type="float" office:value="97.4">
                <text:p>97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2.4">
                <text:p>92.4</text:p>
              </table:table-cell>
              <table:table-cell office:value-type="float" office:value="97.4">
                <text:p>97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2.57">
                <text:p>92.57</text:p>
              </table:table-cell>
              <table:table-cell office:value-type="float" office:value="97.4">
                <text:p>97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2.74">
                <text:p>92.74</text:p>
              </table:table-cell>
              <table:table-cell office:value-type="float" office:value="97.4">
                <text:p>97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2.9">
                <text:p>92.9</text:p>
              </table:table-cell>
              <table:table-cell office:value-type="float" office:value="97.4">
                <text:p>97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3.07">
                <text:p>93.07</text:p>
              </table:table-cell>
              <table:table-cell office:value-type="float" office:value="97.4">
                <text:p>97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3.24">
                <text:p>93.24</text:p>
              </table:table-cell>
              <table:table-cell office:value-type="float" office:value="97.4">
                <text:p>97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3.4">
                <text:p>93.4</text:p>
              </table:table-cell>
              <table:table-cell office:value-type="float" office:value="97.4">
                <text:p>97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3.57">
                <text:p>93.57</text:p>
              </table:table-cell>
              <table:table-cell office:value-type="float" office:value="97.4">
                <text:p>97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3.74">
                <text:p>93.74</text:p>
              </table:table-cell>
              <table:table-cell office:value-type="float" office:value="97.4">
                <text:p>97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3.91">
                <text:p>93.91</text:p>
              </table:table-cell>
              <table:table-cell office:value-type="float" office:value="97.5">
                <text:p>97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4.07">
                <text:p>94.07</text:p>
              </table:table-cell>
              <table:table-cell office:value-type="float" office:value="97.4">
                <text:p>97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4.24">
                <text:p>94.24</text:p>
              </table:table-cell>
              <table:table-cell office:value-type="float" office:value="97.5">
                <text:p>97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4.41">
                <text:p>94.41</text:p>
              </table:table-cell>
              <table:table-cell office:value-type="float" office:value="97.5">
                <text:p>97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4.57">
                <text:p>94.57</text:p>
              </table:table-cell>
              <table:table-cell office:value-type="float" office:value="97.5">
                <text:p>97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4.74">
                <text:p>94.74</text:p>
              </table:table-cell>
              <table:table-cell office:value-type="float" office:value="97.5">
                <text:p>97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4.91">
                <text:p>94.91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5.07">
                <text:p>95.07</text:p>
              </table:table-cell>
              <table:table-cell office:value-type="float" office:value="97.5">
                <text:p>97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5.24">
                <text:p>95.24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5.41">
                <text:p>95.41</text:p>
              </table:table-cell>
              <table:table-cell office:value-type="float" office:value="97.4">
                <text:p>97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5.57">
                <text:p>95.57</text:p>
              </table:table-cell>
              <table:table-cell office:value-type="float" office:value="97.5">
                <text:p>97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5.74">
                <text:p>95.74</text:p>
              </table:table-cell>
              <table:table-cell office:value-type="float" office:value="97.4">
                <text:p>97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5.91">
                <text:p>95.91</text:p>
              </table:table-cell>
              <table:table-cell office:value-type="float" office:value="97.5">
                <text:p>97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6.07">
                <text:p>96.07</text:p>
              </table:table-cell>
              <table:table-cell office:value-type="float" office:value="97.5">
                <text:p>97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6.24">
                <text:p>96.24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6.41">
                <text:p>96.41</text:p>
              </table:table-cell>
              <table:table-cell office:value-type="float" office:value="97.5">
                <text:p>97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6.57">
                <text:p>96.57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6.74">
                <text:p>96.74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6.91">
                <text:p>96.91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7.07">
                <text:p>97.07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7.24">
                <text:p>97.24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7.41">
                <text:p>97.41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7.58">
                <text:p>97.58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7.74">
                <text:p>97.74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7.91">
                <text:p>97.91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8.08">
                <text:p>98.08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8.24">
                <text:p>98.24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8.41">
                <text:p>98.41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8.58">
                <text:p>98.58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8.74">
                <text:p>98.74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8.91">
                <text:p>98.91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9.08">
                <text:p>99.08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9.24">
                <text:p>99.24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9.41">
                <text:p>99.41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9.58">
                <text:p>99.58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9.74">
                <text:p>99.74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9.91">
                <text:p>99.91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0.08">
                <text:p>100.08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0.24">
                <text:p>100.24</text:p>
              </table:table-cell>
              <table:table-cell office:value-type="float" office:value="97.8">
                <text:p>97.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0.41">
                <text:p>100.41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0.58">
                <text:p>100.58</text:p>
              </table:table-cell>
              <table:table-cell office:value-type="float" office:value="97.8">
                <text:p>97.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0.74">
                <text:p>100.74</text:p>
              </table:table-cell>
              <table:table-cell office:value-type="float" office:value="97.8">
                <text:p>97.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0.91">
                <text:p>100.91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1.08">
                <text:p>101.08</text:p>
              </table:table-cell>
              <table:table-cell office:value-type="float" office:value="97.8">
                <text:p>97.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1.24">
                <text:p>101.24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1.41">
                <text:p>101.41</text:p>
              </table:table-cell>
              <table:table-cell office:value-type="float" office:value="97.8">
                <text:p>97.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1.58">
                <text:p>101.58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1.74">
                <text:p>101.74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1.91">
                <text:p>101.91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2.08">
                <text:p>102.08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2.24">
                <text:p>102.24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2.41">
                <text:p>102.41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2.58">
                <text:p>102.58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2.74">
                <text:p>102.74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2.91">
                <text:p>102.91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3.08">
                <text:p>103.08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3.24">
                <text:p>103.24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3.41">
                <text:p>103.41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3.58">
                <text:p>103.58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3.74">
                <text:p>103.74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3.91">
                <text:p>103.91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4.08">
                <text:p>104.08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4.24">
                <text:p>104.24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4.41">
                <text:p>104.41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4.58">
                <text:p>104.58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4.75">
                <text:p>104.75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4.91">
                <text:p>104.91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5.08">
                <text:p>105.08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5.25">
                <text:p>105.25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5.41">
                <text:p>105.41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5.58">
                <text:p>105.58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5.75">
                <text:p>105.75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5.91">
                <text:p>105.91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6.08">
                <text:p>106.08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6.25">
                <text:p>106.25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6.41">
                <text:p>106.41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6.58">
                <text:p>106.58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6.75">
                <text:p>106.75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6.91">
                <text:p>106.91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7.08">
                <text:p>107.08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7.25">
                <text:p>107.25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7.41">
                <text:p>107.41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7.58">
                <text:p>107.58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7.75">
                <text:p>107.75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7.91">
                <text:p>107.91</text:p>
              </table:table-cell>
              <table:table-cell office:value-type="float" office:value="98.1">
                <text:p>98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8.08">
                <text:p>108.08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8.25">
                <text:p>108.25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8.41">
                <text:p>108.41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8.58">
                <text:p>108.58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8.75">
                <text:p>108.75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8.91">
                <text:p>108.91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9.08">
                <text:p>109.08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9.25">
                <text:p>109.25</text:p>
              </table:table-cell>
              <table:table-cell office:value-type="float" office:value="98.1">
                <text:p>98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9.41">
                <text:p>109.41</text:p>
              </table:table-cell>
              <table:table-cell office:value-type="float" office:value="98.1">
                <text:p>98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9.58">
                <text:p>109.58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9.75">
                <text:p>109.75</text:p>
              </table:table-cell>
              <table:table-cell office:value-type="float" office:value="98.1">
                <text:p>98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9.91">
                <text:p>109.91</text:p>
              </table:table-cell>
              <table:table-cell office:value-type="float" office:value="98.1">
                <text:p>98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0.08">
                <text:p>110.08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0.25">
                <text:p>110.25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0.41">
                <text:p>110.41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0.58">
                <text:p>110.58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0.75">
                <text:p>110.75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0.91">
                <text:p>110.91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1.08">
                <text:p>111.08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1.25">
                <text:p>111.25</text:p>
              </table:table-cell>
              <table:table-cell office:value-type="float" office:value="97.8">
                <text:p>97.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1.41">
                <text:p>111.41</text:p>
              </table:table-cell>
              <table:table-cell office:value-type="float" office:value="97.8">
                <text:p>97.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1.58">
                <text:p>111.58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1.75">
                <text:p>111.75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1.91">
                <text:p>111.91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2.08">
                <text:p>112.08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2.25">
                <text:p>112.25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2.41">
                <text:p>112.41</text:p>
              </table:table-cell>
              <table:table-cell office:value-type="float" office:value="97.5">
                <text:p>97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2.58">
                <text:p>112.58</text:p>
              </table:table-cell>
              <table:table-cell office:value-type="float" office:value="97.5">
                <text:p>97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2.75">
                <text:p>112.75</text:p>
              </table:table-cell>
              <table:table-cell office:value-type="float" office:value="97.4">
                <text:p>97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2.91">
                <text:p>112.91</text:p>
              </table:table-cell>
              <table:table-cell office:value-type="float" office:value="97.4">
                <text:p>97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3.08">
                <text:p>113.08</text:p>
              </table:table-cell>
              <table:table-cell office:value-type="float" office:value="97.4">
                <text:p>97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3.25">
                <text:p>113.25</text:p>
              </table:table-cell>
              <table:table-cell office:value-type="float" office:value="97.3">
                <text:p>97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3.41">
                <text:p>113.41</text:p>
              </table:table-cell>
              <table:table-cell office:value-type="float" office:value="97.3">
                <text:p>97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3.58">
                <text:p>113.58</text:p>
              </table:table-cell>
              <table:table-cell office:value-type="float" office:value="97.3">
                <text:p>97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3.75">
                <text:p>113.75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3.91">
                <text:p>113.91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4.08">
                <text:p>114.08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4.25">
                <text:p>114.25</text:p>
              </table:table-cell>
              <table:table-cell office:value-type="float" office:value="97.1">
                <text:p>97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4.41">
                <text:p>114.41</text:p>
              </table:table-cell>
              <table:table-cell office:value-type="float" office:value="97.1">
                <text:p>97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4.58">
                <text:p>114.58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4.75">
                <text:p>114.75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4.92">
                <text:p>114.92</text:p>
              </table:table-cell>
              <table:table-cell office:value-type="float" office:value="96.9">
                <text:p>96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5.08">
                <text:p>115.08</text:p>
              </table:table-cell>
              <table:table-cell office:value-type="float" office:value="96.9">
                <text:p>96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5.25">
                <text:p>115.25</text:p>
              </table:table-cell>
              <table:table-cell office:value-type="float" office:value="96.9">
                <text:p>96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5.42">
                <text:p>115.42</text:p>
              </table:table-cell>
              <table:table-cell office:value-type="float" office:value="96.9">
                <text:p>96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5.58">
                <text:p>115.58</text:p>
              </table:table-cell>
              <table:table-cell office:value-type="float" office:value="96.8">
                <text:p>96.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5.75">
                <text:p>115.75</text:p>
              </table:table-cell>
              <table:table-cell office:value-type="float" office:value="96.7">
                <text:p>96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5.92">
                <text:p>115.92</text:p>
              </table:table-cell>
              <table:table-cell office:value-type="float" office:value="96.8">
                <text:p>96.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6.08">
                <text:p>116.08</text:p>
              </table:table-cell>
              <table:table-cell office:value-type="float" office:value="96.7">
                <text:p>96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6.25">
                <text:p>116.25</text:p>
              </table:table-cell>
              <table:table-cell office:value-type="float" office:value="96.7">
                <text:p>96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6.42">
                <text:p>116.42</text:p>
              </table:table-cell>
              <table:table-cell office:value-type="float" office:value="96.7">
                <text:p>96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6.58">
                <text:p>116.58</text:p>
              </table:table-cell>
              <table:table-cell office:value-type="float" office:value="96.7">
                <text:p>96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6.75">
                <text:p>116.75</text:p>
              </table:table-cell>
              <table:table-cell office:value-type="float" office:value="96.7">
                <text:p>96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6.92">
                <text:p>116.92</text:p>
              </table:table-cell>
              <table:table-cell office:value-type="float" office:value="96.6">
                <text:p>96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7.08">
                <text:p>117.08</text:p>
              </table:table-cell>
              <table:table-cell office:value-type="float" office:value="96.6">
                <text:p>96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7.25">
                <text:p>117.25</text:p>
              </table:table-cell>
              <table:table-cell office:value-type="float" office:value="96.5">
                <text:p>96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7.42">
                <text:p>117.42</text:p>
              </table:table-cell>
              <table:table-cell office:value-type="float" office:value="96.6">
                <text:p>96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7.58">
                <text:p>117.58</text:p>
              </table:table-cell>
              <table:table-cell office:value-type="float" office:value="96.5">
                <text:p>96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7.75">
                <text:p>117.75</text:p>
              </table:table-cell>
              <table:table-cell office:value-type="float" office:value="96.6">
                <text:p>96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7.92">
                <text:p>117.92</text:p>
              </table:table-cell>
              <table:table-cell office:value-type="float" office:value="96.5">
                <text:p>96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8.08">
                <text:p>118.08</text:p>
              </table:table-cell>
              <table:table-cell office:value-type="float" office:value="96.6">
                <text:p>96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8.25">
                <text:p>118.25</text:p>
              </table:table-cell>
              <table:table-cell office:value-type="float" office:value="96.5">
                <text:p>96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8.42">
                <text:p>118.42</text:p>
              </table:table-cell>
              <table:table-cell office:value-type="float" office:value="96.5">
                <text:p>96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8.58">
                <text:p>118.58</text:p>
              </table:table-cell>
              <table:table-cell office:value-type="float" office:value="96.5">
                <text:p>96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8.75">
                <text:p>118.75</text:p>
              </table:table-cell>
              <table:table-cell office:value-type="float" office:value="96.5">
                <text:p>96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8.92">
                <text:p>118.92</text:p>
              </table:table-cell>
              <table:table-cell office:value-type="float" office:value="96.4">
                <text:p>96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9.08">
                <text:p>119.08</text:p>
              </table:table-cell>
              <table:table-cell office:value-type="float" office:value="96.3">
                <text:p>96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9.25">
                <text:p>119.25</text:p>
              </table:table-cell>
              <table:table-cell office:value-type="float" office:value="96.3">
                <text:p>96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9.42">
                <text:p>119.42</text:p>
              </table:table-cell>
              <table:table-cell office:value-type="float" office:value="96.3">
                <text:p>96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9.58">
                <text:p>119.58</text:p>
              </table:table-cell>
              <table:table-cell office:value-type="float" office:value="96.3">
                <text:p>96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9.75">
                <text:p>119.75</text:p>
              </table:table-cell>
              <table:table-cell office:value-type="float" office:value="96.2">
                <text:p>96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9.92">
                <text:p>119.92</text:p>
              </table:table-cell>
              <table:table-cell office:value-type="float" office:value="96.2">
                <text:p>96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0.08">
                <text:p>120.08</text:p>
              </table:table-cell>
              <table:table-cell office:value-type="float" office:value="96.2">
                <text:p>96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0.25">
                <text:p>120.25</text:p>
              </table:table-cell>
              <table:table-cell office:value-type="float" office:value="96.1">
                <text:p>96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0.42">
                <text:p>120.42</text:p>
              </table:table-cell>
              <table:table-cell office:value-type="float" office:value="96.1">
                <text:p>96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0.58">
                <text:p>120.58</text:p>
              </table:table-cell>
              <table:table-cell office:value-type="float" office:value="96.1">
                <text:p>96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0.75">
                <text:p>120.75</text:p>
              </table:table-cell>
              <table:table-cell office:value-type="float" office:value="96.1">
                <text:p>96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0.92">
                <text:p>120.92</text:p>
              </table:table-cell>
              <table:table-cell office:value-type="float" office:value="96.3">
                <text:p>96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1.08">
                <text:p>121.08</text:p>
              </table:table-cell>
              <table:table-cell office:value-type="float" office:value="96.3">
                <text:p>96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1.25">
                <text:p>121.25</text:p>
              </table:table-cell>
              <table:table-cell office:value-type="float" office:value="96.5">
                <text:p>96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1.42">
                <text:p>121.42</text:p>
              </table:table-cell>
              <table:table-cell office:value-type="float" office:value="96.5">
                <text:p>96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1.58">
                <text:p>121.58</text:p>
              </table:table-cell>
              <table:table-cell office:value-type="float" office:value="96.7">
                <text:p>96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1.75">
                <text:p>121.75</text:p>
              </table:table-cell>
              <table:table-cell office:value-type="float" office:value="96.8">
                <text:p>96.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1.92">
                <text:p>121.92</text:p>
              </table:table-cell>
              <table:table-cell office:value-type="float" office:value="96.9">
                <text:p>96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2.09">
                <text:p>122.09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2.25">
                <text:p>122.25</text:p>
              </table:table-cell>
              <table:table-cell office:value-type="float" office:value="97.1">
                <text:p>97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2.42">
                <text:p>122.42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2.59">
                <text:p>122.59</text:p>
              </table:table-cell>
              <table:table-cell office:value-type="float" office:value="97.3">
                <text:p>97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2.75">
                <text:p>122.75</text:p>
              </table:table-cell>
              <table:table-cell office:value-type="float" office:value="97.4">
                <text:p>97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2.92">
                <text:p>122.92</text:p>
              </table:table-cell>
              <table:table-cell office:value-type="float" office:value="97.5">
                <text:p>97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3.09">
                <text:p>123.09</text:p>
              </table:table-cell>
              <table:table-cell office:value-type="float" office:value="97.5">
                <text:p>97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3.25">
                <text:p>123.25</text:p>
              </table:table-cell>
              <table:table-cell office:value-type="float" office:value="97.6">
                <text:p>97.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3.42">
                <text:p>123.42</text:p>
              </table:table-cell>
              <table:table-cell office:value-type="float" office:value="97.7">
                <text:p>97.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3.59">
                <text:p>123.59</text:p>
              </table:table-cell>
              <table:table-cell office:value-type="float" office:value="97.8">
                <text:p>97.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3.75">
                <text:p>123.75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3.92">
                <text:p>123.92</text:p>
              </table:table-cell>
              <table:table-cell office:value-type="float" office:value="97.9">
                <text:p>97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4.09">
                <text:p>124.09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4.25">
                <text:p>124.25</text:p>
              </table:table-cell>
              <table:table-cell office:value-type="float" office:value="98.1">
                <text:p>98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4.42">
                <text:p>124.42</text:p>
              </table:table-cell>
              <table:table-cell office:value-type="float" office:value="98.1">
                <text:p>98.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4.59">
                <text:p>124.59</text:p>
              </table:table-cell>
              <table:table-cell office:value-type="float" office:value="98.2">
                <text:p>98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4.75">
                <text:p>124.75</text:p>
              </table:table-cell>
              <table:table-cell office:value-type="float" office:value="98.3">
                <text:p>98.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4.92">
                <text:p>124.92</text:p>
              </table:table-cell>
              <table:table-cell office:value-type="float" office:value="98.4">
                <text:p>98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5.09">
                <text:p>125.09</text:p>
              </table:table-cell>
              <table:table-cell office:value-type="float" office:value="98.5">
                <text:p>98.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5.25">
                <text:p>125.25</text:p>
              </table:table-cell>
              <table:table-cell office:value-type="float" office:value="98.4">
                <text:p>98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5.42">
                <text:p>125.42</text:p>
              </table:table-cell>
              <table:table-cell office:value-type="float" office:value="98.4">
                <text:p>98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5.59">
                <text:p>125.59</text:p>
              </table:table-cell>
              <table:table-cell office:value-type="float" office:value="98.4">
                <text:p>98.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25.75">
                <text:p>125.75</text:p>
              </table:table-cell>
              <table:table-cell office:value-type="float" office:value="98.5">
                <text:p>98.5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